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Arial Unicode MS" style:font-family-generic="system" style:font-pitch="variable"/>
    <style:font-face style:name="FZSongTi" svg:font-family="FZSongTi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reqcell" style:family="table-cell" style:parent-style-name="Default">
      <style:table-cell-properties fo:background-color="#ffffcc" fo:border="0.0008in solid #000000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s3val1" table:condition="of:cell-content-is-in-list(&quot;Date&quot;;&quot;Free Form Text&quot;;&quot;List of Values&quot;)" table:allow-empty-cell="true" table:display-list="unsorted" table:base-cell-address="'UDAs'.D1048576">
          <table:error-message table:message-type="stop" table:display="true"/>
        </table:content-validation>
        <table:content-validation table:name="s3val2" table:condition="of:cell-content-is-in-list(&quot;Item&quot;)" table:allow-empty-cell="true" table:display-list="unsorted" table:base-cell-address="'UDAs'.1048576">
          <table:error-message table:message-type="stop" table:display="true"/>
        </table:content-validation>
        <table:content-validation table:name="s3val3" table:condition="of:cell-content-is-in-list(&quot;No&quot;;&quot;Yes&quot;)" table:allow-empty-cell="true" table:display-list="unsorted" table:base-cell-address="'UDAs'.G1048576">
          <table:error-message table:message-type="stop" table:display="true"/>
        </table:content-validation>
        <table:content-validation table:name="s3val4" table:condition="of:cell-content-is-in-list(&quot;Create&quot;;&quot;Delete&quot;;&quot;Update&quot;)" table:allow-empty-cell="true" table:display-list="unsorted" table:base-cell-address="'UDAs'.A1048576">
          <table:error-message table:message-type="stop" table:display="true"/>
        </table:content-validation>
        <table:content-validation table:name="s3val5" table:condition="of:cell-content-is-in-list(&quot;Alphanumeric&quot;;&quot;Date&quot;;&quot;Number&quot;)" table:allow-empty-cell="true" table:display-list="unsorted" table:base-cell-address="'UDAs'.E1048576">
          <table:error-message table:message-type="stop" table:display="true"/>
        </table:content-validation>
        <table:content-validation table:name="s4val1" table:condition="of:cell-content-is-in-list(&quot;Create&quot;;&quot;Delete&quot;;&quot;Update&quot;)" table:allow-empty-cell="true" table:display-list="unsorted" table:base-cell-address="'UDA_Translations'.A1048576">
          <table:error-message table:message-type="stop" table:display="true"/>
        </table:content-validation>
        <table:content-validation table:name="s4val2" table:condition="of:cell-content-is-in-list(&quot;Arabic&quot;;&quot;Canadian French&quot;;&quot;Chinese-Simplified&quot;;&quot;Chinese-Traditional&quot;;&quot;Croatian&quot;;&quot;Czech&quot;;&quot;Danish&quot;;&quot;Dutch&quot;;&quot;English&quot;;&quot;Finnish&quot;;&quot;French&quot;;&quot;German&quot;;&quot;Greek&quot;;&quot;Hebrew&quot;;&quot;Hungarian&quot;;&quot;Italian&quot;;&quot;Japanese&quot;;&quot;Korean&quot;;&quot;Latin American Spanish&quot;;&quot;Lithuanian&quot;;&quot;Norwegian&quot;;&quot;Polish&quot;;&quot;Portuguese&quot;;&quot;Portuguese-Brazil&quot;;&quot;Romanian&quot;;&quot;Russian&quot;;&quot;Slovak&quot;;&quot;Slovenian&quot;;&quot;Spanish&quot;;&quot;Swedish&quot;;&quot;Thai&quot;;&quot;Turkish&quot;)" table:allow-empty-cell="true" table:display-list="unsorted" table:base-cell-address="'UDA_Translations'.B1048576">
          <table:error-message table:message-type="stop" table:display="true"/>
        </table:content-validation>
        <table:content-validation table:name="s1val1" table:condition="of:cell-content-is-in-list(&quot;Create&quot;;&quot;Delete&quot;;&quot;Update&quot;)" table:allow-empty-cell="true" table:display-list="unsorted" table:base-cell-address="'UDA_Values'.A1048576">
          <table:error-message table:message-type="stop" table:display="true"/>
        </table:content-validation>
        <table:content-validation table:name="s2val1" table:condition="of:cell-content-is-in-list(&quot;Create&quot;;&quot;Delete&quot;;&quot;Update&quot;)" table:allow-empty-cell="true" table:display-list="unsorted" table:base-cell-address="'UDA_Value_Translations'.A1048576">
          <table:error-message table:message-type="stop" table:display="true"/>
        </table:content-validation>
        <table:content-validation table:name="s2val2" table:condition="of:cell-content-is-in-list(&quot;Arabic&quot;;&quot;Canadian French&quot;;&quot;Chinese-Simplified&quot;;&quot;Chinese-Traditional&quot;;&quot;Croatian&quot;;&quot;Czech&quot;;&quot;Danish&quot;;&quot;Dutch&quot;;&quot;English&quot;;&quot;Finnish&quot;;&quot;French&quot;;&quot;German&quot;;&quot;Greek&quot;;&quot;Hebrew&quot;;&quot;Hungarian&quot;;&quot;Italian&quot;;&quot;Japanese&quot;;&quot;Korean&quot;;&quot;Latin American Spanish&quot;;&quot;Lithuanian&quot;;&quot;Norwegian&quot;;&quot;Polish&quot;;&quot;Portuguese&quot;;&quot;Portuguese-Brazil&quot;;&quot;Romanian&quot;;&quot;Russian&quot;;&quot;Slovak&quot;;&quot;Slovenian&quot;;&quot;Spanish&quot;;&quot;Swedish&quot;;&quot;Thai&quot;;&quot;Turkish&quot;)" table:allow-empty-cell="true" table:display-list="unsorted" table:base-cell-address="'UDA_Value_Translations'.B1048576">
          <table:error-message table:message-type="stop" table:display="true"/>
        </table:content-validation>
        <table:content-validation table:name="s5val1" table:condition="of:cell-content-is-in-list(&quot;Create&quot;;&quot;Delete&quot;;&quot;Update&quot;)" table:allow-empty-cell="true" table:display-list="unsorted" table:base-cell-address="'UDA_Defaults'.A1048576">
          <table:error-message table:message-type="stop" table:display="true"/>
        </table:content-validation>
        <table:content-validation table:name="s5val2" table:condition="of:cell-content-is-in-list(&quot;No&quot;;&quot;Yes&quot;)" table:allow-empty-cell="true" table:display-list="unsorted" table:base-cell-address="'UDA_Defaults'.H1048576">
          <table:error-message table:message-type="stop" table:display="true"/>
        </table:content-validation>
      </table:content-validations>
      <table:table table:name="UDA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  <table:table-cell table:style-name="ce1" office:value-type="string">
            <text:p>Display Typ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Data Length</text:p>
          </table:table-cell>
          <table:table-cell table:style-name="ce1" office:value-type="string">
            <text:p>Single Value?</text:p>
          </table:table-cell>
          <table:table-cell table:style-name="ce1" office:value-type="string">
            <text:p>Filter Org ID</text:p>
          </table:table-cell>
          <table:table-cell table:style-name="ce1" office:value-type="string">
            <text:p>Filter Merch ID</text:p>
          </table:table-cell>
          <table:table-cell table:style-name="ce1" office:value-type="string">
            <text:p>Filter Merch ID Class</text:p>
          </table:table-cell>
          <table:table-cell table:style-name="ce1" office:value-type="string">
            <text:p>Filter Merch ID Subclass</text:p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55</text:p>
          </table:table-cell>
          <table:table-cell office:value-type="string">
            <text:p>JE Early Replen Style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>200</text:p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Rang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Delivery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Process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59</text:p>
          </table:table-cell>
          <table:table-cell office:value-type="string">
            <text:p>Supplier Post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0</text:p>
          </table:table-cell>
          <table:table-cell office:value-type="string">
            <text:p>Advertised Date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>200</text:p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Swingtag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Sustainability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3</text:p>
          </table:table-cell>
          <table:table-cell office:value-type="string">
            <text:p>Wargood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4</text:p>
          </table:table-cell>
          <table:table-cell office:value-type="string">
            <text:p>End Us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Store Grad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6</text:p>
          </table:table-cell>
          <table:table-cell office:value-type="string">
            <text:p>Store Spac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7</text:p>
          </table:table-cell>
          <table:table-cell office:value-type="string">
            <text:p>Price Band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8</text:p>
          </table:table-cell>
          <table:table-cell office:value-type="string">
            <text:p>Lifestyl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Trendlin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Colour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Colour Group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Colour Shad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Secondary Colour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Sha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5</text:p>
          </table:table-cell>
          <table:table-cell office:value-type="string">
            <text:p>Post Pick Logic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Story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Fabric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Fabric Content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Pattern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Brand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1</text:p>
          </table:table-cell>
          <table:table-cell office:value-type="string">
            <text:p>Volumetric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Web Brand Sub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3</text:p>
          </table:table-cell>
          <table:table-cell office:value-type="string">
            <text:p>In House Design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4</text:p>
          </table:table-cell>
          <table:table-cell office:value-type="string">
            <text:p>Direct Indent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Price Level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6</text:p>
          </table:table-cell>
          <table:table-cell office:value-type="string">
            <text:p>Gender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Finish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8</text:p>
          </table:table-cell>
          <table:table-cell office:value-type="string">
            <text:p>ROS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5389</text:p>
          </table:table-cell>
          <table:table-cell office:value-type="string">
            <text:p>WOO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0020</text:p>
          </table:table-cell>
          <table:table-cell office:value-type="string">
            <text:p>Licensor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0021</text:p>
          </table:table-cell>
          <table:table-cell office:value-type="string">
            <text:p>Property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0022</text:p>
          </table:table-cell>
          <table:table-cell office:value-type="string">
            <text:p>Character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Product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Gender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Age Rang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Primary Disciplin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Supplier's Season Cod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Main Material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Special Order Item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Pre-Orderable Item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Collection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300</text:p>
          </table:table-cell>
          <table:table-cell office:value-type="string">
            <text:p>Wheel Profil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400</text:p>
          </table:table-cell>
          <table:table-cell office:value-type="string">
            <text:p>Bulky Item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Product Features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Nutrition &amp; Supplement Features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700</text:p>
          </table:table-cell>
          <table:table-cell office:value-type="string">
            <text:p>Width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800</text:p>
          </table:table-cell>
          <table:table-cell office:value-type="string">
            <text:p>Length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2900</text:p>
          </table:table-cell>
          <table:table-cell office:value-type="string">
            <text:p>Milestone parkrun Item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000</text:p>
          </table:table-cell>
          <table:table-cell office:value-type="string">
            <text:p>Is First Milestone Free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Secondary Disciplin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200</text:p>
          </table:table-cell>
          <table:table-cell office:value-type="string">
            <text:p>High Vis/Reflective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300</text:p>
          </table:table-cell>
          <table:table-cell office:value-type="string">
            <text:p>Price Band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400</text:p>
          </table:table-cell>
          <table:table-cell office:value-type="string">
            <text:p>Heel-Toe Drop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500</text:p>
          </table:table-cell>
          <table:table-cell office:value-type="string">
            <text:p>Ris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600</text:p>
          </table:table-cell>
          <table:table-cell office:value-type="string">
            <text:p>Sold Secure Rating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700</text:p>
          </table:table-cell>
          <table:table-cell office:value-type="string">
            <text:p>Fit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800</text:p>
          </table:table-cell>
          <table:table-cell office:value-type="string">
            <text:p>Spare Parts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Swimwear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Trainer Features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Lens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200</text:p>
          </table:table-cell>
          <table:table-cell office:value-type="string">
            <text:p>Product Weight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Processing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Age Restricted (Over 16)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Brand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100</text:p>
          </table:table-cell>
          <table:table-cell office:value-type="string">
            <text:p>RRP UK Zone GBP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200</text:p>
          </table:table-cell>
          <table:table-cell office:value-type="string">
            <text:p>RRP German Zone EUR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300</text:p>
          </table:table-cell>
          <table:table-cell office:value-type="string">
            <text:p>RRP Spanish Zone EUR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400</text:p>
          </table:table-cell>
          <table:table-cell office:value-type="string">
            <text:p>RRP Swedish Zone SEK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500</text:p>
          </table:table-cell>
          <table:table-cell office:value-type="string">
            <text:p>RRP French Zone EUR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600</text:p>
          </table:table-cell>
          <table:table-cell office:value-type="string">
            <text:p>RRP Australian Zone AUD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700</text:p>
          </table:table-cell>
          <table:table-cell office:value-type="string">
            <text:p>RRP Japanese Zone JPY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800</text:p>
          </table:table-cell>
          <table:table-cell office:value-type="string">
            <text:p>RRP USA Zone USD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2900</text:p>
          </table:table-cell>
          <table:table-cell office:value-type="string">
            <text:p>RRP ROW Zone GBP</text:p>
          </table:table-cell>
          <table:table-cell table:content-validation-name="s3val1" office:value-type="string">
            <text:p>Free Form Text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Painkiller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Inbound Process Relief (IPR)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700</text:p>
          </table:table-cell>
          <table:table-cell office:value-type="string">
            <text:p>Launch Date</text:p>
          </table:table-cell>
          <table:table-cell table:content-validation-name="s3val1" office:value-type="string">
            <text:p>Date</text:p>
          </table:table-cell>
          <table:table-cell table:content-validation-name="s3val5" office:value-type="string">
            <text:p>Date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800</text:p>
          </table:table-cell>
          <table:table-cell office:value-type="string">
            <text:p>Warranty Period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4900</text:p>
          </table:table-cell>
          <table:table-cell office:value-type="string">
            <text:p>Capacity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Designed For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Speed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Component/Accessory Typ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Commodity Cod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Fitness Shoe Style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500</text:p>
          </table:table-cell>
          <table:table-cell office:value-type="string">
            <text:p>Cleat Fitting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600</text:p>
          </table:table-cell>
          <table:table-cell office:value-type="string">
            <text:p>Position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IFC Option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MRP Barcode Required?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40010</text:p>
          </table:table-cell>
          <table:table-cell office:value-type="string">
            <text:p>Certification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Stock Migration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Website Ranging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table:content-validation-name="s3val4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Distribution</text:p>
          </table:table-cell>
          <table:table-cell table:content-validation-name="s3val1" office:value-type="string">
            <text:p>List of Values</text:p>
          </table:table-cell>
          <table:table-cell table:content-validation-name="s3val5" office:value-type="string">
            <text:p>Alphanumeric</text:p>
          </table:table-cell>
          <table:table-cell office:value-type="string">
            <text:p/>
          </table:table-cell>
          <table:table-cell table:content-validation-name="s3val3"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 table:number-rows-repeated="9903">
          <table:table-cell table:content-validation-name="s3val4"/>
          <table:table-cell/>
          <table:table-cell/>
          <table:table-cell table:content-validation-name="s3val1"/>
          <table:table-cell table:content-validation-name="s3val5"/>
          <table:table-cell/>
          <table:table-cell table:content-validation-name="s3val3"/>
          <table:table-cell/>
          <table:table-cell/>
          <table:table-cell/>
          <table:table-cell/>
        </table:table-row>
        <table:table-row table:style-name="ro1">
          <table:table-cell table:content-validation-name="s3val4"/>
          <table:table-cell/>
          <table:table-cell/>
          <table:table-cell table:content-validation-name="s3val1"/>
          <table:table-cell table:content-validation-name="s3val5"/>
          <table:table-cell/>
          <table:table-cell table:content-validation-name="s3val3"/>
          <table:table-cell/>
          <table:table-cell/>
          <table:table-cell/>
          <table:table-cell/>
        </table:table-row>
      </table:table>
      <table:table table:name="UDA_Translation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Description</text:p>
          </table:table-cell>
        </table:table-row>
        <table:table-row table:style-name="ro1" table:number-rows-repeated="10000">
          <table:table-cell table:content-validation-name="s4val1"/>
          <table:table-cell table:content-validation-name="s4val2"/>
          <table:table-cell/>
          <table:table-cell/>
        </table:table-row>
        <table:table-row table:style-name="ro1">
          <table:table-cell table:content-validation-name="s4val1"/>
          <table:table-cell table:content-validation-name="s4val2"/>
          <table:table-cell/>
          <table:table-cell/>
        </table:table-row>
      </table:table>
      <table:table table:name="UDA_Value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7</text:p>
          </table:table-cell>
          <table:table-cell office:value-type="string">
            <text:p>Snuggle Ti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8</text:p>
          </table:table-cell>
          <table:table-cell office:value-type="string">
            <text:p>Time and Ag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9</text:p>
          </table:table-cell>
          <table:table-cell office:value-type="string">
            <text:p>Time and Again G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20</text:p>
          </table:table-cell>
          <table:table-cell office:value-type="string">
            <text:p>Yeah Bab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1</text:p>
          </table:table-cell>
          <table:table-cell office:value-type="string">
            <text:p>86001</text:p>
          </table:table-cell>
          <table:table-cell office:value-type="string">
            <text:p>Non Volumet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1</text:p>
          </table:table-cell>
          <table:table-cell office:value-type="string">
            <text:p>86002</text:p>
          </table:table-cell>
          <table:table-cell office:value-type="string">
            <text:p>Volumet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1</text:p>
          </table:table-cell>
          <table:table-cell office:value-type="string">
            <text:p>Baby Bed and Ba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2</text:p>
          </table:table-cell>
          <table:table-cell office:value-type="string">
            <text:p>Baby Bedro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3</text:p>
          </table:table-cell>
          <table:table-cell office:value-type="string">
            <text:p>Baby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4</text:p>
          </table:table-cell>
          <table:table-cell office:value-type="string">
            <text:p>Baby Gif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5</text:p>
          </table:table-cell>
          <table:table-cell office:value-type="string">
            <text:p>Baby Essentials and P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6</text:p>
          </table:table-cell>
          <table:table-cell office:value-type="string">
            <text:p>Bake 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7</text:p>
          </table:table-cell>
          <table:table-cell office:value-type="string">
            <text:p>B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8</text:p>
          </table:table-cell>
          <table:table-cell office:value-type="string">
            <text:p>Bar and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09</text:p>
          </table:table-cell>
          <table:table-cell office:value-type="string">
            <text:p>Base Sets and Mattress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0</text:p>
          </table:table-cell>
          <table:table-cell office:value-type="string">
            <text:p>Bath and Bo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1</text:p>
          </table:table-cell>
          <table:table-cell office:value-type="string">
            <text:p>Bath Mats and S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2</text:p>
          </table:table-cell>
          <table:table-cell office:value-type="string">
            <text:p>Bath Rob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3</text:p>
          </table:table-cell>
          <table:table-cell office:value-type="string">
            <text:p>Bathroom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4</text:p>
          </table:table-cell>
          <table:table-cell office:value-type="string">
            <text:p>Bathroom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5</text:p>
          </table:table-cell>
          <table:table-cell office:value-type="string">
            <text:p>Bedcov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6</text:p>
          </table:table-cell>
          <table:table-cell office:value-type="string">
            <text:p>Bedroom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7</text:p>
          </table:table-cell>
          <table:table-cell office:value-type="string">
            <text:p>Bedroom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8</text:p>
          </table:table-cell>
          <table:table-cell office:value-type="string">
            <text:p>Beds and Headboar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19</text:p>
          </table:table-cell>
          <table:table-cell office:value-type="string">
            <text:p>Blin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0</text:p>
          </table:table-cell>
          <table:table-cell office:value-type="string">
            <text:p>Candles and Candle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1</text:p>
          </table:table-cell>
          <table:table-cell office:value-type="string">
            <text:p>Chai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2</text:p>
          </table:table-cell>
          <table:table-cell office:value-type="string">
            <text:p>Chairs and Bench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3</text:p>
          </table:table-cell>
          <table:table-cell office:value-type="string">
            <text:p>Christmas Gif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4</text:p>
          </table:table-cell>
          <table:table-cell office:value-type="string">
            <text:p>Clea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5</text:p>
          </table:table-cell>
          <table:table-cell office:value-type="string">
            <text:p>Clo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6</text:p>
          </table:table-cell>
          <table:table-cell office:value-type="string">
            <text:p>Coffee and Side Tab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7</text:p>
          </table:table-cell>
          <table:table-cell office:value-type="string">
            <text:p>Cook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8</text:p>
          </table:table-cell>
          <table:table-cell office:value-type="string">
            <text:p>Living Room Cubes and Ottoma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29</text:p>
          </table:table-cell>
          <table:table-cell office:value-type="string">
            <text:p>Curtain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0</text:p>
          </table:table-cell>
          <table:table-cell office:value-type="string">
            <text:p>Bedroom Curta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1</text:p>
          </table:table-cell>
          <table:table-cell office:value-type="string">
            <text:p>Cushi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2</text:p>
          </table:table-cell>
          <table:table-cell office:value-type="string">
            <text:p>Cushion Covers and Inn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3</text:p>
          </table:table-cell>
          <table:table-cell office:value-type="string">
            <text:p>Cutlery Packs and S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4</text:p>
          </table:table-cell>
          <table:table-cell office:value-type="string">
            <text:p>Decor and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5</text:p>
          </table:table-cell>
          <table:table-cell office:value-type="string">
            <text:p>Decoratiive Flowers and Pla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6</text:p>
          </table:table-cell>
          <table:table-cell office:value-type="string">
            <text:p>Decorative Wall 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7</text:p>
          </table:table-cell>
          <table:table-cell office:value-type="string">
            <text:p>Desk and Chair S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8</text:p>
          </table:table-cell>
          <table:table-cell office:value-type="string">
            <text:p>Dining Room Dividers and Serv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39</text:p>
          </table:table-cell>
          <table:table-cell office:value-type="string">
            <text:p>Dining Room S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0</text:p>
          </table:table-cell>
          <table:table-cell office:value-type="string">
            <text:p>Dining Room Tab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1</text:p>
          </table:table-cell>
          <table:table-cell office:value-type="string">
            <text:p>Dinner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2</text:p>
          </table:table-cell>
          <table:table-cell office:value-type="string">
            <text:p>Duvet Covers and Bale S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3</text:p>
          </table:table-cell>
          <table:table-cell office:value-type="string">
            <text:p>Duvet Inners and Pillow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4</text:p>
          </table:table-cell>
          <table:table-cell office:value-type="string">
            <text:p>Garden and Outdoor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5</text:p>
          </table:table-cell>
          <table:table-cell office:value-type="string">
            <text:p>Gift Packag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6</text:p>
          </table:table-cell>
          <table:table-cell office:value-type="string">
            <text:p>Glass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7</text:p>
          </table:table-cell>
          <table:table-cell office:value-type="string">
            <text:p>Home Office Chai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8</text:p>
          </table:table-cell>
          <table:table-cell office:value-type="string">
            <text:p>Home Office Des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49</text:p>
          </table:table-cell>
          <table:table-cell office:value-type="string">
            <text:p>Household Utilit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0</text:p>
          </table:table-cell>
          <table:table-cell office:value-type="string">
            <text:p>Kids and Baby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1</text:p>
          </table:table-cell>
          <table:table-cell office:value-type="string">
            <text:p>Kids Bed and Ba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2</text:p>
          </table:table-cell>
          <table:table-cell office:value-type="string">
            <text:p>Kids Bedro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3</text:p>
          </table:table-cell>
          <table:table-cell office:value-type="string">
            <text:p>Kids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4</text:p>
          </table:table-cell>
          <table:table-cell office:value-type="string">
            <text:p>Kids P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5</text:p>
          </table:table-cell>
          <table:table-cell office:value-type="string">
            <text:p>Kids Play and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6</text:p>
          </table:table-cell>
          <table:table-cell office:value-type="string">
            <text:p>Kitchen Applianc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7</text:p>
          </table:table-cell>
          <table:table-cell office:value-type="string">
            <text:p>Kitchen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8</text:p>
          </table:table-cell>
          <table:table-cell office:value-type="string">
            <text:p>Ligh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59</text:p>
          </table:table-cell>
          <table:table-cell office:value-type="string">
            <text:p>Living Room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0</text:p>
          </table:table-cell>
          <table:table-cell office:value-type="string">
            <text:p>Mattress and Pillow Protecto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1</text:p>
          </table:table-cell>
          <table:table-cell office:value-type="string">
            <text:p>Mirrors and Wall 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2</text:p>
          </table:table-cell>
          <table:table-cell office:value-type="string">
            <text:p>Office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3</text:p>
          </table:table-cell>
          <table:table-cell office:value-type="string">
            <text:p>Outdoor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4</text:p>
          </table:table-cell>
          <table:table-cell office:value-type="string">
            <text:p>Outdoor Chairs and Loung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5</text:p>
          </table:table-cell>
          <table:table-cell office:value-type="string">
            <text:p>Outdoor Di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6</text:p>
          </table:table-cell>
          <table:table-cell office:value-type="string">
            <text:p>Patio Chairs and Bench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7</text:p>
          </table:table-cell>
          <table:table-cell office:value-type="string">
            <text:p>Patio S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8</text:p>
          </table:table-cell>
          <table:table-cell office:value-type="string">
            <text:p>Patio Tables and Serv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69</text:p>
          </table:table-cell>
          <table:table-cell office:value-type="string">
            <text:p>Pedestals and Draw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0</text:p>
          </table:table-cell>
          <table:table-cell office:value-type="string">
            <text:p>Pet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1</text:p>
          </table:table-cell>
          <table:table-cell office:value-type="string">
            <text:p>Picture Fram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2</text:p>
          </table:table-cell>
          <table:table-cell office:value-type="string">
            <text:p>Rugs Runners and Door Ma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3</text:p>
          </table:table-cell>
          <table:table-cell office:value-type="string">
            <text:p>Serving 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4</text:p>
          </table:table-cell>
          <table:table-cell office:value-type="string">
            <text:p>Shee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8</text:p>
          </table:table-cell>
          <table:table-cell office:value-type="string">
            <text:p>AW2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9</text:p>
          </table:table-cell>
          <table:table-cell office:value-type="string">
            <text:p>SS2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0</text:p>
          </table:table-cell>
          <table:table-cell office:value-type="string">
            <text:p>AW2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1</text:p>
          </table:table-cell>
          <table:table-cell office:value-type="string">
            <text:p>SS2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2</text:p>
          </table:table-cell>
          <table:table-cell office:value-type="string">
            <text:p>AW2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3</text:p>
          </table:table-cell>
          <table:table-cell office:value-type="string">
            <text:p>SS2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4</text:p>
          </table:table-cell>
          <table:table-cell office:value-type="string">
            <text:p>AW2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5</text:p>
          </table:table-cell>
          <table:table-cell office:value-type="string">
            <text:p>SS2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6</text:p>
          </table:table-cell>
          <table:table-cell office:value-type="string">
            <text:p>AW2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7</text:p>
          </table:table-cell>
          <table:table-cell office:value-type="string">
            <text:p>SS2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8</text:p>
          </table:table-cell>
          <table:table-cell office:value-type="string">
            <text:p>AW2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29</text:p>
          </table:table-cell>
          <table:table-cell office:value-type="string">
            <text:p>SS3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0</text:p>
          </table:table-cell>
          <table:table-cell office:value-type="string">
            <text:p>AW3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1</text:p>
          </table:table-cell>
          <table:table-cell office:value-type="string">
            <text:p>SS3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2</text:p>
          </table:table-cell>
          <table:table-cell office:value-type="string">
            <text:p>AW3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3</text:p>
          </table:table-cell>
          <table:table-cell office:value-type="string">
            <text:p>SS3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4</text:p>
          </table:table-cell>
          <table:table-cell office:value-type="string">
            <text:p>AW3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5</text:p>
          </table:table-cell>
          <table:table-cell office:value-type="string">
            <text:p>SS3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6</text:p>
          </table:table-cell>
          <table:table-cell office:value-type="string">
            <text:p>AW3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7</text:p>
          </table:table-cell>
          <table:table-cell office:value-type="string">
            <text:p>SS3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8</text:p>
          </table:table-cell>
          <table:table-cell office:value-type="string">
            <text:p>AW3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39</text:p>
          </table:table-cell>
          <table:table-cell office:value-type="string">
            <text:p>SS3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0</text:p>
          </table:table-cell>
          <table:table-cell office:value-type="string">
            <text:p>AW3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1</text:p>
          </table:table-cell>
          <table:table-cell office:value-type="string">
            <text:p>SS3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2</text:p>
          </table:table-cell>
          <table:table-cell office:value-type="string">
            <text:p>AW3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3</text:p>
          </table:table-cell>
          <table:table-cell office:value-type="string">
            <text:p>SS3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4</text:p>
          </table:table-cell>
          <table:table-cell office:value-type="string">
            <text:p>AW3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5</text:p>
          </table:table-cell>
          <table:table-cell office:value-type="string">
            <text:p>SS3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6</text:p>
          </table:table-cell>
          <table:table-cell office:value-type="string">
            <text:p>AW3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7</text:p>
          </table:table-cell>
          <table:table-cell office:value-type="string">
            <text:p>SS3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8</text:p>
          </table:table-cell>
          <table:table-cell office:value-type="string">
            <text:p>AW3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49</text:p>
          </table:table-cell>
          <table:table-cell office:value-type="string">
            <text:p>SS4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0</text:p>
          </table:table-cell>
          <table:table-cell office:value-type="string">
            <text:p>AW4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1</text:p>
          </table:table-cell>
          <table:table-cell office:value-type="string">
            <text:p>201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2</text:p>
          </table:table-cell>
          <table:table-cell office:value-type="string">
            <text:p>201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3</text:p>
          </table:table-cell>
          <table:table-cell office:value-type="string">
            <text:p>201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4</text:p>
          </table:table-cell>
          <table:table-cell office:value-type="string">
            <text:p>201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5</text:p>
          </table:table-cell>
          <table:table-cell office:value-type="string">
            <text:p>20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6</text:p>
          </table:table-cell>
          <table:table-cell office:value-type="string">
            <text:p>202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7</text:p>
          </table:table-cell>
          <table:table-cell office:value-type="string">
            <text:p>202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8</text:p>
          </table:table-cell>
          <table:table-cell office:value-type="string">
            <text:p>202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59</text:p>
          </table:table-cell>
          <table:table-cell office:value-type="string">
            <text:p>202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0</text:p>
          </table:table-cell>
          <table:table-cell office:value-type="string">
            <text:p>202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1</text:p>
          </table:table-cell>
          <table:table-cell office:value-type="string">
            <text:p>202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2</text:p>
          </table:table-cell>
          <table:table-cell office:value-type="string">
            <text:p>202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3</text:p>
          </table:table-cell>
          <table:table-cell office:value-type="string">
            <text:p>202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4</text:p>
          </table:table-cell>
          <table:table-cell office:value-type="string">
            <text:p>202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5</text:p>
          </table:table-cell>
          <table:table-cell office:value-type="string">
            <text:p>203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6</text:p>
          </table:table-cell>
          <table:table-cell office:value-type="string">
            <text:p>203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7</text:p>
          </table:table-cell>
          <table:table-cell office:value-type="string">
            <text:p>203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8</text:p>
          </table:table-cell>
          <table:table-cell office:value-type="string">
            <text:p>203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69</text:p>
          </table:table-cell>
          <table:table-cell office:value-type="string">
            <text:p>203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0</text:p>
          </table:table-cell>
          <table:table-cell office:value-type="string">
            <text:p>203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1</text:p>
          </table:table-cell>
          <table:table-cell office:value-type="string">
            <text:p>203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2</text:p>
          </table:table-cell>
          <table:table-cell office:value-type="string">
            <text:p>203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3</text:p>
          </table:table-cell>
          <table:table-cell office:value-type="string">
            <text:p>203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4</text:p>
          </table:table-cell>
          <table:table-cell office:value-type="string">
            <text:p>203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5</text:p>
          </table:table-cell>
          <table:table-cell office:value-type="string">
            <text:p>204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6</text:p>
          </table:table-cell>
          <table:table-cell office:value-type="string">
            <text:p>Not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7</text:p>
          </table:table-cell>
          <table:table-cell office:value-type="string">
            <text:p>C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8</text:p>
          </table:table-cell>
          <table:table-cell office:value-type="string">
            <text:p>20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79</text:p>
          </table:table-cell>
          <table:table-cell office:value-type="string">
            <text:p>20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0</text:p>
          </table:table-cell>
          <table:table-cell office:value-type="string">
            <text:p>20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1</text:p>
          </table:table-cell>
          <table:table-cell office:value-type="string">
            <text:p>20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2</text:p>
          </table:table-cell>
          <table:table-cell office:value-type="string">
            <text:p>201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3</text:p>
          </table:table-cell>
          <table:table-cell office:value-type="string">
            <text:p>SS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4</text:p>
          </table:table-cell>
          <table:table-cell office:value-type="string">
            <text:p>SS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5</text:p>
          </table:table-cell>
          <table:table-cell office:value-type="string">
            <text:p>S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6</text:p>
          </table:table-cell>
          <table:table-cell office:value-type="string">
            <text:p>SS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7</text:p>
          </table:table-cell>
          <table:table-cell office:value-type="string">
            <text:p>SS1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8</text:p>
          </table:table-cell>
          <table:table-cell office:value-type="string">
            <text:p>AW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89</text:p>
          </table:table-cell>
          <table:table-cell office:value-type="string">
            <text:p>AW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90</text:p>
          </table:table-cell>
          <table:table-cell office:value-type="string">
            <text:p>A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91</text:p>
          </table:table-cell>
          <table:table-cell office:value-type="string">
            <text:p>A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92</text:p>
          </table:table-cell>
          <table:table-cell office:value-type="string">
            <text:p>AW1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1</text:p>
          </table:table-cell>
          <table:table-cell office:value-type="string">
            <text:p>Alumin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2</text:p>
          </table:table-cell>
          <table:table-cell office:value-type="string">
            <text:p>Ste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3</text:p>
          </table:table-cell>
          <table:table-cell office:value-type="string">
            <text:p>Titan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4</text:p>
          </table:table-cell>
          <table:table-cell office:value-type="string">
            <text:p>W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5</text:p>
          </table:table-cell>
          <table:table-cell office:value-type="string">
            <text:p>Rubb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6</text:p>
          </table:table-cell>
          <table:table-cell office:value-type="string">
            <text:p>Cor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7</text:p>
          </table:table-cell>
          <table:table-cell office:value-type="string">
            <text:p>Lea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8</text:p>
          </table:table-cell>
          <table:table-cell office:value-type="string">
            <text:p>Plast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09</text:p>
          </table:table-cell>
          <table:table-cell office:value-type="string">
            <text:p>Ceram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0</text:p>
          </table:table-cell>
          <table:table-cell office:value-type="string">
            <text:p>Carb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1</text:p>
          </table:table-cell>
          <table:table-cell office:value-type="string">
            <text:p>Gore-T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2</text:p>
          </table:table-cell>
          <table:table-cell office:value-type="string">
            <text:p>eV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3</text:p>
          </table:table-cell>
          <table:table-cell office:value-type="string">
            <text:p>Silic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4</text:p>
          </table:table-cell>
          <table:table-cell office:value-type="string">
            <text:p>Meri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5</text:p>
          </table:table-cell>
          <table:table-cell office:value-type="string">
            <text:p>Lyc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6</text:p>
          </table:table-cell>
          <table:table-cell office:value-type="string">
            <text:p>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120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120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4</text:p>
          </table:table-cell>
          <table:table-cell office:value-type="string">
            <text:p>HxR Compone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5</text:p>
          </table:table-cell>
          <table:table-cell office:value-type="string">
            <text:p>Hydrapa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6</text:p>
          </table:table-cell>
          <table:table-cell office:value-type="string">
            <text:p>Identi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7</text:p>
          </table:table-cell>
          <table:table-cell office:value-type="string">
            <text:p>Inno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8</text:p>
          </table:table-cell>
          <table:table-cell office:value-type="string">
            <text:p>Inten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9</text:p>
          </table:table-cell>
          <table:table-cell office:value-type="string">
            <text:p>Intense Tyre System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0</text:p>
          </table:table-cell>
          <table:table-cell office:value-type="string">
            <text:p>IR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1</text:p>
          </table:table-cell>
          <table:table-cell office:value-type="string">
            <text:p>Ironm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2</text:p>
          </table:table-cell>
          <table:table-cell office:value-type="string">
            <text:p>Isost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3</text:p>
          </table:table-cell>
          <table:table-cell office:value-type="string">
            <text:p>IT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4</text:p>
          </table:table-cell>
          <table:table-cell office:value-type="string">
            <text:p>ITU Merchand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5</text:p>
          </table:table-cell>
          <table:table-cell office:value-type="string">
            <text:p>IX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6</text:p>
          </table:table-cell>
          <table:table-cell office:value-type="string">
            <text:p>Jal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7</text:p>
          </table:table-cell>
          <table:table-cell office:value-type="string">
            <text:p>Jam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8</text:p>
          </table:table-cell>
          <table:table-cell office:value-type="string">
            <text:p>Jan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89</text:p>
          </table:table-cell>
          <table:table-cell office:value-type="string">
            <text:p>J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0</text:p>
          </table:table-cell>
          <table:table-cell office:value-type="string">
            <text:p>JetBl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1</text:p>
          </table:table-cell>
          <table:table-cell office:value-type="string">
            <text:p>Jim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2</text:p>
          </table:table-cell>
          <table:table-cell office:value-type="string">
            <text:p>Jiv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3</text:p>
          </table:table-cell>
          <table:table-cell office:value-type="string">
            <text:p>Joe-te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4</text:p>
          </table:table-cell>
          <table:table-cell office:value-type="string">
            <text:p>Joysti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0</text:p>
          </table:table-cell>
          <table:table-cell office:value-type="string">
            <text:p>Suit Ju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1</text:p>
          </table:table-cell>
          <table:table-cell office:value-type="string">
            <text:p>Su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2</text:p>
          </table:table-cell>
          <table:table-cell office:value-type="string">
            <text:p>Sun Ring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3</text:p>
          </table:table-cell>
          <table:table-cell office:value-type="string">
            <text:p>Sund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4</text:p>
          </table:table-cell>
          <table:table-cell office:value-type="string">
            <text:p>Sun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5</text:p>
          </table:table-cell>
          <table:table-cell office:value-type="string">
            <text:p>Sunline M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6</text:p>
          </table:table-cell>
          <table:table-cell office:value-type="string">
            <text:p>Sun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7</text:p>
          </table:table-cell>
          <table:table-cell office:value-type="string">
            <text:p>SunR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8</text:p>
          </table:table-cell>
          <table:table-cell office:value-type="string">
            <text:p>Sunto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49</text:p>
          </table:table-cell>
          <table:table-cell office:value-type="string">
            <text:p>Superst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0</text:p>
          </table:table-cell>
          <table:table-cell office:value-type="string">
            <text:p>Swob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1</text:p>
          </table:table-cell>
          <table:table-cell office:value-type="string">
            <text:p>T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2</text:p>
          </table:table-cell>
          <table:table-cell office:value-type="string">
            <text:p>Tang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3</text:p>
          </table:table-cell>
          <table:table-cell office:value-type="string">
            <text:p>Tech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4</text:p>
          </table:table-cell>
          <table:table-cell office:value-type="string">
            <text:p>Terrible 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5</text:p>
          </table:table-cell>
          <table:table-cell office:value-type="string">
            <text:p>T-G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6</text:p>
          </table:table-cell>
          <table:table-cell office:value-type="string">
            <text:p>TH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7</text:p>
          </table:table-cell>
          <table:table-cell office:value-type="string">
            <text:p>The Ma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8</text:p>
          </table:table-cell>
          <table:table-cell office:value-type="string">
            <text:p>The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59</text:p>
          </table:table-cell>
          <table:table-cell office:value-type="string">
            <text:p>The Tri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0</text:p>
          </table:table-cell>
          <table:table-cell office:value-type="string">
            <text:p>Th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1</text:p>
          </table:table-cell>
          <table:table-cell office:value-type="string">
            <text:p>Tifosi Eye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2</text:p>
          </table:table-cell>
          <table:table-cell office:value-type="string">
            <text:p>Tiog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3</text:p>
          </table:table-cell>
          <table:table-cell office:value-type="string">
            <text:p>Ti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4</text:p>
          </table:table-cell>
          <table:table-cell office:value-type="string">
            <text:p>TMR Desig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5</text:p>
          </table:table-cell>
          <table:table-cell office:value-type="string">
            <text:p>Toma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6</text:p>
          </table:table-cell>
          <table:table-cell office:value-type="string">
            <text:p>Tor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7</text:p>
          </table:table-cell>
          <table:table-cell office:value-type="string">
            <text:p>Total BM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8</text:p>
          </table:table-cell>
          <table:table-cell office:value-type="string">
            <text:p>Tr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69</text:p>
          </table:table-cell>
          <table:table-cell office:value-type="string">
            <text:p>Tre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0</text:p>
          </table:table-cell>
          <table:table-cell office:value-type="string">
            <text:p>Trik-Top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1</text:p>
          </table:table-cell>
          <table:table-cell office:value-type="string">
            <text:p>Truvativ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2</text:p>
          </table:table-cell>
          <table:table-cell office:value-type="string">
            <text:p>TS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3</text:p>
          </table:table-cell>
          <table:table-cell office:value-type="string">
            <text:p>Tur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4</text:p>
          </table:table-cell>
          <table:table-cell office:value-type="string">
            <text:p>Twen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5</text:p>
          </table:table-cell>
          <table:table-cell office:value-type="string">
            <text:p>TYPE 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6</text:p>
          </table:table-cell>
          <table:table-cell office:value-type="string">
            <text:p>UG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7</text:p>
          </table:table-cell>
          <table:table-cell office:value-type="string">
            <text:p>UK Sporting Produc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8</text:p>
          </table:table-cell>
          <table:table-cell office:value-type="string">
            <text:p>Ultimate Spor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79</text:p>
          </table:table-cell>
          <table:table-cell office:value-type="string">
            <text:p>Un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0</text:p>
          </table:table-cell>
          <table:table-cell office:value-type="string">
            <text:p>U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1</text:p>
          </table:table-cell>
          <table:table-cell office:value-type="string">
            <text:p>Uni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2</text:p>
          </table:table-cell>
          <table:table-cell office:value-type="string">
            <text:p>Urban Kre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3</text:p>
          </table:table-cell>
          <table:table-cell office:value-type="string">
            <text:p>U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4</text:p>
          </table:table-cell>
          <table:table-cell office:value-type="string">
            <text:p>USW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5</text:p>
          </table:table-cell>
          <table:table-cell office:value-type="string">
            <text:p>Utop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6</text:p>
          </table:table-cell>
          <table:table-cell office:value-type="string">
            <text:p>Ridgeb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7</text:p>
          </table:table-cell>
          <table:table-cell office:value-type="string">
            <text:p>Ere Resear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8</text:p>
          </table:table-cell>
          <table:table-cell office:value-type="string">
            <text:p>Job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9</text:p>
          </table:table-cell>
          <table:table-cell office:value-type="string">
            <text:p>Lowep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0</text:p>
          </table:table-cell>
          <table:table-cell office:value-type="string">
            <text:p>Lau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2</text:p>
          </table:table-cell>
          <table:table-cell office:value-type="string">
            <text:p>Jelly Bel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3</text:p>
          </table:table-cell>
          <table:table-cell office:value-type="string">
            <text:p>Muhd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4</text:p>
          </table:table-cell>
          <table:table-cell office:value-type="string">
            <text:p>Revvies Energy Stri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5</text:p>
          </table:table-cell>
          <table:table-cell office:value-type="string">
            <text:p>Warri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6</text:p>
          </table:table-cell>
          <table:table-cell office:value-type="string">
            <text:p>Orange Seal 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7</text:p>
          </table:table-cell>
          <table:table-cell office:value-type="string">
            <text:p>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8</text:p>
          </table:table-cell>
          <table:table-cell office:value-type="string">
            <text:p>4iii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9</text:p>
          </table:table-cell>
          <table:table-cell office:value-type="string">
            <text:p>Champ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0</text:p>
          </table:table-cell>
          <table:table-cell office:value-type="string">
            <text:p>SAXX Underwear 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1</text:p>
          </table:table-cell>
          <table:table-cell office:value-type="string">
            <text:p>Prime B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2</text:p>
          </table:table-cell>
          <table:table-cell office:value-type="string">
            <text:p>Active Edge Nutrition Lt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3</text:p>
          </table:table-cell>
          <table:table-cell office:value-type="string">
            <text:p>Darn Toug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21</text:p>
          </table:table-cell>
          <table:table-cell office:value-type="string">
            <text:p>Cycle-MTB D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7</text:p>
          </table:table-cell>
          <table:table-cell office:value-type="string">
            <text:p>La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8</text:p>
          </table:table-cell>
          <table:table-cell office:value-type="string">
            <text:p>Ed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90</text:p>
          </table:table-cell>
          <table:table-cell office:value-type="string">
            <text:p>UY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91</text:p>
          </table:table-cell>
          <table:table-cell office:value-type="string">
            <text:p>Slogg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92</text:p>
          </table:table-cell>
          <table:table-cell office:value-type="string">
            <text:p>Comf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5</text:p>
          </table:table-cell>
          <table:table-cell office:value-type="string">
            <text:p>Shelving and Storage Uni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6</text:p>
          </table:table-cell>
          <table:table-cell office:value-type="string">
            <text:p>Shower Curta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7</text:p>
          </table:table-cell>
          <table:table-cell office:value-type="string">
            <text:p>Sofas Couches and Chai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8</text:p>
          </table:table-cell>
          <table:table-cell office:value-type="string">
            <text:p>Storage and Bread B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79</text:p>
          </table:table-cell>
          <table:table-cell office:value-type="string">
            <text:p>Table Linen and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0</text:p>
          </table:table-cell>
          <table:table-cell office:value-type="string">
            <text:p>Towe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1</text:p>
          </table:table-cell>
          <table:table-cell office:value-type="string">
            <text:p>TV and Media Stan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2</text:p>
          </table:table-cell>
          <table:table-cell office:value-type="string">
            <text:p>Utensils and Gadg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3</text:p>
          </table:table-cell>
          <table:table-cell office:value-type="string">
            <text:p>Utility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4</text:p>
          </table:table-cell>
          <table:table-cell office:value-type="string">
            <text:p>Vases and Decorative Plat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5</text:p>
          </table:table-cell>
          <table:table-cell office:value-type="string">
            <text:p>Living Room Curta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6</text:p>
          </table:table-cell>
          <table:table-cell office:value-type="string">
            <text:p>Furniture Bathroon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7</text:p>
          </table:table-cell>
          <table:table-cell office:value-type="string">
            <text:p>Furniture Bedroom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8</text:p>
          </table:table-cell>
          <table:table-cell office:value-type="string">
            <text:p>Furniture Kids and Baby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89</text:p>
          </table:table-cell>
          <table:table-cell office:value-type="string">
            <text:p>Furniture Office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90</text:p>
          </table:table-cell>
          <table:table-cell office:value-type="string">
            <text:p>Furniture Outdoor Di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91</text:p>
          </table:table-cell>
          <table:table-cell office:value-type="string">
            <text:p>Blanket and Storage Box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92</text:p>
          </table:table-cell>
          <table:table-cell office:value-type="string">
            <text:p>Bedroom Cubes and Ottoma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93</text:p>
          </table:table-cell>
          <table:table-cell office:value-type="string">
            <text:p>Decor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94</text:p>
          </table:table-cell>
          <table:table-cell office:value-type="string">
            <text:p>Room Dividers and Scre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2</text:p>
          </table:table-cell>
          <table:table-cell office:value-type="string">
            <text:p>87095</text:p>
          </table:table-cell>
          <table:table-cell office:value-type="string">
            <text:p>Living Room Gift Packag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3</text:p>
          </table:table-cell>
          <table:table-cell office:value-type="string">
            <text:p>880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3</text:p>
          </table:table-cell>
          <table:table-cell office:value-type="string">
            <text:p>880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4</text:p>
          </table:table-cell>
          <table:table-cell office:value-type="string">
            <text:p>890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4</text:p>
          </table:table-cell>
          <table:table-cell office:value-type="string">
            <text:p>890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1</text:p>
          </table:table-cell>
          <table:table-cell office:value-type="string">
            <text:p>Price level 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2</text:p>
          </table:table-cell>
          <table:table-cell office:value-type="string">
            <text:p>Price level 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3</text:p>
          </table:table-cell>
          <table:table-cell office:value-type="string">
            <text:p>Price level 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4</text:p>
          </table:table-cell>
          <table:table-cell office:value-type="string">
            <text:p>Price level 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5</text:p>
          </table:table-cell>
          <table:table-cell office:value-type="string">
            <text:p>Price level 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6</text:p>
          </table:table-cell>
          <table:table-cell office:value-type="string">
            <text:p>Price level 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7</text:p>
          </table:table-cell>
          <table:table-cell office:value-type="string">
            <text:p>Price level 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8</text:p>
          </table:table-cell>
          <table:table-cell office:value-type="string">
            <text:p>Price level 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09</text:p>
          </table:table-cell>
          <table:table-cell office:value-type="string">
            <text:p>Price level 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0</text:p>
          </table:table-cell>
          <table:table-cell office:value-type="string">
            <text:p>Price level 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1</text:p>
          </table:table-cell>
          <table:table-cell office:value-type="string">
            <text:p>Price level 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2</text:p>
          </table:table-cell>
          <table:table-cell office:value-type="string">
            <text:p>Chenil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3</text:p>
          </table:table-cell>
          <table:table-cell office:value-type="string">
            <text:p>Big Sof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4</text:p>
          </table:table-cell>
          <table:table-cell office:value-type="string">
            <text:p>Stri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5</text:p>
          </table:table-cell>
          <table:table-cell office:value-type="string">
            <text:p>Emboss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6</text:p>
          </table:table-cell>
          <table:table-cell office:value-type="string">
            <text:p>Jacq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7</text:p>
          </table:table-cell>
          <table:table-cell office:value-type="string">
            <text:p>Dobb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8</text:p>
          </table:table-cell>
          <table:table-cell office:value-type="string">
            <text:p>Embroide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19</text:p>
          </table:table-cell>
          <table:table-cell office:value-type="string">
            <text:p>P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0</text:p>
          </table:table-cell>
          <table:table-cell office:value-type="string">
            <text:p>O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1</text:p>
          </table:table-cell>
          <table:table-cell office:value-type="string">
            <text:p>Price level 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2</text:p>
          </table:table-cell>
          <table:table-cell office:value-type="string">
            <text:p>Prin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3</text:p>
          </table:table-cell>
          <table:table-cell office:value-type="string">
            <text:p>Botanical Contempora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4</text:p>
          </table:table-cell>
          <table:table-cell office:value-type="string">
            <text:p>Africa Contempora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5</text:p>
          </table:table-cell>
          <table:table-cell office:value-type="string">
            <text:p>Anim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6</text:p>
          </table:table-cell>
          <table:table-cell office:value-type="string">
            <text:p>Tradditional Botanic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7</text:p>
          </table:table-cell>
          <table:table-cell office:value-type="string">
            <text:p>Africa Botanic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8</text:p>
          </table:table-cell>
          <table:table-cell office:value-type="string">
            <text:p>Vint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29</text:p>
          </table:table-cell>
          <table:table-cell office:value-type="string">
            <text:p>Africa Tradition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0</text:p>
          </table:table-cell>
          <table:table-cell office:value-type="string">
            <text:p>Va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1</text:p>
          </table:table-cell>
          <table:table-cell office:value-type="string">
            <text:p>Gow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2</text:p>
          </table:table-cell>
          <table:table-cell office:value-type="string">
            <text:p>Pl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3</text:p>
          </table:table-cell>
          <table:table-cell office:value-type="string">
            <text:p>Price level Charac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4</text:p>
          </table:table-cell>
          <table:table-cell office:value-type="string">
            <text:p>4 P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5</text:p>
          </table:table-cell>
          <table:table-cell office:value-type="string">
            <text:p>Berry Sof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6</text:p>
          </table:table-cell>
          <table:table-cell office:value-type="string">
            <text:p>Border Tri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7</text:p>
          </table:table-cell>
          <table:table-cell office:value-type="string">
            <text:p>Chind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8</text:p>
          </table:table-cell>
          <table:table-cell office:value-type="string">
            <text:p>Cotton Twi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39</text:p>
          </table:table-cell>
          <table:table-cell office:value-type="string">
            <text:p>Croch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0</text:p>
          </table:table-cell>
          <table:table-cell office:value-type="string">
            <text:p>Floka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1</text:p>
          </table:table-cell>
          <table:table-cell office:value-type="string">
            <text:p>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2</text:p>
          </table:table-cell>
          <table:table-cell office:value-type="string">
            <text:p>Plast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3</text:p>
          </table:table-cell>
          <table:table-cell office:value-type="string">
            <text:p>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4</text:p>
          </table:table-cell>
          <table:table-cell office:value-type="string">
            <text:p>Sculptu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5</text:p>
          </table:table-cell>
          <table:table-cell office:value-type="string">
            <text:p>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6</text:p>
          </table:table-cell>
          <table:table-cell office:value-type="string">
            <text:p>Face P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7</text:p>
          </table:table-cell>
          <table:table-cell office:value-type="string">
            <text:p>Fri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8</text:p>
          </table:table-cell>
          <table:table-cell office:value-type="string">
            <text:p>Entry Lev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49</text:p>
          </table:table-cell>
          <table:table-cell office:value-type="string">
            <text:p>Non Co o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0</text:p>
          </table:table-cell>
          <table:table-cell office:value-type="string">
            <text:p>Co ord Duv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1</text:p>
          </table:table-cell>
          <table:table-cell office:value-type="string">
            <text:p>Co ord Qui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2</text:p>
          </table:table-cell>
          <table:table-cell office:value-type="string">
            <text:p>Co ord Thr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3</text:p>
          </table:table-cell>
          <table:table-cell office:value-type="string">
            <text:p>Cotton Sof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4</text:p>
          </table:table-cell>
          <table:table-cell office:value-type="string">
            <text:p>Micro Bob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5</text:p>
          </table:table-cell>
          <table:table-cell office:value-type="string">
            <text:p>Extra Sm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6</text:p>
          </table:table-cell>
          <table:table-cell office:value-type="string">
            <text:p>Sm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7</text:p>
          </table:table-cell>
          <table:table-cell office:value-type="string">
            <text:p>Med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8</text:p>
          </table:table-cell>
          <table:table-cell office:value-type="string">
            <text:p>L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59</text:p>
          </table:table-cell>
          <table:table-cell office:value-type="string">
            <text:p>Extra L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121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121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1</text:p>
          </table:table-cell>
          <table:table-cell office:value-type="string">
            <text:p>ASV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2</text:p>
          </table:table-cell>
          <table:table-cell office:value-type="string">
            <text:p>Class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3</text:p>
          </table:table-cell>
          <table:table-cell office:value-type="string">
            <text:p>Bl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4</text:p>
          </table:table-cell>
          <table:table-cell office:value-type="string">
            <text:p>Flashl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5</text:p>
          </table:table-cell>
          <table:table-cell office:value-type="string">
            <text:p>H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6</text:p>
          </table:table-cell>
          <table:table-cell office:value-type="string">
            <text:p>Event 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7</text:p>
          </table:table-cell>
          <table:table-cell office:value-type="string">
            <text:p>Ae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8</text:p>
          </table:table-cell>
          <table:table-cell office:value-type="string">
            <text:p>10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09</text:p>
          </table:table-cell>
          <table:table-cell office:value-type="string">
            <text:p>Ulteg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0</text:p>
          </table:table-cell>
          <table:table-cell office:value-type="string">
            <text:p>Dura 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1</text:p>
          </table:table-cell>
          <table:table-cell office:value-type="string">
            <text:p>Riv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2</text:p>
          </table:table-cell>
          <table:table-cell office:value-type="string">
            <text:p>For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3</text:p>
          </table:table-cell>
          <table:table-cell office:value-type="string">
            <text:p>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4</text:p>
          </table:table-cell>
          <table:table-cell office:value-type="string">
            <text:p>Non Se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5</text:p>
          </table:table-cell>
          <table:table-cell office:value-type="string">
            <text:p>So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6</text:p>
          </table:table-cell>
          <table:table-cell office:value-type="string">
            <text:p>Tiag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7</text:p>
          </table:table-cell>
          <table:table-cell office:value-type="string">
            <text:p>Velo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8</text:p>
          </table:table-cell>
          <table:table-cell office:value-type="string">
            <text:p>Centa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19</text:p>
          </table:table-cell>
          <table:table-cell office:value-type="string">
            <text:p>Athe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0</text:p>
          </table:table-cell>
          <table:table-cell office:value-type="string">
            <text:p>Chor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1</text:p>
          </table:table-cell>
          <table:table-cell office:value-type="string">
            <text:p>Reco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2</text:p>
          </table:table-cell>
          <table:table-cell office:value-type="string">
            <text:p>Super Reco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3</text:p>
          </table:table-cell>
          <table:table-cell office:value-type="string">
            <text:p>Potenz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4</text:p>
          </table:table-cell>
          <table:table-cell office:value-type="string">
            <text:p>Ap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5</text:p>
          </table:table-cell>
          <table:table-cell office:value-type="string">
            <text:p>Eag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6</text:p>
          </table:table-cell>
          <table:table-cell office:value-type="string">
            <text:p>X0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7</text:p>
          </table:table-cell>
          <table:table-cell office:value-type="string">
            <text:p>XX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8</text:p>
          </table:table-cell>
          <table:table-cell office:value-type="string">
            <text:p>X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29</text:p>
          </table:table-cell>
          <table:table-cell office:value-type="string">
            <text:p>XT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0</text:p>
          </table:table-cell>
          <table:table-cell office:value-type="string">
            <text:p>De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1</text:p>
          </table:table-cell>
          <table:table-cell office:value-type="string">
            <text:p>Sai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2</text:p>
          </table:table-cell>
          <table:table-cell office:value-type="string">
            <text:p>SL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3</text:p>
          </table:table-cell>
          <table:table-cell office:value-type="string">
            <text:p>Z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300</text:p>
          </table:table-cell>
          <table:table-cell office:value-type="string">
            <text:p>12301</text:p>
          </table:table-cell>
          <table:table-cell office:value-type="string">
            <text:p>Dee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300</text:p>
          </table:table-cell>
          <table:table-cell office:value-type="string">
            <text:p>12302</text:p>
          </table:table-cell>
          <table:table-cell office:value-type="string">
            <text:p>Disc/ T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300</text:p>
          </table:table-cell>
          <table:table-cell office:value-type="string">
            <text:p>12303</text:p>
          </table:table-cell>
          <table:table-cell office:value-type="string">
            <text:p>M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300</text:p>
          </table:table-cell>
          <table:table-cell office:value-type="string">
            <text:p>12304</text:p>
          </table:table-cell>
          <table:table-cell office:value-type="string">
            <text:p>Sha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400</text:p>
          </table:table-cell>
          <table:table-cell office:value-type="string">
            <text:p>124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400</text:p>
          </table:table-cell>
          <table:table-cell office:value-type="string">
            <text:p>124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1</text:p>
          </table:table-cell>
          <table:table-cell office:value-type="string">
            <text:p>Waterproo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2</text:p>
          </table:table-cell>
          <table:table-cell office:value-type="string">
            <text:p>Windproo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3</text:p>
          </table:table-cell>
          <table:table-cell office:value-type="string">
            <text:p>Short Finge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4</text:p>
          </table:table-cell>
          <table:table-cell office:value-type="string">
            <text:p>Long Finge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5</text:p>
          </table:table-cell>
          <table:table-cell office:value-type="string">
            <text:p>Team 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6</text:p>
          </table:table-cell>
          <table:table-cell office:value-type="string">
            <text:p>Insula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7</text:p>
          </table:table-cell>
          <table:table-cell office:value-type="string">
            <text:p>Soft Sh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8</text:p>
          </table:table-cell>
          <table:table-cell office:value-type="string">
            <text:p>Therm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09</text:p>
          </table:table-cell>
          <table:table-cell office:value-type="string">
            <text:p>Padd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0</text:p>
          </table:table-cell>
          <table:table-cell office:value-type="string">
            <text:p>Pack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1</text:p>
          </table:table-cell>
          <table:table-cell office:value-type="string">
            <text:p>Water Resista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2</text:p>
          </table:table-cell>
          <table:table-cell office:value-type="string">
            <text:p>UV Protec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3</text:p>
          </table:table-cell>
          <table:table-cell office:value-type="string">
            <text:p>Bi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4</text:p>
          </table:table-cell>
          <table:table-cell office:value-type="string">
            <text:p>Wai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5</text:p>
          </table:table-cell>
          <table:table-cell office:value-type="string">
            <text:p>Hydration Compati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6</text:p>
          </table:table-cell>
          <table:table-cell office:value-type="string">
            <text:p>Includes Heart Rate Moni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1</text:p>
          </table:table-cell>
          <table:table-cell office:value-type="string">
            <text:p>Contains Caffe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2</text:p>
          </table:table-cell>
          <table:table-cell office:value-type="string">
            <text:p>Contains Nu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3</text:p>
          </table:table-cell>
          <table:table-cell office:value-type="string">
            <text:p>Gluten Fr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4</text:p>
          </table:table-cell>
          <table:table-cell office:value-type="string">
            <text:p>Dairy Fr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5</text:p>
          </table:table-cell>
          <table:table-cell office:value-type="string">
            <text:p>Contains Amino Aci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6</text:p>
          </table:table-cell>
          <table:table-cell office:value-type="string">
            <text:p>Contains Beta Alan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7</text:p>
          </table:table-cell>
          <table:table-cell office:value-type="string">
            <text:p>Contains Creat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8</text:p>
          </table:table-cell>
          <table:table-cell office:value-type="string">
            <text:p>Contains Magnes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09</text:p>
          </table:table-cell>
          <table:table-cell office:value-type="string">
            <text:p>Vegetarian Friend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10</text:p>
          </table:table-cell>
          <table:table-cell office:value-type="string">
            <text:p>Vegan Friend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600</text:p>
          </table:table-cell>
          <table:table-cell office:value-type="string">
            <text:p>12611</text:p>
          </table:table-cell>
          <table:table-cell office:value-type="string">
            <text:p>Contains Prote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700</text:p>
          </table:table-cell>
          <table:table-cell office:value-type="string">
            <text:p>12701</text:p>
          </table:table-cell>
          <table:table-cell office:value-type="string">
            <text:p>Narr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700</text:p>
          </table:table-cell>
          <table:table-cell office:value-type="string">
            <text:p>12702</text:p>
          </table:table-cell>
          <table:table-cell office:value-type="string">
            <text:p>M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700</text:p>
          </table:table-cell>
          <table:table-cell office:value-type="string">
            <text:p>12703</text:p>
          </table:table-cell>
          <table:table-cell office:value-type="string">
            <text:p>W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700</text:p>
          </table:table-cell>
          <table:table-cell office:value-type="string">
            <text:p>12704</text:p>
          </table:table-cell>
          <table:table-cell office:value-type="string">
            <text:p>Very W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800</text:p>
          </table:table-cell>
          <table:table-cell office:value-type="string">
            <text:p>12801</text:p>
          </table:table-cell>
          <table:table-cell office:value-type="string">
            <text:p>Sh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800</text:p>
          </table:table-cell>
          <table:table-cell office:value-type="string">
            <text:p>12802</text:p>
          </table:table-cell>
          <table:table-cell office:value-type="string">
            <text:p>Med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800</text:p>
          </table:table-cell>
          <table:table-cell office:value-type="string">
            <text:p>12803</text:p>
          </table:table-cell>
          <table:table-cell office:value-type="string">
            <text:p>L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800</text:p>
          </table:table-cell>
          <table:table-cell office:value-type="string">
            <text:p>12804</text:p>
          </table:table-cell>
          <table:table-cell office:value-type="string">
            <text:p>Very L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900</text:p>
          </table:table-cell>
          <table:table-cell office:value-type="string">
            <text:p>12901</text:p>
          </table:table-cell>
          <table:table-cell office:value-type="string">
            <text:p>PR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900</text:p>
          </table:table-cell>
          <table:table-cell office:value-type="string">
            <text:p>12902</text:p>
          </table:table-cell>
          <table:table-cell office:value-type="string">
            <text:p>PR5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900</text:p>
          </table:table-cell>
          <table:table-cell office:value-type="string">
            <text:p>12903</text:p>
          </table:table-cell>
          <table:table-cell office:value-type="string">
            <text:p>PR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900</text:p>
          </table:table-cell>
          <table:table-cell office:value-type="string">
            <text:p>12904</text:p>
          </table:table-cell>
          <table:table-cell office:value-type="string">
            <text:p>PR25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900</text:p>
          </table:table-cell>
          <table:table-cell office:value-type="string">
            <text:p>12905</text:p>
          </table:table-cell>
          <table:table-cell office:value-type="string">
            <text:p>PRVOL2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900</text:p>
          </table:table-cell>
          <table:table-cell office:value-type="string">
            <text:p>12906</text:p>
          </table:table-cell>
          <table:table-cell office:value-type="string">
            <text:p>Not Applic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000</text:p>
          </table:table-cell>
          <table:table-cell office:value-type="string">
            <text:p>130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000</text:p>
          </table:table-cell>
          <table:table-cell office:value-type="string">
            <text:p>130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000</text:p>
          </table:table-cell>
          <table:table-cell office:value-type="string">
            <text:p>13003</text:p>
          </table:table-cell>
          <table:table-cell office:value-type="string">
            <text:p>Not Applic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1</text:p>
          </table:table-cell>
          <table:table-cell office:value-type="string">
            <text:p>Cycle-Commuter &amp; Urb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2</text:p>
          </table:table-cell>
          <table:table-cell office:value-type="string">
            <text:p>Cycle-Cyclocro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3</text:p>
          </table:table-cell>
          <table:table-cell office:value-type="string">
            <text:p>Cycle-MT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4</text:p>
          </table:table-cell>
          <table:table-cell office:value-type="string">
            <text:p>Cycle-Ro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0</text:p>
          </table:table-cell>
          <table:table-cell office:value-type="string">
            <text:p>Energiz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1</text:p>
          </table:table-cell>
          <table:table-cell office:value-type="string">
            <text:p>Or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2</text:p>
          </table:table-cell>
          <table:table-cell office:value-type="string">
            <text:p>bery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3</text:p>
          </table:table-cell>
          <table:table-cell office:value-type="string">
            <text:p>ShredM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9</text:p>
          </table:table-cell>
          <table:table-cell office:value-type="string">
            <text:p>Promix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0</text:p>
          </table:table-cell>
          <table:table-cell office:value-type="string">
            <text:p>Tri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1</text:p>
          </table:table-cell>
          <table:table-cell office:value-type="string">
            <text:p>For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2</text:p>
          </table:table-cell>
          <table:table-cell office:value-type="string">
            <text:p>The Protein Ball 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3</text:p>
          </table:table-cell>
          <table:table-cell office:value-type="string">
            <text:p>Top He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4</text:p>
          </table:table-cell>
          <table:table-cell office:value-type="string">
            <text:p>Romney'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5</text:p>
          </table:table-cell>
          <table:table-cell office:value-type="string">
            <text:p>Seven Sn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6</text:p>
          </table:table-cell>
          <table:table-cell office:value-type="string">
            <text:p>Sports Fu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7</text:p>
          </table:table-cell>
          <table:table-cell office:value-type="string">
            <text:p>So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8</text:p>
          </table:table-cell>
          <table:table-cell office:value-type="string">
            <text:p>CafeP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1</text:p>
          </table:table-cell>
          <table:table-cell office:value-type="string">
            <text:p>Mod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2</text:p>
          </table:table-cell>
          <table:table-cell office:value-type="string">
            <text:p>Rat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3</text:p>
          </table:table-cell>
          <table:table-cell office:value-type="string">
            <text:p>Elemen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4</text:p>
          </table:table-cell>
          <table:table-cell office:value-type="string">
            <text:p>Outdoor Dow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5</text:p>
          </table:table-cell>
          <table:table-cell office:value-type="string">
            <text:p>Outdoor Waterproo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6</text:p>
          </table:table-cell>
          <table:table-cell office:value-type="string">
            <text:p>Outdoor H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7</text:p>
          </table:table-cell>
          <table:table-cell office:value-type="string">
            <text:p>Outdoor Meri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8</text:p>
          </table:table-cell>
          <table:table-cell office:value-type="string">
            <text:p>Outdoor Softsh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7</text:p>
          </table:table-cell>
          <table:table-cell office:value-type="string">
            <text:p>Tools - Hand T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8</text:p>
          </table:table-cell>
          <table:table-cell office:value-type="string">
            <text:p>Tools - Mini T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9</text:p>
          </table:table-cell>
          <table:table-cell office:value-type="string">
            <text:p>Tools - Tool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81</text:p>
          </table:table-cell>
          <table:table-cell office:value-type="string">
            <text:p>Bearin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82</text:p>
          </table:table-cell>
          <table:table-cell office:value-type="string">
            <text:p>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9</text:p>
          </table:table-cell>
          <table:table-cell office:value-type="string">
            <text:p>Interac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20</text:p>
          </table:table-cell>
          <table:table-cell office:value-type="string">
            <text:p>Stand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10</text:p>
          </table:table-cell>
          <table:table-cell office:value-type="string">
            <text:p>Multi L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1</text:p>
          </table:table-cell>
          <table:table-cell office:value-type="string">
            <text:p>After Exerc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2</text:p>
          </table:table-cell>
          <table:table-cell office:value-type="string">
            <text:p>Before Exerc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3</text:p>
          </table:table-cell>
          <table:table-cell office:value-type="string">
            <text:p>During Exerc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4</text:p>
          </table:table-cell>
          <table:table-cell office:value-type="string">
            <text:p>Tigra 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5</text:p>
          </table:table-cell>
          <table:table-cell office:value-type="string">
            <text:p>HU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6</text:p>
          </table:table-cell>
          <table:table-cell office:value-type="string">
            <text:p>Black Series by M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7</text:p>
          </table:table-cell>
          <table:table-cell office:value-type="string">
            <text:p>Asterion Whee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8</text:p>
          </table:table-cell>
          <table:table-cell office:value-type="string">
            <text:p>Yurbu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9</text:p>
          </table:table-cell>
          <table:table-cell office:value-type="string">
            <text:p>Jab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0</text:p>
          </table:table-cell>
          <table:table-cell office:value-type="string">
            <text:p>CarbonP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1</text:p>
          </table:table-cell>
          <table:table-cell office:value-type="string">
            <text:p>Alpinest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2</text:p>
          </table:table-cell>
          <table:table-cell office:value-type="string">
            <text:p>TheraPear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3</text:p>
          </table:table-cell>
          <table:table-cell office:value-type="string">
            <text:p>Osymet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4</text:p>
          </table:table-cell>
          <table:table-cell office:value-type="string">
            <text:p>Cycling Ceram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5</text:p>
          </table:table-cell>
          <table:table-cell office:value-type="string">
            <text:p>RO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6</text:p>
          </table:table-cell>
          <table:table-cell office:value-type="string">
            <text:p>Bobb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7</text:p>
          </table:table-cell>
          <table:table-cell office:value-type="string">
            <text:p>Fu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8</text:p>
          </table:table-cell>
          <table:table-cell office:value-type="string">
            <text:p>DV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09</text:p>
          </table:table-cell>
          <table:table-cell office:value-type="string">
            <text:p>Wiggle Super Se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0</text:p>
          </table:table-cell>
          <table:table-cell office:value-type="string">
            <text:p>Clu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1</text:p>
          </table:table-cell>
          <table:table-cell office:value-type="string">
            <text:p>CN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2</text:p>
          </table:table-cell>
          <table:table-cell office:value-type="string">
            <text:p>Salcl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3</text:p>
          </table:table-cell>
          <table:table-cell office:value-type="string">
            <text:p>Velocity Rim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4</text:p>
          </table:table-cell>
          <table:table-cell office:value-type="string">
            <text:p>Fitb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5</text:p>
          </table:table-cell>
          <table:table-cell office:value-type="string">
            <text:p>Onz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6</text:p>
          </table:table-cell>
          <table:table-cell office:value-type="string">
            <text:p>Newton Running Sho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7</text:p>
          </table:table-cell>
          <table:table-cell office:value-type="string">
            <text:p>Nova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8</text:p>
          </table:table-cell>
          <table:table-cell office:value-type="string">
            <text:p>Beet 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19</text:p>
          </table:table-cell>
          <table:table-cell office:value-type="string">
            <text:p>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0</text:p>
          </table:table-cell>
          <table:table-cell office:value-type="string">
            <text:p>Speedf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1</text:p>
          </table:table-cell>
          <table:table-cell office:value-type="string">
            <text:p>Funki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2</text:p>
          </table:table-cell>
          <table:table-cell office:value-type="string">
            <text:p>Cycliq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3</text:p>
          </table:table-cell>
          <table:table-cell office:value-type="string">
            <text:p>Laz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4</text:p>
          </table:table-cell>
          <table:table-cell office:value-type="string">
            <text:p>Oxfo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5</text:p>
          </table:table-cell>
          <table:table-cell office:value-type="string">
            <text:p>Reeb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6</text:p>
          </table:table-cell>
          <table:table-cell office:value-type="string">
            <text:p>nakd.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7</text:p>
          </table:table-cell>
          <table:table-cell office:value-type="string">
            <text:p>TRE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8</text:p>
          </table:table-cell>
          <table:table-cell office:value-type="string">
            <text:p>MaxiNutri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29</text:p>
          </table:table-cell>
          <table:table-cell office:value-type="string">
            <text:p>Velolo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0</text:p>
          </table:table-cell>
          <table:table-cell office:value-type="string">
            <text:p>Dir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1</text:p>
          </table:table-cell>
          <table:table-cell office:value-type="string">
            <text:p>Chappell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2</text:p>
          </table:table-cell>
          <table:table-cell office:value-type="string">
            <text:p>Syncro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3</text:p>
          </table:table-cell>
          <table:table-cell office:value-type="string">
            <text:p>Wiggle CX Spor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4</text:p>
          </table:table-cell>
          <table:table-cell office:value-type="string">
            <text:p>NeilPry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5</text:p>
          </table:table-cell>
          <table:table-cell office:value-type="string">
            <text:p>Aftershok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6</text:p>
          </table:table-cell>
          <table:table-cell office:value-type="string">
            <text:p>Fug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7</text:p>
          </table:table-cell>
          <table:table-cell office:value-type="string">
            <text:p>Tribespor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8</text:p>
          </table:table-cell>
          <table:table-cell office:value-type="string">
            <text:p>Magell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39</text:p>
          </table:table-cell>
          <table:table-cell office:value-type="string">
            <text:p>Cactus Tong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0</text:p>
          </table:table-cell>
          <table:table-cell office:value-type="string">
            <text:p>Bang &amp; Olufs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1</text:p>
          </table:table-cell>
          <table:table-cell office:value-type="string">
            <text:p>Aveni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2</text:p>
          </table:table-cell>
          <table:table-cell office:value-type="string">
            <text:p>SK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3</text:p>
          </table:table-cell>
          <table:table-cell office:value-type="string">
            <text:p>Corra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4</text:p>
          </table:table-cell>
          <table:table-cell office:value-type="string">
            <text:p>BL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5</text:p>
          </table:table-cell>
          <table:table-cell office:value-type="string">
            <text:p>Shro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6</text:p>
          </table:table-cell>
          <table:table-cell office:value-type="string">
            <text:p>Blackbu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7</text:p>
          </table:table-cell>
          <table:table-cell office:value-type="string">
            <text:p>Sil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8</text:p>
          </table:table-cell>
          <table:table-cell office:value-type="string">
            <text:p>Parr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0</text:p>
          </table:table-cell>
          <table:table-cell office:value-type="string">
            <text:p>A6 Note Bo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1</text:p>
          </table:table-cell>
          <table:table-cell office:value-type="string">
            <text:p>A5 Note Bo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2</text:p>
          </table:table-cell>
          <table:table-cell office:value-type="string">
            <text:p>A4 Note Bo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3</text:p>
          </table:table-cell>
          <table:table-cell office:value-type="string">
            <text:p>Fridgep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4</text:p>
          </table:table-cell>
          <table:table-cell office:value-type="string">
            <text:p>Cards and Ta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5</text:p>
          </table:table-cell>
          <table:table-cell office:value-type="string">
            <text:p>Ribb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6</text:p>
          </table:table-cell>
          <table:table-cell office:value-type="string">
            <text:p>Tissue 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7</text:p>
          </table:table-cell>
          <table:table-cell office:value-type="string">
            <text:p>Wrapping 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8</text:p>
          </table:table-cell>
          <table:table-cell office:value-type="string">
            <text:p>Femin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69</text:p>
          </table:table-cell>
          <table:table-cell office:value-type="string">
            <text:p>Stand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0</text:p>
          </table:table-cell>
          <table:table-cell office:value-type="string">
            <text:p>Class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1</text:p>
          </table:table-cell>
          <table:table-cell office:value-type="string">
            <text:p>Half Rou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2</text:p>
          </table:table-cell>
          <table:table-cell office:value-type="string">
            <text:p>Natural Fabric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3</text:p>
          </table:table-cell>
          <table:table-cell office:value-type="string">
            <text:p>Urb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4</text:p>
          </table:table-cell>
          <table:table-cell office:value-type="string">
            <text:p>Wrought I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5</text:p>
          </table:table-cell>
          <table:table-cell office:value-type="string">
            <text:p>Abstrac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6</text:p>
          </table:table-cell>
          <table:table-cell office:value-type="string">
            <text:p>Dimension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7</text:p>
          </table:table-cell>
          <table:table-cell office:value-type="string">
            <text:p>Figura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8</text:p>
          </table:table-cell>
          <table:table-cell office:value-type="string">
            <text:p>Photograph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79</text:p>
          </table:table-cell>
          <table:table-cell office:value-type="string">
            <text:p>Still Li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0</text:p>
          </table:table-cell>
          <table:table-cell office:value-type="string">
            <text:p>Wall 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1</text:p>
          </table:table-cell>
          <table:table-cell office:value-type="string">
            <text:p>Memory fo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2</text:p>
          </table:table-cell>
          <table:table-cell office:value-type="string">
            <text:p>Bob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3</text:p>
          </table:table-cell>
          <table:table-cell office:value-type="string">
            <text:p>Loo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4</text:p>
          </table:table-cell>
          <table:table-cell office:value-type="string">
            <text:p>Tub 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5</text:p>
          </table:table-cell>
          <table:table-cell office:value-type="string">
            <text:p>Fra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6</text:p>
          </table:table-cell>
          <table:table-cell office:value-type="string">
            <text:p>Ray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7</text:p>
          </table:table-cell>
          <table:table-cell office:value-type="string">
            <text:p>Cross we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8</text:p>
          </table:table-cell>
          <table:table-cell office:value-type="string">
            <text:p>Pop We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89</text:p>
          </table:table-cell>
          <table:table-cell office:value-type="string">
            <text:p>P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0</text:p>
          </table:table-cell>
          <table:table-cell office:value-type="string">
            <text:p>Microfib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1</text:p>
          </table:table-cell>
          <table:table-cell office:value-type="string">
            <text:p>Ming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2</text:p>
          </table:table-cell>
          <table:table-cell office:value-type="string">
            <text:p>L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3</text:p>
          </table:table-cell>
          <table:table-cell office:value-type="string">
            <text:p>Sprink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4</text:p>
          </table:table-cell>
          <table:table-cell office:value-type="string">
            <text:p>Osmos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5</text:p>
          </table:table-cell>
          <table:table-cell office:value-type="string">
            <text:p>Sahdow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6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7</text:p>
          </table:table-cell>
          <table:table-cell office:value-type="string">
            <text:p>Hospital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8</text:p>
          </table:table-cell>
          <table:table-cell office:value-type="string">
            <text:p>Tradition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099</text:p>
          </table:table-cell>
          <table:table-cell office:value-type="string">
            <text:p>Gl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0</text:p>
          </table:table-cell>
          <table:table-cell office:value-type="string">
            <text:p>Wrea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1</text:p>
          </table:table-cell>
          <table:table-cell office:value-type="string">
            <text:p>L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2</text:p>
          </table:table-cell>
          <table:table-cell office:value-type="string">
            <text:p>Crac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3</text:p>
          </table:table-cell>
          <table:table-cell office:value-type="string">
            <text:p>Sig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4</text:p>
          </table:table-cell>
          <table:table-cell office:value-type="string">
            <text:p>Tr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5</text:p>
          </table:table-cell>
          <table:table-cell office:value-type="string">
            <text:p>Flo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6</text:p>
          </table:table-cell>
          <table:table-cell office:value-type="string">
            <text:p>10x15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7</text:p>
          </table:table-cell>
          <table:table-cell office:value-type="string">
            <text:p>13x18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8</text:p>
          </table:table-cell>
          <table:table-cell office:value-type="string">
            <text:p>15x2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09</text:p>
          </table:table-cell>
          <table:table-cell office:value-type="string">
            <text:p>20x3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0</text:p>
          </table:table-cell>
          <table:table-cell office:value-type="string">
            <text:p>20x25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1</text:p>
          </table:table-cell>
          <table:table-cell office:value-type="string">
            <text:p>30x4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2</text:p>
          </table:table-cell>
          <table:table-cell office:value-type="string">
            <text:p>3x3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3</text:p>
          </table:table-cell>
          <table:table-cell office:value-type="string">
            <text:p>40x5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4</text:p>
          </table:table-cell>
          <table:table-cell office:value-type="string">
            <text:p>50x6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5</text:p>
          </table:table-cell>
          <table:table-cell office:value-type="string">
            <text:p>6x6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6</text:p>
          </table:table-cell>
          <table:table-cell office:value-type="string">
            <text:p>Chal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7</text:p>
          </table:table-cell>
          <table:table-cell office:value-type="string">
            <text:p>He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8</text:p>
          </table:table-cell>
          <table:table-cell office:value-type="string">
            <text:p>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19</text:p>
          </table:table-cell>
          <table:table-cell office:value-type="string">
            <text:p>Ov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0</text:p>
          </table:table-cell>
          <table:table-cell office:value-type="string">
            <text:p>Ark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1</text:p>
          </table:table-cell>
          <table:table-cell office:value-type="string">
            <text:p>Chev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2</text:p>
          </table:table-cell>
          <table:table-cell office:value-type="string">
            <text:p>Iv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3</text:p>
          </table:table-cell>
          <table:table-cell office:value-type="string">
            <text:p>Jute Chind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4</text:p>
          </table:table-cell>
          <table:table-cell office:value-type="string">
            <text:p>Lea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5</text:p>
          </table:table-cell>
          <table:table-cell office:value-type="string">
            <text:p>Plain Chind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6</text:p>
          </table:table-cell>
          <table:table-cell office:value-type="string">
            <text:p>Prom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7</text:p>
          </table:table-cell>
          <table:table-cell office:value-type="string">
            <text:p>Shagg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8</text:p>
          </table:table-cell>
          <table:table-cell office:value-type="string">
            <text:p>Silk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29</text:p>
          </table:table-cell>
          <table:table-cell office:value-type="string">
            <text:p>No 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0</text:p>
          </table:table-cell>
          <table:table-cell office:value-type="string">
            <text:p>Chen 60x6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1</text:p>
          </table:table-cell>
          <table:table-cell office:value-type="string">
            <text:p>Chen Conte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2</text:p>
          </table:table-cell>
          <table:table-cell office:value-type="string">
            <text:p>Col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3</text:p>
          </table:table-cell>
          <table:table-cell office:value-type="string">
            <text:p>Crewel Em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4</text:p>
          </table:table-cell>
          <table:table-cell office:value-type="string">
            <text:p>Crossroa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5</text:p>
          </table:table-cell>
          <table:table-cell office:value-type="string">
            <text:p>Digi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6</text:p>
          </table:table-cell>
          <table:table-cell office:value-type="string">
            <text:p>Fea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7</text:p>
          </table:table-cell>
          <table:table-cell office:value-type="string">
            <text:p>Hang S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8</text:p>
          </table:table-cell>
          <table:table-cell office:value-type="string">
            <text:p>Mk Suede 45x4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39</text:p>
          </table:table-cell>
          <table:table-cell office:value-type="string">
            <text:p>Pouf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0</text:p>
          </table:table-cell>
          <table:table-cell office:value-type="string">
            <text:p>Printed 50x5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1</text:p>
          </table:table-cell>
          <table:table-cell office:value-type="string">
            <text:p>Printed 60x6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2</text:p>
          </table:table-cell>
          <table:table-cell office:value-type="string">
            <text:p>Tweedle 40x6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3</text:p>
          </table:table-cell>
          <table:table-cell office:value-type="string">
            <text:p>Tweedle 48x4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4</text:p>
          </table:table-cell>
          <table:table-cell office:value-type="string">
            <text:p>Tweedle 60x6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5</text:p>
          </table:table-cell>
          <table:table-cell office:value-type="string">
            <text:p>Tweedle Pouf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6</text:p>
          </table:table-cell>
          <table:table-cell office:value-type="string">
            <text:p>Yarn dye Stri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7</text:p>
          </table:table-cell>
          <table:table-cell office:value-type="string">
            <text:p>A6 C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8</text:p>
          </table:table-cell>
          <table:table-cell office:value-type="string">
            <text:p>Mini C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5</text:p>
          </table:table-cell>
          <table:table-cell office:value-type="string">
            <text:p>Cycle-Tour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6</text:p>
          </table:table-cell>
          <table:table-cell office:value-type="string">
            <text:p>Cycle-TT &amp; Triathl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7</text:p>
          </table:table-cell>
          <table:table-cell office:value-type="string">
            <text:p>Run-Gy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8</text:p>
          </table:table-cell>
          <table:table-cell office:value-type="string">
            <text:p>Run-Ro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09</text:p>
          </table:table-cell>
          <table:table-cell office:value-type="string">
            <text:p>Run-Triathl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0</text:p>
          </table:table-cell>
          <table:table-cell office:value-type="string">
            <text:p>Run-T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1</text:p>
          </table:table-cell>
          <table:table-cell office:value-type="string">
            <text:p>Run-Tra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2</text:p>
          </table:table-cell>
          <table:table-cell office:value-type="string">
            <text:p>Swim-Competi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3</text:p>
          </table:table-cell>
          <table:table-cell office:value-type="string">
            <text:p>Swim-Trai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4</text:p>
          </table:table-cell>
          <table:table-cell office:value-type="string">
            <text:p>Swim-Fitne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5</text:p>
          </table:table-cell>
          <table:table-cell office:value-type="string">
            <text:p>Swim-Outdo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6</text:p>
          </table:table-cell>
          <table:table-cell office:value-type="string">
            <text:p>Swim-Triathl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7</text:p>
          </table:table-cell>
          <table:table-cell office:value-type="string">
            <text:p>Triathlon-Off Ro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200</text:p>
          </table:table-cell>
          <table:table-cell office:value-type="string">
            <text:p>132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200</text:p>
          </table:table-cell>
          <table:table-cell office:value-type="string">
            <text:p>132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300</text:p>
          </table:table-cell>
          <table:table-cell office:value-type="string">
            <text:p>13301</text:p>
          </table:table-cell>
          <table:table-cell office:value-type="string">
            <text:p>Essential Va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300</text:p>
          </table:table-cell>
          <table:table-cell office:value-type="string">
            <text:p>13302</text:p>
          </table:table-cell>
          <table:table-cell office:value-type="string">
            <text:p>Ent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300</text:p>
          </table:table-cell>
          <table:table-cell office:value-type="string">
            <text:p>13303</text:p>
          </table:table-cell>
          <table:table-cell office:value-type="string">
            <text:p>Mid 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300</text:p>
          </table:table-cell>
          <table:table-cell office:value-type="string">
            <text:p>13304</text:p>
          </table:table-cell>
          <table:table-cell office:value-type="string">
            <text:p>Top E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400</text:p>
          </table:table-cell>
          <table:table-cell office:value-type="string">
            <text:p>13401</text:p>
          </table:table-cell>
          <table:table-cell office:value-type="string">
            <text:p>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400</text:p>
          </table:table-cell>
          <table:table-cell office:value-type="string">
            <text:p>13402</text:p>
          </table:table-cell>
          <table:table-cell office:value-type="string">
            <text:p>1-4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400</text:p>
          </table:table-cell>
          <table:table-cell office:value-type="string">
            <text:p>13403</text:p>
          </table:table-cell>
          <table:table-cell office:value-type="string">
            <text:p>5-8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400</text:p>
          </table:table-cell>
          <table:table-cell office:value-type="string">
            <text:p>13404</text:p>
          </table:table-cell>
          <table:table-cell office:value-type="string">
            <text:p>9-12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400</text:p>
          </table:table-cell>
          <table:table-cell office:value-type="string">
            <text:p>13405</text:p>
          </table:table-cell>
          <table:table-cell office:value-type="string">
            <text:p>Over 12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500</text:p>
          </table:table-cell>
          <table:table-cell office:value-type="string">
            <text:p>13501</text:p>
          </table:table-cell>
          <table:table-cell office:value-type="string">
            <text:p>Fl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500</text:p>
          </table:table-cell>
          <table:table-cell office:value-type="string">
            <text:p>13502</text:p>
          </table:table-cell>
          <table:table-cell office:value-type="string">
            <text:p>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500</text:p>
          </table:table-cell>
          <table:table-cell office:value-type="string">
            <text:p>13503</text:p>
          </table:table-cell>
          <table:table-cell office:value-type="string">
            <text:p>M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500</text:p>
          </table:table-cell>
          <table:table-cell office:value-type="string">
            <text:p>13504</text:p>
          </table:table-cell>
          <table:table-cell office:value-type="string">
            <text:p>Hig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500</text:p>
          </table:table-cell>
          <table:table-cell office:value-type="string">
            <text:p>13505</text:p>
          </table:table-cell>
          <table:table-cell office:value-type="string">
            <text:p>Adjust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600</text:p>
          </table:table-cell>
          <table:table-cell office:value-type="string">
            <text:p>13601</text:p>
          </table:table-cell>
          <table:table-cell office:value-type="string">
            <text:p>Bron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600</text:p>
          </table:table-cell>
          <table:table-cell office:value-type="string">
            <text:p>13602</text:p>
          </table:table-cell>
          <table:table-cell office:value-type="string">
            <text:p>Sil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600</text:p>
          </table:table-cell>
          <table:table-cell office:value-type="string">
            <text:p>13603</text:p>
          </table:table-cell>
          <table:table-cell office:value-type="string">
            <text:p>G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600</text:p>
          </table:table-cell>
          <table:table-cell office:value-type="string">
            <text:p>13604</text:p>
          </table:table-cell>
          <table:table-cell office:value-type="string">
            <text:p>Not Ra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700</text:p>
          </table:table-cell>
          <table:table-cell office:value-type="string">
            <text:p>13701</text:p>
          </table:table-cell>
          <table:table-cell office:value-type="string">
            <text:p>Leis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700</text:p>
          </table:table-cell>
          <table:table-cell office:value-type="string">
            <text:p>13702</text:p>
          </table:table-cell>
          <table:table-cell office:value-type="string">
            <text:p>Perform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800</text:p>
          </table:table-cell>
          <table:table-cell office:value-type="string">
            <text:p>138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800</text:p>
          </table:table-cell>
          <table:table-cell office:value-type="string">
            <text:p>138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1</text:p>
          </table:table-cell>
          <table:table-cell office:value-type="string">
            <text:p>Two Pie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2</text:p>
          </table:table-cell>
          <table:table-cell office:value-type="string">
            <text:p>Jamm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3</text:p>
          </table:table-cell>
          <table:table-cell office:value-type="string">
            <text:p>Mid Thig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4</text:p>
          </table:table-cell>
          <table:table-cell office:value-type="string">
            <text:p>Brief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5</text:p>
          </table:table-cell>
          <table:table-cell office:value-type="string">
            <text:p>Box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6</text:p>
          </table:table-cell>
          <table:table-cell office:value-type="string">
            <text:p>Swim Sk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7</text:p>
          </table:table-cell>
          <table:table-cell office:value-type="string">
            <text:p>Fu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8</text:p>
          </table:table-cell>
          <table:table-cell office:value-type="string">
            <text:p>Sleevele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09</text:p>
          </table:table-cell>
          <table:table-cell office:value-type="string">
            <text:p>Shor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10</text:p>
          </table:table-cell>
          <table:table-cell office:value-type="string">
            <text:p>Drag Short/Su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11</text:p>
          </table:table-cell>
          <table:table-cell office:value-type="string">
            <text:p>Buoyancy Shor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12</text:p>
          </table:table-cell>
          <table:table-cell office:value-type="string">
            <text:p>Rash V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900</text:p>
          </table:table-cell>
          <table:table-cell office:value-type="string">
            <text:p>13913</text:p>
          </table:table-cell>
          <table:table-cell office:value-type="string">
            <text:p>Wetsuit C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1</text:p>
          </table:table-cell>
          <table:table-cell office:value-type="string">
            <text:p>Sm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2</text:p>
          </table:table-cell>
          <table:table-cell office:value-type="string">
            <text:p>Stand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3</text:p>
          </table:table-cell>
          <table:table-cell office:value-type="string">
            <text:p>Roll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4</text:p>
          </table:table-cell>
          <table:table-cell office:value-type="string">
            <text:p>Direct Dr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5</text:p>
          </table:table-cell>
          <table:table-cell office:value-type="string">
            <text:p>Wheel 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6</text:p>
          </table:table-cell>
          <table:table-cell office:value-type="string">
            <text:p>Ai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7</text:p>
          </table:table-cell>
          <table:table-cell office:value-type="string">
            <text:p>Flu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8</text:p>
          </table:table-cell>
          <table:table-cell office:value-type="string">
            <text:p>Magnet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09</text:p>
          </table:table-cell>
          <table:table-cell office:value-type="string">
            <text:p>Elect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0</text:p>
          </table:table-cell>
          <table:table-cell office:value-type="string">
            <text:p>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1</text:p>
          </table:table-cell>
          <table:table-cell office:value-type="string">
            <text:p>Med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2</text:p>
          </table:table-cell>
          <table:table-cell office:value-type="string">
            <text:p>Hig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3</text:p>
          </table:table-cell>
          <table:table-cell office:value-type="string">
            <text:p>Hu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4</text:p>
          </table:table-cell>
          <table:table-cell office:value-type="string">
            <text:p>Ped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5</text:p>
          </table:table-cell>
          <table:table-cell office:value-type="string">
            <text:p>Cra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6</text:p>
          </table:table-cell>
          <table:table-cell office:value-type="string">
            <text:p>Adjustable Resist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7</text:p>
          </table:table-cell>
          <table:table-cell office:value-type="string">
            <text:p>Turb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000</text:p>
          </table:table-cell>
          <table:table-cell office:value-type="string">
            <text:p>14018</text:p>
          </table:table-cell>
          <table:table-cell office:value-type="string">
            <text:p>Static Bi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1</text:p>
          </table:table-cell>
          <table:table-cell office:value-type="string">
            <text:p>Polaris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2</text:p>
          </table:table-cell>
          <table:table-cell office:value-type="string">
            <text:p>Photochrom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3</text:p>
          </table:table-cell>
          <table:table-cell office:value-type="string">
            <text:p>Anti Fo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4</text:p>
          </table:table-cell>
          <table:table-cell office:value-type="string">
            <text:p>Mirro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5</text:p>
          </table:table-cell>
          <table:table-cell office:value-type="string">
            <text:p>UV Protec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6</text:p>
          </table:table-cell>
          <table:table-cell office:value-type="string">
            <text:p>Cl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7</text:p>
          </table:table-cell>
          <table:table-cell office:value-type="string">
            <text:p>Colou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8</text:p>
          </table:table-cell>
          <table:table-cell office:value-type="string">
            <text:p>Tin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100</text:p>
          </table:table-cell>
          <table:table-cell office:value-type="string">
            <text:p>14109</text:p>
          </table:table-cell>
          <table:table-cell office:value-type="string">
            <text:p>Anti Reflec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1</text:p>
          </table:table-cell>
          <table:table-cell office:value-type="string">
            <text:p>Eve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2</text:p>
          </table:table-cell>
          <table:table-cell office:value-type="string">
            <text:p>Australia Wareho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3</text:p>
          </table:table-cell>
          <table:table-cell office:value-type="string">
            <text:p>Normal Wareho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4</text:p>
          </table:table-cell>
          <table:table-cell office:value-type="string">
            <text:p>Gift Vouch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5</text:p>
          </table:table-cell>
          <table:table-cell office:value-type="string">
            <text:p>Bike Worksh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144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144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145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145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14601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14602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800</text:p>
          </table:table-cell>
          <table:table-cell office:value-type="string">
            <text:p>14801</text:p>
          </table:table-cell>
          <table:table-cell office:value-type="string">
            <text:p>1 Y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49</text:p>
          </table:table-cell>
          <table:table-cell office:value-type="string">
            <text:p>Le Coq Sporti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0</text:p>
          </table:table-cell>
          <table:table-cell office:value-type="string">
            <text:p>Sennheis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1</text:p>
          </table:table-cell>
          <table:table-cell office:value-type="string">
            <text:p>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2</text:p>
          </table:table-cell>
          <table:table-cell office:value-type="string">
            <text:p>FIND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3</text:p>
          </table:table-cell>
          <table:table-cell office:value-type="string">
            <text:p>Sea Suc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4</text:p>
          </table:table-cell>
          <table:table-cell office:value-type="string">
            <text:p>Early Ri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5</text:p>
          </table:table-cell>
          <table:table-cell office:value-type="string">
            <text:p>Quintana R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6</text:p>
          </table:table-cell>
          <table:table-cell office:value-type="string">
            <text:p>Sustra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7</text:p>
          </table:table-cell>
          <table:table-cell office:value-type="string">
            <text:p>MuscleAidTa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8</text:p>
          </table:table-cell>
          <table:table-cell office:value-type="string">
            <text:p>how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59</text:p>
          </table:table-cell>
          <table:table-cell office:value-type="string">
            <text:p>Kathmand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0</text:p>
          </table:table-cell>
          <table:table-cell office:value-type="string">
            <text:p>Bergha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1</text:p>
          </table:table-cell>
          <table:table-cell office:value-type="string">
            <text:p>Peak Perform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2</text:p>
          </table:table-cell>
          <table:table-cell office:value-type="string">
            <text:p>Mountain Hard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3</text:p>
          </table:table-cell>
          <table:table-cell office:value-type="string">
            <text:p>Cord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4</text:p>
          </table:table-cell>
          <table:table-cell office:value-type="string">
            <text:p>InSte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5</text:p>
          </table:table-cell>
          <table:table-cell office:value-type="string">
            <text:p>Rec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6</text:p>
          </table:table-cell>
          <table:table-cell office:value-type="string">
            <text:p>NiteRi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7</text:p>
          </table:table-cell>
          <table:table-cell office:value-type="string">
            <text:p>Wiggle Essenti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8</text:p>
          </table:table-cell>
          <table:table-cell office:value-type="string">
            <text:p>ADD BR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69</text:p>
          </table:table-cell>
          <table:table-cell office:value-type="string">
            <text:p>2X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0</text:p>
          </table:table-cell>
          <table:table-cell office:value-type="string">
            <text:p>(DNU) Adidas Cycl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1</text:p>
          </table:table-cell>
          <table:table-cell office:value-type="string">
            <text:p>Ambros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2</text:p>
          </table:table-cell>
          <table:table-cell office:value-type="string">
            <text:p>Amplif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3</text:p>
          </table:table-cell>
          <table:table-cell office:value-type="string">
            <text:p>Anim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4</text:p>
          </table:table-cell>
          <table:table-cell office:value-type="string">
            <text:p>Ans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5</text:p>
          </table:table-cell>
          <table:table-cell office:value-type="string">
            <text:p>Aqua Lu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6</text:p>
          </table:table-cell>
          <table:table-cell office:value-type="string">
            <text:p>Astu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7</text:p>
          </table:table-cell>
          <table:table-cell office:value-type="string">
            <text:p>Avan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8</text:p>
          </table:table-cell>
          <table:table-cell office:value-type="string">
            <text:p>Bergamo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79</text:p>
          </table:table-cell>
          <table:table-cell office:value-type="string">
            <text:p>Bianch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0</text:p>
          </table:table-cell>
          <table:table-cell office:value-type="string">
            <text:p>Bicker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1</text:p>
          </table:table-cell>
          <table:table-cell office:value-type="string">
            <text:p>Bike Too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2</text:p>
          </table:table-cell>
          <table:table-cell office:value-type="string">
            <text:p>Bik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3</text:p>
          </table:table-cell>
          <table:table-cell office:value-type="string">
            <text:p>Bio-Synerg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4</text:p>
          </table:table-cell>
          <table:table-cell office:value-type="string">
            <text:p>Boblb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5</text:p>
          </table:table-cell>
          <table:table-cell office:value-type="string">
            <text:p>Bombt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6</text:p>
          </table:table-cell>
          <table:table-cell office:value-type="string">
            <text:p>Bo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7</text:p>
          </table:table-cell>
          <table:table-cell office:value-type="string">
            <text:p>Bpeo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8</text:p>
          </table:table-cell>
          <table:table-cell office:value-type="string">
            <text:p>Broo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89</text:p>
          </table:table-cell>
          <table:table-cell office:value-type="string">
            <text:p>bry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0</text:p>
          </table:table-cell>
          <table:table-cell office:value-type="string">
            <text:p>BTR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1</text:p>
          </table:table-cell>
          <table:table-cell office:value-type="string">
            <text:p>Carrad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2</text:p>
          </table:table-cell>
          <table:table-cell office:value-type="string">
            <text:p>Cinelli Bootle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3</text:p>
          </table:table-cell>
          <table:table-cell office:value-type="string">
            <text:p>COS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4</text:p>
          </table:table-cell>
          <table:table-cell office:value-type="string">
            <text:p>Cu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5</text:p>
          </table:table-cell>
          <table:table-cell office:value-type="string">
            <text:p>CYC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6</text:p>
          </table:table-cell>
          <table:table-cell office:value-type="string">
            <text:p>Cycolog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7</text:p>
          </table:table-cell>
          <table:table-cell office:value-type="string">
            <text:p>Dah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8</text:p>
          </table:table-cell>
          <table:table-cell office:value-type="string">
            <text:p>Dak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399</text:p>
          </table:table-cell>
          <table:table-cell office:value-type="string">
            <text:p>Diado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0</text:p>
          </table:table-cell>
          <table:table-cell office:value-type="string">
            <text:p>Eastw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1</text:p>
          </table:table-cell>
          <table:table-cell office:value-type="string">
            <text:p>EB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2</text:p>
          </table:table-cell>
          <table:table-cell office:value-type="string">
            <text:p>Effetto Maripos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3</text:p>
          </table:table-cell>
          <table:table-cell office:value-type="string">
            <text:p>Endurance Conspirac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4</text:p>
          </table:table-cell>
          <table:table-cell office:value-type="string">
            <text:p>Evil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5</text:p>
          </table:table-cell>
          <table:table-cell office:value-type="string">
            <text:p>Fox Wil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6</text:p>
          </table:table-cell>
          <table:table-cell office:value-type="string">
            <text:p>Funky Trun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7</text:p>
          </table:table-cell>
          <table:table-cell office:value-type="string">
            <text:p>Ge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8</text:p>
          </table:table-cell>
          <table:table-cell office:value-type="string">
            <text:p>Hardnut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09</text:p>
          </table:table-cell>
          <table:table-cell office:value-type="string">
            <text:p>Ha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0</text:p>
          </table:table-cell>
          <table:table-cell office:value-type="string">
            <text:p>Hey Cyc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1</text:p>
          </table:table-cell>
          <table:table-cell office:value-type="string">
            <text:p>HUB Appar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2</text:p>
          </table:table-cell>
          <table:table-cell office:value-type="string">
            <text:p>Hutchin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3</text:p>
          </table:table-cell>
          <table:table-cell office:value-type="string">
            <text:p>HUU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4</text:p>
          </table:table-cell>
          <table:table-cell office:value-type="string">
            <text:p>Icebrea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5</text:p>
          </table:table-cell>
          <table:table-cell office:value-type="string">
            <text:p>Intrepid Appar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6</text:p>
          </table:table-cell>
          <table:table-cell office:value-type="string">
            <text:p>Isad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7</text:p>
          </table:table-cell>
          <table:table-cell office:value-type="string">
            <text:p>Jetval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8</text:p>
          </table:table-cell>
          <table:table-cell office:value-type="string">
            <text:p>Kend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19</text:p>
          </table:table-cell>
          <table:table-cell office:value-type="string">
            <text:p>L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0</text:p>
          </table:table-cell>
          <table:table-cell office:value-type="string">
            <text:p>Lifed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1</text:p>
          </table:table-cell>
          <table:table-cell office:value-type="string">
            <text:p>M:P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2</text:p>
          </table:table-cell>
          <table:table-cell office:value-type="string">
            <text:p>Manito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3</text:p>
          </table:table-cell>
          <table:table-cell office:value-type="string">
            <text:p>Marzocch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4</text:p>
          </table:table-cell>
          <table:table-cell office:value-type="string">
            <text:p>Mav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5</text:p>
          </table:table-cell>
          <table:table-cell office:value-type="string">
            <text:p>M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6</text:p>
          </table:table-cell>
          <table:table-cell office:value-type="string">
            <text:p>Microsof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7</text:p>
          </table:table-cell>
          <table:table-cell office:value-type="string">
            <text:p>Mo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8</text:p>
          </table:table-cell>
          <table:table-cell office:value-type="string">
            <text:p>Mondra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29</text:p>
          </table:table-cell>
          <table:table-cell office:value-type="string">
            <text:p>Mongoo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0</text:p>
          </table:table-cell>
          <table:table-cell office:value-type="string">
            <text:p>Mon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1</text:p>
          </table:table-cell>
          <table:table-cell office:value-type="string">
            <text:p>Moov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2</text:p>
          </table:table-cell>
          <table:table-cell office:value-type="string">
            <text:p>MuleB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3</text:p>
          </table:table-cell>
          <table:table-cell office:value-type="string">
            <text:p>Nectar Fuel System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4</text:p>
          </table:table-cell>
          <table:table-cell office:value-type="string">
            <text:p>Nuu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5</text:p>
          </table:table-cell>
          <table:table-cell office:value-type="string">
            <text:p>Od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6</text:p>
          </table:table-cell>
          <table:table-cell office:value-type="string">
            <text:p>Panach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7</text:p>
          </table:table-cell>
          <table:table-cell office:value-type="string">
            <text:p>PD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49</text:p>
          </table:table-cell>
          <table:table-cell office:value-type="string">
            <text:p>Key Rin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0</text:p>
          </table:table-cell>
          <table:table-cell office:value-type="string">
            <text:p>Coin Purs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1</text:p>
          </table:table-cell>
          <table:table-cell office:value-type="string">
            <text:p>Party Pro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2</text:p>
          </table:table-cell>
          <table:table-cell office:value-type="string">
            <text:p>Ballo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3</text:p>
          </table:table-cell>
          <table:table-cell office:value-type="string">
            <text:p>Notes and DiCu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4</text:p>
          </table:table-cell>
          <table:table-cell office:value-type="string">
            <text:p>40x4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5</text:p>
          </table:table-cell>
          <table:table-cell office:value-type="string">
            <text:p>40x6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6</text:p>
          </table:table-cell>
          <table:table-cell office:value-type="string">
            <text:p>30x9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7</text:p>
          </table:table-cell>
          <table:table-cell office:value-type="string">
            <text:p>45x135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8</text:p>
          </table:table-cell>
          <table:table-cell office:value-type="string">
            <text:p>60x6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59</text:p>
          </table:table-cell>
          <table:table-cell office:value-type="string">
            <text:p>60x9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0</text:p>
          </table:table-cell>
          <table:table-cell office:value-type="string">
            <text:p>70x17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1</text:p>
          </table:table-cell>
          <table:table-cell office:value-type="string">
            <text:p>90x12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2</text:p>
          </table:table-cell>
          <table:table-cell office:value-type="string">
            <text:p>100x10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3</text:p>
          </table:table-cell>
          <table:table-cell office:value-type="string">
            <text:p>40x4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4</text:p>
          </table:table-cell>
          <table:table-cell office:value-type="string">
            <text:p>40x6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5</text:p>
          </table:table-cell>
          <table:table-cell office:value-type="string">
            <text:p>30x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6</text:p>
          </table:table-cell>
          <table:table-cell office:value-type="string">
            <text:p>45x13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7</text:p>
          </table:table-cell>
          <table:table-cell office:value-type="string">
            <text:p>60x6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8</text:p>
          </table:table-cell>
          <table:table-cell office:value-type="string">
            <text:p>60x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69</text:p>
          </table:table-cell>
          <table:table-cell office:value-type="string">
            <text:p>70x17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70</text:p>
          </table:table-cell>
          <table:table-cell office:value-type="string">
            <text:p>90x1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71</text:p>
          </table:table-cell>
          <table:table-cell office:value-type="string">
            <text:p>100x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72</text:p>
          </table:table-cell>
          <table:table-cell office:value-type="string">
            <text:p>A6 C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5</text:p>
          </table:table-cell>
          <table:table-cell office:value-type="string">
            <text:p>90173</text:p>
          </table:table-cell>
          <table:table-cell office:value-type="string">
            <text:p>Mini C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6</text:p>
          </table:table-cell>
          <table:table-cell office:value-type="string">
            <text:p>91001</text:p>
          </table:table-cell>
          <table:table-cell office:value-type="string">
            <text:p>Boy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6</text:p>
          </table:table-cell>
          <table:table-cell office:value-type="string">
            <text:p>91002</text:p>
          </table:table-cell>
          <table:table-cell office:value-type="string">
            <text:p>Gene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6</text:p>
          </table:table-cell>
          <table:table-cell office:value-type="string">
            <text:p>91003</text:p>
          </table:table-cell>
          <table:table-cell office:value-type="string">
            <text:p>Gir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1</text:p>
          </table:table-cell>
          <table:table-cell office:value-type="string">
            <text:p>1 Pass Coated Block O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2</text:p>
          </table:table-cell>
          <table:table-cell office:value-type="string">
            <text:p>3 Pass Coated Block O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3</text:p>
          </table:table-cell>
          <table:table-cell office:value-type="string">
            <text:p>Appliq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4</text:p>
          </table:table-cell>
          <table:table-cell office:value-type="string">
            <text:p>Brush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5</text:p>
          </table:table-cell>
          <table:table-cell office:value-type="string">
            <text:p>Burn O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6</text:p>
          </table:table-cell>
          <table:table-cell office:value-type="string">
            <text:p>Chrome Pla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7</text:p>
          </table:table-cell>
          <table:table-cell office:value-type="string">
            <text:p>Cl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8</text:p>
          </table:table-cell>
          <table:table-cell office:value-type="string">
            <text:p>Coa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09</text:p>
          </table:table-cell>
          <table:table-cell office:value-type="string">
            <text:p>Comb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0</text:p>
          </table:table-cell>
          <table:table-cell office:value-type="string">
            <text:p>Draped Li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1</text:p>
          </table:table-cell>
          <table:table-cell office:value-type="string">
            <text:p>Duco Spray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2</text:p>
          </table:table-cell>
          <table:table-cell office:value-type="string">
            <text:p>Dy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3</text:p>
          </table:table-cell>
          <table:table-cell office:value-type="string">
            <text:p>Embellish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4</text:p>
          </table:table-cell>
          <table:table-cell office:value-type="string">
            <text:p>Emboss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5</text:p>
          </table:table-cell>
          <table:table-cell office:value-type="string">
            <text:p>Embroide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6</text:p>
          </table:table-cell>
          <table:table-cell office:value-type="string">
            <text:p>Flock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7</text:p>
          </table:table-cell>
          <table:table-cell office:value-type="string">
            <text:p>F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8</text:p>
          </table:table-cell>
          <table:table-cell office:value-type="string">
            <text:p>Glaz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19</text:p>
          </table:table-cell>
          <table:table-cell office:value-type="string">
            <text:p>Jacq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0</text:p>
          </table:table-cell>
          <table:table-cell office:value-type="string">
            <text:p>Lazer C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1</text:p>
          </table:table-cell>
          <table:table-cell office:value-type="string">
            <text:p>Melamine F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2</text:p>
          </table:table-cell>
          <table:table-cell office:value-type="string">
            <text:p>Mel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3</text:p>
          </table:table-cell>
          <table:table-cell office:value-type="string">
            <text:p>Mould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4</text:p>
          </table:table-cell>
          <table:table-cell office:value-type="string">
            <text:p>No Fini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5</text:p>
          </table:table-cell>
          <table:table-cell office:value-type="string">
            <text:p>Pain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6</text:p>
          </table:table-cell>
          <table:table-cell office:value-type="string">
            <text:p>Paper F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7</text:p>
          </table:table-cell>
          <table:table-cell office:value-type="string">
            <text:p>Pintu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8</text:p>
          </table:table-cell>
          <table:table-cell office:value-type="string">
            <text:p>Pl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29</text:p>
          </table:table-cell>
          <table:table-cell office:value-type="string">
            <text:p>Polish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0</text:p>
          </table:table-cell>
          <table:table-cell office:value-type="string">
            <text:p>Powder Coa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1</text:p>
          </table:table-cell>
          <table:table-cell office:value-type="string">
            <text:p>Prin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2</text:p>
          </table:table-cell>
          <table:table-cell office:value-type="string">
            <text:p>PU Laminated Waterproof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3</text:p>
          </table:table-cell>
          <table:table-cell office:value-type="string">
            <text:p>PVC Coa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4</text:p>
          </table:table-cell>
          <table:table-cell office:value-type="string">
            <text:p>PVC F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5</text:p>
          </table:table-cell>
          <table:table-cell office:value-type="string">
            <text:p>Quil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6</text:p>
          </table:table-cell>
          <table:table-cell office:value-type="string">
            <text:p>Rubber Coa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7</text:p>
          </table:table-cell>
          <table:table-cell office:value-type="string">
            <text:p>Ruch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8</text:p>
          </table:table-cell>
          <table:table-cell office:value-type="string">
            <text:p>Sequence Embroide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39</text:p>
          </table:table-cell>
          <table:table-cell office:value-type="string">
            <text:p>Stain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40</text:p>
          </table:table-cell>
          <table:table-cell office:value-type="string">
            <text:p>Sueded Heat Glaz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41</text:p>
          </table:table-cell>
          <table:table-cell office:value-type="string">
            <text:p>Tin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42</text:p>
          </table:table-cell>
          <table:table-cell office:value-type="string">
            <text:p>Varnish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43</text:p>
          </table:table-cell>
          <table:table-cell office:value-type="string">
            <text:p>Wire Brush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44</text:p>
          </table:table-cell>
          <table:table-cell office:value-type="string">
            <text:p>Wov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45</text:p>
          </table:table-cell>
          <table:table-cell office:value-type="string">
            <text:p>Woven Block O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7</text:p>
          </table:table-cell>
          <table:table-cell office:value-type="string">
            <text:p>92046</text:p>
          </table:table-cell>
          <table:table-cell office:value-type="string">
            <text:p>Yarndy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8</text:p>
          </table:table-cell>
          <table:table-cell office:value-type="string">
            <text:p>93001</text:p>
          </table:table-cell>
          <table:table-cell office:value-type="string">
            <text:p>Ri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8</text:p>
          </table:table-cell>
          <table:table-cell office:value-type="string">
            <text:p>93002</text:p>
          </table:table-cell>
          <table:table-cell office:value-type="string">
            <text:p>Ave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8</text:p>
          </table:table-cell>
          <table:table-cell office:value-type="string">
            <text:p>93003</text:p>
          </table:table-cell>
          <table:table-cell office:value-type="string">
            <text:p>G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8</text:p>
          </table:table-cell>
          <table:table-cell office:value-type="string">
            <text:p>93004</text:p>
          </table:table-cell>
          <table:table-cell office:value-type="string">
            <text:p>Excell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9</text:p>
          </table:table-cell>
          <table:table-cell office:value-type="string">
            <text:p>94001</text:p>
          </table:table-cell>
          <table:table-cell office:value-type="string">
            <text:p>C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9</text:p>
          </table:table-cell>
          <table:table-cell office:value-type="string">
            <text:p>94002</text:p>
          </table:table-cell>
          <table:table-cell office:value-type="string">
            <text:p>Fash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9</text:p>
          </table:table-cell>
          <table:table-cell office:value-type="string">
            <text:p>94003</text:p>
          </table:table-cell>
          <table:table-cell office:value-type="string">
            <text:p>T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9</text:p>
          </table:table-cell>
          <table:table-cell office:value-type="string">
            <text:p>94004</text:p>
          </table:table-cell>
          <table:table-cell office:value-type="string">
            <text:p>Updated C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1</text:p>
          </table:table-cell>
          <table:table-cell office:value-type="string">
            <text:p>5Pk Face Cloth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2</text:p>
          </table:table-cell>
          <table:table-cell office:value-type="string">
            <text:p>Abella Emboss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3</text:p>
          </table:table-cell>
          <table:table-cell office:value-type="string">
            <text:p>Abundance Bob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4</text:p>
          </table:table-cell>
          <table:table-cell office:value-type="string">
            <text:p>Abundance Stri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5</text:p>
          </table:table-cell>
          <table:table-cell office:value-type="string">
            <text:p>Anim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6</text:p>
          </table:table-cell>
          <table:table-cell office:value-type="string">
            <text:p>Antique Ta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800</text:p>
          </table:table-cell>
          <table:table-cell office:value-type="string">
            <text:p>14802</text:p>
          </table:table-cell>
          <table:table-cell office:value-type="string">
            <text:p>2 Ye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800</text:p>
          </table:table-cell>
          <table:table-cell office:value-type="string">
            <text:p>14803</text:p>
          </table:table-cell>
          <table:table-cell office:value-type="string">
            <text:p>3 Ye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800</text:p>
          </table:table-cell>
          <table:table-cell office:value-type="string">
            <text:p>14804</text:p>
          </table:table-cell>
          <table:table-cell office:value-type="string">
            <text:p>4 Ye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800</text:p>
          </table:table-cell>
          <table:table-cell office:value-type="string">
            <text:p>14805</text:p>
          </table:table-cell>
          <table:table-cell office:value-type="string">
            <text:p>5 Ye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800</text:p>
          </table:table-cell>
          <table:table-cell office:value-type="string">
            <text:p>14806</text:p>
          </table:table-cell>
          <table:table-cell office:value-type="string">
            <text:p>5+ Ye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800</text:p>
          </table:table-cell>
          <table:table-cell office:value-type="string">
            <text:p>14807</text:p>
          </table:table-cell>
          <table:table-cell office:value-type="string">
            <text:p>Lifeti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900</text:p>
          </table:table-cell>
          <table:table-cell office:value-type="string">
            <text:p>14901</text:p>
          </table:table-cell>
          <table:table-cell office:value-type="string">
            <text:p>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900</text:p>
          </table:table-cell>
          <table:table-cell office:value-type="string">
            <text:p>14902</text:p>
          </table:table-cell>
          <table:table-cell office:value-type="string">
            <text:p>Med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900</text:p>
          </table:table-cell>
          <table:table-cell office:value-type="string">
            <text:p>14903</text:p>
          </table:table-cell>
          <table:table-cell office:value-type="string">
            <text:p>Hig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4</text:p>
          </table:table-cell>
          <table:table-cell office:value-type="string">
            <text:p>During &amp; After Exerc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5</text:p>
          </table:table-cell>
          <table:table-cell office:value-type="string">
            <text:p>Lean Musc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6</text:p>
          </table:table-cell>
          <table:table-cell office:value-type="string">
            <text:p>Muscle &amp; Si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7</text:p>
          </table:table-cell>
          <table:table-cell office:value-type="string">
            <text:p>Strength &amp; Po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8</text:p>
          </table:table-cell>
          <table:table-cell office:value-type="string">
            <text:p>Weight Manage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09</text:p>
          </table:table-cell>
          <table:table-cell office:value-type="string">
            <text:p>Energy and Endur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10</text:p>
          </table:table-cell>
          <table:table-cell office:value-type="string">
            <text:p>Healthy Liv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000</text:p>
          </table:table-cell>
          <table:table-cell office:value-type="string">
            <text:p>15011</text:p>
          </table:table-cell>
          <table:table-cell office:value-type="string">
            <text:p>Recove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1</text:p>
          </table:table-cell>
          <table:table-cell office:value-type="string">
            <text:p>Single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2</text:p>
          </table:table-cell>
          <table:table-cell office:value-type="string">
            <text:p>2/3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3</text:p>
          </table:table-cell>
          <table:table-cell office:value-type="string">
            <text:p>3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4</text:p>
          </table:table-cell>
          <table:table-cell office:value-type="string">
            <text:p>6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5</text:p>
          </table:table-cell>
          <table:table-cell office:value-type="string">
            <text:p>7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6</text:p>
          </table:table-cell>
          <table:table-cell office:value-type="string">
            <text:p>8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7</text:p>
          </table:table-cell>
          <table:table-cell office:value-type="string">
            <text:p>9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8</text:p>
          </table:table-cell>
          <table:table-cell office:value-type="string">
            <text:p>10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09</text:p>
          </table:table-cell>
          <table:table-cell office:value-type="string">
            <text:p>11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0</text:p>
          </table:table-cell>
          <table:table-cell office:value-type="string">
            <text:p>12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1</text:p>
          </table:table-cell>
          <table:table-cell office:value-type="string">
            <text:p>2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2</text:p>
          </table:table-cell>
          <table:table-cell office:value-type="string">
            <text:p>6/7/8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3</text:p>
          </table:table-cell>
          <table:table-cell office:value-type="string">
            <text:p>9/10/11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4</text:p>
          </table:table-cell>
          <table:table-cell office:value-type="string">
            <text:p>10/11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1</text:p>
          </table:table-cell>
          <table:table-cell office:value-type="string">
            <text:p>Bag - Handleb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2</text:p>
          </table:table-cell>
          <table:table-cell office:value-type="string">
            <text:p>Bag - Hard C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3</text:p>
          </table:table-cell>
          <table:table-cell office:value-type="string">
            <text:p>Bag - On Fra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4</text:p>
          </table:table-cell>
          <table:table-cell office:value-type="string">
            <text:p>Bag - Panni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5</text:p>
          </table:table-cell>
          <table:table-cell office:value-type="string">
            <text:p>Bag - 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6</text:p>
          </table:table-cell>
          <table:table-cell office:value-type="string">
            <text:p>Bag - Sad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7</text:p>
          </table:table-cell>
          <table:table-cell office:value-type="string">
            <text:p>Bag - Soft C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8</text:p>
          </table:table-cell>
          <table:table-cell office:value-type="string">
            <text:p>Brake - Ae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09</text:p>
          </table:table-cell>
          <table:table-cell office:value-type="string">
            <text:p>Brake - Calli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0</text:p>
          </table:table-cell>
          <table:table-cell office:value-type="string">
            <text:p>Brake - Direct Mou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1</text:p>
          </table:table-cell>
          <table:table-cell office:value-type="string">
            <text:p>Brake - Hydraulic Dis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2</text:p>
          </table:table-cell>
          <table:table-cell office:value-type="string">
            <text:p>Brake - Mechanical Dis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3</text:p>
          </table:table-cell>
          <table:table-cell office:value-type="string">
            <text:p>Brake - V Bra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4</text:p>
          </table:table-cell>
          <table:table-cell office:value-type="string">
            <text:p>Crank - Compac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5</text:p>
          </table:table-cell>
          <table:table-cell office:value-type="string">
            <text:p>Crank - Semi Compac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6</text:p>
          </table:table-cell>
          <table:table-cell office:value-type="string">
            <text:p>Crank - Single R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7</text:p>
          </table:table-cell>
          <table:table-cell office:value-type="string">
            <text:p>Crank - Stand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8</text:p>
          </table:table-cell>
          <table:table-cell office:value-type="string">
            <text:p>Crank - Tri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19</text:p>
          </table:table-cell>
          <table:table-cell office:value-type="string">
            <text:p>Lock - C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0</text:p>
          </table:table-cell>
          <table:table-cell office:value-type="string">
            <text:p>Lock - Ch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1</text:p>
          </table:table-cell>
          <table:table-cell office:value-type="string">
            <text:p>Lock - D/U 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2</text:p>
          </table:table-cell>
          <table:table-cell office:value-type="string">
            <text:p>Electronics - Activity Moni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3</text:p>
          </table:table-cell>
          <table:table-cell office:value-type="string">
            <text:p>Mounting - Front Fit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4</text:p>
          </table:table-cell>
          <table:table-cell office:value-type="string">
            <text:p>Mounting - On C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5</text:p>
          </table:table-cell>
          <table:table-cell office:value-type="string">
            <text:p>Mounting - Rear Fit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6</text:p>
          </table:table-cell>
          <table:table-cell office:value-type="string">
            <text:p>Mounting - W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7</text:p>
          </table:table-cell>
          <table:table-cell office:value-type="string">
            <text:p>Pedal - Clip 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8</text:p>
          </table:table-cell>
          <table:table-cell office:value-type="string">
            <text:p>Pedal - Fl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29</text:p>
          </table:table-cell>
          <table:table-cell office:value-type="string">
            <text:p>Pedal - Shimano SP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0</text:p>
          </table:table-cell>
          <table:table-cell office:value-type="string">
            <text:p>Pump - CO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1</text:p>
          </table:table-cell>
          <table:table-cell office:value-type="string">
            <text:p>Pump - Flo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2</text:p>
          </table:table-cell>
          <table:table-cell office:value-type="string">
            <text:p>Pump - Manual / H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3</text:p>
          </table:table-cell>
          <table:table-cell office:value-type="string">
            <text:p>Pump - Sh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4</text:p>
          </table:table-cell>
          <table:table-cell office:value-type="string">
            <text:p>Seatpost - Drop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5</text:p>
          </table:table-cell>
          <table:table-cell office:value-type="string">
            <text:p>Tools - Multi T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6</text:p>
          </table:table-cell>
          <table:table-cell office:value-type="string">
            <text:p>Tools - Worksh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7</text:p>
          </table:table-cell>
          <table:table-cell office:value-type="string">
            <text:p>Tyre - Clinc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8</text:p>
          </table:table-cell>
          <table:table-cell office:value-type="string">
            <text:p>Tyre - Fold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39</text:p>
          </table:table-cell>
          <table:table-cell office:value-type="string">
            <text:p>Tyre - Rig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0</text:p>
          </table:table-cell>
          <table:table-cell office:value-type="string">
            <text:p>Tyre - Tubeless Rea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1</text:p>
          </table:table-cell>
          <table:table-cell office:value-type="string">
            <text:p>Tyre - Tubul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2</text:p>
          </table:table-cell>
          <table:table-cell office:value-type="string">
            <text:p>Wheel - Cro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3</text:p>
          </table:table-cell>
          <table:table-cell office:value-type="string">
            <text:p>Wheel - MT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4</text:p>
          </table:table-cell>
          <table:table-cell office:value-type="string">
            <text:p>Wheel - Road Disc Bra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5</text:p>
          </table:table-cell>
          <table:table-cell office:value-type="string">
            <text:p>Wheel - Road Rim Bra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6</text:p>
          </table:table-cell>
          <table:table-cell office:value-type="string">
            <text:p>Wheel - T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7</text:p>
          </table:table-cell>
          <table:table-cell office:value-type="string">
            <text:p>Crank - Dou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1</text:p>
          </table:table-cell>
          <table:table-cell office:value-type="string">
            <text:p>2106909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2</text:p>
          </table:table-cell>
          <table:table-cell office:value-type="string">
            <text:p>30045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3</text:p>
          </table:table-cell>
          <table:table-cell office:value-type="string">
            <text:p>3005903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4</text:p>
          </table:table-cell>
          <table:table-cell office:value-type="string">
            <text:p>30065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5</text:p>
          </table:table-cell>
          <table:table-cell office:value-type="string">
            <text:p>340211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6</text:p>
          </table:table-cell>
          <table:table-cell office:value-type="string">
            <text:p>34022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8</text:p>
          </table:table-cell>
          <table:table-cell office:value-type="string">
            <text:p>Profile Desig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39</text:p>
          </table:table-cell>
          <table:table-cell office:value-type="string">
            <text:p>Pu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0</text:p>
          </table:table-cell>
          <table:table-cell office:value-type="string">
            <text:p>Quarq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1</text:p>
          </table:table-cell>
          <table:table-cell office:value-type="string">
            <text:p>Quel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2</text:p>
          </table:table-cell>
          <table:table-cell office:value-type="string">
            <text:p>Quirky Gift Libra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3</text:p>
          </table:table-cell>
          <table:table-cell office:value-type="string">
            <text:p>Rit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4</text:p>
          </table:table-cell>
          <table:table-cell office:value-type="string">
            <text:p>Rockta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5</text:p>
          </table:table-cell>
          <table:table-cell office:value-type="string">
            <text:p>Ro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6</text:p>
          </table:table-cell>
          <table:table-cell office:value-type="string">
            <text:p>Rudy Projec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7</text:p>
          </table:table-cell>
          <table:table-cell office:value-type="string">
            <text:p>RW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8</text:p>
          </table:table-cell>
          <table:table-cell office:value-type="string">
            <text:p>Sals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0</text:p>
          </table:table-cell>
          <table:table-cell office:value-type="string">
            <text:p>17101</text:p>
          </table:table-cell>
          <table:table-cell office:value-type="string">
            <text:p>Disn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0</text:p>
          </table:table-cell>
          <table:table-cell office:value-type="string">
            <text:p>17104</text:p>
          </table:table-cell>
          <table:table-cell office:value-type="string">
            <text:p>Nickelode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0</text:p>
          </table:table-cell>
          <table:table-cell office:value-type="string">
            <text:p>17103</text:p>
          </table:table-cell>
          <table:table-cell office:value-type="string">
            <text:p>Marv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0</text:p>
          </table:table-cell>
          <table:table-cell office:value-type="string">
            <text:p>17102</text:p>
          </table:table-cell>
          <table:table-cell office:value-type="string">
            <text:p>Warner Broth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1</text:p>
          </table:table-cell>
          <table:table-cell office:value-type="string">
            <text:p>17201</text:p>
          </table:table-cell>
          <table:table-cell office:value-type="string">
            <text:p>Aladd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1</text:p>
          </table:table-cell>
          <table:table-cell office:value-type="string">
            <text:p>17202</text:p>
          </table:table-cell>
          <table:table-cell office:value-type="string">
            <text:p>Bamb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1</text:p>
          </table:table-cell>
          <table:table-cell office:value-type="string">
            <text:p>17203</text:p>
          </table:table-cell>
          <table:table-cell office:value-type="string">
            <text:p>C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1</text:p>
          </table:table-cell>
          <table:table-cell office:value-type="string">
            <text:p>17204</text:p>
          </table:table-cell>
          <table:table-cell office:value-type="string">
            <text:p>Cinderel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1</text:p>
          </table:table-cell>
          <table:table-cell office:value-type="string">
            <text:p>17205</text:p>
          </table:table-cell>
          <table:table-cell office:value-type="string">
            <text:p>Froz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2</text:p>
          </table:table-cell>
          <table:table-cell office:value-type="string">
            <text:p>17301</text:p>
          </table:table-cell>
          <table:table-cell office:value-type="string">
            <text:p>McQu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22</text:p>
          </table:table-cell>
          <table:table-cell office:value-type="string">
            <text:p>17302</text:p>
          </table:table-cell>
          <table:table-cell office:value-type="string">
            <text:p>Ma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7</text:p>
          </table:table-cell>
          <table:table-cell office:value-type="string">
            <text:p>BeE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7</text:p>
          </table:table-cell>
          <table:table-cell office:value-type="string">
            <text:p>Norrø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8</text:p>
          </table:table-cell>
          <table:table-cell office:value-type="string">
            <text:p>Papersty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4</text:p>
          </table:table-cell>
          <table:table-cell office:value-type="string">
            <text:p>Tall Or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5</text:p>
          </table:table-cell>
          <table:table-cell office:value-type="string">
            <text:p>Pro 2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5</text:p>
          </table:table-cell>
          <table:table-cell office:value-type="string">
            <text:p>Urban Ik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6</text:p>
          </table:table-cell>
          <table:table-cell office:value-type="string">
            <text:p>Direct Alp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5</text:p>
          </table:table-cell>
          <table:table-cell office:value-type="string">
            <text:p>dryro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8</text:p>
          </table:table-cell>
          <table:table-cell office:value-type="string">
            <text:p>ProT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0</text:p>
          </table:table-cell>
          <table:table-cell office:value-type="string">
            <text:p>The Fin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1</text:p>
          </table:table-cell>
          <table:table-cell office:value-type="string">
            <text:p>Bou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2</text:p>
          </table:table-cell>
          <table:table-cell office:value-type="string">
            <text:p>Patagon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3</text:p>
          </table:table-cell>
          <table:table-cell office:value-type="string">
            <text:p>Fjällräv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4</text:p>
          </table:table-cell>
          <table:table-cell office:value-type="string">
            <text:p>Haglöf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3</text:p>
          </table:table-cell>
          <table:table-cell office:value-type="string">
            <text:p>Remedy Kombuch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4</text:p>
          </table:table-cell>
          <table:table-cell office:value-type="string">
            <text:p>Bananit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5</text:p>
          </table:table-cell>
          <table:table-cell office:value-type="string">
            <text:p>Brilliant®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6</text:p>
          </table:table-cell>
          <table:table-cell office:value-type="string">
            <text:p>deft fami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7</text:p>
          </table:table-cell>
          <table:table-cell office:value-type="string">
            <text:p>Active Ro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8</text:p>
          </table:table-cell>
          <table:table-cell office:value-type="string">
            <text:p>LE C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6</text:p>
          </table:table-cell>
          <table:table-cell office:value-type="string">
            <text:p>SoloSto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7</text:p>
          </table:table-cell>
          <table:table-cell office:value-type="string">
            <text:p>UF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8</text:p>
          </table:table-cell>
          <table:table-cell office:value-type="string">
            <text:p>FieldCan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79</text:p>
          </table:table-cell>
          <table:table-cell office:value-type="string">
            <text:p>Praxis Wor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6</text:p>
          </table:table-cell>
          <table:table-cell office:value-type="string">
            <text:p>Pulsero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7</text:p>
          </table:table-cell>
          <table:table-cell office:value-type="string">
            <text:p>Dextro Energ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8</text:p>
          </table:table-cell>
          <table:table-cell office:value-type="string">
            <text:p>Nutrixx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9</text:p>
          </table:table-cell>
          <table:table-cell office:value-type="string">
            <text:p>Pure Nutri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0</text:p>
          </table:table-cell>
          <table:table-cell office:value-type="string">
            <text:p>Nutrami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1</text:p>
          </table:table-cell>
          <table:table-cell office:value-type="string">
            <text:p>Project E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2</text:p>
          </table:table-cell>
          <table:table-cell office:value-type="string">
            <text:p>Lab Se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3</text:p>
          </table:table-cell>
          <table:table-cell office:value-type="string">
            <text:p>Manc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4</text:p>
          </table:table-cell>
          <table:table-cell office:value-type="string">
            <text:p>Roald Amunds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5</text:p>
          </table:table-cell>
          <table:table-cell office:value-type="string">
            <text:p>Rockf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6</text:p>
          </table:table-cell>
          <table:table-cell office:value-type="string">
            <text:p>4arm Str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7</text:p>
          </table:table-cell>
          <table:table-cell office:value-type="string">
            <text:p>Bleed 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8</text:p>
          </table:table-cell>
          <table:table-cell office:value-type="string">
            <text:p>Twin Si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39</text:p>
          </table:table-cell>
          <table:table-cell office:value-type="string">
            <text:p>Backcountry Resear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0</text:p>
          </table:table-cell>
          <table:table-cell office:value-type="string">
            <text:p>Sandi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1</text:p>
          </table:table-cell>
          <table:table-cell office:value-type="string">
            <text:p>Rinse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2</text:p>
          </table:table-cell>
          <table:table-cell office:value-type="string">
            <text:p>SmartHa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3</text:p>
          </table:table-cell>
          <table:table-cell office:value-type="string">
            <text:p>Plantroni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4</text:p>
          </table:table-cell>
          <table:table-cell office:value-type="string">
            <text:p>Urbane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5</text:p>
          </table:table-cell>
          <table:table-cell office:value-type="string">
            <text:p>Mamm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6</text:p>
          </table:table-cell>
          <table:table-cell office:value-type="string">
            <text:p>Zwif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7</text:p>
          </table:table-cell>
          <table:table-cell office:value-type="string">
            <text:p>Fla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8</text:p>
          </table:table-cell>
          <table:table-cell office:value-type="string">
            <text:p>Manuka 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49</text:p>
          </table:table-cell>
          <table:table-cell office:value-type="string">
            <text:p>Urbanis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0</text:p>
          </table:table-cell>
          <table:table-cell office:value-type="string">
            <text:p>Milest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1</text:p>
          </table:table-cell>
          <table:table-cell office:value-type="string">
            <text:p>Prem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2</text:p>
          </table:table-cell>
          <table:table-cell office:value-type="string">
            <text:p>Million Mile L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3</text:p>
          </table:table-cell>
          <table:table-cell office:value-type="string">
            <text:p>Molton Brow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4</text:p>
          </table:table-cell>
          <table:table-cell office:value-type="string">
            <text:p>Xplo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5</text:p>
          </table:table-cell>
          <table:table-cell office:value-type="string">
            <text:p>Shave Doc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6</text:p>
          </table:table-cell>
          <table:table-cell office:value-type="string">
            <text:p>Föh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7</text:p>
          </table:table-cell>
          <table:table-cell office:value-type="string">
            <text:p>FlipBe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8</text:p>
          </table:table-cell>
          <table:table-cell office:value-type="string">
            <text:p>M Li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59</text:p>
          </table:table-cell>
          <table:table-cell office:value-type="string">
            <text:p>Impa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0</text:p>
          </table:table-cell>
          <table:table-cell office:value-type="string">
            <text:p>Karc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1</text:p>
          </table:table-cell>
          <table:table-cell office:value-type="string">
            <text:p>Donnel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2</text:p>
          </table:table-cell>
          <table:table-cell office:value-type="string">
            <text:p>Genes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3</text:p>
          </table:table-cell>
          <table:table-cell office:value-type="string">
            <text:p>(DNU) Ridge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64</text:p>
          </table:table-cell>
          <table:table-cell office:value-type="string">
            <text:p>Sarac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1</text:p>
          </table:table-cell>
          <table:table-cell office:value-type="string">
            <text:p>Crush C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2</text:p>
          </table:table-cell>
          <table:table-cell office:value-type="string">
            <text:p>Nova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3</text:p>
          </table:table-cell>
          <table:table-cell office:value-type="string">
            <text:p>Elom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7</text:p>
          </table:table-cell>
          <table:table-cell office:value-type="string">
            <text:p>Arct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8</text:p>
          </table:table-cell>
          <table:table-cell office:value-type="string">
            <text:p>Ark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09</text:p>
          </table:table-cell>
          <table:table-cell office:value-type="string">
            <text:p>Augus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0</text:p>
          </table:table-cell>
          <table:table-cell office:value-type="string">
            <text:p>Barr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1</text:p>
          </table:table-cell>
          <table:table-cell office:value-type="string">
            <text:p>Bazaruto Galv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2</text:p>
          </table:table-cell>
          <table:table-cell office:value-type="string">
            <text:p>Bel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3</text:p>
          </table:table-cell>
          <table:table-cell office:value-type="string">
            <text:p>Belli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4</text:p>
          </table:table-cell>
          <table:table-cell office:value-type="string">
            <text:p>Bel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5</text:p>
          </table:table-cell>
          <table:table-cell office:value-type="string">
            <text:p>Ben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6</text:p>
          </table:table-cell>
          <table:table-cell office:value-type="string">
            <text:p>Bermud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7</text:p>
          </table:table-cell>
          <table:table-cell office:value-type="string">
            <text:p>Bib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8</text:p>
          </table:table-cell>
          <table:table-cell office:value-type="string">
            <text:p>Big Sof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19</text:p>
          </table:table-cell>
          <table:table-cell office:value-type="string">
            <text:p>Bird Scro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0</text:p>
          </table:table-cell>
          <table:table-cell office:value-type="string">
            <text:p>Boc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1</text:p>
          </table:table-cell>
          <table:table-cell office:value-type="string">
            <text:p>Bora Bo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2</text:p>
          </table:table-cell>
          <table:table-cell office:value-type="string">
            <text:p>Bow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3</text:p>
          </table:table-cell>
          <table:table-cell office:value-type="string">
            <text:p>Camd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4</text:p>
          </table:table-cell>
          <table:table-cell office:value-type="string">
            <text:p>Cas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5</text:p>
          </table:table-cell>
          <table:table-cell office:value-type="string">
            <text:p>Cell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6</text:p>
          </table:table-cell>
          <table:table-cell office:value-type="string">
            <text:p>Chalked U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7</text:p>
          </table:table-cell>
          <table:table-cell office:value-type="string">
            <text:p>Charles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8</text:p>
          </table:table-cell>
          <table:table-cell office:value-type="string">
            <text:p>Check Paperwe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29</text:p>
          </table:table-cell>
          <table:table-cell office:value-type="string">
            <text:p>Che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0</text:p>
          </table:table-cell>
          <table:table-cell office:value-type="string">
            <text:p>Chef Bet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1</text:p>
          </table:table-cell>
          <table:table-cell office:value-type="string">
            <text:p>Chef Mar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2</text:p>
          </table:table-cell>
          <table:table-cell office:value-type="string">
            <text:p>Chenil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3</text:p>
          </table:table-cell>
          <table:table-cell office:value-type="string">
            <text:p>Chind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4</text:p>
          </table:table-cell>
          <table:table-cell office:value-type="string">
            <text:p>Chro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5</text:p>
          </table:table-cell>
          <table:table-cell office:value-type="string">
            <text:p>Chu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6</text:p>
          </table:table-cell>
          <table:table-cell office:value-type="string">
            <text:p>Col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7</text:p>
          </table:table-cell>
          <table:table-cell office:value-type="string">
            <text:p>Colorad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8</text:p>
          </table:table-cell>
          <table:table-cell office:value-type="string">
            <text:p>Conserv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39</text:p>
          </table:table-cell>
          <table:table-cell office:value-type="string">
            <text:p>Contemp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0</text:p>
          </table:table-cell>
          <table:table-cell office:value-type="string">
            <text:p>Cotton Sof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1</text:p>
          </table:table-cell>
          <table:table-cell office:value-type="string">
            <text:p>Crewel Em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2</text:p>
          </table:table-cell>
          <table:table-cell office:value-type="string">
            <text:p>Croch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3</text:p>
          </table:table-cell>
          <table:table-cell office:value-type="string">
            <text:p>Crossroa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4</text:p>
          </table:table-cell>
          <table:table-cell office:value-type="string">
            <text:p>Crys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5</text:p>
          </table:table-cell>
          <table:table-cell office:value-type="string">
            <text:p>Cupca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6</text:p>
          </table:table-cell>
          <table:table-cell office:value-type="string">
            <text:p>Cut O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7</text:p>
          </table:table-cell>
          <table:table-cell office:value-type="string">
            <text:p>Dako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8</text:p>
          </table:table-cell>
          <table:table-cell office:value-type="string">
            <text:p>Delux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49</text:p>
          </table:table-cell>
          <table:table-cell office:value-type="string">
            <text:p>Den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0</text:p>
          </table:table-cell>
          <table:table-cell office:value-type="string">
            <text:p>Digi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1</text:p>
          </table:table-cell>
          <table:table-cell office:value-type="string">
            <text:p>Dimitr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2</text:p>
          </table:table-cell>
          <table:table-cell office:value-type="string">
            <text:p>Double Trou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3</text:p>
          </table:table-cell>
          <table:table-cell office:value-type="string">
            <text:p>Downtow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4</text:p>
          </table:table-cell>
          <table:table-cell office:value-type="string">
            <text:p>Driftw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5</text:p>
          </table:table-cell>
          <table:table-cell office:value-type="string">
            <text:p>Dw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6</text:p>
          </table:table-cell>
          <table:table-cell office:value-type="string">
            <text:p>Edb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7</text:p>
          </table:table-cell>
          <table:table-cell office:value-type="string">
            <text:p>Egyptian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8</text:p>
          </table:table-cell>
          <table:table-cell office:value-type="string">
            <text:p>Eleg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59</text:p>
          </table:table-cell>
          <table:table-cell office:value-type="string">
            <text:p>Elizabe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0</text:p>
          </table:table-cell>
          <table:table-cell office:value-type="string">
            <text:p>Embroide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1</text:p>
          </table:table-cell>
          <table:table-cell office:value-type="string">
            <text:p>Emoj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2</text:p>
          </table:table-cell>
          <table:table-cell office:value-type="string">
            <text:p>Entertain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3</text:p>
          </table:table-cell>
          <table:table-cell office:value-type="string">
            <text:p>Euro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4</text:p>
          </table:table-cell>
          <table:table-cell office:value-type="string">
            <text:p>Fac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5</text:p>
          </table:table-cell>
          <table:table-cell office:value-type="string">
            <text:p>Farmho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6</text:p>
          </table:table-cell>
          <table:table-cell office:value-type="string">
            <text:p>Fea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7</text:p>
          </table:table-cell>
          <table:table-cell office:value-type="string">
            <text:p>Floka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8</text:p>
          </table:table-cell>
          <table:table-cell office:value-type="string">
            <text:p>Flore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69</text:p>
          </table:table-cell>
          <table:table-cell office:value-type="string">
            <text:p>Fren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0</text:p>
          </table:table-cell>
          <table:table-cell office:value-type="string">
            <text:p>Fri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1</text:p>
          </table:table-cell>
          <table:table-cell office:value-type="string">
            <text:p>Fros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2</text:p>
          </table:table-cell>
          <table:table-cell office:value-type="string">
            <text:p>Fynbo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3</text:p>
          </table:table-cell>
          <table:table-cell office:value-type="string">
            <text:p>Ge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4</text:p>
          </table:table-cell>
          <table:table-cell office:value-type="string">
            <text:p>Good Ide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5</text:p>
          </table:table-cell>
          <table:table-cell office:value-type="string">
            <text:p>Good Li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6</text:p>
          </table:table-cell>
          <table:table-cell office:value-type="string">
            <text:p>Good Sl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7</text:p>
          </table:table-cell>
          <table:table-cell office:value-type="string">
            <text:p>Good Vib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8</text:p>
          </table:table-cell>
          <table:table-cell office:value-type="string">
            <text:p>Groo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79</text:p>
          </table:table-cell>
          <table:table-cell office:value-type="string">
            <text:p>Harl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0</text:p>
          </table:table-cell>
          <table:table-cell office:value-type="string">
            <text:p>Harr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1</text:p>
          </table:table-cell>
          <table:table-cell office:value-type="string">
            <text:p>Harv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2</text:p>
          </table:table-cell>
          <table:table-cell office:value-type="string">
            <text:p>Ivan 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3</text:p>
          </table:table-cell>
          <table:table-cell office:value-type="string">
            <text:p>Jacq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4</text:p>
          </table:table-cell>
          <table:table-cell office:value-type="string">
            <text:p>Jakar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5</text:p>
          </table:table-cell>
          <table:table-cell office:value-type="string">
            <text:p>Jam J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6</text:p>
          </table:table-cell>
          <table:table-cell office:value-type="string">
            <text:p>Jam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7</text:p>
          </table:table-cell>
          <table:table-cell office:value-type="string">
            <text:p>Jasm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8</text:p>
          </table:table-cell>
          <table:table-cell office:value-type="string">
            <text:p>Ja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89</text:p>
          </table:table-cell>
          <table:table-cell office:value-type="string">
            <text:p>Jon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0</text:p>
          </table:table-cell>
          <table:table-cell office:value-type="string">
            <text:p>Just 4 Par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1</text:p>
          </table:table-cell>
          <table:table-cell office:value-type="string">
            <text:p>Jute Chind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2</text:p>
          </table:table-cell>
          <table:table-cell office:value-type="string">
            <text:p>Kalahar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3</text:p>
          </table:table-cell>
          <table:table-cell office:value-type="string">
            <text:p>Kar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4</text:p>
          </table:table-cell>
          <table:table-cell office:value-type="string">
            <text:p>Kik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5</text:p>
          </table:table-cell>
          <table:table-cell office:value-type="string">
            <text:p>Kitch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6</text:p>
          </table:table-cell>
          <table:table-cell office:value-type="string">
            <text:p>Kitchen Ru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7</text:p>
          </table:table-cell>
          <table:table-cell office:value-type="string">
            <text:p>340399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8</text:p>
          </table:table-cell>
          <table:table-cell office:value-type="string">
            <text:p>3919900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09</text:p>
          </table:table-cell>
          <table:table-cell office:value-type="string">
            <text:p>392330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0</text:p>
          </table:table-cell>
          <table:table-cell office:value-type="string">
            <text:p>40115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1</text:p>
          </table:table-cell>
          <table:table-cell office:value-type="string">
            <text:p>40132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2</text:p>
          </table:table-cell>
          <table:table-cell office:value-type="string">
            <text:p>40159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3</text:p>
          </table:table-cell>
          <table:table-cell office:value-type="string">
            <text:p>420211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4</text:p>
          </table:table-cell>
          <table:table-cell office:value-type="string">
            <text:p>4202129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5</text:p>
          </table:table-cell>
          <table:table-cell office:value-type="string">
            <text:p>420232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6</text:p>
          </table:table-cell>
          <table:table-cell office:value-type="string">
            <text:p>420292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7</text:p>
          </table:table-cell>
          <table:table-cell office:value-type="string">
            <text:p>4202929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8</text:p>
          </table:table-cell>
          <table:table-cell office:value-type="string">
            <text:p>490199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19</text:p>
          </table:table-cell>
          <table:table-cell office:value-type="string">
            <text:p>49070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0</text:p>
          </table:table-cell>
          <table:table-cell office:value-type="string">
            <text:p>4908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1</text:p>
          </table:table-cell>
          <table:table-cell office:value-type="string">
            <text:p>610343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2</text:p>
          </table:table-cell>
          <table:table-cell office:value-type="string">
            <text:p>6109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3</text:p>
          </table:table-cell>
          <table:table-cell office:value-type="string">
            <text:p>61099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4</text:p>
          </table:table-cell>
          <table:table-cell office:value-type="string">
            <text:p>611030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5</text:p>
          </table:table-cell>
          <table:table-cell office:value-type="string">
            <text:p>611231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6</text:p>
          </table:table-cell>
          <table:table-cell office:value-type="string">
            <text:p>611241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7</text:p>
          </table:table-cell>
          <table:table-cell office:value-type="string">
            <text:p>61143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8</text:p>
          </table:table-cell>
          <table:table-cell office:value-type="string">
            <text:p>6115969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29</text:p>
          </table:table-cell>
          <table:table-cell office:value-type="string">
            <text:p>611599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0</text:p>
          </table:table-cell>
          <table:table-cell office:value-type="string">
            <text:p>611693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1</text:p>
          </table:table-cell>
          <table:table-cell office:value-type="string">
            <text:p>611780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2</text:p>
          </table:table-cell>
          <table:table-cell office:value-type="string">
            <text:p>6117808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3</text:p>
          </table:table-cell>
          <table:table-cell office:value-type="string">
            <text:p>620113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4</text:p>
          </table:table-cell>
          <table:table-cell office:value-type="string">
            <text:p>630293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5</text:p>
          </table:table-cell>
          <table:table-cell office:value-type="string">
            <text:p>630622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6</text:p>
          </table:table-cell>
          <table:table-cell office:value-type="string">
            <text:p>63064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7</text:p>
          </table:table-cell>
          <table:table-cell office:value-type="string">
            <text:p>63069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8</text:p>
          </table:table-cell>
          <table:table-cell office:value-type="string">
            <text:p>640219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39</text:p>
          </table:table-cell>
          <table:table-cell office:value-type="string">
            <text:p>64041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0</text:p>
          </table:table-cell>
          <table:table-cell office:value-type="string">
            <text:p>6405209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1</text:p>
          </table:table-cell>
          <table:table-cell office:value-type="string">
            <text:p>65050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3</text:p>
          </table:table-cell>
          <table:table-cell office:value-type="string">
            <text:p>6506108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4</text:p>
          </table:table-cell>
          <table:table-cell office:value-type="string">
            <text:p>65069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5</text:p>
          </table:table-cell>
          <table:table-cell office:value-type="string">
            <text:p>7009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6</text:p>
          </table:table-cell>
          <table:table-cell office:value-type="string">
            <text:p>7326909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7</text:p>
          </table:table-cell>
          <table:table-cell office:value-type="string">
            <text:p>820412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8</text:p>
          </table:table-cell>
          <table:table-cell office:value-type="string">
            <text:p>82060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49</text:p>
          </table:table-cell>
          <table:table-cell office:value-type="string">
            <text:p>83014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0</text:p>
          </table:table-cell>
          <table:table-cell office:value-type="string">
            <text:p>841420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1</text:p>
          </table:table-cell>
          <table:table-cell office:value-type="string">
            <text:p>8506808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2</text:p>
          </table:table-cell>
          <table:table-cell office:value-type="string">
            <text:p>8512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3</text:p>
          </table:table-cell>
          <table:table-cell office:value-type="string">
            <text:p>8513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4</text:p>
          </table:table-cell>
          <table:table-cell office:value-type="string">
            <text:p>851981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5</text:p>
          </table:table-cell>
          <table:table-cell office:value-type="string">
            <text:p>85235191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6</text:p>
          </table:table-cell>
          <table:table-cell office:value-type="string">
            <text:p>852691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7</text:p>
          </table:table-cell>
          <table:table-cell office:value-type="string">
            <text:p>870829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8</text:p>
          </table:table-cell>
          <table:table-cell office:value-type="string">
            <text:p>8712003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59</text:p>
          </table:table-cell>
          <table:table-cell office:value-type="string">
            <text:p>871491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0</text:p>
          </table:table-cell>
          <table:table-cell office:value-type="string">
            <text:p>8714913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1</text:p>
          </table:table-cell>
          <table:table-cell office:value-type="string">
            <text:p>871491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2</text:p>
          </table:table-cell>
          <table:table-cell office:value-type="string">
            <text:p>871492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3</text:p>
          </table:table-cell>
          <table:table-cell office:value-type="string">
            <text:p>871492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4</text:p>
          </table:table-cell>
          <table:table-cell office:value-type="string">
            <text:p>871493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5</text:p>
          </table:table-cell>
          <table:table-cell office:value-type="string">
            <text:p>871494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6</text:p>
          </table:table-cell>
          <table:table-cell office:value-type="string">
            <text:p>871495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7</text:p>
          </table:table-cell>
          <table:table-cell office:value-type="string">
            <text:p>871496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8</text:p>
          </table:table-cell>
          <table:table-cell office:value-type="string">
            <text:p>8714963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69</text:p>
          </table:table-cell>
          <table:table-cell office:value-type="string">
            <text:p>871496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0</text:p>
          </table:table-cell>
          <table:table-cell office:value-type="string">
            <text:p>871499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1</text:p>
          </table:table-cell>
          <table:table-cell office:value-type="string">
            <text:p>8714995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2</text:p>
          </table:table-cell>
          <table:table-cell office:value-type="string">
            <text:p>871499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3</text:p>
          </table:table-cell>
          <table:table-cell office:value-type="string">
            <text:p>87164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4</text:p>
          </table:table-cell>
          <table:table-cell office:value-type="string">
            <text:p>9004109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5</text:p>
          </table:table-cell>
          <table:table-cell office:value-type="string">
            <text:p>900490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6</text:p>
          </table:table-cell>
          <table:table-cell office:value-type="string">
            <text:p>9007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7</text:p>
          </table:table-cell>
          <table:table-cell office:value-type="string">
            <text:p>910219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49</text:p>
          </table:table-cell>
          <table:table-cell office:value-type="string">
            <text:p>Santin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0</text:p>
          </table:table-cell>
          <table:table-cell office:value-type="string">
            <text:p>Selle Bassa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1</text:p>
          </table:table-cell>
          <table:table-cell office:value-type="string">
            <text:p>SixSix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2</text:p>
          </table:table-cell>
          <table:table-cell office:value-type="string">
            <text:p>skratch lab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3</text:p>
          </table:table-cell>
          <table:table-cell office:value-type="string">
            <text:p>SockM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4</text:p>
          </table:table-cell>
          <table:table-cell office:value-type="string">
            <text:p>Sportiq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5</text:p>
          </table:table-cell>
          <table:table-cell office:value-type="string">
            <text:p>Sportj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6</text:p>
          </table:table-cell>
          <table:table-cell office:value-type="string">
            <text:p>Stages Cycl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7</text:p>
          </table:table-cell>
          <table:table-cell office:value-type="string">
            <text:p>Stolen Go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8</text:p>
          </table:table-cell>
          <table:table-cell office:value-type="string">
            <text:p>Sugo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59</text:p>
          </table:table-cell>
          <table:table-cell office:value-type="string">
            <text:p>Supl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0</text:p>
          </table:table-cell>
          <table:table-cell office:value-type="string">
            <text:p>Tannus Tyr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1</text:p>
          </table:table-cell>
          <table:table-cell office:value-type="string">
            <text:p>Terra No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2</text:p>
          </table:table-cell>
          <table:table-cell office:value-type="string">
            <text:p>Top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3</text:p>
          </table:table-cell>
          <table:table-cell office:value-type="string">
            <text:p>Tour de Fr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4</text:p>
          </table:table-cell>
          <table:table-cell office:value-type="string">
            <text:p>US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5</text:p>
          </table:table-cell>
          <table:table-cell office:value-type="string">
            <text:p>Va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6</text:p>
          </table:table-cell>
          <table:table-cell office:value-type="string">
            <text:p>Vermar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7</text:p>
          </table:table-cell>
          <table:table-cell office:value-type="string">
            <text:p>wethepeo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4</text:p>
          </table:table-cell>
          <table:table-cell office:value-type="string">
            <text:p>Sig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5</text:p>
          </table:table-cell>
          <table:table-cell office:value-type="string">
            <text:p>Bri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6</text:p>
          </table:table-cell>
          <table:table-cell office:value-type="string">
            <text:p>Rol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7</text:p>
          </table:table-cell>
          <table:table-cell office:value-type="string">
            <text:p>Gat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8</text:p>
          </table:table-cell>
          <table:table-cell office:value-type="string">
            <text:p>Mirand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79</text:p>
          </table:table-cell>
          <table:table-cell office:value-type="string">
            <text:p>TH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0</text:p>
          </table:table-cell>
          <table:table-cell office:value-type="string">
            <text:p>Irid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1</text:p>
          </table:table-cell>
          <table:table-cell office:value-type="string">
            <text:p>Kind Sh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2</text:p>
          </table:table-cell>
          <table:table-cell office:value-type="string">
            <text:p>Hae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3</text:p>
          </table:table-cell>
          <table:table-cell office:value-type="string">
            <text:p>Acro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4</text:p>
          </table:table-cell>
          <table:table-cell office:value-type="string">
            <text:p>Tu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5</text:p>
          </table:table-cell>
          <table:table-cell office:value-type="string">
            <text:p>Smoli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6</text:p>
          </table:table-cell>
          <table:table-cell office:value-type="string">
            <text:p>SQ L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7</text:p>
          </table:table-cell>
          <table:table-cell office:value-type="string">
            <text:p>Beast Compone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8</text:p>
          </table:table-cell>
          <table:table-cell office:value-type="string">
            <text:p>Prax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89</text:p>
          </table:table-cell>
          <table:table-cell office:value-type="string">
            <text:p>Newm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0</text:p>
          </table:table-cell>
          <table:table-cell office:value-type="string">
            <text:p>Poi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1</text:p>
          </table:table-cell>
          <table:table-cell office:value-type="string">
            <text:p>Ci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2</text:p>
          </table:table-cell>
          <table:table-cell office:value-type="string">
            <text:p>Herkelman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3</text:p>
          </table:table-cell>
          <table:table-cell office:value-type="string">
            <text:p>Ig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4</text:p>
          </table:table-cell>
          <table:table-cell office:value-type="string">
            <text:p>IX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5</text:p>
          </table:table-cell>
          <table:table-cell office:value-type="string">
            <text:p>LS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6</text:p>
          </table:table-cell>
          <table:table-cell office:value-type="string">
            <text:p>Superno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8</text:p>
          </table:table-cell>
          <table:table-cell office:value-type="string">
            <text:p>(DNU) Og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99</text:p>
          </table:table-cell>
          <table:table-cell office:value-type="string">
            <text:p>Sor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0</text:p>
          </table:table-cell>
          <table:table-cell office:value-type="string">
            <text:p>Extremit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1</text:p>
          </table:table-cell>
          <table:table-cell office:value-type="string">
            <text:p>Katady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2</text:p>
          </table:table-cell>
          <table:table-cell office:value-type="string">
            <text:p>Grego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3</text:p>
          </table:table-cell>
          <table:table-cell office:value-type="string">
            <text:p>Solost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4</text:p>
          </table:table-cell>
          <table:table-cell office:value-type="string">
            <text:p>Sprayw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5</text:p>
          </table:table-cell>
          <table:table-cell office:value-type="string">
            <text:p>Victorin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6</text:p>
          </table:table-cell>
          <table:table-cell office:value-type="string">
            <text:p>Te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7</text:p>
          </table:table-cell>
          <table:table-cell office:value-type="string">
            <text:p>Goody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8</text:p>
          </table:table-cell>
          <table:table-cell office:value-type="string">
            <text:p>(DNU) Tann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09</text:p>
          </table:table-cell>
          <table:table-cell office:value-type="string">
            <text:p>PEATY'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8</text:p>
          </table:table-cell>
          <table:table-cell office:value-type="string">
            <text:p>Raph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9</text:p>
          </table:table-cell>
          <table:table-cell office:value-type="string">
            <text:p>Didriks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6</text:p>
          </table:table-cell>
          <table:table-cell office:value-type="string">
            <text:p>Raz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7</text:p>
          </table:table-cell>
          <table:table-cell office:value-type="string">
            <text:p>Zen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8</text:p>
          </table:table-cell>
          <table:table-cell office:value-type="string">
            <text:p>Vites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9</text:p>
          </table:table-cell>
          <table:table-cell office:value-type="string">
            <text:p>Energ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0</text:p>
          </table:table-cell>
          <table:table-cell office:value-type="string">
            <text:p>ZX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1</text:p>
          </table:table-cell>
          <table:table-cell office:value-type="string">
            <text:p>Subst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2</text:p>
          </table:table-cell>
          <table:table-cell office:value-type="string">
            <text:p>Mach 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3</text:p>
          </table:table-cell>
          <table:table-cell office:value-type="string">
            <text:p>V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4</text:p>
          </table:table-cell>
          <table:table-cell office:value-type="string">
            <text:p>D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5</text:p>
          </table:table-cell>
          <table:table-cell office:value-type="string">
            <text:p>Au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6</text:p>
          </table:table-cell>
          <table:table-cell office:value-type="string">
            <text:p>Children'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7</text:p>
          </table:table-cell>
          <table:table-cell office:value-type="string">
            <text:p>Si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8</text:p>
          </table:table-cell>
          <table:table-cell office:value-type="string">
            <text:p>Nucle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59</text:p>
          </table:table-cell>
          <table:table-cell office:value-type="string">
            <text:p>Mythiq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0</text:p>
          </table:table-cell>
          <table:table-cell office:value-type="string">
            <text:p>Senti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1</text:p>
          </table:table-cell>
          <table:table-cell office:value-type="string">
            <text:p>Somm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2</text:p>
          </table:table-cell>
          <table:table-cell office:value-type="string">
            <text:p>Escar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3</text:p>
          </table:table-cell>
          <table:table-cell office:value-type="string">
            <text:p>Rap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4</text:p>
          </table:table-cell>
          <table:table-cell office:value-type="string">
            <text:p>Sco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5</text:p>
          </table:table-cell>
          <table:table-cell office:value-type="string">
            <text:p>Sol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6</text:p>
          </table:table-cell>
          <table:table-cell office:value-type="string">
            <text:p>Digg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7</text:p>
          </table:table-cell>
          <table:table-cell office:value-type="string">
            <text:p>Domi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8</text:p>
          </table:table-cell>
          <table:table-cell office:value-type="string">
            <text:p>Meg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69</text:p>
          </table:table-cell>
          <table:table-cell office:value-type="string">
            <text:p>Reac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70</text:p>
          </table:table-cell>
          <table:table-cell office:value-type="string">
            <text:p>Pul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6</text:p>
          </table:table-cell>
          <table:table-cell office:value-type="string">
            <text:p>Wa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4</text:p>
          </table:table-cell>
          <table:table-cell office:value-type="string">
            <text:p>0-200 Lum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5</text:p>
          </table:table-cell>
          <table:table-cell office:value-type="string">
            <text:p>201-500 Lum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6</text:p>
          </table:table-cell>
          <table:table-cell office:value-type="string">
            <text:p>501-1000 Lum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7</text:p>
          </table:table-cell>
          <table:table-cell office:value-type="string">
            <text:p>1001-2000 Lum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8</text:p>
          </table:table-cell>
          <table:table-cell office:value-type="string">
            <text:p>2001+ Lum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0</text:p>
          </table:table-cell>
          <table:table-cell office:value-type="string">
            <text:p>Cébé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1</text:p>
          </table:table-cell>
          <table:table-cell office:value-type="string">
            <text:p>Ry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2</text:p>
          </table:table-cell>
          <table:table-cell office:value-type="string">
            <text:p>Mar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3</text:p>
          </table:table-cell>
          <table:table-cell office:value-type="string">
            <text:p>Pure Cyc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4</text:p>
          </table:table-cell>
          <table:table-cell office:value-type="string">
            <text:p>WeeH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7</text:p>
          </table:table-cell>
          <table:table-cell office:value-type="string">
            <text:p>Birkenst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39</text:p>
          </table:table-cell>
          <table:table-cell office:value-type="string">
            <text:p>(DNU) Haglof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10</text:p>
          </table:table-cell>
          <table:table-cell office:value-type="string">
            <text:p>Cushion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11</text:p>
          </table:table-cell>
          <table:table-cell office:value-type="string">
            <text:p>Stabil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89</text:p>
          </table:table-cell>
          <table:table-cell office:value-type="string">
            <text:p>WOH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4</text:p>
          </table:table-cell>
          <table:table-cell office:value-type="string">
            <text:p>The Wonderful So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5</text:p>
          </table:table-cell>
          <table:table-cell office:value-type="string">
            <text:p>TH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6</text:p>
          </table:table-cell>
          <table:table-cell office:value-type="string">
            <text:p>Cliq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17</text:p>
          </table:table-cell>
          <table:table-cell office:value-type="string">
            <text:p>Kitsou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0</text:p>
          </table:table-cell>
          <table:table-cell office:value-type="string">
            <text:p>Scarp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21</text:p>
          </table:table-cell>
          <table:table-cell office:value-type="string">
            <text:p>Manhattan Port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5</text:p>
          </table:table-cell>
          <table:table-cell office:value-type="string">
            <text:p>Jum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6</text:p>
          </table:table-cell>
          <table:table-cell office:value-type="string">
            <text:p>Zing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49</text:p>
          </table:table-cell>
          <table:table-cell office:value-type="string">
            <text:p>Extreme Adventure F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0</text:p>
          </table:table-cell>
          <table:table-cell office:value-type="string">
            <text:p>Go Faster Food Limi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1</text:p>
          </table:table-cell>
          <table:table-cell office:value-type="string">
            <text:p>Scheckter'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2</text:p>
          </table:table-cell>
          <table:table-cell office:value-type="string">
            <text:p>Kate Percy'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7</text:p>
          </table:table-cell>
          <table:table-cell office:value-type="string">
            <text:p>Ko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8</text:p>
          </table:table-cell>
          <table:table-cell office:value-type="string">
            <text:p>Kub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099</text:p>
          </table:table-cell>
          <table:table-cell office:value-type="string">
            <text:p>Lave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0</text:p>
          </table:table-cell>
          <table:table-cell office:value-type="string">
            <text:p>Lea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1</text:p>
          </table:table-cell>
          <table:table-cell office:value-type="string">
            <text:p>Lex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2</text:p>
          </table:table-cell>
          <table:table-cell office:value-type="string">
            <text:p>Loo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3</text:p>
          </table:table-cell>
          <table:table-cell office:value-type="string">
            <text:p>Madi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4</text:p>
          </table:table-cell>
          <table:table-cell office:value-type="string">
            <text:p>Mani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5</text:p>
          </table:table-cell>
          <table:table-cell office:value-type="string">
            <text:p>Meller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6</text:p>
          </table:table-cell>
          <table:table-cell office:value-type="string">
            <text:p>Mer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7</text:p>
          </table:table-cell>
          <table:table-cell office:value-type="string">
            <text:p>Metropol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8</text:p>
          </table:table-cell>
          <table:table-cell office:value-type="string">
            <text:p>Mexican Swir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09</text:p>
          </table:table-cell>
          <table:table-cell office:value-type="string">
            <text:p>Miam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0</text:p>
          </table:table-cell>
          <table:table-cell office:value-type="string">
            <text:p>Micro Bob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1</text:p>
          </table:table-cell>
          <table:table-cell office:value-type="string">
            <text:p>Micro Ch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2</text:p>
          </table:table-cell>
          <table:table-cell office:value-type="string">
            <text:p>Mid centu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3</text:p>
          </table:table-cell>
          <table:table-cell office:value-type="string">
            <text:p>Mk Sue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4</text:p>
          </table:table-cell>
          <table:table-cell office:value-type="string">
            <text:p>Monday To Frid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5</text:p>
          </table:table-cell>
          <table:table-cell office:value-type="string">
            <text:p>Monro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6</text:p>
          </table:table-cell>
          <table:table-cell office:value-type="string">
            <text:p>Mr Cla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7</text:p>
          </table:table-cell>
          <table:table-cell office:value-type="string">
            <text:p>Murray Gia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8</text:p>
          </table:table-cell>
          <table:table-cell office:value-type="string">
            <text:p>Murray Plan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19</text:p>
          </table:table-cell>
          <table:table-cell office:value-type="string">
            <text:p>Noel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0</text:p>
          </table:table-cell>
          <table:table-cell office:value-type="string">
            <text:p>Not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1</text:p>
          </table:table-cell>
          <table:table-cell office:value-type="string">
            <text:p>Olymp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2</text:p>
          </table:table-cell>
          <table:table-cell office:value-type="string">
            <text:p>Osmos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3</text:p>
          </table:table-cell>
          <table:table-cell office:value-type="string">
            <text:p>Pana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4</text:p>
          </table:table-cell>
          <table:table-cell office:value-type="string">
            <text:p>Patchoul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5</text:p>
          </table:table-cell>
          <table:table-cell office:value-type="string">
            <text:p>Per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6</text:p>
          </table:table-cell>
          <table:table-cell office:value-type="string">
            <text:p>Plasti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7</text:p>
          </table:table-cell>
          <table:table-cell office:value-type="string">
            <text:p>Pomergran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8</text:p>
          </table:table-cell>
          <table:table-cell office:value-type="string">
            <text:p>Po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29</text:p>
          </table:table-cell>
          <table:table-cell office:value-type="string">
            <text:p>Popco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0</text:p>
          </table:table-cell>
          <table:table-cell office:value-type="string">
            <text:p>Prin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1</text:p>
          </table:table-cell>
          <table:table-cell office:value-type="string">
            <text:p>Punch O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2</text:p>
          </table:table-cell>
          <table:table-cell office:value-type="string">
            <text:p>Ribbed Memory Fo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3</text:p>
          </table:table-cell>
          <table:table-cell office:value-type="string">
            <text:p>Roo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4</text:p>
          </table:table-cell>
          <table:table-cell office:value-type="string">
            <text:p>Ro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5</text:p>
          </table:table-cell>
          <table:table-cell office:value-type="string">
            <text:p>Russell Hobb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6</text:p>
          </table:table-cell>
          <table:table-cell office:value-type="string">
            <text:p>Sal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7</text:p>
          </table:table-cell>
          <table:table-cell office:value-type="string">
            <text:p>S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8</text:p>
          </table:table-cell>
          <table:table-cell office:value-type="string">
            <text:p>Scrat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39</text:p>
          </table:table-cell>
          <table:table-cell office:value-type="string">
            <text:p>Scrip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0</text:p>
          </table:table-cell>
          <table:table-cell office:value-type="string">
            <text:p>Scro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1</text:p>
          </table:table-cell>
          <table:table-cell office:value-type="string">
            <text:p>Sea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2</text:p>
          </table:table-cell>
          <table:table-cell office:value-type="string">
            <text:p>Secret Ingredie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3</text:p>
          </table:table-cell>
          <table:table-cell office:value-type="string">
            <text:p>Seren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4</text:p>
          </table:table-cell>
          <table:table-cell office:value-type="string">
            <text:p>Shagg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5</text:p>
          </table:table-cell>
          <table:table-cell office:value-type="string">
            <text:p>Shaggy Pile Memory Fo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6</text:p>
          </table:table-cell>
          <table:table-cell office:value-type="string">
            <text:p>Silk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7</text:p>
          </table:table-cell>
          <table:table-cell office:value-type="string">
            <text:p>Silver Sh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8</text:p>
          </table:table-cell>
          <table:table-cell office:value-type="string">
            <text:p>Simplic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49</text:p>
          </table:table-cell>
          <table:table-cell office:value-type="string">
            <text:p>Skinny Co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0</text:p>
          </table:table-cell>
          <table:table-cell office:value-type="string">
            <text:p>Skull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1</text:p>
          </table:table-cell>
          <table:table-cell office:value-type="string">
            <text:p>Sod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2</text:p>
          </table:table-cell>
          <table:table-cell office:value-type="string">
            <text:p>St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3</text:p>
          </table:table-cell>
          <table:table-cell office:value-type="string">
            <text:p>Star Jasm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4</text:p>
          </table:table-cell>
          <table:table-cell office:value-type="string">
            <text:p>Stockhol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5</text:p>
          </table:table-cell>
          <table:table-cell office:value-type="string">
            <text:p>Streak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6</text:p>
          </table:table-cell>
          <table:table-cell office:value-type="string">
            <text:p>Sylva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7</text:p>
          </table:table-cell>
          <table:table-cell office:value-type="string">
            <text:p>Tapers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8</text:p>
          </table:table-cell>
          <table:table-cell office:value-type="string">
            <text:p>Tef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59</text:p>
          </table:table-cell>
          <table:table-cell office:value-type="string">
            <text:p>Tex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0</text:p>
          </table:table-cell>
          <table:table-cell office:value-type="string">
            <text:p>Tr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1</text:p>
          </table:table-cell>
          <table:table-cell office:value-type="string">
            <text:p>Twee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2</text:p>
          </table:table-cell>
          <table:table-cell office:value-type="string">
            <text:p>Ub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3</text:p>
          </table:table-cell>
          <table:table-cell office:value-type="string">
            <text:p>Uptow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4</text:p>
          </table:table-cell>
          <table:table-cell office:value-type="string">
            <text:p>Urban Tle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5</text:p>
          </table:table-cell>
          <table:table-cell office:value-type="string">
            <text:p>Us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6</text:p>
          </table:table-cell>
          <table:table-cell office:value-type="string">
            <text:p>Va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7</text:p>
          </table:table-cell>
          <table:table-cell office:value-type="string">
            <text:p>Value 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8</text:p>
          </table:table-cell>
          <table:table-cell office:value-type="string">
            <text:p>Vanil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69</text:p>
          </table:table-cell>
          <table:table-cell office:value-type="string">
            <text:p>Whopp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0</text:p>
          </table:table-cell>
          <table:table-cell office:value-type="string">
            <text:p>Wild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1</text:p>
          </table:table-cell>
          <table:table-cell office:value-type="string">
            <text:p>Wild Fi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3</text:p>
          </table:table-cell>
          <table:table-cell office:value-type="string">
            <text:p>Camil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4</text:p>
          </table:table-cell>
          <table:table-cell office:value-type="string">
            <text:p>Chenille Stri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5</text:p>
          </table:table-cell>
          <table:table-cell office:value-type="string">
            <text:p>Harri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6</text:p>
          </table:table-cell>
          <table:table-cell office:value-type="string">
            <text:p>Hops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7</text:p>
          </table:table-cell>
          <table:table-cell office:value-type="string">
            <text:p>Luc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8</text:p>
          </table:table-cell>
          <table:table-cell office:value-type="string">
            <text:p>Monta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9</text:p>
          </table:table-cell>
          <table:table-cell office:value-type="string">
            <text:p>Sard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0</text:p>
          </table:table-cell>
          <table:table-cell office:value-type="string">
            <text:p>Satin Stri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1</text:p>
          </table:table-cell>
          <table:table-cell office:value-type="string">
            <text:p>Seas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2</text:p>
          </table:table-cell>
          <table:table-cell office:value-type="string">
            <text:p>Winter We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3</text:p>
          </table:table-cell>
          <table:table-cell office:value-type="string">
            <text:p>Coconut Bu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4</text:p>
          </table:table-cell>
          <table:table-cell office:value-type="string">
            <text:p>Contemp Ch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5</text:p>
          </table:table-cell>
          <table:table-cell office:value-type="string">
            <text:p>Double Ed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6</text:p>
          </table:table-cell>
          <table:table-cell office:value-type="string">
            <text:p>Embellish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8</text:p>
          </table:table-cell>
          <table:table-cell office:value-type="string">
            <text:p>Wili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69</text:p>
          </table:table-cell>
          <table:table-cell office:value-type="string">
            <text:p>Z3R0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0</text:p>
          </table:table-cell>
          <table:table-cell office:value-type="string">
            <text:p>Levi'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1</text:p>
          </table:table-cell>
          <table:table-cell office:value-type="string">
            <text:p>Nordi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2</text:p>
          </table:table-cell>
          <table:table-cell office:value-type="string">
            <text:p>VeloTo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3</text:p>
          </table:table-cell>
          <table:table-cell office:value-type="string">
            <text:p>Moser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4</text:p>
          </table:table-cell>
          <table:table-cell office:value-type="string">
            <text:p>Wiggle Judgement D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5</text:p>
          </table:table-cell>
          <table:table-cell office:value-type="string">
            <text:p>Monta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6</text:p>
          </table:table-cell>
          <table:table-cell office:value-type="string">
            <text:p>Dynaf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7</text:p>
          </table:table-cell>
          <table:table-cell office:value-type="string">
            <text:p>DM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8</text:p>
          </table:table-cell>
          <table:table-cell office:value-type="string">
            <text:p>LCL Bike R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79</text:p>
          </table:table-cell>
          <table:table-cell office:value-type="string">
            <text:p>Wiggle North Se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0</text:p>
          </table:table-cell>
          <table:table-cell office:value-type="string">
            <text:p>Skech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1</text:p>
          </table:table-cell>
          <table:table-cell office:value-type="string">
            <text:p>Tecni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2</text:p>
          </table:table-cell>
          <table:table-cell office:value-type="string">
            <text:p>Pedro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3</text:p>
          </table:table-cell>
          <table:table-cell office:value-type="string">
            <text:p>Montra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4</text:p>
          </table:table-cell>
          <table:table-cell office:value-type="string">
            <text:p>SockGu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5</text:p>
          </table:table-cell>
          <table:table-cell office:value-type="string">
            <text:p>Wiggle Color Vi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6</text:p>
          </table:table-cell>
          <table:table-cell office:value-type="string">
            <text:p>Magu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7</text:p>
          </table:table-cell>
          <table:table-cell office:value-type="string">
            <text:p>Jetb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8</text:p>
          </table:table-cell>
          <table:table-cell office:value-type="string">
            <text:p>Cle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89</text:p>
          </table:table-cell>
          <table:table-cell office:value-type="string">
            <text:p>Rixen Kau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0</text:p>
          </table:table-cell>
          <table:table-cell office:value-type="string">
            <text:p>TrueSt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1</text:p>
          </table:table-cell>
          <table:table-cell office:value-type="string">
            <text:p>Kitvi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2</text:p>
          </table:table-cell>
          <table:table-cell office:value-type="string">
            <text:p>O.R.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3</text:p>
          </table:table-cell>
          <table:table-cell office:value-type="string">
            <text:p>Hyper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4</text:p>
          </table:table-cell>
          <table:table-cell office:value-type="string">
            <text:p>Meridi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5</text:p>
          </table:table-cell>
          <table:table-cell office:value-type="string">
            <text:p>Wiggle Welsh Se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6</text:p>
          </table:table-cell>
          <table:table-cell office:value-type="string">
            <text:p>Pione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7</text:p>
          </table:table-cell>
          <table:table-cell office:value-type="string">
            <text:p>XL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8</text:p>
          </table:table-cell>
          <table:table-cell office:value-type="string">
            <text:p>Frey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499</text:p>
          </table:table-cell>
          <table:table-cell office:value-type="string">
            <text:p>Ye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0</text:p>
          </table:table-cell>
          <table:table-cell office:value-type="string">
            <text:p>Endu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1</text:p>
          </table:table-cell>
          <table:table-cell office:value-type="string">
            <text:p>Birzm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2</text:p>
          </table:table-cell>
          <table:table-cell office:value-type="string">
            <text:p>Stanl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3</text:p>
          </table:table-cell>
          <table:table-cell office:value-type="string">
            <text:p>Wiggle High5 Te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4</text:p>
          </table:table-cell>
          <table:table-cell office:value-type="string">
            <text:p>St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5</text:p>
          </table:table-cell>
          <table:table-cell office:value-type="string">
            <text:p>Alt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6</text:p>
          </table:table-cell>
          <table:table-cell office:value-type="string">
            <text:p>AmyGillettFound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7</text:p>
          </table:table-cell>
          <table:table-cell office:value-type="string">
            <text:p>Nor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8</text:p>
          </table:table-cell>
          <table:table-cell office:value-type="string">
            <text:p>ULTIMATE 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09</text:p>
          </table:table-cell>
          <table:table-cell office:value-type="string">
            <text:p>Fuj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0</text:p>
          </table:table-cell>
          <table:table-cell office:value-type="string">
            <text:p>Ni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1</text:p>
          </table:table-cell>
          <table:table-cell office:value-type="string">
            <text:p>Vi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2</text:p>
          </table:table-cell>
          <table:table-cell office:value-type="string">
            <text:p>WT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3</text:p>
          </table:table-cell>
          <table:table-cell office:value-type="string">
            <text:p>Veh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4</text:p>
          </table:table-cell>
          <table:table-cell office:value-type="string">
            <text:p>Peruzz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5</text:p>
          </table:table-cell>
          <table:table-cell office:value-type="string">
            <text:p>OK Bab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6</text:p>
          </table:table-cell>
          <table:table-cell office:value-type="string">
            <text:p>Jaybi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7</text:p>
          </table:table-cell>
          <table:table-cell office:value-type="string">
            <text:p>Ultimate E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8</text:p>
          </table:table-cell>
          <table:table-cell office:value-type="string">
            <text:p>Madi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19</text:p>
          </table:table-cell>
          <table:table-cell office:value-type="string">
            <text:p>IceTool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0</text:p>
          </table:table-cell>
          <table:table-cell office:value-type="string">
            <text:p>Tim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1</text:p>
          </table:table-cell>
          <table:table-cell office:value-type="string">
            <text:p>Michael Phel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2</text:p>
          </table:table-cell>
          <table:table-cell office:value-type="string">
            <text:p>Buf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3</text:p>
          </table:table-cell>
          <table:table-cell office:value-type="string">
            <text:p>Eddy Merck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4</text:p>
          </table:table-cell>
          <table:table-cell office:value-type="string">
            <text:p>BlackRo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5</text:p>
          </table:table-cell>
          <table:table-cell office:value-type="string">
            <text:p>Tay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6</text:p>
          </table:table-cell>
          <table:table-cell office:value-type="string">
            <text:p>Vau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7</text:p>
          </table:table-cell>
          <table:table-cell office:value-type="string">
            <text:p>Brand-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8</text:p>
          </table:table-cell>
          <table:table-cell office:value-type="string">
            <text:p>Pri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29</text:p>
          </table:table-cell>
          <table:table-cell office:value-type="string">
            <text:p>X-Too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30</text:p>
          </table:table-cell>
          <table:table-cell office:value-type="string">
            <text:p>Gentlemens Hard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500</text:p>
          </table:table-cell>
          <table:table-cell office:value-type="string">
            <text:p>15501</text:p>
          </table:table-cell>
          <table:table-cell office:value-type="string">
            <text:p>3 Bolt Look Ty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500</text:p>
          </table:table-cell>
          <table:table-cell office:value-type="string">
            <text:p>15502</text:p>
          </table:table-cell>
          <table:table-cell office:value-type="string">
            <text:p>SPD-S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500</text:p>
          </table:table-cell>
          <table:table-cell office:value-type="string">
            <text:p>15503</text:p>
          </table:table-cell>
          <table:table-cell office:value-type="string">
            <text:p>Speedp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500</text:p>
          </table:table-cell>
          <table:table-cell office:value-type="string">
            <text:p>15504</text:p>
          </table:table-cell>
          <table:table-cell office:value-type="string">
            <text:p>2 Bolt SPD Ty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500</text:p>
          </table:table-cell>
          <table:table-cell office:value-type="string">
            <text:p>15505</text:p>
          </table:table-cell>
          <table:table-cell office:value-type="string">
            <text:p>Time Xpress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500</text:p>
          </table:table-cell>
          <table:table-cell office:value-type="string">
            <text:p>15506</text:p>
          </table:table-cell>
          <table:table-cell office:value-type="string">
            <text:p>Crank Broth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600</text:p>
          </table:table-cell>
          <table:table-cell office:value-type="string">
            <text:p>15601</text:p>
          </table:table-cell>
          <table:table-cell office:value-type="string">
            <text:p>Fro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600</text:p>
          </table:table-cell>
          <table:table-cell office:value-type="string">
            <text:p>15602</text:p>
          </table:table-cell>
          <table:table-cell office:value-type="string">
            <text:p>R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600</text:p>
          </table:table-cell>
          <table:table-cell office:value-type="string">
            <text:p>15603</text:p>
          </table:table-cell>
          <table:table-cell office:value-type="string">
            <text:p>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15701</text:p>
          </table:table-cell>
          <table:table-cell office:value-type="string">
            <text:p>Not Avail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15702</text:p>
          </table:table-cell>
          <table:table-cell office:value-type="string">
            <text:p>IFF6 | Interest Free Finance (6 Months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15703</text:p>
          </table:table-cell>
          <table:table-cell office:value-type="string">
            <text:p>IFC-10 | Interest Free Finance (10 Months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15704</text:p>
          </table:table-cell>
          <table:table-cell office:value-type="string">
            <text:p>IFF12 | Interest Free Finance (12 Months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15705</text:p>
          </table:table-cell>
          <table:table-cell office:value-type="string">
            <text:p>IFF20 | Interest Free Finance (20 Months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15706</text:p>
          </table:table-cell>
          <table:table-cell office:value-type="string">
            <text:p>IFF24 | Interest Free Finance (24 Months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15707</text:p>
          </table:table-cell>
          <table:table-cell office:value-type="string">
            <text:p>IFF30 | Interest Free Finance (30 Months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700</text:p>
          </table:table-cell>
          <table:table-cell office:value-type="string">
            <text:p>15708</text:p>
          </table:table-cell>
          <table:table-cell office:value-type="string">
            <text:p>IFF36 | Interest Free Finance (36 Months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15801</text:p>
          </table:table-cell>
          <table:table-cell office:value-type="string">
            <text:p>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15802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31</text:p>
          </table:table-cell>
          <table:table-cell office:value-type="string">
            <text:p>X-BION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2</text:p>
          </table:table-cell>
          <table:table-cell office:value-type="string">
            <text:p>Mob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9</text:p>
          </table:table-cell>
          <table:table-cell office:value-type="string">
            <text:p>3919108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4</text:p>
          </table:table-cell>
          <table:table-cell office:value-type="string">
            <text:p>Litel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59</text:p>
          </table:table-cell>
          <table:table-cell office:value-type="string">
            <text:p>Cany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0</text:p>
          </table:table-cell>
          <table:table-cell office:value-type="string">
            <text:p>adidas Five T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1</text:p>
          </table:table-cell>
          <table:table-cell office:value-type="string">
            <text:p>REON Energ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2</text:p>
          </table:table-cell>
          <table:table-cell office:value-type="string">
            <text:p>REGENA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3</text:p>
          </table:table-cell>
          <table:table-cell office:value-type="string">
            <text:p>Mule B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4</text:p>
          </table:table-cell>
          <table:table-cell office:value-type="string">
            <text:p>Barebel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465</text:p>
          </table:table-cell>
          <table:table-cell office:value-type="string">
            <text:p>NAMED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4</text:p>
          </table:table-cell>
          <table:table-cell office:value-type="string">
            <text:p>Diffus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5</text:p>
          </table:table-cell>
          <table:table-cell office:value-type="string">
            <text:p>Dinner Ca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6</text:p>
          </table:table-cell>
          <table:table-cell office:value-type="string">
            <text:p>Dinner P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7</text:p>
          </table:table-cell>
          <table:table-cell office:value-type="string">
            <text:p>Dipping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8</text:p>
          </table:table-cell>
          <table:table-cell office:value-type="string">
            <text:p>Dis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9</text:p>
          </table:table-cell>
          <table:table-cell office:value-type="string">
            <text:p>Dish 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0</text:p>
          </table:table-cell>
          <table:table-cell office:value-type="string">
            <text:p>Dish wash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1</text:p>
          </table:table-cell>
          <table:table-cell office:value-type="string">
            <text:p>Dishwashing Br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2</text:p>
          </table:table-cell>
          <table:table-cell office:value-type="string">
            <text:p>Dispens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3</text:p>
          </table:table-cell>
          <table:table-cell office:value-type="string">
            <text:p>Do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4</text:p>
          </table:table-cell>
          <table:table-cell office:value-type="string">
            <text:p>Doorst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5</text:p>
          </table:table-cell>
          <table:table-cell office:value-type="string">
            <text:p>Double Brac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6</text:p>
          </table:table-cell>
          <table:table-cell office:value-type="string">
            <text:p>Double Glo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7</text:p>
          </table:table-cell>
          <table:table-cell office:value-type="string">
            <text:p>Drawer divid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8</text:p>
          </table:table-cell>
          <table:table-cell office:value-type="string">
            <text:p>Drawer U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49</text:p>
          </table:table-cell>
          <table:table-cell office:value-type="string">
            <text:p>Drawlin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0</text:p>
          </table:table-cell>
          <table:table-cell office:value-type="string">
            <text:p>Dressing T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1</text:p>
          </table:table-cell>
          <table:table-cell office:value-type="string">
            <text:p>Dressu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2</text:p>
          </table:table-cell>
          <table:table-cell office:value-type="string">
            <text:p>Dr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3</text:p>
          </table:table-cell>
          <table:table-cell office:value-type="string">
            <text:p>Drying 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4</text:p>
          </table:table-cell>
          <table:table-cell office:value-type="string">
            <text:p>Duck Bo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5</text:p>
          </table:table-cell>
          <table:table-cell office:value-type="string">
            <text:p>Dudu Blan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6</text:p>
          </table:table-cell>
          <table:table-cell office:value-type="string">
            <text:p>Du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7</text:p>
          </table:table-cell>
          <table:table-cell office:value-type="string">
            <text:p>Dusting Mit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8</text:p>
          </table:table-cell>
          <table:table-cell office:value-type="string">
            <text:p>Dustpan and Bro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59</text:p>
          </table:table-cell>
          <table:table-cell office:value-type="string">
            <text:p>Duvet Co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0</text:p>
          </table:table-cell>
          <table:table-cell office:value-type="string">
            <text:p>Duvet In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1</text:p>
          </table:table-cell>
          <table:table-cell office:value-type="string">
            <text:p>Duvet Inner P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2</text:p>
          </table:table-cell>
          <table:table-cell office:value-type="string">
            <text:p>Egg boil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3</text:p>
          </table:table-cell>
          <table:table-cell office:value-type="string">
            <text:p>Egg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4</text:p>
          </table:table-cell>
          <table:table-cell office:value-type="string">
            <text:p>Egg Poac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5</text:p>
          </table:table-cell>
          <table:table-cell office:value-type="string">
            <text:p>Electric Blan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6</text:p>
          </table:table-cell>
          <table:table-cell office:value-type="string">
            <text:p>Electric Double Hotp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7</text:p>
          </table:table-cell>
          <table:table-cell office:value-type="string">
            <text:p>Electric Frying P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8</text:p>
          </table:table-cell>
          <table:table-cell office:value-type="string">
            <text:p>Electric Juice Extrac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69</text:p>
          </table:table-cell>
          <table:table-cell office:value-type="string">
            <text:p>Electric W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0</text:p>
          </table:table-cell>
          <table:table-cell office:value-type="string">
            <text:p>End Ca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1</text:p>
          </table:table-cell>
          <table:table-cell office:value-type="string">
            <text:p>Espresso cup and sauc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2</text:p>
          </table:table-cell>
          <table:table-cell office:value-type="string">
            <text:p>Eye Ma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3</text:p>
          </table:table-cell>
          <table:table-cell office:value-type="string">
            <text:p>Face Cl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4</text:p>
          </table:table-cell>
          <table:table-cell office:value-type="string">
            <text:p>Fake F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5</text:p>
          </table:table-cell>
          <table:table-cell office:value-type="string">
            <text:p>F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6</text:p>
          </table:table-cell>
          <table:table-cell office:value-type="string">
            <text:p>Fashion Objec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7</text:p>
          </table:table-cell>
          <table:table-cell office:value-type="string">
            <text:p>Feed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8</text:p>
          </table:table-cell>
          <table:table-cell office:value-type="string">
            <text:p>Feminine Country Ap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79</text:p>
          </table:table-cell>
          <table:table-cell office:value-type="string">
            <text:p>Fill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0</text:p>
          </table:table-cell>
          <table:table-cell office:value-type="string">
            <text:p>Fini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1</text:p>
          </table:table-cell>
          <table:table-cell office:value-type="string">
            <text:p>Fitted She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2</text:p>
          </table:table-cell>
          <table:table-cell office:value-type="string">
            <text:p>Fla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3</text:p>
          </table:table-cell>
          <table:table-cell office:value-type="string">
            <text:p>Flat She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4</text:p>
          </table:table-cell>
          <table:table-cell office:value-type="string">
            <text:p>Floating Cand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5</text:p>
          </table:table-cell>
          <table:table-cell office:value-type="string">
            <text:p>Floor C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6</text:p>
          </table:table-cell>
          <table:table-cell office:value-type="string">
            <text:p>Floor Scatter Cush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7</text:p>
          </table:table-cell>
          <table:table-cell office:value-type="string">
            <text:p>Flow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8</text:p>
          </table:table-cell>
          <table:table-cell office:value-type="string">
            <text:p>Flu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89</text:p>
          </table:table-cell>
          <table:table-cell office:value-type="string">
            <text:p>Foam Ba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0</text:p>
          </table:table-cell>
          <table:table-cell office:value-type="string">
            <text:p>Folding Chai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1</text:p>
          </table:table-cell>
          <table:table-cell office:value-type="string">
            <text:p>Food Co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2</text:p>
          </table:table-cell>
          <table:table-cell office:value-type="string">
            <text:p>Food N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3</text:p>
          </table:table-cell>
          <table:table-cell office:value-type="string">
            <text:p>Food Process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4</text:p>
          </table:table-cell>
          <table:table-cell office:value-type="string">
            <text:p>Food Sa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5</text:p>
          </table:table-cell>
          <table:table-cell office:value-type="string">
            <text:p>For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6</text:p>
          </table:table-cell>
          <table:table-cell office:value-type="string">
            <text:p>Four Slice Toa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7</text:p>
          </table:table-cell>
          <table:table-cell office:value-type="string">
            <text:p>Fragrance Oi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8</text:p>
          </table:table-cell>
          <table:table-cell office:value-type="string">
            <text:p>Frame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99</text:p>
          </table:table-cell>
          <table:table-cell office:value-type="string">
            <text:p>Fram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0</text:p>
          </table:table-cell>
          <table:table-cell office:value-type="string">
            <text:p>Fridge Organis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1</text:p>
          </table:table-cell>
          <table:table-cell office:value-type="string">
            <text:p>Fruit Bow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2</text:p>
          </table:table-cell>
          <table:table-cell office:value-type="string">
            <text:p>Frying P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3</text:p>
          </table:table-cell>
          <table:table-cell office:value-type="string">
            <text:p>Frying Pan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4</text:p>
          </table:table-cell>
          <table:table-cell office:value-type="string">
            <text:p>Gadg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5</text:p>
          </table:table-cell>
          <table:table-cell office:value-type="string">
            <text:p>Gadget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6</text:p>
          </table:table-cell>
          <table:table-cell office:value-type="string">
            <text:p>Gam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7</text:p>
          </table:table-cell>
          <table:table-cell office:value-type="string">
            <text:p>Garden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8</text:p>
          </table:table-cell>
          <table:table-cell office:value-type="string">
            <text:p>Garden Tor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09</text:p>
          </table:table-cell>
          <table:table-cell office:value-type="string">
            <text:p>Garlic Pre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0</text:p>
          </table:table-cell>
          <table:table-cell office:value-type="string">
            <text:p>Gift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1</text:p>
          </table:table-cell>
          <table:table-cell office:value-type="string">
            <text:p>Gift B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2</text:p>
          </table:table-cell>
          <table:table-cell office:value-type="string">
            <text:p>Gift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7</text:p>
          </table:table-cell>
          <table:table-cell office:value-type="string">
            <text:p>Hangs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8</text:p>
          </table:table-cell>
          <table:table-cell office:value-type="string">
            <text:p>Horiz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89</text:p>
          </table:table-cell>
          <table:table-cell office:value-type="string">
            <text:p>In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0</text:p>
          </table:table-cell>
          <table:table-cell office:value-type="string">
            <text:p>Knot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1</text:p>
          </table:table-cell>
          <table:table-cell office:value-type="string">
            <text:p>Lux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2</text:p>
          </table:table-cell>
          <table:table-cell office:value-type="string">
            <text:p>Milano Ch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3</text:p>
          </table:table-cell>
          <table:table-cell office:value-type="string">
            <text:p>Natural Fabric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4</text:p>
          </table:table-cell>
          <table:table-cell office:value-type="string">
            <text:p>Pl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5</text:p>
          </table:table-cell>
          <table:table-cell office:value-type="string">
            <text:p>Rug P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6</text:p>
          </table:table-cell>
          <table:table-cell office:value-type="string">
            <text:p>Textu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7</text:p>
          </table:table-cell>
          <table:table-cell office:value-type="string">
            <text:p>Yarn Dy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8</text:p>
          </table:table-cell>
          <table:table-cell office:value-type="string">
            <text:p>Leather Ango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99</text:p>
          </table:table-cell>
          <table:table-cell office:value-type="string">
            <text:p>Plain Chind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0</text:p>
          </table:table-cell>
          <table:table-cell office:value-type="string">
            <text:p>Dimensional 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1</text:p>
          </table:table-cell>
          <table:table-cell office:value-type="string">
            <text:p>Photographic Canv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2</text:p>
          </table:table-cell>
          <table:table-cell office:value-type="string">
            <text:p>Still Life and Figurative Canv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3</text:p>
          </table:table-cell>
          <table:table-cell office:value-type="string">
            <text:p>Script Canv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4</text:p>
          </table:table-cell>
          <table:table-cell office:value-type="string">
            <text:p>Embellished Canv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5</text:p>
          </table:table-cell>
          <table:table-cell office:value-type="string">
            <text:p>Hand Paint Canv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6</text:p>
          </table:table-cell>
          <table:table-cell office:value-type="string">
            <text:p>Wall Stick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7</text:p>
          </table:table-cell>
          <table:table-cell office:value-type="string">
            <text:p>Keli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208</text:p>
          </table:table-cell>
          <table:table-cell office:value-type="string">
            <text:p>Rug 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62001</text:p>
          </table:table-cell>
          <table:table-cell office:value-type="string">
            <text:p>Direct Delivery Presor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62002</text:p>
          </table:table-cell>
          <table:table-cell office:value-type="string">
            <text:p>Flowthrough P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62003</text:p>
          </table:table-cell>
          <table:table-cell office:value-type="string">
            <text:p>Flowthrough Soli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62004</text:p>
          </table:table-cell>
          <table:table-cell office:value-type="string">
            <text:p>Multi-item Pre-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62005</text:p>
          </table:table-cell>
          <table:table-cell office:value-type="string">
            <text:p>Packit Dep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62006</text:p>
          </table:table-cell>
          <table:table-cell office:value-type="string">
            <text:p>Pre-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62007</text:p>
          </table:table-cell>
          <table:table-cell office:value-type="string">
            <text:p>Pre-S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7</text:p>
          </table:table-cell>
          <table:table-cell office:value-type="string">
            <text:p>62008</text:p>
          </table:table-cell>
          <table:table-cell office:value-type="string">
            <text:p>Repl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1</text:p>
          </table:table-cell>
          <table:table-cell office:value-type="string">
            <text:p>Split C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2</text:p>
          </table:table-cell>
          <table:table-cell office:value-type="string">
            <text:p>Full C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3</text:p>
          </table:table-cell>
          <table:table-cell office:value-type="string">
            <text:p>Ba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4</text:p>
          </table:table-cell>
          <table:table-cell office:value-type="string">
            <text:p>L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5</text:p>
          </table:table-cell>
          <table:table-cell office:value-type="string">
            <text:p>Oversiz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6</text:p>
          </table:table-cell>
          <table:table-cell office:value-type="string">
            <text:p>XL Oversiz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7</text:p>
          </table:table-cell>
          <table:table-cell office:value-type="string">
            <text:p>Undersiz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8</text:p>
          </table:table-cell>
          <table:table-cell office:value-type="string">
            <text:p>Overwe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8</text:p>
          </table:table-cell>
          <table:table-cell office:value-type="string">
            <text:p>63009</text:p>
          </table:table-cell>
          <table:table-cell office:value-type="string">
            <text:p>Manual Pi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9</text:p>
          </table:table-cell>
          <table:table-cell office:value-type="string">
            <text:p>64001</text:p>
          </table:table-cell>
          <table:table-cell office:value-type="string">
            <text:p>Normal Po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9</text:p>
          </table:table-cell>
          <table:table-cell office:value-type="string">
            <text:p>64002</text:p>
          </table:table-cell>
          <table:table-cell office:value-type="string">
            <text:p>Prepack Po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1</text:p>
          </table:table-cell>
          <table:table-cell office:value-type="string">
            <text:p>TP1 Swing Tag - L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2</text:p>
          </table:table-cell>
          <table:table-cell office:value-type="string">
            <text:p>TP2 Swing Tag - Sm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3</text:p>
          </table:table-cell>
          <table:table-cell office:value-type="string">
            <text:p>TP3 Price Stic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4</text:p>
          </table:table-cell>
          <table:table-cell office:value-type="string">
            <text:p>TP4 Price Sticker - Remove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5</text:p>
          </table:table-cell>
          <table:table-cell office:value-type="string">
            <text:p>TP5 Swing Tag - COL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6</text:p>
          </table:table-cell>
          <table:table-cell office:value-type="string">
            <text:p>TP6 Swing Tag - Feather Fill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7</text:p>
          </table:table-cell>
          <table:table-cell office:value-type="string">
            <text:p>TP7 Swing Tag - Ki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8</text:p>
          </table:table-cell>
          <table:table-cell office:value-type="string">
            <text:p>TP8 Price Sticker - In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09</text:p>
          </table:table-cell>
          <table:table-cell office:value-type="string">
            <text:p>TP9 Price Sticker - Rat Tail - In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10</text:p>
          </table:table-cell>
          <table:table-cell office:value-type="string">
            <text:p>TP10 Sustainable Cotton T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11</text:p>
          </table:table-cell>
          <table:table-cell office:value-type="string">
            <text:p>TP11 Shopper Bag T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1</text:p>
          </table:table-cell>
          <table:table-cell office:value-type="string">
            <text:p>66012</text:p>
          </table:table-cell>
          <table:table-cell office:value-type="string">
            <text:p>TP12 Country of Origin Stic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1</text:p>
          </table:table-cell>
          <table:table-cell office:value-type="string">
            <text:p>BCI – Better Cotton Initia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2</text:p>
          </table:table-cell>
          <table:table-cell office:value-type="string">
            <text:p>RPET – Recycled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3</text:p>
          </table:table-cell>
          <table:table-cell office:value-type="string">
            <text:p>BCI and RP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4</text:p>
          </table:table-cell>
          <table:table-cell office:value-type="string">
            <text:p>FSC and BC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5</text:p>
          </table:table-cell>
          <table:table-cell office:value-type="string">
            <text:p>SCC and RP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6</text:p>
          </table:table-cell>
          <table:table-cell office:value-type="string">
            <text:p>FSC – Forestry Stewardship Counc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7</text:p>
          </table:table-cell>
          <table:table-cell office:value-type="string">
            <text:p>CMIA – Cotton Made in Afri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8</text:p>
          </table:table-cell>
          <table:table-cell office:value-type="string">
            <text:p>SCC – Sustainable Cotton Clu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2</text:p>
          </table:table-cell>
          <table:table-cell office:value-type="string">
            <text:p>67009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3</text:p>
          </table:table-cell>
          <table:table-cell office:value-type="string">
            <text:p>68001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3</text:p>
          </table:table-cell>
          <table:table-cell office:value-type="string">
            <text:p>68002</text:p>
          </table:table-cell>
          <table:table-cell office:value-type="string">
            <text:p>Y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4</text:p>
          </table:table-cell>
          <table:table-cell office:value-type="string">
            <text:p>69001</text:p>
          </table:table-cell>
          <table:table-cell office:value-type="string">
            <text:p>C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4</text:p>
          </table:table-cell>
          <table:table-cell office:value-type="string">
            <text:p>69002</text:p>
          </table:table-cell>
          <table:table-cell office:value-type="string">
            <text:p>Fash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4</text:p>
          </table:table-cell>
          <table:table-cell office:value-type="string">
            <text:p>69003</text:p>
          </table:table-cell>
          <table:table-cell office:value-type="string">
            <text:p>T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4</text:p>
          </table:table-cell>
          <table:table-cell office:value-type="string">
            <text:p>69004</text:p>
          </table:table-cell>
          <table:table-cell office:value-type="string">
            <text:p>Updated C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1</text:p>
          </table:table-cell>
          <table:table-cell office:value-type="string">
            <text:p>Grade 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2</text:p>
          </table:table-cell>
          <table:table-cell office:value-type="string">
            <text:p>Grade 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3</text:p>
          </table:table-cell>
          <table:table-cell office:value-type="string">
            <text:p>Grade 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4</text:p>
          </table:table-cell>
          <table:table-cell office:value-type="string">
            <text:p>Grade 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5</text:p>
          </table:table-cell>
          <table:table-cell office:value-type="string">
            <text:p>Grade 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6</text:p>
          </table:table-cell>
          <table:table-cell office:value-type="string">
            <text:p>Grade 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7</text:p>
          </table:table-cell>
          <table:table-cell office:value-type="string">
            <text:p>Grade 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8</text:p>
          </table:table-cell>
          <table:table-cell office:value-type="string">
            <text:p>Grade 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5</text:p>
          </table:table-cell>
          <table:table-cell office:value-type="string">
            <text:p>70009</text:p>
          </table:table-cell>
          <table:table-cell office:value-type="string">
            <text:p>T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6</text:p>
          </table:table-cell>
          <table:table-cell office:value-type="string">
            <text:p>71001</text:p>
          </table:table-cell>
          <table:table-cell office:value-type="string">
            <text:p>All Stores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6</text:p>
          </table:table-cell>
          <table:table-cell office:value-type="string">
            <text:p>71002</text:p>
          </table:table-cell>
          <table:table-cell office:value-type="string">
            <text:p>Middle Stores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6</text:p>
          </table:table-cell>
          <table:table-cell office:value-type="string">
            <text:p>71003</text:p>
          </table:table-cell>
          <table:table-cell office:value-type="string">
            <text:p>Top Store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6</text:p>
          </table:table-cell>
          <table:table-cell office:value-type="string">
            <text:p>71004</text:p>
          </table:table-cell>
          <table:table-cell office:value-type="string">
            <text:p>T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7</text:p>
          </table:table-cell>
          <table:table-cell office:value-type="string">
            <text:p>72001</text:p>
          </table:table-cell>
          <table:table-cell office:value-type="string">
            <text:p>Ope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7</text:p>
          </table:table-cell>
          <table:table-cell office:value-type="string">
            <text:p>72002</text:p>
          </table:table-cell>
          <table:table-cell office:value-type="string">
            <text:p>Mid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7</text:p>
          </table:table-cell>
          <table:table-cell office:value-type="string">
            <text:p>72003</text:p>
          </table:table-cell>
          <table:table-cell office:value-type="string">
            <text:p>Clos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5</text:p>
          </table:table-cell>
          <table:table-cell office:value-type="string">
            <text:p>Tailf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6</text:p>
          </table:table-cell>
          <table:table-cell office:value-type="string">
            <text:p>Pip &amp; N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7</text:p>
          </table:table-cell>
          <table:table-cell office:value-type="string">
            <text:p>Grang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8</text:p>
          </table:table-cell>
          <table:table-cell office:value-type="string">
            <text:p>Triac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9</text:p>
          </table:table-cell>
          <table:table-cell office:value-type="string">
            <text:p>Xten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0</text:p>
          </table:table-cell>
          <table:table-cell office:value-type="string">
            <text:p>Columb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2</text:p>
          </table:table-cell>
          <table:table-cell office:value-type="string">
            <text:p>Specializ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2</text:p>
          </table:table-cell>
          <table:table-cell office:value-type="string">
            <text:p>100%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4</text:p>
          </table:table-cell>
          <table:table-cell office:value-type="string">
            <text:p>Men's Socie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5</text:p>
          </table:table-cell>
          <table:table-cell office:value-type="string">
            <text:p>Sorbotha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6</text:p>
          </table:table-cell>
          <table:table-cell office:value-type="string">
            <text:p>Triaction by Triump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7</text:p>
          </table:table-cell>
          <table:table-cell office:value-type="string">
            <text:p>Gree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8</text:p>
          </table:table-cell>
          <table:table-cell office:value-type="string">
            <text:p>Vycon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0</text:p>
          </table:table-cell>
          <table:table-cell office:value-type="string">
            <text:p>Aeron L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2</text:p>
          </table:table-cell>
          <table:table-cell office:value-type="string">
            <text:p>Warmer-Ar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8</text:p>
          </table:table-cell>
          <table:table-cell office:value-type="string">
            <text:p>Warmer-Le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9</text:p>
          </table:table-cell>
          <table:table-cell office:value-type="string">
            <text:p>Ankle Sup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0</text:p>
          </table:table-cell>
          <table:table-cell office:value-type="string">
            <text:p>Arm P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1</text:p>
          </table:table-cell>
          <table:table-cell office:value-type="string">
            <text:p>Body Armour Su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2</text:p>
          </table:table-cell>
          <table:table-cell office:value-type="string">
            <text:p>Knee &amp; Shin P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3</text:p>
          </table:table-cell>
          <table:table-cell office:value-type="string">
            <text:p>Knee Br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4</text:p>
          </table:table-cell>
          <table:table-cell office:value-type="string">
            <text:p>Knee P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5</text:p>
          </table:table-cell>
          <table:table-cell office:value-type="string">
            <text:p>Neck Br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6</text:p>
          </table:table-cell>
          <table:table-cell office:value-type="string">
            <text:p>Roost G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7</text:p>
          </table:table-cell>
          <table:table-cell office:value-type="string">
            <text:p>Under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8</text:p>
          </table:table-cell>
          <table:table-cell office:value-type="string">
            <text:p>Full F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29</text:p>
          </table:table-cell>
          <table:table-cell office:value-type="string">
            <text:p>Full Suspen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0</text:p>
          </table:table-cell>
          <table:table-cell office:value-type="string">
            <text:p>Hardta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1</text:p>
          </table:table-cell>
          <table:table-cell office:value-type="string">
            <text:p>Elect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8</text:p>
          </table:table-cell>
          <table:table-cell office:value-type="string">
            <text:p>Cycle-BM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19</text:p>
          </table:table-cell>
          <table:table-cell office:value-type="string">
            <text:p>Cycle-Dirt Ju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100</text:p>
          </table:table-cell>
          <table:table-cell office:value-type="string">
            <text:p>13120</text:p>
          </table:table-cell>
          <table:table-cell office:value-type="string">
            <text:p>Cycle-Mot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3500</text:p>
          </table:table-cell>
          <table:table-cell office:value-type="string">
            <text:p>13506</text:p>
          </table:table-cell>
          <table:table-cell office:value-type="string">
            <text:p>Ris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6</text:p>
          </table:table-cell>
          <table:table-cell office:value-type="string">
            <text:p>CRC Bike Worksh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7</text:p>
          </table:table-cell>
          <table:table-cell office:value-type="string">
            <text:p>CRC Wareho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8</text:p>
          </table:table-cell>
          <table:table-cell office:value-type="string">
            <text:p>CRC Virtual Wareho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8</text:p>
          </table:table-cell>
          <table:table-cell office:value-type="string">
            <text:p>Forks - Adjust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49</text:p>
          </table:table-cell>
          <table:table-cell office:value-type="string">
            <text:p>Forks - Ax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0</text:p>
          </table:table-cell>
          <table:table-cell office:value-type="string">
            <text:p>Forks - Bushin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1</text:p>
          </table:table-cell>
          <table:table-cell office:value-type="string">
            <text:p>Forks - Dec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2</text:p>
          </table:table-cell>
          <table:table-cell office:value-type="string">
            <text:p>Forks - External Spar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3</text:p>
          </table:table-cell>
          <table:table-cell office:value-type="string">
            <text:p>Forks - Internal Spar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4</text:p>
          </table:table-cell>
          <table:table-cell office:value-type="string">
            <text:p>Forks - Rig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5</text:p>
          </table:table-cell>
          <table:table-cell office:value-type="string">
            <text:p>Forks - Se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6</text:p>
          </table:table-cell>
          <table:table-cell office:value-type="string">
            <text:p>Forks - Sprin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7</text:p>
          </table:table-cell>
          <table:table-cell office:value-type="string">
            <text:p>Headsets - Spac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8</text:p>
          </table:table-cell>
          <table:table-cell office:value-type="string">
            <text:p>Seatpost - Rig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59</text:p>
          </table:table-cell>
          <table:table-cell office:value-type="string">
            <text:p>Seatpost - Suspen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0</text:p>
          </table:table-cell>
          <table:table-cell office:value-type="string">
            <text:p>Tools - Allen Key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1</text:p>
          </table:table-cell>
          <table:table-cell office:value-type="string">
            <text:p>Tools - Bearing 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2</text:p>
          </table:table-cell>
          <table:table-cell office:value-type="string">
            <text:p>Tools - Cassette &amp; Ch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3</text:p>
          </table:table-cell>
          <table:table-cell office:value-type="string">
            <text:p>Tools - Crank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4</text:p>
          </table:table-cell>
          <table:table-cell office:value-type="string">
            <text:p>Tools - Tool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5</text:p>
          </table:table-cell>
          <table:table-cell office:value-type="string">
            <text:p>Tools - Wheel &amp; Ty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6</text:p>
          </table:table-cell>
          <table:table-cell office:value-type="string">
            <text:p>Tube - Tubeless 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7</text:p>
          </table:table-cell>
          <table:table-cell office:value-type="string">
            <text:p>Tube - Valve Ca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8</text:p>
          </table:table-cell>
          <table:table-cell office:value-type="string">
            <text:p>Tube - Valve Extend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69</text:p>
          </table:table-cell>
          <table:table-cell office:value-type="string">
            <text:p>Brake - Disc Adapto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0</text:p>
          </table:table-cell>
          <table:table-cell office:value-type="string">
            <text:p>Brake - Disc Ho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1</text:p>
          </table:table-cell>
          <table:table-cell office:value-type="string">
            <text:p>Brake - Disc Roto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2</text:p>
          </table:table-cell>
          <table:table-cell office:value-type="string">
            <text:p>Brake - Disc Service 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3</text:p>
          </table:table-cell>
          <table:table-cell office:value-type="string">
            <text:p>Chain Protection - Bash G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4</text:p>
          </table:table-cell>
          <table:table-cell office:value-type="string">
            <text:p>Chain Protection - Chain Gu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5</text:p>
          </table:table-cell>
          <table:table-cell office:value-type="string">
            <text:p>Cleaning - Clean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200</text:p>
          </table:table-cell>
          <table:table-cell office:value-type="string">
            <text:p>15276</text:p>
          </table:table-cell>
          <table:table-cell office:value-type="string">
            <text:p>Cleaning - Pressure Wash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30001</text:p>
          </table:table-cell>
          <table:table-cell office:value-type="string">
            <text:p>CRC Norm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30002</text:p>
          </table:table-cell>
          <table:table-cell office:value-type="string">
            <text:p>Wiggle Norm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15901</text:p>
          </table:table-cell>
          <table:table-cell office:value-type="string">
            <text:p>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15902</text:p>
          </table:table-cell>
          <table:table-cell office:value-type="string">
            <text:p>Mr Pr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15903</text:p>
          </table:table-cell>
          <table:table-cell office:value-type="string">
            <text:p>MRP Ho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7</text:p>
          </table:table-cell>
          <table:table-cell office:value-type="string">
            <text:p>Allo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8</text:p>
          </table:table-cell>
          <table:table-cell office:value-type="string">
            <text:p>Alloy/Cro-M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19</text:p>
          </table:table-cell>
          <table:table-cell office:value-type="string">
            <text:p>Cro-M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11920</text:p>
          </table:table-cell>
          <table:table-cell office:value-type="string">
            <text:p>n/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5</text:p>
          </table:table-cell>
          <table:table-cell office:value-type="string">
            <text:p>10 Speed Dou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6</text:p>
          </table:table-cell>
          <table:table-cell office:value-type="string">
            <text:p>10 Speed Tri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7</text:p>
          </table:table-cell>
          <table:table-cell office:value-type="string">
            <text:p>11 Speed Dou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8</text:p>
          </table:table-cell>
          <table:table-cell office:value-type="string">
            <text:p>11 Speed Tri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19</text:p>
          </table:table-cell>
          <table:table-cell office:value-type="string">
            <text:p>16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0</text:p>
          </table:table-cell>
          <table:table-cell office:value-type="string">
            <text:p>18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1</text:p>
          </table:table-cell>
          <table:table-cell office:value-type="string">
            <text:p>20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2</text:p>
          </table:table-cell>
          <table:table-cell office:value-type="string">
            <text:p>21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3</text:p>
          </table:table-cell>
          <table:table-cell office:value-type="string">
            <text:p>22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4</text:p>
          </table:table-cell>
          <table:table-cell office:value-type="string">
            <text:p>24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3</text:p>
          </table:table-cell>
          <table:table-cell office:value-type="string">
            <text:p>Gift C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4</text:p>
          </table:table-cell>
          <table:table-cell office:value-type="string">
            <text:p>Gift Statione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5</text:p>
          </table:table-cell>
          <table:table-cell office:value-type="string">
            <text:p>Gift Tissue 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6</text:p>
          </table:table-cell>
          <table:table-cell office:value-type="string">
            <text:p>Gift Wra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7</text:p>
          </table:table-cell>
          <table:table-cell office:value-type="string">
            <text:p>Gif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8</text:p>
          </table:table-cell>
          <table:table-cell office:value-type="string">
            <text:p>Glass Top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19</text:p>
          </table:table-cell>
          <table:table-cell office:value-type="string">
            <text:p>Glo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0</text:p>
          </table:table-cell>
          <table:table-cell office:value-type="string">
            <text:p>Gobl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1</text:p>
          </table:table-cell>
          <table:table-cell office:value-type="string">
            <text:p>Gow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2</text:p>
          </table:table-cell>
          <table:table-cell office:value-type="string">
            <text:p>Gra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3</text:p>
          </table:table-cell>
          <table:table-cell office:value-type="string">
            <text:p>Gravy Bo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4</text:p>
          </table:table-cell>
          <table:table-cell office:value-type="string">
            <text:p>Gri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5</text:p>
          </table:table-cell>
          <table:table-cell office:value-type="string">
            <text:p>Groom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6</text:p>
          </table:table-cell>
          <table:table-cell office:value-type="string">
            <text:p>Grooming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7</text:p>
          </table:table-cell>
          <table:table-cell office:value-type="string">
            <text:p>Guest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8</text:p>
          </table:table-cell>
          <table:table-cell office:value-type="string">
            <text:p>Guest Towel 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29</text:p>
          </table:table-cell>
          <table:table-cell office:value-type="string">
            <text:p>Hair B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0</text:p>
          </table:table-cell>
          <table:table-cell office:value-type="string">
            <text:p>Half M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1</text:p>
          </table:table-cell>
          <table:table-cell office:value-type="string">
            <text:p>Hand Lo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2</text:p>
          </table:table-cell>
          <table:table-cell office:value-type="string">
            <text:p>Hand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3</text:p>
          </table:table-cell>
          <table:table-cell office:value-type="string">
            <text:p>Hand Wa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4</text:p>
          </table:table-cell>
          <table:table-cell office:value-type="string">
            <text:p>Hang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5</text:p>
          </table:table-cell>
          <table:table-cell office:value-type="string">
            <text:p>Hanging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6</text:p>
          </table:table-cell>
          <table:table-cell office:value-type="string">
            <text:p>Hanging Flow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7</text:p>
          </table:table-cell>
          <table:table-cell office:value-type="string">
            <text:p>Hanging Fra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8</text:p>
          </table:table-cell>
          <table:table-cell office:value-type="string">
            <text:p>Hanging Ligh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39</text:p>
          </table:table-cell>
          <table:table-cell office:value-type="string">
            <text:p>Headbo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0</text:p>
          </table:table-cell>
          <table:table-cell office:value-type="string">
            <text:p>Hea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1</text:p>
          </table:table-cell>
          <table:table-cell office:value-type="string">
            <text:p>Hi B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2</text:p>
          </table:table-cell>
          <table:table-cell office:value-type="string">
            <text:p>Hinged Fra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3</text:p>
          </table:table-cell>
          <table:table-cell office:value-type="string">
            <text:p>Hold B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4</text:p>
          </table:table-cell>
          <table:table-cell office:value-type="string">
            <text:p>Home Fragr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5</text:p>
          </table:table-cell>
          <table:table-cell office:value-type="string">
            <text:p>Hooded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6</text:p>
          </table:table-cell>
          <table:table-cell office:value-type="string">
            <text:p>Hoo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7</text:p>
          </table:table-cell>
          <table:table-cell office:value-type="string">
            <text:p>Hot T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8</text:p>
          </table:table-cell>
          <table:table-cell office:value-type="string">
            <text:p>Hot Water Bott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49</text:p>
          </table:table-cell>
          <table:table-cell office:value-type="string">
            <text:p>Hourgla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0</text:p>
          </table:table-cell>
          <table:table-cell office:value-type="string">
            <text:p>Housekeeper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1</text:p>
          </table:table-cell>
          <table:table-cell office:value-type="string">
            <text:p>Hurrica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2</text:p>
          </table:table-cell>
          <table:table-cell office:value-type="string">
            <text:p>Ice Buc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3</text:p>
          </table:table-cell>
          <table:table-cell office:value-type="string">
            <text:p>ICE CREAM COU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4</text:p>
          </table:table-cell>
          <table:table-cell office:value-type="string">
            <text:p>Ice Cream Sco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5</text:p>
          </table:table-cell>
          <table:table-cell office:value-type="string">
            <text:p>Ice Lol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6</text:p>
          </table:table-cell>
          <table:table-cell office:value-type="string">
            <text:p>Ice Trays and Cub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7</text:p>
          </table:table-cell>
          <table:table-cell office:value-type="string">
            <text:p>Incense Sti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8</text:p>
          </table:table-cell>
          <table:table-cell office:value-type="string">
            <text:p>Indoor Fantasy P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59</text:p>
          </table:table-cell>
          <table:table-cell office:value-type="string">
            <text:p>Interactive To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0</text:p>
          </table:table-cell>
          <table:table-cell office:value-type="string">
            <text:p>I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1</text:p>
          </table:table-cell>
          <table:table-cell office:value-type="string">
            <text:p>Ironing Bo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2</text:p>
          </table:table-cell>
          <table:table-cell office:value-type="string">
            <text:p>Ironing Board Co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3</text:p>
          </table:table-cell>
          <table:table-cell office:value-type="string">
            <text:p>Jam J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4</text:p>
          </table:table-cell>
          <table:table-cell office:value-type="string">
            <text:p>J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5</text:p>
          </table:table-cell>
          <table:table-cell office:value-type="string">
            <text:p>Jewelry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6</text:p>
          </table:table-cell>
          <table:table-cell office:value-type="string">
            <text:p>Ju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7</text:p>
          </table:table-cell>
          <table:table-cell office:value-type="string">
            <text:p>Ju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8</text:p>
          </table:table-cell>
          <table:table-cell office:value-type="string">
            <text:p>Juice Bott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69</text:p>
          </table:table-cell>
          <table:table-cell office:value-type="string">
            <text:p>KD cub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0</text:p>
          </table:table-cell>
          <table:table-cell office:value-type="string">
            <text:p>KD laund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1</text:p>
          </table:table-cell>
          <table:table-cell office:value-type="string">
            <text:p>Kett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2</text:p>
          </table:table-cell>
          <table:table-cell office:value-type="string">
            <text:p>Key Rin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3</text:p>
          </table:table-cell>
          <table:table-cell office:value-type="string">
            <text:p>Key Tass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4</text:p>
          </table:table-cell>
          <table:table-cell office:value-type="string">
            <text:p>Kids Craf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5</text:p>
          </table:table-cell>
          <table:table-cell office:value-type="string">
            <text:p>King Size Pillowc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6</text:p>
          </table:table-cell>
          <table:table-cell office:value-type="string">
            <text:p>Kitchen acc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7</text:p>
          </table:table-cell>
          <table:table-cell office:value-type="string">
            <text:p>Kitchen 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8</text:p>
          </table:table-cell>
          <table:table-cell office:value-type="string">
            <text:p>Knife B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79</text:p>
          </table:table-cell>
          <table:table-cell office:value-type="string">
            <text:p>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0</text:p>
          </table:table-cell>
          <table:table-cell office:value-type="string">
            <text:p>La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1</text:p>
          </table:table-cell>
          <table:table-cell office:value-type="string">
            <text:p>Lamp B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2</text:p>
          </table:table-cell>
          <table:table-cell office:value-type="string">
            <text:p>Lamp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3</text:p>
          </table:table-cell>
          <table:table-cell office:value-type="string">
            <text:p>Lante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4</text:p>
          </table:table-cell>
          <table:table-cell office:value-type="string">
            <text:p>Large Ru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5</text:p>
          </table:table-cell>
          <table:table-cell office:value-type="string">
            <text:p>Laund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6</text:p>
          </table:table-cell>
          <table:table-cell office:value-type="string">
            <text:p>Laundry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7</text:p>
          </table:table-cell>
          <table:table-cell office:value-type="string">
            <text:p>Lava La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8</text:p>
          </table:table-cell>
          <table:table-cell office:value-type="string">
            <text:p>Letter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89</text:p>
          </table:table-cell>
          <table:table-cell office:value-type="string">
            <text:p>Li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0</text:p>
          </table:table-cell>
          <table:table-cell office:value-type="string">
            <text:p>Ligh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1</text:p>
          </table:table-cell>
          <table:table-cell office:value-type="string">
            <text:p>Linen Fragr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2</text:p>
          </table:table-cell>
          <table:table-cell office:value-type="string">
            <text:p>Loaf Plat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3</text:p>
          </table:table-cell>
          <table:table-cell office:value-type="string">
            <text:p>Loung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4</text:p>
          </table:table-cell>
          <table:table-cell office:value-type="string">
            <text:p>Lunch B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5</text:p>
          </table:table-cell>
          <table:table-cell office:value-type="string">
            <text:p>Lunch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6</text:p>
          </table:table-cell>
          <table:table-cell office:value-type="string">
            <text:p>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7</text:p>
          </table:table-cell>
          <table:table-cell office:value-type="string">
            <text:p>Mag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8</text:p>
          </table:table-cell>
          <table:table-cell office:value-type="string">
            <text:p>Magn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399</text:p>
          </table:table-cell>
          <table:table-cell office:value-type="string">
            <text:p>Mannequin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8</text:p>
          </table:table-cell>
          <table:table-cell office:value-type="string">
            <text:p>73001</text:p>
          </table:table-cell>
          <table:table-cell office:value-type="string">
            <text:p>Rust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8</text:p>
          </table:table-cell>
          <table:table-cell office:value-type="string">
            <text:p>73002</text:p>
          </table:table-cell>
          <table:table-cell office:value-type="string">
            <text:p>Everyd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8</text:p>
          </table:table-cell>
          <table:table-cell office:value-type="string">
            <text:p>73003</text:p>
          </table:table-cell>
          <table:table-cell office:value-type="string">
            <text:p>Class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8</text:p>
          </table:table-cell>
          <table:table-cell office:value-type="string">
            <text:p>73004</text:p>
          </table:table-cell>
          <table:table-cell office:value-type="string">
            <text:p>Urb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8</text:p>
          </table:table-cell>
          <table:table-cell office:value-type="string">
            <text:p>73005</text:p>
          </table:table-cell>
          <table:table-cell office:value-type="string">
            <text:p>Kids and Bab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8</text:p>
          </table:table-cell>
          <table:table-cell office:value-type="string">
            <text:p>73006</text:p>
          </table:table-cell>
          <table:table-cell office:value-type="string">
            <text:p>Coa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1</text:p>
          </table:table-cell>
          <table:table-cell office:value-type="string">
            <text:p>Brigh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2</text:p>
          </table:table-cell>
          <table:table-cell office:value-type="string">
            <text:p>Charac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3</text:p>
          </table:table-cell>
          <table:table-cell office:value-type="string">
            <text:p>Christm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4</text:p>
          </table:table-cell>
          <table:table-cell office:value-type="string">
            <text:p>Mid Ton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5</text:p>
          </table:table-cell>
          <table:table-cell office:value-type="string">
            <text:p>Monochro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6</text:p>
          </table:table-cell>
          <table:table-cell office:value-type="string">
            <text:p>Natur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7</text:p>
          </table:table-cell>
          <table:table-cell office:value-type="string">
            <text:p>No Tre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8</text:p>
          </table:table-cell>
          <table:table-cell office:value-type="string">
            <text:p>Paste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69</text:p>
          </table:table-cell>
          <table:table-cell office:value-type="string">
            <text:p>74009</text:p>
          </table:table-cell>
          <table:table-cell office:value-type="string">
            <text:p>RS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1</text:p>
          </table:table-cell>
          <table:table-cell office:value-type="string">
            <text:p>Airfor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2</text:p>
          </table:table-cell>
          <table:table-cell office:value-type="string">
            <text:p>Amb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3</text:p>
          </table:table-cell>
          <table:table-cell office:value-type="string">
            <text:p>Amethy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4</text:p>
          </table:table-cell>
          <table:table-cell office:value-type="string">
            <text:p>Antique G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5</text:p>
          </table:table-cell>
          <table:table-cell office:value-type="string">
            <text:p>Antique Sil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6</text:p>
          </table:table-cell>
          <table:table-cell office:value-type="string">
            <text:p>Ap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7</text:p>
          </table:table-cell>
          <table:table-cell office:value-type="string">
            <text:p>Aqu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8</text:p>
          </table:table-cell>
          <table:table-cell office:value-type="string">
            <text:p>Assor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09</text:p>
          </table:table-cell>
          <table:table-cell office:value-type="string">
            <text:p>Auberg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0</text:p>
          </table:table-cell>
          <table:table-cell office:value-type="string">
            <text:p>Baby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1</text:p>
          </table:table-cell>
          <table:table-cell office:value-type="string">
            <text:p>Baby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2</text:p>
          </table:table-cell>
          <table:table-cell office:value-type="string">
            <text:p>Baby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3</text:p>
          </table:table-cell>
          <table:table-cell office:value-type="string">
            <text:p>Baby Ye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4</text:p>
          </table:table-cell>
          <table:table-cell office:value-type="string">
            <text:p>Bamb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5</text:p>
          </table:table-cell>
          <table:table-cell office:value-type="string">
            <text:p>Bei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6</text:p>
          </table:table-cell>
          <table:table-cell office:value-type="string">
            <text:p>Bl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7</text:p>
          </table:table-cell>
          <table:table-cell office:value-type="string">
            <text:p>Blush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8</text:p>
          </table:table-cell>
          <table:table-cell office:value-type="string">
            <text:p>B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19</text:p>
          </table:table-cell>
          <table:table-cell office:value-type="string">
            <text:p>Bordeau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0</text:p>
          </table:table-cell>
          <table:table-cell office:value-type="string">
            <text:p>Bottle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1</text:p>
          </table:table-cell>
          <table:table-cell office:value-type="string">
            <text:p>Bra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2</text:p>
          </table:table-cell>
          <table:table-cell office:value-type="string">
            <text:p>Bri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3</text:p>
          </table:table-cell>
          <table:table-cell office:value-type="string">
            <text:p>Bron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4</text:p>
          </table:table-cell>
          <table:table-cell office:value-type="string">
            <text:p>Burgun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5</text:p>
          </table:table-cell>
          <table:table-cell office:value-type="string">
            <text:p>Burnt O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6</text:p>
          </table:table-cell>
          <table:table-cell office:value-type="string">
            <text:p>Buttercup Ye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7</text:p>
          </table:table-cell>
          <table:table-cell office:value-type="string">
            <text:p>Cam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8</text:p>
          </table:table-cell>
          <table:table-cell office:value-type="string">
            <text:p>Candy Flo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29</text:p>
          </table:table-cell>
          <table:table-cell office:value-type="string">
            <text:p>Caram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0</text:p>
          </table:table-cell>
          <table:table-cell office:value-type="string">
            <text:p>Cayen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1</text:p>
          </table:table-cell>
          <table:table-cell office:value-type="string">
            <text:p>Cele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56</text:p>
          </table:table-cell>
          <table:table-cell office:value-type="string">
            <text:p>61172</text:p>
          </table:table-cell>
          <table:table-cell office:value-type="string">
            <text:p>Yor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2</text:p>
          </table:table-cell>
          <table:table-cell office:value-type="string">
            <text:p>Ce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3</text:p>
          </table:table-cell>
          <table:table-cell office:value-type="string">
            <text:p>Cer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4</text:p>
          </table:table-cell>
          <table:table-cell office:value-type="string">
            <text:p>Chamb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5</text:p>
          </table:table-cell>
          <table:table-cell office:value-type="string">
            <text:p>Champag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6</text:p>
          </table:table-cell>
          <table:table-cell office:value-type="string">
            <text:p>Charco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7</text:p>
          </table:table-cell>
          <table:table-cell office:value-type="string">
            <text:p>Chartre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8</text:p>
          </table:table-cell>
          <table:table-cell office:value-type="string">
            <text:p>Cher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39</text:p>
          </table:table-cell>
          <table:table-cell office:value-type="string">
            <text:p>Chilli 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0</text:p>
          </table:table-cell>
          <table:table-cell office:value-type="string">
            <text:p>Choco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1</text:p>
          </table:table-cell>
          <table:table-cell office:value-type="string">
            <text:p>Clar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2</text:p>
          </table:table-cell>
          <table:table-cell office:value-type="string">
            <text:p>Cl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3</text:p>
          </table:table-cell>
          <table:table-cell office:value-type="string">
            <text:p>Coba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4</text:p>
          </table:table-cell>
          <table:table-cell office:value-type="string">
            <text:p>Coff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5</text:p>
          </table:table-cell>
          <table:table-cell office:value-type="string">
            <text:p>Cop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6</text:p>
          </table:table-cell>
          <table:table-cell office:value-type="string">
            <text:p>Cor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7</text:p>
          </table:table-cell>
          <table:table-cell office:value-type="string">
            <text:p>Coral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8</text:p>
          </table:table-cell>
          <table:table-cell office:value-type="string">
            <text:p>Cornflo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49</text:p>
          </table:table-cell>
          <table:table-cell office:value-type="string">
            <text:p>Cre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0</text:p>
          </table:table-cell>
          <table:table-cell office:value-type="string">
            <text:p>Donk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1</text:p>
          </table:table-cell>
          <table:table-cell office:value-type="string">
            <text:p>Duck egg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2</text:p>
          </table:table-cell>
          <table:table-cell office:value-type="string">
            <text:p>Dusty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3</text:p>
          </table:table-cell>
          <table:table-cell office:value-type="string">
            <text:p>Ebo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4</text:p>
          </table:table-cell>
          <table:table-cell office:value-type="string">
            <text:p>Ecr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5</text:p>
          </table:table-cell>
          <table:table-cell office:value-type="string">
            <text:p>Emera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6</text:p>
          </table:table-cell>
          <table:table-cell office:value-type="string">
            <text:p>Fatig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7</text:p>
          </table:table-cell>
          <table:table-cell office:value-type="string">
            <text:p>Fe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8</text:p>
          </table:table-cell>
          <table:table-cell office:value-type="string">
            <text:p>Fire Engine 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59</text:p>
          </table:table-cell>
          <table:table-cell office:value-type="string">
            <text:p>Forest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0</text:p>
          </table:table-cell>
          <table:table-cell office:value-type="string">
            <text:p>Garn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1</text:p>
          </table:table-cell>
          <table:table-cell office:value-type="string">
            <text:p>Ging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2</text:p>
          </table:table-cell>
          <table:table-cell office:value-type="string">
            <text:p>G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3</text:p>
          </table:table-cell>
          <table:table-cell office:value-type="string">
            <text:p>Gra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4</text:p>
          </table:table-cell>
          <table:table-cell office:value-type="string">
            <text:p>Grass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5</text:p>
          </table:table-cell>
          <table:table-cell office:value-type="string">
            <text:p>Gunme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6</text:p>
          </table:table-cell>
          <table:table-cell office:value-type="string">
            <text:p>Hon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7</text:p>
          </table:table-cell>
          <table:table-cell office:value-type="string">
            <text:p>Hot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8</text:p>
          </table:table-cell>
          <table:table-cell office:value-type="string">
            <text:p>Hunters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69</text:p>
          </table:table-cell>
          <table:table-cell office:value-type="string">
            <text:p>Indi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0</text:p>
          </table:table-cell>
          <table:table-cell office:value-type="string">
            <text:p>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1</text:p>
          </table:table-cell>
          <table:table-cell office:value-type="string">
            <text:p>Ir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2</text:p>
          </table:table-cell>
          <table:table-cell office:value-type="string">
            <text:p>Ivo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3</text:p>
          </table:table-cell>
          <table:table-cell office:value-type="string">
            <text:p>Ja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4</text:p>
          </table:table-cell>
          <table:table-cell office:value-type="string">
            <text:p>Khak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5</text:p>
          </table:table-cell>
          <table:table-cell office:value-type="string">
            <text:p>27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6</text:p>
          </table:table-cell>
          <table:table-cell office:value-type="string">
            <text:p>30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7</text:p>
          </table:table-cell>
          <table:table-cell office:value-type="string">
            <text:p>5-6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8</text:p>
          </table:table-cell>
          <table:table-cell office:value-type="string">
            <text:p>6-7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29</text:p>
          </table:table-cell>
          <table:table-cell office:value-type="string">
            <text:p>6-8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0</text:p>
          </table:table-cell>
          <table:table-cell office:value-type="string">
            <text:p>7-8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1</text:p>
          </table:table-cell>
          <table:table-cell office:value-type="string">
            <text:p>7-8 Speed Triple/Dou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2</text:p>
          </table:table-cell>
          <table:table-cell office:value-type="string">
            <text:p>8/9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3</text:p>
          </table:table-cell>
          <table:table-cell office:value-type="string">
            <text:p>8/9/10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4</text:p>
          </table:table-cell>
          <table:table-cell office:value-type="string">
            <text:p>9 Speed Dou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5</text:p>
          </table:table-cell>
          <table:table-cell office:value-type="string">
            <text:p>9 Speed Tri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6</text:p>
          </table:table-cell>
          <table:table-cell office:value-type="string">
            <text:p>9 Speed Triple/Dou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7</text:p>
          </table:table-cell>
          <table:table-cell office:value-type="string">
            <text:p>9/10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100</text:p>
          </table:table-cell>
          <table:table-cell office:value-type="string">
            <text:p>15138</text:p>
          </table:table-cell>
          <table:table-cell office:value-type="string">
            <text:p>n/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0</text:p>
          </table:table-cell>
          <table:table-cell office:value-type="string">
            <text:p>2101129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1</text:p>
          </table:table-cell>
          <table:table-cell office:value-type="string">
            <text:p>2106909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2</text:p>
          </table:table-cell>
          <table:table-cell office:value-type="string">
            <text:p>34031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3</text:p>
          </table:table-cell>
          <table:table-cell office:value-type="string">
            <text:p>3405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4</text:p>
          </table:table-cell>
          <table:table-cell office:value-type="string">
            <text:p>3506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5</text:p>
          </table:table-cell>
          <table:table-cell office:value-type="string">
            <text:p>3919908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6</text:p>
          </table:table-cell>
          <table:table-cell office:value-type="string">
            <text:p>39206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7</text:p>
          </table:table-cell>
          <table:table-cell office:value-type="string">
            <text:p>392062192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8</text:p>
          </table:table-cell>
          <table:table-cell office:value-type="string">
            <text:p>3926909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09</text:p>
          </table:table-cell>
          <table:table-cell office:value-type="string">
            <text:p>42032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0</text:p>
          </table:table-cell>
          <table:table-cell office:value-type="string">
            <text:p>42033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1</text:p>
          </table:table-cell>
          <table:table-cell office:value-type="string">
            <text:p>4901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2</text:p>
          </table:table-cell>
          <table:table-cell office:value-type="string">
            <text:p>491110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3</text:p>
          </table:table-cell>
          <table:table-cell office:value-type="string">
            <text:p>49111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4</text:p>
          </table:table-cell>
          <table:table-cell office:value-type="string">
            <text:p>61013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5</text:p>
          </table:table-cell>
          <table:table-cell office:value-type="string">
            <text:p>61023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6</text:p>
          </table:table-cell>
          <table:table-cell office:value-type="string">
            <text:p>610333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7</text:p>
          </table:table-cell>
          <table:table-cell office:value-type="string">
            <text:p>610433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8</text:p>
          </table:table-cell>
          <table:table-cell office:value-type="string">
            <text:p>610463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19</text:p>
          </table:table-cell>
          <table:table-cell office:value-type="string">
            <text:p>6105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0</text:p>
          </table:table-cell>
          <table:table-cell office:value-type="string">
            <text:p>6110309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1</text:p>
          </table:table-cell>
          <table:table-cell office:value-type="string">
            <text:p>611610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2</text:p>
          </table:table-cell>
          <table:table-cell office:value-type="string">
            <text:p>620213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3</text:p>
          </table:table-cell>
          <table:table-cell office:value-type="string">
            <text:p>620292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4</text:p>
          </table:table-cell>
          <table:table-cell office:value-type="string">
            <text:p>620343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5</text:p>
          </table:table-cell>
          <table:table-cell office:value-type="string">
            <text:p>621120009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6</text:p>
          </table:table-cell>
          <table:table-cell office:value-type="string">
            <text:p>621133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7</text:p>
          </table:table-cell>
          <table:table-cell office:value-type="string">
            <text:p>62143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8</text:p>
          </table:table-cell>
          <table:table-cell office:value-type="string">
            <text:p>62160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29</text:p>
          </table:table-cell>
          <table:table-cell office:value-type="string">
            <text:p>6217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0</text:p>
          </table:table-cell>
          <table:table-cell office:value-type="string">
            <text:p>630510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1</text:p>
          </table:table-cell>
          <table:table-cell office:value-type="string">
            <text:p>6305321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2</text:p>
          </table:table-cell>
          <table:table-cell office:value-type="string">
            <text:p>640212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3</text:p>
          </table:table-cell>
          <table:table-cell office:value-type="string">
            <text:p>6505003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4</text:p>
          </table:table-cell>
          <table:table-cell office:value-type="string">
            <text:p>650699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5</text:p>
          </table:table-cell>
          <table:table-cell office:value-type="string">
            <text:p>65070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6</text:p>
          </table:table-cell>
          <table:table-cell office:value-type="string">
            <text:p>7013331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7</text:p>
          </table:table-cell>
          <table:table-cell office:value-type="string">
            <text:p>7311003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8</text:p>
          </table:table-cell>
          <table:table-cell office:value-type="string">
            <text:p>731511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39</text:p>
          </table:table-cell>
          <table:table-cell office:value-type="string">
            <text:p>761699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0</text:p>
          </table:table-cell>
          <table:table-cell office:value-type="string">
            <text:p>82041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1</text:p>
          </table:table-cell>
          <table:table-cell office:value-type="string">
            <text:p>82054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2</text:p>
          </table:table-cell>
          <table:table-cell office:value-type="string">
            <text:p>8205598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3</text:p>
          </table:table-cell>
          <table:table-cell office:value-type="string">
            <text:p>83025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4</text:p>
          </table:table-cell>
          <table:table-cell office:value-type="string">
            <text:p>83100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37</text:p>
          </table:table-cell>
          <table:table-cell office:value-type="string">
            <text:p>Full Winds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3</text:p>
          </table:table-cell>
          <table:table-cell office:value-type="string">
            <text:p>Ceramic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4</text:p>
          </table:table-cell>
          <table:table-cell office:value-type="string">
            <text:p>7Me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5</text:p>
          </table:table-cell>
          <table:table-cell office:value-type="string">
            <text:p>85099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6</text:p>
          </table:table-cell>
          <table:table-cell office:value-type="string">
            <text:p>Uv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7</text:p>
          </table:table-cell>
          <table:table-cell office:value-type="string">
            <text:p>Vand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8</text:p>
          </table:table-cell>
          <table:table-cell office:value-type="string">
            <text:p>V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89</text:p>
          </table:table-cell>
          <table:table-cell office:value-type="string">
            <text:p>Vee Rubb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0</text:p>
          </table:table-cell>
          <table:table-cell office:value-type="string">
            <text:p>Ve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1</text:p>
          </table:table-cell>
          <table:table-cell office:value-type="string">
            <text:p>Veloman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2</text:p>
          </table:table-cell>
          <table:table-cell office:value-type="string">
            <text:p>Ver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3</text:p>
          </table:table-cell>
          <table:table-cell office:value-type="string">
            <text:p>Victoire Cyc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4</text:p>
          </table:table-cell>
          <table:table-cell office:value-type="string">
            <text:p>Vigilant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5</text:p>
          </table:table-cell>
          <table:table-cell office:value-type="string">
            <text:p>Vi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6</text:p>
          </table:table-cell>
          <table:table-cell office:value-type="string">
            <text:p>Vi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7</text:p>
          </table:table-cell>
          <table:table-cell office:value-type="string">
            <text:p>Vitus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8</text:p>
          </table:table-cell>
          <table:table-cell office:value-type="string">
            <text:p>Vitus Clear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99</text:p>
          </table:table-cell>
          <table:table-cell office:value-type="string">
            <text:p>Voc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0</text:p>
          </table:table-cell>
          <table:table-cell office:value-type="string">
            <text:p>Volc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1</text:p>
          </table:table-cell>
          <table:table-cell office:value-type="string">
            <text:p>Volu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2</text:p>
          </table:table-cell>
          <table:table-cell office:value-type="string">
            <text:p>Von Zip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3</text:p>
          </table:table-cell>
          <table:table-cell office:value-type="string">
            <text:p>Vox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4</text:p>
          </table:table-cell>
          <table:table-cell office:value-type="string">
            <text:p>V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5</text:p>
          </table:table-cell>
          <table:table-cell office:value-type="string">
            <text:p>Vuel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6</text:p>
          </table:table-cell>
          <table:table-cell office:value-type="string">
            <text:p>Wal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7</text:p>
          </table:table-cell>
          <table:table-cell office:value-type="string">
            <text:p>Weinman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8</text:p>
          </table:table-cell>
          <table:table-cell office:value-type="string">
            <text:p>Weldt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09</text:p>
          </table:table-cell>
          <table:table-cell office:value-type="string">
            <text:p>Wheel Repai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0</text:p>
          </table:table-cell>
          <table:table-cell office:value-type="string">
            <text:p>Wow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1</text:p>
          </table:table-cell>
          <table:table-cell office:value-type="string">
            <text:p>X-AC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0</text:p>
          </table:table-cell>
          <table:table-cell office:value-type="string">
            <text:p>Margari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1</text:p>
          </table:table-cell>
          <table:table-cell office:value-type="string">
            <text:p>Martin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2</text:p>
          </table:table-cell>
          <table:table-cell office:value-type="string">
            <text:p>Mas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3</text:p>
          </table:table-cell>
          <table:table-cell office:value-type="string">
            <text:p>Mason J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4</text:p>
          </table:table-cell>
          <table:table-cell office:value-type="string">
            <text:p>Mattre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5</text:p>
          </table:table-cell>
          <table:table-cell office:value-type="string">
            <text:p>Mattress P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6</text:p>
          </table:table-cell>
          <table:table-cell office:value-type="string">
            <text:p>Mattress Protec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7</text:p>
          </table:table-cell>
          <table:table-cell office:value-type="string">
            <text:p>Measuring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8</text:p>
          </table:table-cell>
          <table:table-cell office:value-type="string">
            <text:p>Measuring Ch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09</text:p>
          </table:table-cell>
          <table:table-cell office:value-type="string">
            <text:p>Measuring Cu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0</text:p>
          </table:table-cell>
          <table:table-cell office:value-type="string">
            <text:p>Medium Cush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1</text:p>
          </table:table-cell>
          <table:table-cell office:value-type="string">
            <text:p>Memo Boar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2</text:p>
          </table:table-cell>
          <table:table-cell office:value-type="string">
            <text:p>Microw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3</text:p>
          </table:table-cell>
          <table:table-cell office:value-type="string">
            <text:p>Microwave Cook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4</text:p>
          </table:table-cell>
          <table:table-cell office:value-type="string">
            <text:p>Milk bott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5</text:p>
          </table:table-cell>
          <table:table-cell office:value-type="string">
            <text:p>Mini Sto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6</text:p>
          </table:table-cell>
          <table:table-cell office:value-type="string">
            <text:p>Mirr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7</text:p>
          </table:table-cell>
          <table:table-cell office:value-type="string">
            <text:p>Mix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8</text:p>
          </table:table-cell>
          <table:table-cell office:value-type="string">
            <text:p>Mobi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19</text:p>
          </table:table-cell>
          <table:table-cell office:value-type="string">
            <text:p>Money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0</text:p>
          </table:table-cell>
          <table:table-cell office:value-type="string">
            <text:p>M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1</text:p>
          </table:table-cell>
          <table:table-cell office:value-type="string">
            <text:p>Mosquito N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2</text:p>
          </table:table-cell>
          <table:table-cell office:value-type="string">
            <text:p>Muffin P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3</text:p>
          </table:table-cell>
          <table:table-cell office:value-type="string">
            <text:p>Mu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4</text:p>
          </table:table-cell>
          <table:table-cell office:value-type="string">
            <text:p>Mug Tr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5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6</text:p>
          </table:table-cell>
          <table:table-cell office:value-type="string">
            <text:p>Multi Face 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7</text:p>
          </table:table-cell>
          <table:table-cell office:value-type="string">
            <text:p>Multi Photo Frame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8</text:p>
          </table:table-cell>
          <table:table-cell office:value-type="string">
            <text:p>Multi Shel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29</text:p>
          </table:table-cell>
          <table:table-cell office:value-type="string">
            <text:p>Multi Towel 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0</text:p>
          </table:table-cell>
          <table:table-cell office:value-type="string">
            <text:p>Mus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1</text:p>
          </table:table-cell>
          <table:table-cell office:value-type="string">
            <text:p>Napiery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2</text:p>
          </table:table-cell>
          <table:table-cell office:value-type="string">
            <text:p>Napkin Rin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3</text:p>
          </table:table-cell>
          <table:table-cell office:value-type="string">
            <text:p>Napk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4</text:p>
          </table:table-cell>
          <table:table-cell office:value-type="string">
            <text:p>Nappy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5</text:p>
          </table:table-cell>
          <table:table-cell office:value-type="string">
            <text:p>Night Fri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6</text:p>
          </table:table-cell>
          <table:table-cell office:value-type="string">
            <text:p>Night L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7</text:p>
          </table:table-cell>
          <table:table-cell office:value-type="string">
            <text:p>Noteboo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8</text:p>
          </table:table-cell>
          <table:table-cell office:value-type="string">
            <text:p>Novelty B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39</text:p>
          </table:table-cell>
          <table:table-cell office:value-type="string">
            <text:p>Novelty Ca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0</text:p>
          </table:table-cell>
          <table:table-cell office:value-type="string">
            <text:p>Novelty Cutle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1</text:p>
          </table:table-cell>
          <table:table-cell office:value-type="string">
            <text:p>Novelty Fra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2</text:p>
          </table:table-cell>
          <table:table-cell office:value-type="string">
            <text:p>Novelty La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3</text:p>
          </table:table-cell>
          <table:table-cell office:value-type="string">
            <text:p>Novelty Mirr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4</text:p>
          </table:table-cell>
          <table:table-cell office:value-type="string">
            <text:p>Novelty Sig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5</text:p>
          </table:table-cell>
          <table:table-cell office:value-type="string">
            <text:p>Oil Bur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6</text:p>
          </table:table-cell>
          <table:table-cell office:value-type="string">
            <text:p>Ottom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7</text:p>
          </table:table-cell>
          <table:table-cell office:value-type="string">
            <text:p>Outdo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8</text:p>
          </table:table-cell>
          <table:table-cell office:value-type="string">
            <text:p>Outdoor Chai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49</text:p>
          </table:table-cell>
          <table:table-cell office:value-type="string">
            <text:p>Outdoor Discove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0</text:p>
          </table:table-cell>
          <table:table-cell office:value-type="string">
            <text:p>Ov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1</text:p>
          </table:table-cell>
          <table:table-cell office:value-type="string">
            <text:p>Oval Place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2</text:p>
          </table:table-cell>
          <table:table-cell office:value-type="string">
            <text:p>Oven Glov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3</text:p>
          </table:table-cell>
          <table:table-cell office:value-type="string">
            <text:p>Over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4</text:p>
          </table:table-cell>
          <table:table-cell office:value-type="string">
            <text:p>Paper Bake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5</text:p>
          </table:table-cell>
          <table:table-cell office:value-type="string">
            <text:p>Paper Towel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6</text:p>
          </table:table-cell>
          <table:table-cell office:value-type="string">
            <text:p>Papper Cu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7</text:p>
          </table:table-cell>
          <table:table-cell office:value-type="string">
            <text:p>Papper Plat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8</text:p>
          </table:table-cell>
          <table:table-cell office:value-type="string">
            <text:p>Party Pro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59</text:p>
          </table:table-cell>
          <table:table-cell office:value-type="string">
            <text:p>Pasta bow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0</text:p>
          </table:table-cell>
          <table:table-cell office:value-type="string">
            <text:p>Pasta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1</text:p>
          </table:table-cell>
          <table:table-cell office:value-type="string">
            <text:p>Pate Kniv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2</text:p>
          </table:table-cell>
          <table:table-cell office:value-type="string">
            <text:p>Pedes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3</text:p>
          </table:table-cell>
          <table:table-cell office:value-type="string">
            <text:p>Peel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4</text:p>
          </table:table-cell>
          <table:table-cell office:value-type="string">
            <text:p>Peg B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5</text:p>
          </table:table-cell>
          <table:table-cell office:value-type="string">
            <text:p>Peg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6</text:p>
          </table:table-cell>
          <table:table-cell office:value-type="string">
            <text:p>Pe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7</text:p>
          </table:table-cell>
          <table:table-cell office:value-type="string">
            <text:p>Penda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8</text:p>
          </table:table-cell>
          <table:table-cell office:value-type="string">
            <text:p>Pestle and Mort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69</text:p>
          </table:table-cell>
          <table:table-cell office:value-type="string">
            <text:p>Pet Bedd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0</text:p>
          </table:table-cell>
          <table:table-cell office:value-type="string">
            <text:p>Pet Dress u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1</text:p>
          </table:table-cell>
          <table:table-cell office:value-type="string">
            <text:p>Photo Alb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2</text:p>
          </table:table-cell>
          <table:table-cell office:value-type="string">
            <text:p>Photo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3</text:p>
          </table:table-cell>
          <table:table-cell office:value-type="string">
            <text:p>Photo Fra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4</text:p>
          </table:table-cell>
          <table:table-cell office:value-type="string">
            <text:p>Photograph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5</text:p>
          </table:table-cell>
          <table:table-cell office:value-type="string">
            <text:p>Picnic Bas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6</text:p>
          </table:table-cell>
          <table:table-cell office:value-type="string">
            <text:p>Pillar Ca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7</text:p>
          </table:table-cell>
          <table:table-cell office:value-type="string">
            <text:p>Pi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8</text:p>
          </table:table-cell>
          <table:table-cell office:value-type="string">
            <text:p>Pillow Protecto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79</text:p>
          </table:table-cell>
          <table:table-cell office:value-type="string">
            <text:p>Pillowc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0</text:p>
          </table:table-cell>
          <table:table-cell office:value-type="string">
            <text:p>Pitc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1</text:p>
          </table:table-cell>
          <table:table-cell office:value-type="string">
            <text:p>Placema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2</text:p>
          </table:table-cell>
          <table:table-cell office:value-type="string">
            <text:p>Plan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3</text:p>
          </table:table-cell>
          <table:table-cell office:value-type="string">
            <text:p>Plasma U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4</text:p>
          </table:table-cell>
          <table:table-cell office:value-type="string">
            <text:p>P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5</text:p>
          </table:table-cell>
          <table:table-cell office:value-type="string">
            <text:p>Plat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5</text:p>
          </table:table-cell>
          <table:table-cell office:value-type="string">
            <text:p>Khaki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6</text:p>
          </table:table-cell>
          <table:table-cell office:value-type="string">
            <text:p>Lave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7</text:p>
          </table:table-cell>
          <table:table-cell office:value-type="string">
            <text:p>Lila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8</text:p>
          </table:table-cell>
          <table:table-cell office:value-type="string">
            <text:p>Lumo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79</text:p>
          </table:table-cell>
          <table:table-cell office:value-type="string">
            <text:p>Lumo Cor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0</text:p>
          </table:table-cell>
          <table:table-cell office:value-type="string">
            <text:p>Lumo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1</text:p>
          </table:table-cell>
          <table:table-cell office:value-type="string">
            <text:p>Lumo O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2</text:p>
          </table:table-cell>
          <table:table-cell office:value-type="string">
            <text:p>Lumo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3</text:p>
          </table:table-cell>
          <table:table-cell office:value-type="string">
            <text:p>Lumo Ye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4</text:p>
          </table:table-cell>
          <table:table-cell office:value-type="string">
            <text:p>Magen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5</text:p>
          </table:table-cell>
          <table:table-cell office:value-type="string">
            <text:p>Mahoga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6</text:p>
          </table:table-cell>
          <table:table-cell office:value-type="string">
            <text:p>Man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7</text:p>
          </table:table-cell>
          <table:table-cell office:value-type="string">
            <text:p>Marine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8</text:p>
          </table:table-cell>
          <table:table-cell office:value-type="string">
            <text:p>Mar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89</text:p>
          </table:table-cell>
          <table:table-cell office:value-type="string">
            <text:p>Mau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0</text:p>
          </table:table-cell>
          <table:table-cell office:value-type="string">
            <text:p>Mi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1</text:p>
          </table:table-cell>
          <table:table-cell office:value-type="string">
            <text:p>Moc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2</text:p>
          </table:table-cell>
          <table:table-cell office:value-type="string">
            <text:p>Mulber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3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4</text:p>
          </table:table-cell>
          <table:table-cell office:value-type="string">
            <text:p>Nav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5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6</text:p>
          </table:table-cell>
          <table:table-cell office:value-type="string">
            <text:p>Nu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7</text:p>
          </table:table-cell>
          <table:table-cell office:value-type="string">
            <text:p>Oatme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8</text:p>
          </table:table-cell>
          <table:table-cell office:value-type="string">
            <text:p>Och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099</text:p>
          </table:table-cell>
          <table:table-cell office:value-type="string">
            <text:p>Ol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0</text:p>
          </table:table-cell>
          <table:table-cell office:value-type="string">
            <text:p>Opaq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1</text:p>
          </table:table-cell>
          <table:table-cell office:value-type="string">
            <text:p>Oxbl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2</text:p>
          </table:table-cell>
          <table:table-cell office:value-type="string">
            <text:p>Oy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3</text:p>
          </table:table-cell>
          <table:table-cell office:value-type="string">
            <text:p>Papri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4</text:p>
          </table:table-cell>
          <table:table-cell office:value-type="string">
            <text:p>Pea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5</text:p>
          </table:table-cell>
          <table:table-cell office:value-type="string">
            <text:p>Peac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6</text:p>
          </table:table-cell>
          <table:table-cell office:value-type="string">
            <text:p>Perriwink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7</text:p>
          </table:table-cell>
          <table:table-cell office:value-type="string">
            <text:p>Petr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8</text:p>
          </table:table-cell>
          <table:table-cell office:value-type="string">
            <text:p>Pewter Gr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09</text:p>
          </table:table-cell>
          <table:table-cell office:value-type="string">
            <text:p>Pistach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0</text:p>
          </table:table-cell>
          <table:table-cell office:value-type="string">
            <text:p>Platin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1</text:p>
          </table:table-cell>
          <table:table-cell office:value-type="string">
            <text:p>Pl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2</text:p>
          </table:table-cell>
          <table:table-cell office:value-type="string">
            <text:p>Pomegran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3</text:p>
          </table:table-cell>
          <table:table-cell office:value-type="string">
            <text:p>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4</text:p>
          </table:table-cell>
          <table:table-cell office:value-type="string">
            <text:p>Powder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5</text:p>
          </table:table-cell>
          <table:table-cell office:value-type="string">
            <text:p>Pumpk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6</text:p>
          </table:table-cell>
          <table:table-cell office:value-type="string">
            <text:p>Raspber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7</text:p>
          </table:table-cell>
          <table:table-cell office:value-type="string">
            <text:p>Rose G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8</text:p>
          </table:table-cell>
          <table:table-cell office:value-type="string">
            <text:p>Royal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19</text:p>
          </table:table-cell>
          <table:table-cell office:value-type="string">
            <text:p>Rub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0</text:p>
          </table:table-cell>
          <table:table-cell office:value-type="string">
            <text:p>Ru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1</text:p>
          </table:table-cell>
          <table:table-cell office:value-type="string">
            <text:p>Sad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2</text:p>
          </table:table-cell>
          <table:table-cell office:value-type="string">
            <text:p>S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3</text:p>
          </table:table-cell>
          <table:table-cell office:value-type="string">
            <text:p>S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4</text:p>
          </table:table-cell>
          <table:table-cell office:value-type="string">
            <text:p>Sea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5</text:p>
          </table:table-cell>
          <table:table-cell office:value-type="string">
            <text:p>Seafo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6</text:p>
          </table:table-cell>
          <table:table-cell office:value-type="string">
            <text:p>Silver Gr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7</text:p>
          </table:table-cell>
          <table:table-cell office:value-type="string">
            <text:p>Silver T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8</text:p>
          </table:table-cell>
          <table:table-cell office:value-type="string">
            <text:p>Sky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29</text:p>
          </table:table-cell>
          <table:table-cell office:value-type="string">
            <text:p>S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0</text:p>
          </table:table-cell>
          <table:table-cell office:value-type="string">
            <text:p>Sorbet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1</text:p>
          </table:table-cell>
          <table:table-cell office:value-type="string">
            <text:p>St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2</text:p>
          </table:table-cell>
          <table:table-cell office:value-type="string">
            <text:p>Sunsh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3</text:p>
          </table:table-cell>
          <table:table-cell office:value-type="string">
            <text:p>Tabas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4</text:p>
          </table:table-cell>
          <table:table-cell office:value-type="string">
            <text:p>T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5</text:p>
          </table:table-cell>
          <table:table-cell office:value-type="string">
            <text:p>Tanger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6</text:p>
          </table:table-cell>
          <table:table-cell office:value-type="string">
            <text:p>Tau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7</text:p>
          </table:table-cell>
          <table:table-cell office:value-type="string">
            <text:p>Te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8</text:p>
          </table:table-cell>
          <table:table-cell office:value-type="string">
            <text:p>Terracot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39</text:p>
          </table:table-cell>
          <table:table-cell office:value-type="string">
            <text:p>Tobac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40</text:p>
          </table:table-cell>
          <table:table-cell office:value-type="string">
            <text:p>Turquo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41</text:p>
          </table:table-cell>
          <table:table-cell office:value-type="string">
            <text:p>Viol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42</text:p>
          </table:table-cell>
          <table:table-cell office:value-type="string">
            <text:p>Watermel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43</text:p>
          </table:table-cell>
          <table:table-cell office:value-type="string">
            <text:p>Wh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44</text:p>
          </table:table-cell>
          <table:table-cell office:value-type="string">
            <text:p>W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0</text:p>
          </table:table-cell>
          <table:table-cell office:value-type="string">
            <text:p>75145</text:p>
          </table:table-cell>
          <table:table-cell office:value-type="string">
            <text:p>Winter Wh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1</text:p>
          </table:table-cell>
          <table:table-cell office:value-type="string">
            <text:p>Bl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2</text:p>
          </table:table-cell>
          <table:table-cell office:value-type="string">
            <text:p>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3</text:p>
          </table:table-cell>
          <table:table-cell office:value-type="string">
            <text:p>Brow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4</text:p>
          </table:table-cell>
          <table:table-cell office:value-type="string">
            <text:p>Cl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5</text:p>
          </table:table-cell>
          <table:table-cell office:value-type="string">
            <text:p>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6</text:p>
          </table:table-cell>
          <table:table-cell office:value-type="string">
            <text:p>Gr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7</text:p>
          </table:table-cell>
          <table:table-cell office:value-type="string">
            <text:p>Metall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8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09</text:p>
          </table:table-cell>
          <table:table-cell office:value-type="string">
            <text:p>Natur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10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11</text:p>
          </table:table-cell>
          <table:table-cell office:value-type="string">
            <text:p>O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12</text:p>
          </table:table-cell>
          <table:table-cell office:value-type="string">
            <text:p>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13</text:p>
          </table:table-cell>
          <table:table-cell office:value-type="string">
            <text:p>Pur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14</text:p>
          </table:table-cell>
          <table:table-cell office:value-type="string">
            <text:p>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15</text:p>
          </table:table-cell>
          <table:table-cell office:value-type="string">
            <text:p>Wh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1</text:p>
          </table:table-cell>
          <table:table-cell office:value-type="string">
            <text:p>76016</text:p>
          </table:table-cell>
          <table:table-cell office:value-type="string">
            <text:p>Ye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1</text:p>
          </table:table-cell>
          <table:table-cell office:value-type="string">
            <text:p>Br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2</text:p>
          </table:table-cell>
          <table:table-cell office:value-type="string">
            <text:p>Cl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3</text:p>
          </table:table-cell>
          <table:table-cell office:value-type="string">
            <text:p>Dar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4</text:p>
          </table:table-cell>
          <table:table-cell office:value-type="string">
            <text:p>L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2</text:p>
          </table:table-cell>
          <table:table-cell office:value-type="string">
            <text:p>Xe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3</text:p>
          </table:table-cell>
          <table:table-cell office:value-type="string">
            <text:p>XL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4</text:p>
          </table:table-cell>
          <table:table-cell office:value-type="string">
            <text:p>X-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5</text:p>
          </table:table-cell>
          <table:table-cell office:value-type="string">
            <text:p>Xpos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6</text:p>
          </table:table-cell>
          <table:table-cell office:value-type="string">
            <text:p>Xrim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7</text:p>
          </table:table-cell>
          <table:table-cell office:value-type="string">
            <text:p>X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8</text:p>
          </table:table-cell>
          <table:table-cell office:value-type="string">
            <text:p>X-TAS-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19</text:p>
          </table:table-cell>
          <table:table-cell office:value-type="string">
            <text:p>Ya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0</text:p>
          </table:table-cell>
          <table:table-cell office:value-type="string">
            <text:p>YB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1</text:p>
          </table:table-cell>
          <table:table-cell office:value-type="string">
            <text:p>Yep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2</text:p>
          </table:table-cell>
          <table:table-cell office:value-type="string">
            <text:p>Zeal Opti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3</text:p>
          </table:table-cell>
          <table:table-cell office:value-type="string">
            <text:p>Zie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4</text:p>
          </table:table-cell>
          <table:table-cell office:value-type="string">
            <text:p>Zimtste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5</text:p>
          </table:table-cell>
          <table:table-cell office:value-type="string">
            <text:p>Zo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6</text:p>
          </table:table-cell>
          <table:table-cell office:value-type="string">
            <text:p>ZZYZ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7</text:p>
          </table:table-cell>
          <table:table-cell office:value-type="string">
            <text:p>Conto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8</text:p>
          </table:table-cell>
          <table:table-cell office:value-type="string">
            <text:p>Flat Tire Defe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29</text:p>
          </table:table-cell>
          <table:table-cell office:value-type="string">
            <text:p>Olf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30</text:p>
          </table:table-cell>
          <table:table-cell office:value-type="string">
            <text:p>Grizz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31</text:p>
          </table:table-cell>
          <table:table-cell office:value-type="string">
            <text:p>Joe's No Fla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32</text:p>
          </table:table-cell>
          <table:table-cell office:value-type="string">
            <text:p>GU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34</text:p>
          </table:table-cell>
          <table:table-cell office:value-type="string">
            <text:p>crankbroth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35</text:p>
          </table:table-cell>
          <table:table-cell office:value-type="string">
            <text:p>Af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41236</text:p>
          </table:table-cell>
          <table:table-cell office:value-type="string">
            <text:p>Trik-To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41237</text:p>
          </table:table-cell>
          <table:table-cell office:value-type="string">
            <text:p>M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38</text:p>
          </table:table-cell>
          <table:table-cell office:value-type="string">
            <text:p>Santa Cru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39</text:p>
          </table:table-cell>
          <table:table-cell office:value-type="string">
            <text:p>NuVinc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0</text:p>
          </table:table-cell>
          <table:table-cell office:value-type="string">
            <text:p>AC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1</text:p>
          </table:table-cell>
          <table:table-cell office:value-type="string">
            <text:p>Acme 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2</text:p>
          </table:table-cell>
          <table:table-cell office:value-type="string">
            <text:p>Am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3</text:p>
          </table:table-cell>
          <table:table-cell office:value-type="string">
            <text:p>Hirob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4</text:p>
          </table:table-cell>
          <table:table-cell office:value-type="string">
            <text:p>Model Techni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5</text:p>
          </table:table-cell>
          <table:table-cell office:value-type="string">
            <text:p>Mountain 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6</text:p>
          </table:table-cell>
          <table:table-cell office:value-type="string">
            <text:p>opti-Fu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7</text:p>
          </table:table-cell>
          <table:table-cell office:value-type="string">
            <text:p>Strato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8</text:p>
          </table:table-cell>
          <table:table-cell office:value-type="string">
            <text:p>Sun Us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49</text:p>
          </table:table-cell>
          <table:table-cell office:value-type="string">
            <text:p>Veloc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37</text:p>
          </table:table-cell>
          <table:table-cell office:value-type="string">
            <text:p>M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0</text:p>
          </table:table-cell>
          <table:table-cell office:value-type="string">
            <text:p>Overbo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1</text:p>
          </table:table-cell>
          <table:table-cell office:value-type="string">
            <text:p>Pro Cycling Trum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2</text:p>
          </table:table-cell>
          <table:table-cell office:value-type="string">
            <text:p>Cycling Souveni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3</text:p>
          </table:table-cell>
          <table:table-cell office:value-type="string">
            <text:p>On A Sixpe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4</text:p>
          </table:table-cell>
          <table:table-cell office:value-type="string">
            <text:p>The Handmade Cycli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5</text:p>
          </table:table-cell>
          <table:table-cell office:value-type="string">
            <text:p>Worry Less Desig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6</text:p>
          </table:table-cell>
          <table:table-cell office:value-type="string">
            <text:p>Recycle and Bicyc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7</text:p>
          </table:table-cell>
          <table:table-cell office:value-type="string">
            <text:p>AM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8</text:p>
          </table:table-cell>
          <table:table-cell office:value-type="string">
            <text:p>Bridged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59</text:p>
          </table:table-cell>
          <table:table-cell office:value-type="string">
            <text:p>Buffa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0</text:p>
          </table:table-cell>
          <table:table-cell office:value-type="string">
            <text:p>Comfybal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1</text:p>
          </table:table-cell>
          <table:table-cell office:value-type="string">
            <text:p>Exp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2</text:p>
          </table:table-cell>
          <table:table-cell office:value-type="string">
            <text:p>GSI Outdoo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3</text:p>
          </table:table-cell>
          <table:table-cell office:value-type="string">
            <text:p>K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4</text:p>
          </table:table-cell>
          <table:table-cell office:value-type="string">
            <text:p>Light My Fi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5</text:p>
          </table:table-cell>
          <table:table-cell office:value-type="string">
            <text:p>Lorp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6</text:p>
          </table:table-cell>
          <table:table-cell office:value-type="string">
            <text:p>Mag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7</text:p>
          </table:table-cell>
          <table:table-cell office:value-type="string">
            <text:p>Marm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8</text:p>
          </table:table-cell>
          <table:table-cell office:value-type="string">
            <text:p>Optim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69</text:p>
          </table:table-cell>
          <table:table-cell office:value-type="string">
            <text:p>Salew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0</text:p>
          </table:table-cell>
          <table:table-cell office:value-type="string">
            <text:p>Wild Count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1</text:p>
          </table:table-cell>
          <table:table-cell office:value-type="string">
            <text:p>Havaian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2</text:p>
          </table:table-cell>
          <table:table-cell office:value-type="string">
            <text:p>Till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3</text:p>
          </table:table-cell>
          <table:table-cell office:value-type="string">
            <text:p>Reynolds Cloth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4</text:p>
          </table:table-cell>
          <table:table-cell office:value-type="string">
            <text:p>Milky W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5</text:p>
          </table:table-cell>
          <table:table-cell office:value-type="string">
            <text:p>Harbing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6</text:p>
          </table:table-cell>
          <table:table-cell office:value-type="string">
            <text:p>TR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7</text:p>
          </table:table-cell>
          <table:table-cell office:value-type="string">
            <text:p>(DNU) Manuka Li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8</text:p>
          </table:table-cell>
          <table:table-cell office:value-type="string">
            <text:p>PrA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16001</text:p>
          </table:table-cell>
          <table:table-cell office:value-type="string">
            <text:p>Deca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16002</text:p>
          </table:table-cell>
          <table:table-cell office:value-type="string">
            <text:p>Hotlin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79</text:p>
          </table:table-cell>
          <table:table-cell office:value-type="string">
            <text:p>SOS Rehydr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0</text:p>
          </table:table-cell>
          <table:table-cell office:value-type="string">
            <text:p>Extreme F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1</text:p>
          </table:table-cell>
          <table:table-cell office:value-type="string">
            <text:p>Hoka One 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2</text:p>
          </table:table-cell>
          <table:table-cell office:value-type="string">
            <text:p>Quality Spor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3</text:p>
          </table:table-cell>
          <table:table-cell office:value-type="string">
            <text:p>ON Run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4</text:p>
          </table:table-cell>
          <table:table-cell office:value-type="string">
            <text:p>Arc'tery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5</text:p>
          </table:table-cell>
          <table:table-cell office:value-type="string">
            <text:p>Iffley Ro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6</text:p>
          </table:table-cell>
          <table:table-cell office:value-type="string">
            <text:p>Soar Run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7</text:p>
          </table:table-cell>
          <table:table-cell office:value-type="string">
            <text:p>Biorac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1</text:p>
          </table:table-cell>
          <table:table-cell office:value-type="string">
            <text:p>Terr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2</text:p>
          </table:table-cell>
          <table:table-cell office:value-type="string">
            <text:p>X-Ult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3</text:p>
          </table:table-cell>
          <table:table-cell office:value-type="string">
            <text:p>Nordisk Lightw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4</text:p>
          </table:table-cell>
          <table:table-cell office:value-type="string">
            <text:p>Nosili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45</text:p>
          </table:table-cell>
          <table:table-cell office:value-type="string">
            <text:p>Icebreaker Everyd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33</text:p>
          </table:table-cell>
          <table:table-cell office:value-type="string">
            <text:p>Heart Rate Monitor Compatible (Not Included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8</text:p>
          </table:table-cell>
          <table:table-cell office:value-type="string">
            <text:p>Physiq Appar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89</text:p>
          </table:table-cell>
          <table:table-cell office:value-type="string">
            <text:p>Athlete Perform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0</text:p>
          </table:table-cell>
          <table:table-cell office:value-type="string">
            <text:p>Worry Less Desig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6</text:p>
          </table:table-cell>
          <table:table-cell office:value-type="string">
            <text:p>Play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7</text:p>
          </table:table-cell>
          <table:table-cell office:value-type="string">
            <text:p>Plung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8</text:p>
          </table:table-cell>
          <table:table-cell office:value-type="string">
            <text:p>Pod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89</text:p>
          </table:table-cell>
          <table:table-cell office:value-type="string">
            <text:p>Pom Pom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0</text:p>
          </table:table-cell>
          <table:table-cell office:value-type="string">
            <text:p>Pool Inflatab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1</text:p>
          </table:table-cell>
          <table:table-cell office:value-type="string">
            <text:p>Popcorn Ma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2</text:p>
          </table:table-cell>
          <table:table-cell office:value-type="string">
            <text:p>P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3</text:p>
          </table:table-cell>
          <table:table-cell office:value-type="string">
            <text:p>Pot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4</text:p>
          </table:table-cell>
          <table:table-cell office:value-type="string">
            <text:p>Pot Holder Hand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5</text:p>
          </table:table-cell>
          <table:table-cell office:value-type="string">
            <text:p>Pot Pourr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6</text:p>
          </table:table-cell>
          <table:table-cell office:value-type="string">
            <text:p>Pot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7</text:p>
          </table:table-cell>
          <table:table-cell office:value-type="string">
            <text:p>Pot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8</text:p>
          </table:table-cell>
          <table:table-cell office:value-type="string">
            <text:p>Pouf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499</text:p>
          </table:table-cell>
          <table:table-cell office:value-type="string">
            <text:p>Puzz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0</text:p>
          </table:table-cell>
          <table:table-cell office:value-type="string">
            <text:p>Qu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1</text:p>
          </table:table-cell>
          <table:table-cell office:value-type="string">
            <text:p>Qui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2</text:p>
          </table:table-cell>
          <table:table-cell office:value-type="string">
            <text:p>Rag Do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3</text:p>
          </table:table-cell>
          <table:table-cell office:value-type="string">
            <text:p>Ramek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4</text:p>
          </table:table-cell>
          <table:table-cell office:value-type="string">
            <text:p>Ratt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5</text:p>
          </table:table-cell>
          <table:table-cell office:value-type="string">
            <text:p>Receiv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6</text:p>
          </table:table-cell>
          <table:table-cell office:value-type="string">
            <text:p>Recipe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7</text:p>
          </table:table-cell>
          <table:table-cell office:value-type="string">
            <text:p>Rectangle Place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8</text:p>
          </table:table-cell>
          <table:table-cell office:value-type="string">
            <text:p>Rectangle Tablecl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09</text:p>
          </table:table-cell>
          <table:table-cell office:value-type="string">
            <text:p>Rectangul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0</text:p>
          </table:table-cell>
          <table:table-cell office:value-type="string">
            <text:p>Red W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1</text:p>
          </table:table-cell>
          <table:table-cell office:value-type="string">
            <text:p>Ribb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2</text:p>
          </table:table-cell>
          <table:table-cell office:value-type="string">
            <text:p>Rice bow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3</text:p>
          </table:table-cell>
          <table:table-cell office:value-type="string">
            <text:p>Roa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4</text:p>
          </table:table-cell>
          <table:table-cell office:value-type="string">
            <text:p>Rod Rin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5</text:p>
          </table:table-cell>
          <table:table-cell office:value-type="string">
            <text:p>Ro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6</text:p>
          </table:table-cell>
          <table:table-cell office:value-type="string">
            <text:p>Rolling P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7</text:p>
          </table:table-cell>
          <table:table-cell office:value-type="string">
            <text:p>Room Fragr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8</text:p>
          </table:table-cell>
          <table:table-cell office:value-type="string">
            <text:p>Room Sp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19</text:p>
          </table:table-cell>
          <table:table-cell office:value-type="string">
            <text:p>Rou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0</text:p>
          </table:table-cell>
          <table:table-cell office:value-type="string">
            <text:p>Round Place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1</text:p>
          </table:table-cell>
          <table:table-cell office:value-type="string">
            <text:p>Round Tablecl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2</text:p>
          </table:table-cell>
          <table:table-cell office:value-type="string">
            <text:p>Ru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3</text:p>
          </table:table-cell>
          <table:table-cell office:value-type="string">
            <text:p>Run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4</text:p>
          </table:table-cell>
          <table:table-cell office:value-type="string">
            <text:p>Runner 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5</text:p>
          </table:table-cell>
          <table:table-cell office:value-type="string">
            <text:p>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6</text:p>
          </table:table-cell>
          <table:table-cell office:value-type="string">
            <text:p>Salad Bow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7</text:p>
          </table:table-cell>
          <table:table-cell office:value-type="string">
            <text:p>Salad Server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8</text:p>
          </table:table-cell>
          <table:table-cell office:value-type="string">
            <text:p>Salt and Pepper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29</text:p>
          </table:table-cell>
          <table:table-cell office:value-type="string">
            <text:p>Sandwich Ma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0</text:p>
          </table:table-cell>
          <table:table-cell office:value-type="string">
            <text:p>Sandwich T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1</text:p>
          </table:table-cell>
          <table:table-cell office:value-type="string">
            <text:p>Sar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2</text:p>
          </table:table-cell>
          <table:table-cell office:value-type="string">
            <text:p>Saucepa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3</text:p>
          </table:table-cell>
          <table:table-cell office:value-type="string">
            <text:p>Sc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4</text:p>
          </table:table-cell>
          <table:table-cell office:value-type="string">
            <text:p>Scatter Co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5</text:p>
          </table:table-cell>
          <table:table-cell office:value-type="string">
            <text:p>Scatter Cush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6</text:p>
          </table:table-cell>
          <table:table-cell office:value-type="string">
            <text:p>Scatter cushion in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7</text:p>
          </table:table-cell>
          <table:table-cell office:value-type="string">
            <text:p>Scented Cushi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8</text:p>
          </table:table-cell>
          <table:table-cell office:value-type="string">
            <text:p>Scented Sach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39</text:p>
          </table:table-cell>
          <table:table-cell office:value-type="string">
            <text:p>Scisso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0</text:p>
          </table:table-cell>
          <table:table-cell office:value-type="string">
            <text:p>Scour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1</text:p>
          </table:table-cell>
          <table:table-cell office:value-type="string">
            <text:p>Scre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2</text:p>
          </table:table-cell>
          <table:table-cell office:value-type="string">
            <text:p>Scrip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3</text:p>
          </table:table-cell>
          <table:table-cell office:value-type="string">
            <text:p>Ser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4</text:p>
          </table:table-cell>
          <table:table-cell office:value-type="string">
            <text:p>Serviette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5</text:p>
          </table:table-cell>
          <table:table-cell office:value-type="string">
            <text:p>Serviett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6</text:p>
          </table:table-cell>
          <table:table-cell office:value-type="string">
            <text:p>Serving Cutle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7</text:p>
          </table:table-cell>
          <table:table-cell office:value-type="string">
            <text:p>Serving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8</text:p>
          </table:table-cell>
          <table:table-cell office:value-type="string">
            <text:p>Serving sp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49</text:p>
          </table:table-cell>
          <table:table-cell office:value-type="string">
            <text:p>S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0</text:p>
          </table:table-cell>
          <table:table-cell office:value-type="string">
            <text:p>Shap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1</text:p>
          </table:table-cell>
          <table:table-cell office:value-type="string">
            <text:p>Sheet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2</text:p>
          </table:table-cell>
          <table:table-cell office:value-type="string">
            <text:p>Sheeting 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3</text:p>
          </table:table-cell>
          <table:table-cell office:value-type="string">
            <text:p>Shel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4</text:p>
          </table:table-cell>
          <table:table-cell office:value-type="string">
            <text:p>Shelv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5</text:p>
          </table:table-cell>
          <table:table-cell office:value-type="string">
            <text:p>Shelving U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6</text:p>
          </table:table-cell>
          <table:table-cell office:value-type="string">
            <text:p>Sher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7</text:p>
          </table:table-cell>
          <table:table-cell office:value-type="string">
            <text:p>Shoo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8</text:p>
          </table:table-cell>
          <table:table-cell office:value-type="string">
            <text:p>Shop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59</text:p>
          </table:table-cell>
          <table:table-cell office:value-type="string">
            <text:p>Shower Cad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0</text:p>
          </table:table-cell>
          <table:table-cell office:value-type="string">
            <text:p>Shower Curt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1</text:p>
          </table:table-cell>
          <table:table-cell office:value-type="string">
            <text:p>Side Bo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2</text:p>
          </table:table-cell>
          <table:table-cell office:value-type="string">
            <text:p>Side P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3</text:p>
          </table:table-cell>
          <table:table-cell office:value-type="string">
            <text:p>Side T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4</text:p>
          </table:table-cell>
          <table:table-cell office:value-type="string">
            <text:p>Sig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5</text:p>
          </table:table-cell>
          <table:table-cell office:value-type="string">
            <text:p>Sing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6</text:p>
          </table:table-cell>
          <table:table-cell office:value-type="string">
            <text:p>Single Fra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7</text:p>
          </table:table-cell>
          <table:table-cell office:value-type="string">
            <text:p>Single Glo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8</text:p>
          </table:table-cell>
          <table:table-cell office:value-type="string">
            <text:p>Single Ste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69</text:p>
          </table:table-cell>
          <table:table-cell office:value-type="string">
            <text:p>Single Tea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0</text:p>
          </table:table-cell>
          <table:table-cell office:value-type="string">
            <text:p>Sippy Cu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1</text:p>
          </table:table-cell>
          <table:table-cell office:value-type="string">
            <text:p>Skimm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2</text:p>
          </table:table-cell>
          <table:table-cell office:value-type="string">
            <text:p>Sleep So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5</text:p>
          </table:table-cell>
          <table:table-cell office:value-type="string">
            <text:p>Lum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6</text:p>
          </table:table-cell>
          <table:table-cell office:value-type="string">
            <text:p>Midt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7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8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2</text:p>
          </table:table-cell>
          <table:table-cell office:value-type="string">
            <text:p>77009</text:p>
          </table:table-cell>
          <table:table-cell office:value-type="string">
            <text:p>Past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1</text:p>
          </table:table-cell>
          <table:table-cell office:value-type="string">
            <text:p>Airfor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2</text:p>
          </table:table-cell>
          <table:table-cell office:value-type="string">
            <text:p>Amb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3</text:p>
          </table:table-cell>
          <table:table-cell office:value-type="string">
            <text:p>Amethy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4</text:p>
          </table:table-cell>
          <table:table-cell office:value-type="string">
            <text:p>Antique G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5</text:p>
          </table:table-cell>
          <table:table-cell office:value-type="string">
            <text:p>Antique Sil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6</text:p>
          </table:table-cell>
          <table:table-cell office:value-type="string">
            <text:p>App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7</text:p>
          </table:table-cell>
          <table:table-cell office:value-type="string">
            <text:p>Aqu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8</text:p>
          </table:table-cell>
          <table:table-cell office:value-type="string">
            <text:p>Assor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09</text:p>
          </table:table-cell>
          <table:table-cell office:value-type="string">
            <text:p>Auberg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0</text:p>
          </table:table-cell>
          <table:table-cell office:value-type="string">
            <text:p>Baby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1</text:p>
          </table:table-cell>
          <table:table-cell office:value-type="string">
            <text:p>Baby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2</text:p>
          </table:table-cell>
          <table:table-cell office:value-type="string">
            <text:p>Baby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3</text:p>
          </table:table-cell>
          <table:table-cell office:value-type="string">
            <text:p>Baby Ye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4</text:p>
          </table:table-cell>
          <table:table-cell office:value-type="string">
            <text:p>Bamb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5</text:p>
          </table:table-cell>
          <table:table-cell office:value-type="string">
            <text:p>Bei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6</text:p>
          </table:table-cell>
          <table:table-cell office:value-type="string">
            <text:p>Bl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7</text:p>
          </table:table-cell>
          <table:table-cell office:value-type="string">
            <text:p>Blush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8</text:p>
          </table:table-cell>
          <table:table-cell office:value-type="string">
            <text:p>B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19</text:p>
          </table:table-cell>
          <table:table-cell office:value-type="string">
            <text:p>Bordeau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0</text:p>
          </table:table-cell>
          <table:table-cell office:value-type="string">
            <text:p>Bottle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1</text:p>
          </table:table-cell>
          <table:table-cell office:value-type="string">
            <text:p>Bra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2</text:p>
          </table:table-cell>
          <table:table-cell office:value-type="string">
            <text:p>Bri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3</text:p>
          </table:table-cell>
          <table:table-cell office:value-type="string">
            <text:p>Bron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4</text:p>
          </table:table-cell>
          <table:table-cell office:value-type="string">
            <text:p>Burgun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5</text:p>
          </table:table-cell>
          <table:table-cell office:value-type="string">
            <text:p>Burnt O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6</text:p>
          </table:table-cell>
          <table:table-cell office:value-type="string">
            <text:p>Buttercup Ye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7</text:p>
          </table:table-cell>
          <table:table-cell office:value-type="string">
            <text:p>Cam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8</text:p>
          </table:table-cell>
          <table:table-cell office:value-type="string">
            <text:p>Candy Flo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29</text:p>
          </table:table-cell>
          <table:table-cell office:value-type="string">
            <text:p>Caram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0</text:p>
          </table:table-cell>
          <table:table-cell office:value-type="string">
            <text:p>Cayen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1</text:p>
          </table:table-cell>
          <table:table-cell office:value-type="string">
            <text:p>Cele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2</text:p>
          </table:table-cell>
          <table:table-cell office:value-type="string">
            <text:p>Ce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3</text:p>
          </table:table-cell>
          <table:table-cell office:value-type="string">
            <text:p>Cer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4</text:p>
          </table:table-cell>
          <table:table-cell office:value-type="string">
            <text:p>Chamb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5</text:p>
          </table:table-cell>
          <table:table-cell office:value-type="string">
            <text:p>Champag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6</text:p>
          </table:table-cell>
          <table:table-cell office:value-type="string">
            <text:p>Charco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7</text:p>
          </table:table-cell>
          <table:table-cell office:value-type="string">
            <text:p>Chartre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8</text:p>
          </table:table-cell>
          <table:table-cell office:value-type="string">
            <text:p>Cher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39</text:p>
          </table:table-cell>
          <table:table-cell office:value-type="string">
            <text:p>Chilli 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0</text:p>
          </table:table-cell>
          <table:table-cell office:value-type="string">
            <text:p>Choco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1</text:p>
          </table:table-cell>
          <table:table-cell office:value-type="string">
            <text:p>Clar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2</text:p>
          </table:table-cell>
          <table:table-cell office:value-type="string">
            <text:p>Cl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3</text:p>
          </table:table-cell>
          <table:table-cell office:value-type="string">
            <text:p>Coba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4</text:p>
          </table:table-cell>
          <table:table-cell office:value-type="string">
            <text:p>Coff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5</text:p>
          </table:table-cell>
          <table:table-cell office:value-type="string">
            <text:p>Cop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6</text:p>
          </table:table-cell>
          <table:table-cell office:value-type="string">
            <text:p>Cor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7</text:p>
          </table:table-cell>
          <table:table-cell office:value-type="string">
            <text:p>Coral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8</text:p>
          </table:table-cell>
          <table:table-cell office:value-type="string">
            <text:p>Cornflo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49</text:p>
          </table:table-cell>
          <table:table-cell office:value-type="string">
            <text:p>Cre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0</text:p>
          </table:table-cell>
          <table:table-cell office:value-type="string">
            <text:p>Donk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1</text:p>
          </table:table-cell>
          <table:table-cell office:value-type="string">
            <text:p>Duck Eg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2</text:p>
          </table:table-cell>
          <table:table-cell office:value-type="string">
            <text:p>Dusty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3</text:p>
          </table:table-cell>
          <table:table-cell office:value-type="string">
            <text:p>Ebo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4</text:p>
          </table:table-cell>
          <table:table-cell office:value-type="string">
            <text:p>Ecr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5</text:p>
          </table:table-cell>
          <table:table-cell office:value-type="string">
            <text:p>Emera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6</text:p>
          </table:table-cell>
          <table:table-cell office:value-type="string">
            <text:p>Fatig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7</text:p>
          </table:table-cell>
          <table:table-cell office:value-type="string">
            <text:p>Fe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8</text:p>
          </table:table-cell>
          <table:table-cell office:value-type="string">
            <text:p>Fire Engine 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59</text:p>
          </table:table-cell>
          <table:table-cell office:value-type="string">
            <text:p>Forest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0</text:p>
          </table:table-cell>
          <table:table-cell office:value-type="string">
            <text:p>Fushc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1</text:p>
          </table:table-cell>
          <table:table-cell office:value-type="string">
            <text:p>Garn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2</text:p>
          </table:table-cell>
          <table:table-cell office:value-type="string">
            <text:p>Ging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3</text:p>
          </table:table-cell>
          <table:table-cell office:value-type="string">
            <text:p>G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4</text:p>
          </table:table-cell>
          <table:table-cell office:value-type="string">
            <text:p>Gra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5</text:p>
          </table:table-cell>
          <table:table-cell office:value-type="string">
            <text:p>Grass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6</text:p>
          </table:table-cell>
          <table:table-cell office:value-type="string">
            <text:p>Gunme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7</text:p>
          </table:table-cell>
          <table:table-cell office:value-type="string">
            <text:p>Hon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8</text:p>
          </table:table-cell>
          <table:table-cell office:value-type="string">
            <text:p>Hot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69</text:p>
          </table:table-cell>
          <table:table-cell office:value-type="string">
            <text:p>Hunters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0</text:p>
          </table:table-cell>
          <table:table-cell office:value-type="string">
            <text:p>Indi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1</text:p>
          </table:table-cell>
          <table:table-cell office:value-type="string">
            <text:p>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2</text:p>
          </table:table-cell>
          <table:table-cell office:value-type="string">
            <text:p>Ir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3</text:p>
          </table:table-cell>
          <table:table-cell office:value-type="string">
            <text:p>Ivo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4</text:p>
          </table:table-cell>
          <table:table-cell office:value-type="string">
            <text:p>Ja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5</text:p>
          </table:table-cell>
          <table:table-cell office:value-type="string">
            <text:p>Khak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6</text:p>
          </table:table-cell>
          <table:table-cell office:value-type="string">
            <text:p>Khaki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7</text:p>
          </table:table-cell>
          <table:table-cell office:value-type="string">
            <text:p>Lave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8</text:p>
          </table:table-cell>
          <table:table-cell office:value-type="string">
            <text:p>Lila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79</text:p>
          </table:table-cell>
          <table:table-cell office:value-type="string">
            <text:p>Li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0</text:p>
          </table:table-cell>
          <table:table-cell office:value-type="string">
            <text:p>Lumo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1</text:p>
          </table:table-cell>
          <table:table-cell office:value-type="string">
            <text:p>Lumo Cor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2</text:p>
          </table:table-cell>
          <table:table-cell office:value-type="string">
            <text:p>Lumo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3</text:p>
          </table:table-cell>
          <table:table-cell office:value-type="string">
            <text:p>Lumo O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4</text:p>
          </table:table-cell>
          <table:table-cell office:value-type="string">
            <text:p>Lumo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5</text:p>
          </table:table-cell>
          <table:table-cell office:value-type="string">
            <text:p>Lumo Ye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1</text:p>
          </table:table-cell>
          <table:table-cell office:value-type="string">
            <text:p>Rat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2</text:p>
          </table:table-cell>
          <table:table-cell office:value-type="string">
            <text:p>Rehb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3</text:p>
          </table:table-cell>
          <table:table-cell office:value-type="string">
            <text:p>Healthsp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4</text:p>
          </table:table-cell>
          <table:table-cell office:value-type="string">
            <text:p>Optimum Nutri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5</text:p>
          </table:table-cell>
          <table:table-cell office:value-type="string">
            <text:p>Ph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6</text:p>
          </table:table-cell>
          <table:table-cell office:value-type="string">
            <text:p>PhD Women 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10</text:p>
          </table:table-cell>
          <table:table-cell office:value-type="string">
            <text:p>40011</text:p>
          </table:table-cell>
          <table:table-cell office:value-type="string">
            <text:p>No Certification Requi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8</text:p>
          </table:table-cell>
          <table:table-cell office:value-type="string">
            <text:p>Sunwarri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299</text:p>
          </table:table-cell>
          <table:table-cell office:value-type="string">
            <text:p>SCI-M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0</text:p>
          </table:table-cell>
          <table:table-cell office:value-type="string">
            <text:p>BS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1</text:p>
          </table:table-cell>
          <table:table-cell office:value-type="string">
            <text:p>Beroc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2</text:p>
          </table:table-cell>
          <table:table-cell office:value-type="string">
            <text:p>T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3</text:p>
          </table:table-cell>
          <table:table-cell office:value-type="string">
            <text:p>P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4</text:p>
          </table:table-cell>
          <table:table-cell office:value-type="string">
            <text:p>Doctors B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5</text:p>
          </table:table-cell>
          <table:table-cell office:value-type="string">
            <text:p>Vitabioti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6</text:p>
          </table:table-cell>
          <table:table-cell office:value-type="string">
            <text:p>NOC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7</text:p>
          </table:table-cell>
          <table:table-cell office:value-type="string">
            <text:p>Red Bu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8</text:p>
          </table:table-cell>
          <table:table-cell office:value-type="string">
            <text:p>FS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09</text:p>
          </table:table-cell>
          <table:table-cell office:value-type="string">
            <text:p>T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0</text:p>
          </table:table-cell>
          <table:table-cell office:value-type="string">
            <text:p>SKL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1</text:p>
          </table:table-cell>
          <table:table-cell office:value-type="string">
            <text:p>Killer Ki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2</text:p>
          </table:table-cell>
          <table:table-cell office:value-type="string">
            <text:p>SmartSha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3</text:p>
          </table:table-cell>
          <table:table-cell office:value-type="string">
            <text:p>NOBU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4</text:p>
          </table:table-cell>
          <table:table-cell office:value-type="string">
            <text:p>HJ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5</text:p>
          </table:table-cell>
          <table:table-cell office:value-type="string">
            <text:p>Acre Supp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6</text:p>
          </table:table-cell>
          <table:table-cell office:value-type="string">
            <text:p>Liv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7</text:p>
          </table:table-cell>
          <table:table-cell office:value-type="string">
            <text:p>Cas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8</text:p>
          </table:table-cell>
          <table:table-cell office:value-type="string">
            <text:p>Ryders Eye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19</text:p>
          </table:table-cell>
          <table:table-cell office:value-type="string">
            <text:p>Activ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0</text:p>
          </table:table-cell>
          <table:table-cell office:value-type="string">
            <text:p>Suom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1</text:p>
          </table:table-cell>
          <table:table-cell office:value-type="string">
            <text:p>Gore 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4</text:p>
          </table:table-cell>
          <table:table-cell office:value-type="string">
            <text:p>adid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5</text:p>
          </table:table-cell>
          <table:table-cell office:value-type="string">
            <text:p>adidas Cycl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14309</text:p>
          </table:table-cell>
          <table:table-cell office:value-type="string">
            <text:p>Subscripti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10</text:p>
          </table:table-cell>
          <table:table-cell office:value-type="string">
            <text:p>40012</text:p>
          </table:table-cell>
          <table:table-cell office:value-type="string">
            <text:p>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10</text:p>
          </table:table-cell>
          <table:table-cell office:value-type="string">
            <text:p>40013</text:p>
          </table:table-cell>
          <table:table-cell office:value-type="string">
            <text:p>CPS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10</text:p>
          </table:table-cell>
          <table:table-cell office:value-type="string">
            <text:p>40014</text:p>
          </table:table-cell>
          <table:table-cell office:value-type="string">
            <text:p>AS/N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10</text:p>
          </table:table-cell>
          <table:table-cell office:value-type="string">
            <text:p>40015</text:p>
          </table:table-cell>
          <table:table-cell office:value-type="string">
            <text:p>D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2</text:p>
          </table:table-cell>
          <table:table-cell office:value-type="string">
            <text:p>Meti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10</text:p>
          </table:table-cell>
          <table:table-cell office:value-type="string">
            <text:p>40016</text:p>
          </table:table-cell>
          <table:table-cell office:value-type="string">
            <text:p>StVZO approv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323</text:p>
          </table:table-cell>
          <table:table-cell office:value-type="string">
            <text:p>Ni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8</text:p>
          </table:table-cell>
          <table:table-cell office:value-type="string">
            <text:p>Rou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34</text:p>
          </table:table-cell>
          <table:table-cell office:value-type="string">
            <text:p>Wiggle/CR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0</text:p>
          </table:table-cell>
          <table:table-cell office:value-type="string">
            <text:p>Panason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5</text:p>
          </table:table-cell>
          <table:table-cell office:value-type="string">
            <text:p>Black Diamo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5</text:p>
          </table:table-cell>
          <table:table-cell office:value-type="string">
            <text:p>Provi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6</text:p>
          </table:table-cell>
          <table:table-cell office:value-type="string">
            <text:p>Lucho Dillito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7</text:p>
          </table:table-cell>
          <table:table-cell office:value-type="string">
            <text:p>Chia Ch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9</text:p>
          </table:table-cell>
          <table:table-cell office:value-type="string">
            <text:p>Rond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0</text:p>
          </table:table-cell>
          <table:table-cell office:value-type="string">
            <text:p>Lynsk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1</text:p>
          </table:table-cell>
          <table:table-cell office:value-type="string">
            <text:p>Crè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2</text:p>
          </table:table-cell>
          <table:table-cell office:value-type="string">
            <text:p>Feetures!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1</text:p>
          </table:table-cell>
          <table:table-cell office:value-type="string">
            <text:p>Gaer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8</text:p>
          </table:table-cell>
          <table:table-cell office:value-type="string">
            <text:p>Bla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9</text:p>
          </table:table-cell>
          <table:table-cell office:value-type="string">
            <text:p>Gemin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0</text:p>
          </table:table-cell>
          <table:table-cell office:value-type="string">
            <text:p>Powerd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1</text:p>
          </table:table-cell>
          <table:table-cell office:value-type="string">
            <text:p>Puor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2</text:p>
          </table:table-cell>
          <table:table-cell office:value-type="string">
            <text:p>SaltSti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3</text:p>
          </table:table-cell>
          <table:table-cell office:value-type="string">
            <text:p>Puls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4</text:p>
          </table:table-cell>
          <table:table-cell office:value-type="string">
            <text:p>Battle Oa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5</text:p>
          </table:table-cell>
          <table:table-cell office:value-type="string">
            <text:p>Cherry Ac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6</text:p>
          </table:table-cell>
          <table:table-cell office:value-type="string">
            <text:p>Refl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7</text:p>
          </table:table-cell>
          <table:table-cell office:value-type="string">
            <text:p>Healthspan E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8</text:p>
          </table:table-cell>
          <table:table-cell office:value-type="string">
            <text:p>Activem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19</text:p>
          </table:table-cell>
          <table:table-cell office:value-type="string">
            <text:p>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0</text:p>
          </table:table-cell>
          <table:table-cell office:value-type="string">
            <text:p>G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1</text:p>
          </table:table-cell>
          <table:table-cell office:value-type="string">
            <text:p>JB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2</text:p>
          </table:table-cell>
          <table:table-cell office:value-type="string">
            <text:p>KitBri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6</text:p>
          </table:table-cell>
          <table:table-cell office:value-type="string">
            <text:p>85123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7</text:p>
          </table:table-cell>
          <table:table-cell office:value-type="string">
            <text:p>852873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8</text:p>
          </table:table-cell>
          <table:table-cell office:value-type="string">
            <text:p>87116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49</text:p>
          </table:table-cell>
          <table:table-cell office:value-type="string">
            <text:p>871494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0</text:p>
          </table:table-cell>
          <table:table-cell office:value-type="string">
            <text:p>900140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1</text:p>
          </table:table-cell>
          <table:table-cell office:value-type="string">
            <text:p>950300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2</text:p>
          </table:table-cell>
          <table:table-cell office:value-type="string">
            <text:p>950611100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3</text:p>
          </table:table-cell>
          <table:table-cell office:value-type="string">
            <text:p>950611210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4</text:p>
          </table:table-cell>
          <table:table-cell office:value-type="string">
            <text:p>950611290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5</text:p>
          </table:table-cell>
          <table:table-cell office:value-type="string">
            <text:p>950612000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6</text:p>
          </table:table-cell>
          <table:table-cell office:value-type="string">
            <text:p>96180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7</text:p>
          </table:table-cell>
          <table:table-cell office:value-type="string">
            <text:p>9999999999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458</text:p>
          </table:table-cell>
          <table:table-cell office:value-type="string">
            <text:p>N/A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5</text:p>
          </table:table-cell>
          <table:table-cell office:value-type="string">
            <text:p>JT 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6</text:p>
          </table:table-cell>
          <table:table-cell office:value-type="string">
            <text:p>Julia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7</text:p>
          </table:table-cell>
          <table:table-cell office:value-type="string">
            <text:p>K Swi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8</text:p>
          </table:table-cell>
          <table:table-cell office:value-type="string">
            <text:p>K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99</text:p>
          </table:table-cell>
          <table:table-cell office:value-type="string">
            <text:p>Kal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0</text:p>
          </table:table-cell>
          <table:table-cell office:value-type="string">
            <text:p>Kallo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1</text:p>
          </table:table-cell>
          <table:table-cell office:value-type="string">
            <text:p>Karrim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2</text:p>
          </table:table-cell>
          <table:table-cell office:value-type="string">
            <text:p>Kestr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3</text:p>
          </table:table-cell>
          <table:table-cell office:value-type="string">
            <text:p>Sleeper Cou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4</text:p>
          </table:table-cell>
          <table:table-cell office:value-type="string">
            <text:p>Slic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5</text:p>
          </table:table-cell>
          <table:table-cell office:value-type="string">
            <text:p>Slipp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6</text:p>
          </table:table-cell>
          <table:table-cell office:value-type="string">
            <text:p>Slotted Sp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7</text:p>
          </table:table-cell>
          <table:table-cell office:value-type="string">
            <text:p>Slotted Tur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8</text:p>
          </table:table-cell>
          <table:table-cell office:value-type="string">
            <text:p>Slow Coo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79</text:p>
          </table:table-cell>
          <table:table-cell office:value-type="string">
            <text:p>Snowglo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0</text:p>
          </table:table-cell>
          <table:table-cell office:value-type="string">
            <text:p>Soa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1</text:p>
          </table:table-cell>
          <table:table-cell office:value-type="string">
            <text:p>Soap Di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2</text:p>
          </table:table-cell>
          <table:table-cell office:value-type="string">
            <text:p>So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3</text:p>
          </table:table-cell>
          <table:table-cell office:value-type="string">
            <text:p>Soda Sp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4</text:p>
          </table:table-cell>
          <table:table-cell office:value-type="string">
            <text:p>Soft To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5</text:p>
          </table:table-cell>
          <table:table-cell office:value-type="string">
            <text:p>Solar Ligh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6</text:p>
          </table:table-cell>
          <table:table-cell office:value-type="string">
            <text:p>Soup bow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7</text:p>
          </table:table-cell>
          <table:table-cell office:value-type="string">
            <text:p>Spaghetti Sp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8</text:p>
          </table:table-cell>
          <table:table-cell office:value-type="string">
            <text:p>Spatu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89</text:p>
          </table:table-cell>
          <table:table-cell office:value-type="string">
            <text:p>Spoon R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0</text:p>
          </table:table-cell>
          <table:table-cell office:value-type="string">
            <text:p>Spo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1</text:p>
          </table:table-cell>
          <table:table-cell office:value-type="string">
            <text:p>Squ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2</text:p>
          </table:table-cell>
          <table:table-cell office:value-type="string">
            <text:p>Square Place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3</text:p>
          </table:table-cell>
          <table:table-cell office:value-type="string">
            <text:p>Square Tablecl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4</text:p>
          </table:table-cell>
          <table:table-cell office:value-type="string">
            <text:p>Squeeg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5</text:p>
          </table:table-cell>
          <table:table-cell office:value-type="string">
            <text:p>Standard Pi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6</text:p>
          </table:table-cell>
          <table:table-cell office:value-type="string">
            <text:p>Standard Pillowc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7</text:p>
          </table:table-cell>
          <table:table-cell office:value-type="string">
            <text:p>Stand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8</text:p>
          </table:table-cell>
          <table:table-cell office:value-type="string">
            <text:p>Standing C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599</text:p>
          </table:table-cell>
          <table:table-cell office:value-type="string">
            <text:p>Standing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0</text:p>
          </table:table-cell>
          <table:table-cell office:value-type="string">
            <text:p>Standing La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1</text:p>
          </table:table-cell>
          <table:table-cell office:value-type="string">
            <text:p>Standing Lamp B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2</text:p>
          </table:table-cell>
          <table:table-cell office:value-type="string">
            <text:p>Standing Mirr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3</text:p>
          </table:table-cell>
          <table:table-cell office:value-type="string">
            <text:p>Statione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4</text:p>
          </table:table-cell>
          <table:table-cell office:value-type="string">
            <text:p>Stat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5</text:p>
          </table:table-cell>
          <table:table-cell office:value-type="string">
            <text:p>Std Pillow P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6</text:p>
          </table:table-cell>
          <table:table-cell office:value-type="string">
            <text:p>Std Serviet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7</text:p>
          </table:table-cell>
          <table:table-cell office:value-type="string">
            <text:p>Steak Kniv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8</text:p>
          </table:table-cell>
          <table:table-cell office:value-type="string">
            <text:p>Steamers and Poach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09</text:p>
          </table:table-cell>
          <table:table-cell office:value-type="string">
            <text:p>Stem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0</text:p>
          </table:table-cell>
          <table:table-cell office:value-type="string">
            <text:p>Stemle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1</text:p>
          </table:table-cell>
          <table:table-cell office:value-type="string">
            <text:p>Step Lad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2</text:p>
          </table:table-cell>
          <table:table-cell office:value-type="string">
            <text:p>Sti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3</text:p>
          </table:table-cell>
          <table:table-cell office:value-type="string">
            <text:p>Still Li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4</text:p>
          </table:table-cell>
          <table:table-cell office:value-type="string">
            <text:p>Stirr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5</text:p>
          </table:table-cell>
          <table:table-cell office:value-type="string">
            <text:p>Stock P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6</text:p>
          </table:table-cell>
          <table:table-cell office:value-type="string">
            <text:p>St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7</text:p>
          </table:table-cell>
          <table:table-cell office:value-type="string">
            <text:p>Stoo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8</text:p>
          </table:table-cell>
          <table:table-cell office:value-type="string">
            <text:p>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19</text:p>
          </table:table-cell>
          <table:table-cell office:value-type="string">
            <text:p>Storage J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0</text:p>
          </table:table-cell>
          <table:table-cell office:value-type="string">
            <text:p>Storage Jar With Ta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1</text:p>
          </table:table-cell>
          <table:table-cell office:value-type="string">
            <text:p>Storage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2</text:p>
          </table:table-cell>
          <table:table-cell office:value-type="string">
            <text:p>Storage u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3</text:p>
          </table:table-cell>
          <table:table-cell office:value-type="string">
            <text:p>Stove Top Cov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4</text:p>
          </table:table-cell>
          <table:table-cell office:value-type="string">
            <text:p>Stove Top Kett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5</text:p>
          </table:table-cell>
          <table:table-cell office:value-type="string">
            <text:p>Straight Ap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6</text:p>
          </table:table-cell>
          <table:table-cell office:value-type="string">
            <text:p>Strai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7</text:p>
          </table:table-cell>
          <table:table-cell office:value-type="string">
            <text:p>Straw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8</text:p>
          </table:table-cell>
          <table:table-cell office:value-type="string">
            <text:p>String Ligh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29</text:p>
          </table:table-cell>
          <table:table-cell office:value-type="string">
            <text:p>Sugar P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0</text:p>
          </table:table-cell>
          <table:table-cell office:value-type="string">
            <text:p>Sugar sp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1</text:p>
          </table:table-cell>
          <table:table-cell office:value-type="string">
            <text:p>Sunda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2</text:p>
          </table:table-cell>
          <table:table-cell office:value-type="string">
            <text:p>Swab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3</text:p>
          </table:table-cell>
          <table:table-cell office:value-type="string">
            <text:p>Swabs And Spong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4</text:p>
          </table:table-cell>
          <table:table-cell office:value-type="string">
            <text:p>Swizzle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5</text:p>
          </table:table-cell>
          <table:table-cell office:value-type="string">
            <text:p>T/lite Ca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6</text:p>
          </table:table-cell>
          <table:table-cell office:value-type="string">
            <text:p>T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7</text:p>
          </table:table-cell>
          <table:table-cell office:value-type="string">
            <text:p>Table Cl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8</text:p>
          </table:table-cell>
          <table:table-cell office:value-type="string">
            <text:p>Table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39</text:p>
          </table:table-cell>
          <table:table-cell office:value-type="string">
            <text:p>Table For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0</text:p>
          </table:table-cell>
          <table:table-cell office:value-type="string">
            <text:p>Table Kniv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1</text:p>
          </table:table-cell>
          <table:table-cell office:value-type="string">
            <text:p>Table La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2</text:p>
          </table:table-cell>
          <table:table-cell office:value-type="string">
            <text:p>Table Lamp B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3</text:p>
          </table:table-cell>
          <table:table-cell office:value-type="string">
            <text:p>Table Run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4</text:p>
          </table:table-cell>
          <table:table-cell office:value-type="string">
            <text:p>Table sp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5</text:p>
          </table:table-cell>
          <table:table-cell office:value-type="string">
            <text:p>Table Top C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6</text:p>
          </table:table-cell>
          <table:table-cell office:value-type="string">
            <text:p>Table Weigh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7</text:p>
          </table:table-cell>
          <table:table-cell office:value-type="string">
            <text:p>Tab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8</text:p>
          </table:table-cell>
          <table:table-cell office:value-type="string">
            <text:p>Tallbo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49</text:p>
          </table:table-cell>
          <table:table-cell office:value-type="string">
            <text:p>Tape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0</text:p>
          </table:table-cell>
          <table:table-cell office:value-type="string">
            <text:p>Tasse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1</text:p>
          </table:table-cell>
          <table:table-cell office:value-type="string">
            <text:p>Tea for 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2</text:p>
          </table:table-cell>
          <table:table-cell office:value-type="string">
            <text:p>Tea P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3</text:p>
          </table:table-cell>
          <table:table-cell office:value-type="string">
            <text:p>Tea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4</text:p>
          </table:table-cell>
          <table:table-cell office:value-type="string">
            <text:p>Tea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5</text:p>
          </table:table-cell>
          <table:table-cell office:value-type="string">
            <text:p>Tealight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6</text:p>
          </table:table-cell>
          <table:table-cell office:value-type="string">
            <text:p>Teasp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7</text:p>
          </table:table-cell>
          <table:table-cell office:value-type="string">
            <text:p>Tech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8</text:p>
          </table:table-cell>
          <table:table-cell office:value-type="string">
            <text:p>Ted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6</text:p>
          </table:table-cell>
          <table:table-cell office:value-type="string">
            <text:p>Magen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7</text:p>
          </table:table-cell>
          <table:table-cell office:value-type="string">
            <text:p>Mahoga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8</text:p>
          </table:table-cell>
          <table:table-cell office:value-type="string">
            <text:p>Man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89</text:p>
          </table:table-cell>
          <table:table-cell office:value-type="string">
            <text:p>Marine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0</text:p>
          </table:table-cell>
          <table:table-cell office:value-type="string">
            <text:p>Mar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1</text:p>
          </table:table-cell>
          <table:table-cell office:value-type="string">
            <text:p>Mau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2</text:p>
          </table:table-cell>
          <table:table-cell office:value-type="string">
            <text:p>Mi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3</text:p>
          </table:table-cell>
          <table:table-cell office:value-type="string">
            <text:p>Moch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4</text:p>
          </table:table-cell>
          <table:table-cell office:value-type="string">
            <text:p>Mulber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5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6</text:p>
          </table:table-cell>
          <table:table-cell office:value-type="string">
            <text:p>Nav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7</text:p>
          </table:table-cell>
          <table:table-cell office:value-type="string">
            <text:p>N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8</text:p>
          </table:table-cell>
          <table:table-cell office:value-type="string">
            <text:p>Nu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099</text:p>
          </table:table-cell>
          <table:table-cell office:value-type="string">
            <text:p>Oatme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0</text:p>
          </table:table-cell>
          <table:table-cell office:value-type="string">
            <text:p>Och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1</text:p>
          </table:table-cell>
          <table:table-cell office:value-type="string">
            <text:p>Ol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2</text:p>
          </table:table-cell>
          <table:table-cell office:value-type="string">
            <text:p>Opaq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3</text:p>
          </table:table-cell>
          <table:table-cell office:value-type="string">
            <text:p>Oxbl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4</text:p>
          </table:table-cell>
          <table:table-cell office:value-type="string">
            <text:p>Oy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5</text:p>
          </table:table-cell>
          <table:table-cell office:value-type="string">
            <text:p>Papri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6</text:p>
          </table:table-cell>
          <table:table-cell office:value-type="string">
            <text:p>Pea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7</text:p>
          </table:table-cell>
          <table:table-cell office:value-type="string">
            <text:p>Peac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8</text:p>
          </table:table-cell>
          <table:table-cell office:value-type="string">
            <text:p>Periwink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09</text:p>
          </table:table-cell>
          <table:table-cell office:value-type="string">
            <text:p>Petr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0</text:p>
          </table:table-cell>
          <table:table-cell office:value-type="string">
            <text:p>Pewter Gr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1</text:p>
          </table:table-cell>
          <table:table-cell office:value-type="string">
            <text:p>Pistach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2</text:p>
          </table:table-cell>
          <table:table-cell office:value-type="string">
            <text:p>Platin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3</text:p>
          </table:table-cell>
          <table:table-cell office:value-type="string">
            <text:p>Pl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4</text:p>
          </table:table-cell>
          <table:table-cell office:value-type="string">
            <text:p>Pomegran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5</text:p>
          </table:table-cell>
          <table:table-cell office:value-type="string">
            <text:p>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6</text:p>
          </table:table-cell>
          <table:table-cell office:value-type="string">
            <text:p>Powder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7</text:p>
          </table:table-cell>
          <table:table-cell office:value-type="string">
            <text:p>Pumpk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8</text:p>
          </table:table-cell>
          <table:table-cell office:value-type="string">
            <text:p>Raspber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19</text:p>
          </table:table-cell>
          <table:table-cell office:value-type="string">
            <text:p>Rose G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0</text:p>
          </table:table-cell>
          <table:table-cell office:value-type="string">
            <text:p>Royal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1</text:p>
          </table:table-cell>
          <table:table-cell office:value-type="string">
            <text:p>Rub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2</text:p>
          </table:table-cell>
          <table:table-cell office:value-type="string">
            <text:p>Ru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3</text:p>
          </table:table-cell>
          <table:table-cell office:value-type="string">
            <text:p>Sad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4</text:p>
          </table:table-cell>
          <table:table-cell office:value-type="string">
            <text:p>S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5</text:p>
          </table:table-cell>
          <table:table-cell office:value-type="string">
            <text:p>S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6</text:p>
          </table:table-cell>
          <table:table-cell office:value-type="string">
            <text:p>Sea Gr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7</text:p>
          </table:table-cell>
          <table:table-cell office:value-type="string">
            <text:p>Seafo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8</text:p>
          </table:table-cell>
          <table:table-cell office:value-type="string">
            <text:p>Sil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29</text:p>
          </table:table-cell>
          <table:table-cell office:value-type="string">
            <text:p>Silver Gr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0</text:p>
          </table:table-cell>
          <table:table-cell office:value-type="string">
            <text:p>Silver T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1</text:p>
          </table:table-cell>
          <table:table-cell office:value-type="string">
            <text:p>Sky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2</text:p>
          </table:table-cell>
          <table:table-cell office:value-type="string">
            <text:p>S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3</text:p>
          </table:table-cell>
          <table:table-cell office:value-type="string">
            <text:p>Sorbet P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4</text:p>
          </table:table-cell>
          <table:table-cell office:value-type="string">
            <text:p>St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5</text:p>
          </table:table-cell>
          <table:table-cell office:value-type="string">
            <text:p>Sunsh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6</text:p>
          </table:table-cell>
          <table:table-cell office:value-type="string">
            <text:p>Tabas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7</text:p>
          </table:table-cell>
          <table:table-cell office:value-type="string">
            <text:p>T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8</text:p>
          </table:table-cell>
          <table:table-cell office:value-type="string">
            <text:p>Tanger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39</text:p>
          </table:table-cell>
          <table:table-cell office:value-type="string">
            <text:p>Tau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0</text:p>
          </table:table-cell>
          <table:table-cell office:value-type="string">
            <text:p>Te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1</text:p>
          </table:table-cell>
          <table:table-cell office:value-type="string">
            <text:p>Terracot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2</text:p>
          </table:table-cell>
          <table:table-cell office:value-type="string">
            <text:p>Tobac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3</text:p>
          </table:table-cell>
          <table:table-cell office:value-type="string">
            <text:p>Turquo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4</text:p>
          </table:table-cell>
          <table:table-cell office:value-type="string">
            <text:p>Viol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5</text:p>
          </table:table-cell>
          <table:table-cell office:value-type="string">
            <text:p>Watermel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6</text:p>
          </table:table-cell>
          <table:table-cell office:value-type="string">
            <text:p>Wh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7</text:p>
          </table:table-cell>
          <table:table-cell office:value-type="string">
            <text:p>W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3</text:p>
          </table:table-cell>
          <table:table-cell office:value-type="string">
            <text:p>78148</text:p>
          </table:table-cell>
          <table:table-cell office:value-type="string">
            <text:p>Winter Wh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1</text:p>
          </table:table-cell>
          <table:table-cell office:value-type="string">
            <text:p>1 Dra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2</text:p>
          </table:table-cell>
          <table:table-cell office:value-type="string">
            <text:p>1.5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3</text:p>
          </table:table-cell>
          <table:table-cell office:value-type="string">
            <text:p>10 Pic 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4</text:p>
          </table:table-cell>
          <table:table-cell office:value-type="string">
            <text:p>1000 x 100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5</text:p>
          </table:table-cell>
          <table:table-cell office:value-type="string">
            <text:p>1000 x 220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6</text:p>
          </table:table-cell>
          <table:table-cell office:value-type="string">
            <text:p>110 x 12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7</text:p>
          </table:table-cell>
          <table:table-cell office:value-type="string">
            <text:p>12 Pic 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8</text:p>
          </table:table-cell>
          <table:table-cell office:value-type="string">
            <text:p>12.5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09</text:p>
          </table:table-cell>
          <table:table-cell office:value-type="string">
            <text:p>1200 x 160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0</text:p>
          </table:table-cell>
          <table:table-cell office:value-type="string">
            <text:p>1200 x 210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1</text:p>
          </table:table-cell>
          <table:table-cell office:value-type="string">
            <text:p>1200 x 220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2</text:p>
          </table:table-cell>
          <table:table-cell office:value-type="string">
            <text:p>140 x 225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3</text:p>
          </table:table-cell>
          <table:table-cell office:value-type="string">
            <text:p>140X25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4</text:p>
          </table:table-cell>
          <table:table-cell office:value-type="string">
            <text:p>145 x 225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5</text:p>
          </table:table-cell>
          <table:table-cell office:value-type="string">
            <text:p>145 x 25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6</text:p>
          </table:table-cell>
          <table:table-cell office:value-type="string">
            <text:p>145x22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7</text:p>
          </table:table-cell>
          <table:table-cell office:value-type="string">
            <text:p>150x218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8</text:p>
          </table:table-cell>
          <table:table-cell office:value-type="string">
            <text:p>1600 x 160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19</text:p>
          </table:table-cell>
          <table:table-cell office:value-type="string">
            <text:p>1600 x 220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0</text:p>
          </table:table-cell>
          <table:table-cell office:value-type="string">
            <text:p>16pc Cutlery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1</text:p>
          </table:table-cell>
          <table:table-cell office:value-type="string">
            <text:p>17 Pic 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2</text:p>
          </table:table-cell>
          <table:table-cell office:value-type="string">
            <text:p>2 Dra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3</text:p>
          </table:table-cell>
          <table:table-cell office:value-type="string">
            <text:p>2 Pack Oxford Pillowcas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4</text:p>
          </table:table-cell>
          <table:table-cell office:value-type="string">
            <text:p>2 Pack Standard Pillowcas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5</text:p>
          </table:table-cell>
          <table:table-cell office:value-type="string">
            <text:p>2 Pack Tea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6</text:p>
          </table:table-cell>
          <table:table-cell office:value-type="string">
            <text:p>2 Sea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3</text:p>
          </table:table-cell>
          <table:table-cell office:value-type="string">
            <text:p>KG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4</text:p>
          </table:table-cell>
          <table:table-cell office:value-type="string">
            <text:p>KH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5</text:p>
          </table:table-cell>
          <table:table-cell office:value-type="string">
            <text:p>Kiddimot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6</text:p>
          </table:table-cell>
          <table:table-cell office:value-type="string">
            <text:p>Kineti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7</text:p>
          </table:table-cell>
          <table:table-cell office:value-type="string">
            <text:p>King K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8</text:p>
          </table:table-cell>
          <table:table-cell office:value-type="string">
            <text:p>Ki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09</text:p>
          </table:table-cell>
          <table:table-cell office:value-type="string">
            <text:p>K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0</text:p>
          </table:table-cell>
          <table:table-cell office:value-type="string">
            <text:p>Knight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1</text:p>
          </table:table-cell>
          <table:table-cell office:value-type="string">
            <text:p>Knol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2</text:p>
          </table:table-cell>
          <table:table-cell office:value-type="string">
            <text:p>Kog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3</text:p>
          </table:table-cell>
          <table:table-cell office:value-type="string">
            <text:p>Ko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4</text:p>
          </table:table-cell>
          <table:table-cell office:value-type="string">
            <text:p>KS Suspen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5</text:p>
          </table:table-cell>
          <table:table-cell office:value-type="string">
            <text:p>KT Ta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6</text:p>
          </table:table-cell>
          <table:table-cell office:value-type="string">
            <text:p>K-Ta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7</text:p>
          </table:table-cell>
          <table:table-cell office:value-type="string">
            <text:p>Kuwaha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8</text:p>
          </table:table-cell>
          <table:table-cell office:value-type="string">
            <text:p>Laka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19</text:p>
          </table:table-cell>
          <table:table-cell office:value-type="string">
            <text:p>La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0</text:p>
          </table:table-cell>
          <table:table-cell office:value-type="string">
            <text:p>Lapier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1</text:p>
          </table:table-cell>
          <table:table-cell office:value-type="string">
            <text:p>La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2</text:p>
          </table:table-cell>
          <table:table-cell office:value-type="string">
            <text:p>Leat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3</text:p>
          </table:table-cell>
          <table:table-cell office:value-type="string">
            <text:p>LED Lens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4</text:p>
          </table:table-cell>
          <table:table-cell office:value-type="string">
            <text:p>LeMo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5</text:p>
          </table:table-cell>
          <table:table-cell office:value-type="string">
            <text:p>Lightwe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6</text:p>
          </table:table-cell>
          <table:table-cell office:value-type="string">
            <text:p>Liquid Im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7</text:p>
          </table:table-cell>
          <table:table-cell office:value-type="string">
            <text:p>Lock Lac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8</text:p>
          </table:table-cell>
          <table:table-cell office:value-type="string">
            <text:p>Loe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29</text:p>
          </table:table-cell>
          <table:table-cell office:value-type="string">
            <text:p>Lote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0</text:p>
          </table:table-cell>
          <table:table-cell office:value-type="string">
            <text:p>Lowli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1</text:p>
          </table:table-cell>
          <table:table-cell office:value-type="string">
            <text:p>Lu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2</text:p>
          </table:table-cell>
          <table:table-cell office:value-type="string">
            <text:p>Lup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3</text:p>
          </table:table-cell>
          <table:table-cell office:value-type="string">
            <text:p>Luss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4</text:p>
          </table:table-cell>
          <table:table-cell office:value-type="string">
            <text:p>Lu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5</text:p>
          </table:table-cell>
          <table:table-cell office:value-type="string">
            <text:p>Lyle &amp; Scot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6</text:p>
          </table:table-cell>
          <table:table-cell office:value-type="string">
            <text:p>M Vi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7</text:p>
          </table:table-cell>
          <table:table-cell office:value-type="string">
            <text:p>M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8</text:p>
          </table:table-cell>
          <table:table-cell office:value-type="string">
            <text:p>Mach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39</text:p>
          </table:table-cell>
          <table:table-cell office:value-type="string">
            <text:p>Macne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0</text:p>
          </table:table-cell>
          <table:table-cell office:value-type="string">
            <text:p>Magenta Skateboar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1</text:p>
          </table:table-cell>
          <table:table-cell office:value-type="string">
            <text:p>Manitou Serv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2</text:p>
          </table:table-cell>
          <table:table-cell office:value-type="string">
            <text:p>Manitou Warran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3</text:p>
          </table:table-cell>
          <table:table-cell office:value-type="string">
            <text:p>Manki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4</text:p>
          </table:table-cell>
          <table:table-cell office:value-type="string">
            <text:p>Marzocchi 200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5</text:p>
          </table:table-cell>
          <table:table-cell office:value-type="string">
            <text:p>Marzocchi Serv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6</text:p>
          </table:table-cell>
          <table:table-cell office:value-type="string">
            <text:p>Master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7</text:p>
          </table:table-cell>
          <table:table-cell office:value-type="string">
            <text:p>Matri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8</text:p>
          </table:table-cell>
          <table:table-cell office:value-type="string">
            <text:p>Mavic 20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49</text:p>
          </table:table-cell>
          <table:table-cell office:value-type="string">
            <text:p>Mavic 20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0</text:p>
          </table:table-cell>
          <table:table-cell office:value-type="string">
            <text:p>Maxi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1</text:p>
          </table:table-cell>
          <table:table-cell office:value-type="string">
            <text:p>Merck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2</text:p>
          </table:table-cell>
          <table:table-cell office:value-type="string">
            <text:p>MET 20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3</text:p>
          </table:table-cell>
          <table:table-cell office:value-type="string">
            <text:p>Middlebu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4</text:p>
          </table:table-cell>
          <table:table-cell office:value-type="string">
            <text:p>Minist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5</text:p>
          </table:table-cell>
          <table:table-cell office:value-type="string">
            <text:p>Minou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6</text:p>
          </table:table-cell>
          <table:table-cell office:value-type="string">
            <text:p>Mirra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7</text:p>
          </table:table-cell>
          <table:table-cell office:value-type="string">
            <text:p>Mis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8</text:p>
          </table:table-cell>
          <table:table-cell office:value-type="string">
            <text:p>Mobi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59</text:p>
          </table:table-cell>
          <table:table-cell office:value-type="string">
            <text:p>Mont Blan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0</text:p>
          </table:table-cell>
          <table:table-cell office:value-type="string">
            <text:p>Montag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1</text:p>
          </table:table-cell>
          <table:table-cell office:value-type="string">
            <text:p>Monte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2</text:p>
          </table:table-cell>
          <table:table-cell office:value-type="string">
            <text:p>Mo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3</text:p>
          </table:table-cell>
          <table:table-cell office:value-type="string">
            <text:p>Motor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4</text:p>
          </table:table-cell>
          <table:table-cell office:value-type="string">
            <text:p>Move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5</text:p>
          </table:table-cell>
          <table:table-cell office:value-type="string">
            <text:p>Mov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6</text:p>
          </table:table-cell>
          <table:table-cell office:value-type="string">
            <text:p>MOW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7</text:p>
          </table:table-cell>
          <table:table-cell office:value-type="string">
            <text:p>MR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8</text:p>
          </table:table-cell>
          <table:table-cell office:value-type="string">
            <text:p>MS Ti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69</text:p>
          </table:table-cell>
          <table:table-cell office:value-type="string">
            <text:p>MTB Distribu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0</text:p>
          </table:table-cell>
          <table:table-cell office:value-type="string">
            <text:p>Muti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1</text:p>
          </table:table-cell>
          <table:table-cell office:value-type="string">
            <text:p>Nalin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2</text:p>
          </table:table-cell>
          <table:table-cell office:value-type="string">
            <text:p>NC-1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3</text:p>
          </table:table-cell>
          <table:table-cell office:value-type="string">
            <text:p>Ne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4</text:p>
          </table:table-cell>
          <table:table-cell office:value-type="string">
            <text:p>Ne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5</text:p>
          </table:table-cell>
          <table:table-cell office:value-type="string">
            <text:p>Nex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6</text:p>
          </table:table-cell>
          <table:table-cell office:value-type="string">
            <text:p>Nike Livestr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7</text:p>
          </table:table-cell>
          <table:table-cell office:value-type="string">
            <text:p>Nikw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8</text:p>
          </table:table-cell>
          <table:table-cell office:value-type="string">
            <text:p>Niteflu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79</text:p>
          </table:table-cell>
          <table:table-cell office:value-type="string">
            <text:p>Nit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0</text:p>
          </table:table-cell>
          <table:table-cell office:value-type="string">
            <text:p>Nitro Circ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1</text:p>
          </table:table-cell>
          <table:table-cell office:value-type="string">
            <text:p>Nix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2</text:p>
          </table:table-cell>
          <table:table-cell office:value-type="string">
            <text:p>No F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3</text:p>
          </table:table-cell>
          <table:table-cell office:value-type="string">
            <text:p>No Fla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4</text:p>
          </table:table-cell>
          <table:table-cell office:value-type="string">
            <text:p>NRC Eye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5</text:p>
          </table:table-cell>
          <table:table-cell office:value-type="string">
            <text:p>NS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6</text:p>
          </table:table-cell>
          <table:table-cell office:value-type="string">
            <text:p>Nutra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7</text:p>
          </table:table-cell>
          <table:table-cell office:value-type="string">
            <text:p>Nuv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8</text:p>
          </table:table-cell>
          <table:table-cell office:value-type="string">
            <text:p>Octane 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89</text:p>
          </table:table-cell>
          <table:table-cell office:value-type="string">
            <text:p>Odo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0</text:p>
          </table:table-cell>
          <table:table-cell office:value-type="string">
            <text:p>Odyss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1</text:p>
          </table:table-cell>
          <table:table-cell office:value-type="string">
            <text:p>Og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2</text:p>
          </table:table-cell>
          <table:table-cell office:value-type="string">
            <text:p>On Fi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59</text:p>
          </table:table-cell>
          <table:table-cell office:value-type="string">
            <text:p>Thermome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0</text:p>
          </table:table-cell>
          <table:table-cell office:value-type="string">
            <text:p>Thr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1</text:p>
          </table:table-cell>
          <table:table-cell office:value-type="string">
            <text:p>Tie B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2</text:p>
          </table:table-cell>
          <table:table-cell office:value-type="string">
            <text:p>Tim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3</text:p>
          </table:table-cell>
          <table:table-cell office:value-type="string">
            <text:p>Tissue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4</text:p>
          </table:table-cell>
          <table:table-cell office:value-type="string">
            <text:p>Toilet Br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5</text:p>
          </table:table-cell>
          <table:table-cell office:value-type="string">
            <text:p>Toilet Roll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6</text:p>
          </table:table-cell>
          <table:table-cell office:value-type="string">
            <text:p>Toilet Se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7</text:p>
          </table:table-cell>
          <table:table-cell office:value-type="string">
            <text:p>T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8</text:p>
          </table:table-cell>
          <table:table-cell office:value-type="string">
            <text:p>Tooth Pick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69</text:p>
          </table:table-cell>
          <table:table-cell office:value-type="string">
            <text:p>Touch Ligh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0</text:p>
          </table:table-cell>
          <table:table-cell office:value-type="string">
            <text:p>Towel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1</text:p>
          </table:table-cell>
          <table:table-cell office:value-type="string">
            <text:p>Towel Ra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2</text:p>
          </table:table-cell>
          <table:table-cell office:value-type="string">
            <text:p>Towel R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3</text:p>
          </table:table-cell>
          <table:table-cell office:value-type="string">
            <text:p>Towel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4</text:p>
          </table:table-cell>
          <table:table-cell office:value-type="string">
            <text:p>Towel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5</text:p>
          </table:table-cell>
          <table:table-cell office:value-type="string">
            <text:p>To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6</text:p>
          </table:table-cell>
          <table:table-cell office:value-type="string">
            <text:p>Toy Bask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7</text:p>
          </table:table-cell>
          <table:table-cell office:value-type="string">
            <text:p>Tr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8</text:p>
          </table:table-cell>
          <table:table-cell office:value-type="string">
            <text:p>Trav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79</text:p>
          </table:table-cell>
          <table:table-cell office:value-type="string">
            <text:p>Travel Mu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0</text:p>
          </table:table-cell>
          <table:table-cell office:value-type="string">
            <text:p>T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1</text:p>
          </table:table-cell>
          <table:table-cell office:value-type="string">
            <text:p>Tr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2</text:p>
          </table:table-cell>
          <table:table-cell office:value-type="string">
            <text:p>Trip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3</text:p>
          </table:table-cell>
          <table:table-cell office:value-type="string">
            <text:p>Triv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4</text:p>
          </table:table-cell>
          <table:table-cell office:value-type="string">
            <text:p>Tru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5</text:p>
          </table:table-cell>
          <table:table-cell office:value-type="string">
            <text:p>Tumbl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6</text:p>
          </table:table-cell>
          <table:table-cell office:value-type="string">
            <text:p>Tur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7</text:p>
          </table:table-cell>
          <table:table-cell office:value-type="string">
            <text:p>Twin Pack Curt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8</text:p>
          </table:table-cell>
          <table:table-cell office:value-type="string">
            <text:p>Twin Pack Duvet Co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89</text:p>
          </table:table-cell>
          <table:table-cell office:value-type="string">
            <text:p>Two Slice Toa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0</text:p>
          </table:table-cell>
          <table:table-cell office:value-type="string">
            <text:p>Umbrel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1</text:p>
          </table:table-cell>
          <table:table-cell office:value-type="string">
            <text:p>Umbrella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2</text:p>
          </table:table-cell>
          <table:table-cell office:value-type="string">
            <text:p>Under P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3</text:p>
          </table:table-cell>
          <table:table-cell office:value-type="string">
            <text:p>Unifor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4</text:p>
          </table:table-cell>
          <table:table-cell office:value-type="string">
            <text:p>U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5</text:p>
          </table:table-cell>
          <table:table-cell office:value-type="string">
            <text:p>Utens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6</text:p>
          </table:table-cell>
          <table:table-cell office:value-type="string">
            <text:p>Utensil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7</text:p>
          </table:table-cell>
          <table:table-cell office:value-type="string">
            <text:p>Utensil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8</text:p>
          </table:table-cell>
          <table:table-cell office:value-type="string">
            <text:p>Util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699</text:p>
          </table:table-cell>
          <table:table-cell office:value-type="string">
            <text:p>Utility Caddy 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0</text:p>
          </table:table-cell>
          <table:table-cell office:value-type="string">
            <text:p>Utility Caddy Sing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1</text:p>
          </table:table-cell>
          <table:table-cell office:value-type="string">
            <text:p>Utility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2</text:p>
          </table:table-cell>
          <table:table-cell office:value-type="string">
            <text:p>Utility rou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3</text:p>
          </table:table-cell>
          <table:table-cell office:value-type="string">
            <text:p>Utility squ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4</text:p>
          </table:table-cell>
          <table:table-cell office:value-type="string">
            <text:p>Veggie 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5</text:p>
          </table:table-cell>
          <table:table-cell office:value-type="string">
            <text:p>Viny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6</text:p>
          </table:table-cell>
          <table:table-cell office:value-type="string">
            <text:p>Vo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7</text:p>
          </table:table-cell>
          <table:table-cell office:value-type="string">
            <text:p>Votive Ca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8</text:p>
          </table:table-cell>
          <table:table-cell office:value-type="string">
            <text:p>Wall 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09</text:p>
          </table:table-cell>
          <table:table-cell office:value-type="string">
            <text:p>Wall Cad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0</text:p>
          </table:table-cell>
          <table:table-cell office:value-type="string">
            <text:p>Wall C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1</text:p>
          </table:table-cell>
          <table:table-cell office:value-type="string">
            <text:p>Wall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2</text:p>
          </table:table-cell>
          <table:table-cell office:value-type="string">
            <text:p>Wall Ho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3</text:p>
          </table:table-cell>
          <table:table-cell office:value-type="string">
            <text:p>Wall Hoo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4</text:p>
          </table:table-cell>
          <table:table-cell office:value-type="string">
            <text:p>Wall Moun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5</text:p>
          </table:table-cell>
          <table:table-cell office:value-type="string">
            <text:p>Wall 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6</text:p>
          </table:table-cell>
          <table:table-cell office:value-type="string">
            <text:p>Wall Stick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7</text:p>
          </table:table-cell>
          <table:table-cell office:value-type="string">
            <text:p>Wardro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8</text:p>
          </table:table-cell>
          <table:table-cell office:value-type="string">
            <text:p>Water Gla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19</text:p>
          </table:table-cell>
          <table:table-cell office:value-type="string">
            <text:p>Waxed Filled Ca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0</text:p>
          </table:table-cell>
          <table:table-cell office:value-type="string">
            <text:p>Whi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1</text:p>
          </table:table-cell>
          <table:table-cell office:value-type="string">
            <text:p>Whisk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2</text:p>
          </table:table-cell>
          <table:table-cell office:value-type="string">
            <text:p>White W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3</text:p>
          </table:table-cell>
          <table:table-cell office:value-type="string">
            <text:p>Wine Cool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4</text:p>
          </table:table-cell>
          <table:table-cell office:value-type="string">
            <text:p>Wine Gla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5</text:p>
          </table:table-cell>
          <table:table-cell office:value-type="string">
            <text:p>Wine 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6</text:p>
          </table:table-cell>
          <table:table-cell office:value-type="string">
            <text:p>Wi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7</text:p>
          </table:table-cell>
          <table:table-cell office:value-type="string">
            <text:p>W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8</text:p>
          </table:table-cell>
          <table:table-cell office:value-type="string">
            <text:p>Wrea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29</text:p>
          </table:table-cell>
          <table:table-cell office:value-type="string">
            <text:p>X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0</text:p>
          </table:table-cell>
          <table:table-cell office:value-type="string">
            <text:p>X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1</text:p>
          </table:table-cell>
          <table:table-cell office:value-type="string">
            <text:p>XX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2</text:p>
          </table:table-cell>
          <table:table-cell office:value-type="string">
            <text:p>XX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3</text:p>
          </table:table-cell>
          <table:table-cell office:value-type="string">
            <text:p>100% Handpai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4</text:p>
          </table:table-cell>
          <table:table-cell office:value-type="string">
            <text:p>Air Fry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5</text:p>
          </table:table-cell>
          <table:table-cell office:value-type="string">
            <text:p>Bow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6</text:p>
          </table:table-cell>
          <table:table-cell office:value-type="string">
            <text:p>Coin Pur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7</text:p>
          </table:table-cell>
          <table:table-cell office:value-type="string">
            <text:p>Dimension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8</text:p>
          </table:table-cell>
          <table:table-cell office:value-type="string">
            <text:p>Egg Cu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39</text:p>
          </table:table-cell>
          <table:table-cell office:value-type="string">
            <text:p>Fram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0</text:p>
          </table:table-cell>
          <table:table-cell office:value-type="string">
            <text:p>Gri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1</text:p>
          </table:table-cell>
          <table:table-cell office:value-type="string">
            <text:p>Organis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2</text:p>
          </table:table-cell>
          <table:table-cell office:value-type="string">
            <text:p>Pens and Penci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3</text:p>
          </table:table-cell>
          <table:table-cell office:value-type="string">
            <text:p>Sharpe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4</text:p>
          </table:table-cell>
          <table:table-cell office:value-type="string">
            <text:p>Stationery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5</text:p>
          </table:table-cell>
          <table:table-cell office:value-type="string">
            <text:p>Ta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6</text:p>
          </table:table-cell>
          <table:table-cell office:value-type="string">
            <text:p>Tissue 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7</text:p>
          </table:table-cell>
          <table:table-cell office:value-type="string">
            <text:p>2.5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8</text:p>
          </table:table-cell>
          <table:table-cell office:value-type="string">
            <text:p>225 x 218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29</text:p>
          </table:table-cell>
          <table:table-cell office:value-type="string">
            <text:p>225 x 225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0</text:p>
          </table:table-cell>
          <table:table-cell office:value-type="string">
            <text:p>225 x 25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1</text:p>
          </table:table-cell>
          <table:table-cell office:value-type="string">
            <text:p>230 x 218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2</text:p>
          </table:table-cell>
          <table:table-cell office:value-type="string">
            <text:p>230x250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3</text:p>
          </table:table-cell>
          <table:table-cell office:value-type="string">
            <text:p>24pc Cutlery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4</text:p>
          </table:table-cell>
          <table:table-cell office:value-type="string">
            <text:p>270x218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5</text:p>
          </table:table-cell>
          <table:table-cell office:value-type="string">
            <text:p>280x218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6</text:p>
          </table:table-cell>
          <table:table-cell office:value-type="string">
            <text:p>290 x 218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7</text:p>
          </table:table-cell>
          <table:table-cell office:value-type="string">
            <text:p>2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8</text:p>
          </table:table-cell>
          <table:table-cell office:value-type="string">
            <text:p>2Tier Cake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39</text:p>
          </table:table-cell>
          <table:table-cell office:value-type="string">
            <text:p>3 Dimention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0</text:p>
          </table:table-cell>
          <table:table-cell office:value-type="string">
            <text:p>3 Div Ser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1</text:p>
          </table:table-cell>
          <table:table-cell office:value-type="string">
            <text:p>3 Dra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2</text:p>
          </table:table-cell>
          <table:table-cell office:value-type="string">
            <text:p>3 Pack Tea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3</text:p>
          </table:table-cell>
          <table:table-cell office:value-type="string">
            <text:p>3 Pic 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4</text:p>
          </table:table-cell>
          <table:table-cell office:value-type="string">
            <text:p>3 Sea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5</text:p>
          </table:table-cell>
          <table:table-cell office:value-type="string">
            <text:p>3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6</text:p>
          </table:table-cell>
          <table:table-cell office:value-type="string">
            <text:p>3Tier Cake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7</text:p>
          </table:table-cell>
          <table:table-cell office:value-type="string">
            <text:p>4 Dra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8</text:p>
          </table:table-cell>
          <table:table-cell office:value-type="string">
            <text:p>4 Pack Tea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49</text:p>
          </table:table-cell>
          <table:table-cell office:value-type="string">
            <text:p>4 to 6 Seater Tablecl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0</text:p>
          </table:table-cell>
          <table:table-cell office:value-type="string">
            <text:p>490x218c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1</text:p>
          </table:table-cell>
          <table:table-cell office:value-type="string">
            <text:p>5 Dra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2</text:p>
          </table:table-cell>
          <table:table-cell office:value-type="string">
            <text:p>5 Pack Tea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3</text:p>
          </table:table-cell>
          <table:table-cell office:value-type="string">
            <text:p>5 Pic 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4</text:p>
          </table:table-cell>
          <table:table-cell office:value-type="string">
            <text:p>6 Dra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5</text:p>
          </table:table-cell>
          <table:table-cell office:value-type="string">
            <text:p>6 Pic 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6</text:p>
          </table:table-cell>
          <table:table-cell office:value-type="string">
            <text:p>6 Sea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7</text:p>
          </table:table-cell>
          <table:table-cell office:value-type="string">
            <text:p>600 x 1000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8</text:p>
          </table:table-cell>
          <table:table-cell office:value-type="string">
            <text:p>8 Dra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59</text:p>
          </table:table-cell>
          <table:table-cell office:value-type="string">
            <text:p>8 Pic 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0</text:p>
          </table:table-cell>
          <table:table-cell office:value-type="string">
            <text:p>8 Sea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1</text:p>
          </table:table-cell>
          <table:table-cell office:value-type="string">
            <text:p>8 to 10 Seater Tablecl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2</text:p>
          </table:table-cell>
          <table:table-cell office:value-type="string">
            <text:p>A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3</text:p>
          </table:table-cell>
          <table:table-cell office:value-type="string">
            <text:p>A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4</text:p>
          </table:table-cell>
          <table:table-cell office:value-type="string">
            <text:p>A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5</text:p>
          </table:table-cell>
          <table:table-cell office:value-type="string">
            <text:p>Accessory 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6</text:p>
          </table:table-cell>
          <table:table-cell office:value-type="string">
            <text:p>Alb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7</text:p>
          </table:table-cell>
          <table:table-cell office:value-type="string">
            <text:p>Ap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8</text:p>
          </table:table-cell>
          <table:table-cell office:value-type="string">
            <text:p>Asht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69</text:p>
          </table:table-cell>
          <table:table-cell office:value-type="string">
            <text:p>Back Br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0</text:p>
          </table:table-cell>
          <table:table-cell office:value-type="string">
            <text:p>Bag Cli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1</text:p>
          </table:table-cell>
          <table:table-cell office:value-type="string">
            <text:p>Bakers R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2</text:p>
          </table:table-cell>
          <table:table-cell office:value-type="string">
            <text:p>Baking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3</text:p>
          </table:table-cell>
          <table:table-cell office:value-type="string">
            <text:p>Baking Tray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4</text:p>
          </table:table-cell>
          <table:table-cell office:value-type="string">
            <text:p>Bale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5</text:p>
          </table:table-cell>
          <table:table-cell office:value-type="string">
            <text:p>Ball Ca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6</text:p>
          </table:table-cell>
          <table:table-cell office:value-type="string">
            <text:p>Ballo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7</text:p>
          </table:table-cell>
          <table:table-cell office:value-type="string">
            <text:p>Bar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8</text:p>
          </table:table-cell>
          <table:table-cell office:value-type="string">
            <text:p>Bar Gift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79</text:p>
          </table:table-cell>
          <table:table-cell office:value-type="string">
            <text:p>Bar L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0</text:p>
          </table:table-cell>
          <table:table-cell office:value-type="string">
            <text:p>Bar U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1</text:p>
          </table:table-cell>
          <table:table-cell office:value-type="string">
            <text:p>B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2</text:p>
          </table:table-cell>
          <table:table-cell office:value-type="string">
            <text:p>Basting Br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3</text:p>
          </table:table-cell>
          <table:table-cell office:value-type="string">
            <text:p>Ba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4</text:p>
          </table:table-cell>
          <table:table-cell office:value-type="string">
            <text:p>Bath Accessor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5</text:p>
          </table:table-cell>
          <table:table-cell office:value-type="string">
            <text:p>Bath Additiv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6</text:p>
          </table:table-cell>
          <table:table-cell office:value-type="string">
            <text:p>Bath Cra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7</text:p>
          </table:table-cell>
          <table:table-cell office:value-type="string">
            <text:p>Bath Cryst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8</text:p>
          </table:table-cell>
          <table:table-cell office:value-type="string">
            <text:p>Bath 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89</text:p>
          </table:table-cell>
          <table:table-cell office:value-type="string">
            <text:p>Bath Mat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0</text:p>
          </table:table-cell>
          <table:table-cell office:value-type="string">
            <text:p>Bath Mat Set L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1</text:p>
          </table:table-cell>
          <table:table-cell office:value-type="string">
            <text:p>Bath Mil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2</text:p>
          </table:table-cell>
          <table:table-cell office:value-type="string">
            <text:p>Bath Scrunch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3</text:p>
          </table:table-cell>
          <table:table-cell office:value-type="string">
            <text:p>Bath She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4</text:p>
          </table:table-cell>
          <table:table-cell office:value-type="string">
            <text:p>Bath Spo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5</text:p>
          </table:table-cell>
          <table:table-cell office:value-type="string">
            <text:p>Bath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6</text:p>
          </table:table-cell>
          <table:table-cell office:value-type="string">
            <text:p>Bathing De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7</text:p>
          </table:table-cell>
          <table:table-cell office:value-type="string">
            <text:p>Beach B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8</text:p>
          </table:table-cell>
          <table:table-cell office:value-type="string">
            <text:p>Beach Blan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099</text:p>
          </table:table-cell>
          <table:table-cell office:value-type="string">
            <text:p>Beach M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0</text:p>
          </table:table-cell>
          <table:table-cell office:value-type="string">
            <text:p>Beach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1</text:p>
          </table:table-cell>
          <table:table-cell office:value-type="string">
            <text:p>Bean Ba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2</text:p>
          </table:table-cell>
          <table:table-cell office:value-type="string">
            <text:p>B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3</text:p>
          </table:table-cell>
          <table:table-cell office:value-type="string">
            <text:p>Bed B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4</text:p>
          </table:table-cell>
          <table:table-cell office:value-type="string">
            <text:p>Bed Rol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5</text:p>
          </table:table-cell>
          <table:table-cell office:value-type="string">
            <text:p>Bed Wra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6</text:p>
          </table:table-cell>
          <table:table-cell office:value-type="string">
            <text:p>Bedroom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7</text:p>
          </table:table-cell>
          <table:table-cell office:value-type="string">
            <text:p>Be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8</text:p>
          </table:table-cell>
          <table:table-cell office:value-type="string">
            <text:p>B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09</text:p>
          </table:table-cell>
          <table:table-cell office:value-type="string">
            <text:p>Bel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0</text:p>
          </table:table-cell>
          <table:table-cell office:value-type="string">
            <text:p>Ben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1</text:p>
          </table:table-cell>
          <table:table-cell office:value-type="string">
            <text:p>Bi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2</text:p>
          </table:table-cell>
          <table:table-cell office:value-type="string">
            <text:p>Biltong Ma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3</text:p>
          </table:table-cell>
          <table:table-cell office:value-type="string">
            <text:p>B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3</text:p>
          </table:table-cell>
          <table:table-cell office:value-type="string">
            <text:p>On 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4</text:p>
          </table:table-cell>
          <table:table-cell office:value-type="string">
            <text:p>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5</text:p>
          </table:table-cell>
          <table:table-cell office:value-type="string">
            <text:p>One Indust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6</text:p>
          </table:table-cell>
          <table:table-cell office:value-type="string">
            <text:p>One2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7</text:p>
          </table:table-cell>
          <table:table-cell office:value-type="string">
            <text:p>O'Ne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8</text:p>
          </table:table-cell>
          <table:table-cell office:value-type="string">
            <text:p>onet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999</text:p>
          </table:table-cell>
          <table:table-cell office:value-type="string">
            <text:p>OneUp Compone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0</text:p>
          </table:table-cell>
          <table:table-cell office:value-type="string">
            <text:p>OnG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1</text:p>
          </table:table-cell>
          <table:table-cell office:value-type="string">
            <text:p>Orbe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2</text:p>
          </table:table-cell>
          <table:table-cell office:value-type="string">
            <text:p>Orch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3</text:p>
          </table:table-cell>
          <table:table-cell office:value-type="string">
            <text:p>Oront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4</text:p>
          </table:table-cell>
          <table:table-cell office:value-type="string">
            <text:p>Osm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5</text:p>
          </table:table-cell>
          <table:table-cell office:value-type="string">
            <text:p>O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6</text:p>
          </table:table-cell>
          <table:table-cell office:value-type="string">
            <text:p>Ov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7</text:p>
          </table:table-cell>
          <table:table-cell office:value-type="string">
            <text:p>Overa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8</text:p>
          </table:table-cell>
          <table:table-cell office:value-type="string">
            <text:p>Oya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09</text:p>
          </table:table-cell>
          <table:table-cell office:value-type="string">
            <text:p>P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0</text:p>
          </table:table-cell>
          <table:table-cell office:value-type="string">
            <text:p>Pacen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1</text:p>
          </table:table-cell>
          <table:table-cell office:value-type="string">
            <text:p>Parano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2</text:p>
          </table:table-cell>
          <table:table-cell office:value-type="string">
            <text:p>Pau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3</text:p>
          </table:table-cell>
          <table:table-cell office:value-type="string">
            <text:p>Pearl Izum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4</text:p>
          </table:table-cell>
          <table:table-cell office:value-type="string">
            <text:p>Pedal Driven Cyc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5</text:p>
          </table:table-cell>
          <table:table-cell office:value-type="string">
            <text:p>Pe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6</text:p>
          </table:table-cell>
          <table:table-cell office:value-type="string">
            <text:p>Perv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7</text:p>
          </table:table-cell>
          <table:table-cell office:value-type="string">
            <text:p>Pi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1</text:p>
          </table:table-cell>
          <table:table-cell office:value-type="string">
            <text:p>LaClassi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6</text:p>
          </table:table-cell>
          <table:table-cell office:value-type="string">
            <text:p>HICK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3</text:p>
          </table:table-cell>
          <table:table-cell office:value-type="string">
            <text:p>Ener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4</text:p>
          </table:table-cell>
          <table:table-cell office:value-type="string">
            <text:p>Sof So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5</text:p>
          </table:table-cell>
          <table:table-cell office:value-type="string">
            <text:p>Lurb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6</text:p>
          </table:table-cell>
          <table:table-cell office:value-type="string">
            <text:p>Dymati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7</text:p>
          </table:table-cell>
          <table:table-cell office:value-type="string">
            <text:p>M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8</text:p>
          </table:table-cell>
          <table:table-cell office:value-type="string">
            <text:p>Snick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89</text:p>
          </table:table-cell>
          <table:table-cell office:value-type="string">
            <text:p>Boun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0</text:p>
          </table:table-cell>
          <table:table-cell office:value-type="string">
            <text:p>Grena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1</text:p>
          </table:table-cell>
          <table:table-cell office:value-type="string">
            <text:p>Picky Ba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99</text:p>
          </table:table-cell>
          <table:table-cell office:value-type="string">
            <text:p>PacPar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0</text:p>
          </table:table-cell>
          <table:table-cell office:value-type="string">
            <text:p>Sid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1</text:p>
          </table:table-cell>
          <table:table-cell office:value-type="string">
            <text:p>Light and Mo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2</text:p>
          </table:table-cell>
          <table:table-cell office:value-type="string">
            <text:p>MilK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3</text:p>
          </table:table-cell>
          <table:table-cell office:value-type="string">
            <text:p>Bee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4</text:p>
          </table:table-cell>
          <table:table-cell office:value-type="string">
            <text:p>Pirell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5</text:p>
          </table:table-cell>
          <table:table-cell office:value-type="string">
            <text:p>SIG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6</text:p>
          </table:table-cell>
          <table:table-cell office:value-type="string">
            <text:p>Solest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07</text:p>
          </table:table-cell>
          <table:table-cell office:value-type="string">
            <text:p>PowerD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7</text:p>
          </table:table-cell>
          <table:table-cell office:value-type="string">
            <text:p>Meri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8</text:p>
          </table:table-cell>
          <table:table-cell office:value-type="string">
            <text:p>O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9</text:p>
          </table:table-cell>
          <table:table-cell office:value-type="string">
            <text:p>Hyd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500</text:p>
          </table:table-cell>
          <table:table-cell office:value-type="string">
            <text:p>12517</text:p>
          </table:table-cell>
          <table:table-cell office:value-type="string">
            <text:p>Meri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8</text:p>
          </table:table-cell>
          <table:table-cell office:value-type="string">
            <text:p>Pinarel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19</text:p>
          </table:table-cell>
          <table:table-cell office:value-type="string">
            <text:p>Pinhe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0</text:p>
          </table:table-cell>
          <table:table-cell office:value-type="string">
            <text:p>Piv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1</text:p>
          </table:table-cell>
          <table:table-cell office:value-type="string">
            <text:p>Planet-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2</text:p>
          </table:table-cell>
          <table:table-cell office:value-type="string">
            <text:p>Point One 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3</text:p>
          </table:table-cell>
          <table:table-cell office:value-type="string">
            <text:p>Polar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4</text:p>
          </table:table-cell>
          <table:table-cell office:value-type="string">
            <text:p>Poli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5</text:p>
          </table:table-cell>
          <table:table-cell office:value-type="string">
            <text:p>Powerb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6</text:p>
          </table:table-cell>
          <table:table-cell office:value-type="string">
            <text:p>Powerp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7</text:p>
          </table:table-cell>
          <table:table-cell office:value-type="string">
            <text:p>Prem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8</text:p>
          </table:table-cell>
          <table:table-cell office:value-type="string">
            <text:p>Prim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29</text:p>
          </table:table-cell>
          <table:table-cell office:value-type="string">
            <text:p>Princeton 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0</text:p>
          </table:table-cell>
          <table:table-cell office:value-type="string">
            <text:p>Princip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1</text:p>
          </table:table-cell>
          <table:table-cell office:value-type="string">
            <text:p>Pro XC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2</text:p>
          </table:table-cell>
          <table:table-cell office:value-type="string">
            <text:p>Proc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3</text:p>
          </table:table-cell>
          <table:table-cell office:value-type="string">
            <text:p>Prom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4</text:p>
          </table:table-cell>
          <table:table-cell office:value-type="string">
            <text:p>Pro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5</text:p>
          </table:table-cell>
          <table:table-cell office:value-type="string">
            <text:p>Pro-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6</text:p>
          </table:table-cell>
          <table:table-cell office:value-type="string">
            <text:p>Pry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7</text:p>
          </table:table-cell>
          <table:table-cell office:value-type="string">
            <text:p>Pure Fix Cyc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8</text:p>
          </table:table-cell>
          <table:table-cell office:value-type="string">
            <text:p>PZ 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39</text:p>
          </table:table-cell>
          <table:table-cell office:value-type="string">
            <text:p>Quint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0</text:p>
          </table:table-cell>
          <table:table-cell office:value-type="string">
            <text:p>RaceFace Summer 0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1</text:p>
          </table:table-cell>
          <table:table-cell office:value-type="string">
            <text:p>RaceFace Summer 0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2</text:p>
          </table:table-cell>
          <table:table-cell office:value-type="string">
            <text:p>Rad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3</text:p>
          </table:table-cell>
          <table:table-cell office:value-type="string">
            <text:p>Ragl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4</text:p>
          </table:table-cell>
          <table:table-cell office:value-type="string">
            <text:p>Ra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5</text:p>
          </table:table-cell>
          <table:table-cell office:value-type="string">
            <text:p>Rat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6</text:p>
          </table:table-cell>
          <table:table-cell office:value-type="string">
            <text:p>Rebel Kid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7</text:p>
          </table:table-cell>
          <table:table-cell office:value-type="string">
            <text:p>R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8</text:p>
          </table:table-cell>
          <table:table-cell office:value-type="string">
            <text:p>Red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49</text:p>
          </table:table-cell>
          <table:table-cell office:value-type="string">
            <text:p>Reflex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0</text:p>
          </table:table-cell>
          <table:table-cell office:value-type="string">
            <text:p>Revell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1</text:p>
          </table:table-cell>
          <table:table-cell office:value-type="string">
            <text:p>Rev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2</text:p>
          </table:table-cell>
          <table:table-cell office:value-type="string">
            <text:p>Reynol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3</text:p>
          </table:table-cell>
          <table:table-cell office:value-type="string">
            <text:p>Roa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4</text:p>
          </table:table-cell>
          <table:table-cell office:value-type="string">
            <text:p>Roach Summer 0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5</text:p>
          </table:table-cell>
          <table:table-cell office:value-type="string">
            <text:p>Rock N Ro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6</text:p>
          </table:table-cell>
          <table:table-cell office:value-type="string">
            <text:p>Rock 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7</text:p>
          </table:table-cell>
          <table:table-cell office:value-type="string">
            <text:p>RockGard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7</text:p>
          </table:table-cell>
          <table:table-cell office:value-type="string">
            <text:p>Travel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8</text:p>
          </table:table-cell>
          <table:table-cell office:value-type="string">
            <text:p>Prin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49</text:p>
          </table:table-cell>
          <table:table-cell office:value-type="string">
            <text:p>Extra L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0</text:p>
          </table:table-cell>
          <table:table-cell office:value-type="string">
            <text:p>Extra Sm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1</text:p>
          </table:table-cell>
          <table:table-cell office:value-type="string">
            <text:p>L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2</text:p>
          </table:table-cell>
          <table:table-cell office:value-type="string">
            <text:p>Medi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3</text:p>
          </table:table-cell>
          <table:table-cell office:value-type="string">
            <text:p>Sm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4</text:p>
          </table:table-cell>
          <table:table-cell office:value-type="string">
            <text:p>XX L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5</text:p>
          </table:table-cell>
          <table:table-cell office:value-type="string">
            <text:p>A4 C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6</text:p>
          </table:table-cell>
          <table:table-cell office:value-type="string">
            <text:p>A6 C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7</text:p>
          </table:table-cell>
          <table:table-cell office:value-type="string">
            <text:p>Mini C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8</text:p>
          </table:table-cell>
          <table:table-cell office:value-type="string">
            <text:p>Wrapping 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59</text:p>
          </table:table-cell>
          <table:table-cell office:value-type="string">
            <text:p>Bath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0</text:p>
          </table:table-cell>
          <table:table-cell office:value-type="string">
            <text:p>Blankets and Throw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1</text:p>
          </table:table-cell>
          <table:table-cell office:value-type="string">
            <text:p>Body and Bath Produc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2</text:p>
          </table:table-cell>
          <table:table-cell office:value-type="string">
            <text:p>Cand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3</text:p>
          </table:table-cell>
          <table:table-cell office:value-type="string">
            <text:p>Cleaning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4</text:p>
          </table:table-cell>
          <table:table-cell office:value-type="string">
            <text:p>Decorative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5</text:p>
          </table:table-cell>
          <table:table-cell office:value-type="string">
            <text:p>Glass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6</text:p>
          </table:table-cell>
          <table:table-cell office:value-type="string">
            <text:p>Heat P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7</text:p>
          </table:table-cell>
          <table:table-cell office:value-type="string">
            <text:p>Inflat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8</text:p>
          </table:table-cell>
          <table:table-cell office:value-type="string">
            <text:p>Infus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69</text:p>
          </table:table-cell>
          <table:table-cell office:value-type="string">
            <text:p>Kitchen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0</text:p>
          </table:table-cell>
          <table:table-cell office:value-type="string">
            <text:p>Lunch and Snack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1</text:p>
          </table:table-cell>
          <table:table-cell office:value-type="string">
            <text:p>Novelty Cosmeti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2</text:p>
          </table:table-cell>
          <table:table-cell office:value-type="string">
            <text:p>Novelty Ligh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3</text:p>
          </table:table-cell>
          <table:table-cell office:value-type="string">
            <text:p>Paper Cu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4</text:p>
          </table:table-cell>
          <table:table-cell office:value-type="string">
            <text:p>Paper Plat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5</text:p>
          </table:table-cell>
          <table:table-cell office:value-type="string">
            <text:p>Party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6</text:p>
          </table:table-cell>
          <table:table-cell office:value-type="string">
            <text:p>Potted Pla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7</text:p>
          </table:table-cell>
          <table:table-cell office:value-type="string">
            <text:p>Slippers and Glov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8</text:p>
          </table:table-cell>
          <table:table-cell office:value-type="string">
            <text:p>Table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779</text:p>
          </table:table-cell>
          <table:table-cell office:value-type="string">
            <text:p>Water Bott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5</text:p>
          </table:table-cell>
          <table:table-cell office:value-type="string">
            <text:p>80001</text:p>
          </table:table-cell>
          <table:table-cell office:value-type="string">
            <text:p>Default Post Pi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5</text:p>
          </table:table-cell>
          <table:table-cell office:value-type="string">
            <text:p>80002</text:p>
          </table:table-cell>
          <table:table-cell office:value-type="string">
            <text:p>Fashion Pick Cl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5</text:p>
          </table:table-cell>
          <table:table-cell office:value-type="string">
            <text:p>80003</text:p>
          </table:table-cell>
          <table:table-cell office:value-type="string">
            <text:p>Fashion Pick Fa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5</text:p>
          </table:table-cell>
          <table:table-cell office:value-type="string">
            <text:p>80004</text:p>
          </table:table-cell>
          <table:table-cell office:value-type="string">
            <text:p>Fashion Pick Regul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5</text:p>
          </table:table-cell>
          <table:table-cell office:value-type="string">
            <text:p>80005</text:p>
          </table:table-cell>
          <table:table-cell office:value-type="string">
            <text:p>Fashion Pick Volumet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5</text:p>
          </table:table-cell>
          <table:table-cell office:value-type="string">
            <text:p>80006</text:p>
          </table:table-cell>
          <table:table-cell office:value-type="string">
            <text:p>Manu Pi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5</text:p>
          </table:table-cell>
          <table:table-cell office:value-type="string">
            <text:p>80007</text:p>
          </table:table-cell>
          <table:table-cell office:value-type="string">
            <text:p>Nested Ite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1</text:p>
          </table:table-cell>
          <table:table-cell office:value-type="string">
            <text:p>New Naturals - W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2</text:p>
          </table:table-cell>
          <table:table-cell office:value-type="string">
            <text:p>Vintage Floral - W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3</text:p>
          </table:table-cell>
          <table:table-cell office:value-type="string">
            <text:p>Urban Monochrome - W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4</text:p>
          </table:table-cell>
          <table:table-cell office:value-type="string">
            <text:p>Mid Century Modern - W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5</text:p>
          </table:table-cell>
          <table:table-cell office:value-type="string">
            <text:p>Moody Blues - W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6</text:p>
          </table:table-cell>
          <table:table-cell office:value-type="string">
            <text:p>Love RSA - W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7</text:p>
          </table:table-cell>
          <table:table-cell office:value-type="string">
            <text:p>Vintage Lace - S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8</text:p>
          </table:table-cell>
          <table:table-cell office:value-type="string">
            <text:p>Shop African - S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09</text:p>
          </table:table-cell>
          <table:table-cell office:value-type="string">
            <text:p>Shop POP - S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0</text:p>
          </table:table-cell>
          <table:table-cell office:value-type="string">
            <text:p>Shop Coast - S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1</text:p>
          </table:table-cell>
          <table:table-cell office:value-type="string">
            <text:p>S11 Shop Fresh - S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2</text:p>
          </table:table-cell>
          <table:table-cell office:value-type="string">
            <text:p>Pure and Simple - SP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3</text:p>
          </table:table-cell>
          <table:table-cell office:value-type="string">
            <text:p>Vintage Blue - SP 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4</text:p>
          </table:table-cell>
          <table:table-cell office:value-type="string">
            <text:p>Retro Fun - SP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5</text:p>
          </table:table-cell>
          <table:table-cell office:value-type="string">
            <text:p>Vintage Botanical - SP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6</text:p>
          </table:table-cell>
          <table:table-cell office:value-type="string">
            <text:p>Love RSA - SP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7</text:p>
          </table:table-cell>
          <table:table-cell office:value-type="string">
            <text:p>Eclectic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8</text:p>
          </table:table-cell>
          <table:table-cell office:value-type="string">
            <text:p>Get the Look - S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19</text:p>
          </table:table-cell>
          <table:table-cell office:value-type="string">
            <text:p>Botanical - S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0</text:p>
          </table:table-cell>
          <table:table-cell office:value-type="string">
            <text:p>Hot Tropics - S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1</text:p>
          </table:table-cell>
          <table:table-cell office:value-type="string">
            <text:p>Sunny Skies - S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2</text:p>
          </table:table-cell>
          <table:table-cell office:value-type="string">
            <text:p>Kids Character - S1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3</text:p>
          </table:table-cell>
          <table:table-cell office:value-type="string">
            <text:p>Kids Character - W1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4</text:p>
          </table:table-cell>
          <table:table-cell office:value-type="string">
            <text:p>Industrial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5</text:p>
          </table:table-cell>
          <table:table-cell office:value-type="string">
            <text:p>Lodge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6</text:p>
          </table:table-cell>
          <table:table-cell office:value-type="string">
            <text:p>Filigree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7</text:p>
          </table:table-cell>
          <table:table-cell office:value-type="string">
            <text:p>Wax Print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8</text:p>
          </table:table-cell>
          <table:table-cell office:value-type="string">
            <text:p>Kelim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29</text:p>
          </table:table-cell>
          <table:table-cell office:value-type="string">
            <text:p>Fauna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0</text:p>
          </table:table-cell>
          <table:table-cell office:value-type="string">
            <text:p>Flora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1</text:p>
          </table:table-cell>
          <table:table-cell office:value-type="string">
            <text:p>Bloom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2</text:p>
          </table:table-cell>
          <table:table-cell office:value-type="string">
            <text:p>Vintage Seaside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3</text:p>
          </table:table-cell>
          <table:table-cell office:value-type="string">
            <text:p>Wishes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4</text:p>
          </table:table-cell>
          <table:table-cell office:value-type="string">
            <text:p>Nutcracker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5</text:p>
          </table:table-cell>
          <table:table-cell office:value-type="string">
            <text:p>Noel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6</text:p>
          </table:table-cell>
          <table:table-cell office:value-type="string">
            <text:p>No Sto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7</text:p>
          </table:table-cell>
          <table:table-cell office:value-type="string">
            <text:p>Northern Whites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8</text:p>
          </table:table-cell>
          <table:table-cell office:value-type="string">
            <text:p>African Farm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39</text:p>
          </table:table-cell>
          <table:table-cell office:value-type="string">
            <text:p>Architectural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0</text:p>
          </table:table-cell>
          <table:table-cell office:value-type="string">
            <text:p>Karoo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1</text:p>
          </table:table-cell>
          <table:table-cell office:value-type="string">
            <text:p>Mzanzi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2</text:p>
          </table:table-cell>
          <table:table-cell office:value-type="string">
            <text:p>Heritage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3</text:p>
          </table:table-cell>
          <table:table-cell office:value-type="string">
            <text:p>Northern Lights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4</text:p>
          </table:table-cell>
          <table:table-cell office:value-type="string">
            <text:p>Birdc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5</text:p>
          </table:table-cell>
          <table:table-cell office:value-type="string">
            <text:p>Blan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6</text:p>
          </table:table-cell>
          <table:table-cell office:value-type="string">
            <text:p>Blanket 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7</text:p>
          </table:table-cell>
          <table:table-cell office:value-type="string">
            <text:p>Ble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8</text:p>
          </table:table-cell>
          <table:table-cell office:value-type="string">
            <text:p>Body Care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19</text:p>
          </table:table-cell>
          <table:table-cell office:value-type="string">
            <text:p>Body Lo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0</text:p>
          </table:table-cell>
          <table:table-cell office:value-type="string">
            <text:p>Body Wa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1</text:p>
          </table:table-cell>
          <table:table-cell office:value-type="string">
            <text:p>Bol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2</text:p>
          </table:table-cell>
          <table:table-cell office:value-type="string">
            <text:p>Bo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3</text:p>
          </table:table-cell>
          <table:table-cell office:value-type="string">
            <text:p>Bott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4</text:p>
          </table:table-cell>
          <table:table-cell office:value-type="string">
            <text:p>Bottle Br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5</text:p>
          </table:table-cell>
          <table:table-cell office:value-type="string">
            <text:p>Bottle Ope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6</text:p>
          </table:table-cell>
          <table:table-cell office:value-type="string">
            <text:p>Bottle Stop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7</text:p>
          </table:table-cell>
          <table:table-cell office:value-type="string">
            <text:p>Bouqu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8</text:p>
          </table:table-cell>
          <table:table-cell office:value-type="string">
            <text:p>Bow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29</text:p>
          </table:table-cell>
          <table:table-cell office:value-type="string">
            <text:p>Box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0</text:p>
          </table:table-cell>
          <table:table-cell office:value-type="string">
            <text:p>Box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1</text:p>
          </table:table-cell>
          <table:table-cell office:value-type="string">
            <text:p>Bracke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2</text:p>
          </table:table-cell>
          <table:table-cell office:value-type="string">
            <text:p>Bran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3</text:p>
          </table:table-cell>
          <table:table-cell office:value-type="string">
            <text:p>Bread B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4</text:p>
          </table:table-cell>
          <table:table-cell office:value-type="string">
            <text:p>Bro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5</text:p>
          </table:table-cell>
          <table:table-cell office:value-type="string">
            <text:p>Br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6</text:p>
          </table:table-cell>
          <table:table-cell office:value-type="string">
            <text:p>Buc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7</text:p>
          </table:table-cell>
          <table:table-cell office:value-type="string">
            <text:p>Bu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8</text:p>
          </table:table-cell>
          <table:table-cell office:value-type="string">
            <text:p>Bul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39</text:p>
          </table:table-cell>
          <table:table-cell office:value-type="string">
            <text:p>Bunch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0</text:p>
          </table:table-cell>
          <table:table-cell office:value-type="string">
            <text:p>Bunk B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1</text:p>
          </table:table-cell>
          <table:table-cell office:value-type="string">
            <text:p>Burn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2</text:p>
          </table:table-cell>
          <table:table-cell office:value-type="string">
            <text:p>Burp Tow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3</text:p>
          </table:table-cell>
          <table:table-cell office:value-type="string">
            <text:p>Butlers Tray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4</text:p>
          </table:table-cell>
          <table:table-cell office:value-type="string">
            <text:p>Cad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5</text:p>
          </table:table-cell>
          <table:table-cell office:value-type="string">
            <text:p>Cake For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6</text:p>
          </table:table-cell>
          <table:table-cell office:value-type="string">
            <text:p>Cake P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7</text:p>
          </table:table-cell>
          <table:table-cell office:value-type="string">
            <text:p>Cake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8</text:p>
          </table:table-cell>
          <table:table-cell office:value-type="string">
            <text:p>Cake T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49</text:p>
          </table:table-cell>
          <table:table-cell office:value-type="string">
            <text:p>Calend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0</text:p>
          </table:table-cell>
          <table:table-cell office:value-type="string">
            <text:p>Can and Jar Open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1</text:p>
          </table:table-cell>
          <table:table-cell office:value-type="string">
            <text:p>Candelab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2</text:p>
          </table:table-cell>
          <table:table-cell office:value-type="string">
            <text:p>Candle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3</text:p>
          </table:table-cell>
          <table:table-cell office:value-type="string">
            <text:p>Candle Pl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4</text:p>
          </table:table-cell>
          <table:table-cell office:value-type="string">
            <text:p>Candle Sti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5</text:p>
          </table:table-cell>
          <table:table-cell office:value-type="string">
            <text:p>Cani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6</text:p>
          </table:table-cell>
          <table:table-cell office:value-type="string">
            <text:p>Canv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7</text:p>
          </table:table-cell>
          <table:table-cell office:value-type="string">
            <text:p>Cara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8</text:p>
          </table:table-cell>
          <table:table-cell office:value-type="string">
            <text:p>Cards and Ta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59</text:p>
          </table:table-cell>
          <table:table-cell office:value-type="string">
            <text:p>Cassero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0</text:p>
          </table:table-cell>
          <table:table-cell office:value-type="string">
            <text:p>Cereal bow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1</text:p>
          </table:table-cell>
          <table:table-cell office:value-type="string">
            <text:p>Chai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2</text:p>
          </table:table-cell>
          <table:table-cell office:value-type="string">
            <text:p>Chair Pa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3</text:p>
          </table:table-cell>
          <table:table-cell office:value-type="string">
            <text:p>Chair Pad Rou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4</text:p>
          </table:table-cell>
          <table:table-cell office:value-type="string">
            <text:p>Chai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5</text:p>
          </table:table-cell>
          <table:table-cell office:value-type="string">
            <text:p>Champag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6</text:p>
          </table:table-cell>
          <table:table-cell office:value-type="string">
            <text:p>Champagne Buck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7</text:p>
          </table:table-cell>
          <table:table-cell office:value-type="string">
            <text:p>Chandeli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8</text:p>
          </table:table-cell>
          <table:table-cell office:value-type="string">
            <text:p>Chip n Di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69</text:p>
          </table:table-cell>
          <table:table-cell office:value-type="string">
            <text:p>Chopping Bo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0</text:p>
          </table:table-cell>
          <table:table-cell office:value-type="string">
            <text:p>Christmas Tr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1</text:p>
          </table:table-cell>
          <table:table-cell office:value-type="string">
            <text:p>Classic Ap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2</text:p>
          </table:table-cell>
          <table:table-cell office:value-type="string">
            <text:p>Cloch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3</text:p>
          </table:table-cell>
          <table:table-cell office:value-type="string">
            <text:p>C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4</text:p>
          </table:table-cell>
          <table:table-cell office:value-type="string">
            <text:p>Closet stora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5</text:p>
          </table:table-cell>
          <table:table-cell office:value-type="string">
            <text:p>Clothes Dry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6</text:p>
          </table:table-cell>
          <table:table-cell office:value-type="string">
            <text:p>Coa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7</text:p>
          </table:table-cell>
          <table:table-cell office:value-type="string">
            <text:p>Coat Hang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8</text:p>
          </table:table-cell>
          <table:table-cell office:value-type="string">
            <text:p>Coat St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79</text:p>
          </table:table-cell>
          <table:table-cell office:value-type="string">
            <text:p>Cockta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0</text:p>
          </table:table-cell>
          <table:table-cell office:value-type="string">
            <text:p>Cocktail 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1</text:p>
          </table:table-cell>
          <table:table-cell office:value-type="string">
            <text:p>Cocktail Serviet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2</text:p>
          </table:table-cell>
          <table:table-cell office:value-type="string">
            <text:p>Coffee Ma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3</text:p>
          </table:table-cell>
          <table:table-cell office:value-type="string">
            <text:p>Coffee Tab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4</text:p>
          </table:table-cell>
          <table:table-cell office:value-type="string">
            <text:p>Cola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5</text:p>
          </table:table-cell>
          <table:table-cell office:value-type="string">
            <text:p>Collapsi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6</text:p>
          </table:table-cell>
          <table:table-cell office:value-type="string">
            <text:p>Coll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7</text:p>
          </table:table-cell>
          <table:table-cell office:value-type="string">
            <text:p>Comfor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8</text:p>
          </table:table-cell>
          <table:table-cell office:value-type="string">
            <text:p>Comforter Bale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89</text:p>
          </table:table-cell>
          <table:table-cell office:value-type="string">
            <text:p>Compact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0</text:p>
          </table:table-cell>
          <table:table-cell office:value-type="string">
            <text:p>Condi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1</text:p>
          </table:table-cell>
          <table:table-cell office:value-type="string">
            <text:p>Condiment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2</text:p>
          </table:table-cell>
          <table:table-cell office:value-type="string">
            <text:p>C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3</text:p>
          </table:table-cell>
          <table:table-cell office:value-type="string">
            <text:p>Conti Pil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4</text:p>
          </table:table-cell>
          <table:table-cell office:value-type="string">
            <text:p>Conti Pillow Pa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5</text:p>
          </table:table-cell>
          <table:table-cell office:value-type="string">
            <text:p>Conti Pillowca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6</text:p>
          </table:table-cell>
          <table:table-cell office:value-type="string">
            <text:p>Cookie J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7</text:p>
          </table:table-cell>
          <table:table-cell office:value-type="string">
            <text:p>Cooler B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8</text:p>
          </table:table-cell>
          <table:table-cell office:value-type="string">
            <text:p>Cor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199</text:p>
          </table:table-cell>
          <table:table-cell office:value-type="string">
            <text:p>Corner U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0</text:p>
          </table:table-cell>
          <table:table-cell office:value-type="string">
            <text:p>C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8</text:p>
          </table:table-cell>
          <table:table-cell office:value-type="string">
            <text:p>9114901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79</text:p>
          </table:table-cell>
          <table:table-cell office:value-type="string">
            <text:p>94043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6</text:p>
          </table:table-cell>
          <table:table-cell office:value-type="string">
            <text:p>Clif B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7</text:p>
          </table:table-cell>
          <table:table-cell office:value-type="string">
            <text:p>Zef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8</text:p>
          </table:table-cell>
          <table:table-cell office:value-type="string">
            <text:p>Fibre Fl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9</text:p>
          </table:table-cell>
          <table:table-cell office:value-type="string">
            <text:p>X-So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0</text:p>
          </table:table-cell>
          <table:table-cell office:value-type="string">
            <text:p>K-Ed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1</text:p>
          </table:table-cell>
          <table:table-cell office:value-type="string">
            <text:p>Ronhi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2</text:p>
          </table:table-cell>
          <table:table-cell office:value-type="string">
            <text:p>3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3</text:p>
          </table:table-cell>
          <table:table-cell office:value-type="string">
            <text:p>(DNU) Adid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4</text:p>
          </table:table-cell>
          <table:table-cell office:value-type="string">
            <text:p>Prolo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5</text:p>
          </table:table-cell>
          <table:table-cell office:value-type="string">
            <text:p>Shock Absorb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6</text:p>
          </table:table-cell>
          <table:table-cell office:value-type="string">
            <text:p>Michel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7</text:p>
          </table:table-cell>
          <table:table-cell office:value-type="string">
            <text:p>e.thirt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8</text:p>
          </table:table-cell>
          <table:table-cell office:value-type="string">
            <text:p>Sportfu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49</text:p>
          </table:table-cell>
          <table:table-cell office:value-type="string">
            <text:p>Paceline Produc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0</text:p>
          </table:table-cell>
          <table:table-cell office:value-type="string">
            <text:p>Wheels Manufactur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1</text:p>
          </table:table-cell>
          <table:table-cell office:value-type="string">
            <text:p>Purple Extre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2</text:p>
          </table:table-cell>
          <table:table-cell office:value-type="string">
            <text:p>Jagwi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3</text:p>
          </table:table-cell>
          <table:table-cell office:value-type="string">
            <text:p>Morgan Bl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4</text:p>
          </table:table-cell>
          <table:table-cell office:value-type="string">
            <text:p>blueseven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5</text:p>
          </table:table-cell>
          <table:table-cell office:value-type="string">
            <text:p>Nok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6</text:p>
          </table:table-cell>
          <table:table-cell office:value-type="string">
            <text:p>Suunt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7</text:p>
          </table:table-cell>
          <table:table-cell office:value-type="string">
            <text:p>GoP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8</text:p>
          </table:table-cell>
          <table:table-cell office:value-type="string">
            <text:p>Castell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59</text:p>
          </table:table-cell>
          <table:table-cell office:value-type="string">
            <text:p>BB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0</text:p>
          </table:table-cell>
          <table:table-cell office:value-type="string">
            <text:p>Tuf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1</text:p>
          </table:table-cell>
          <table:table-cell office:value-type="string">
            <text:p>ZipVit 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2</text:p>
          </table:table-cell>
          <table:table-cell office:value-type="string">
            <text:p>Velofl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3</text:p>
          </table:table-cell>
          <table:table-cell office:value-type="string">
            <text:p>Evo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4</text:p>
          </table:table-cell>
          <table:table-cell office:value-type="string">
            <text:p>Scic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5</text:p>
          </table:table-cell>
          <table:table-cell office:value-type="string">
            <text:p>G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6</text:p>
          </table:table-cell>
          <table:table-cell office:value-type="string">
            <text:p>OM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7</text:p>
          </table:table-cell>
          <table:table-cell office:value-type="string">
            <text:p>Formul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8</text:p>
          </table:table-cell>
          <table:table-cell office:value-type="string">
            <text:p>Cyclo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69</text:p>
          </table:table-cell>
          <table:table-cell office:value-type="string">
            <text:p>Halo Proac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0</text:p>
          </table:table-cell>
          <table:table-cell office:value-type="string">
            <text:p>SPIbe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1</text:p>
          </table:table-cell>
          <table:table-cell office:value-type="string">
            <text:p>Mo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2</text:p>
          </table:table-cell>
          <table:table-cell office:value-type="string">
            <text:p>Char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3</text:p>
          </table:table-cell>
          <table:table-cell office:value-type="string">
            <text:p>RockSh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4</text:p>
          </table:table-cell>
          <table:table-cell office:value-type="string">
            <text:p>British Cycl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5</text:p>
          </table:table-cell>
          <table:table-cell office:value-type="string">
            <text:p>Hipl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6</text:p>
          </table:table-cell>
          <table:table-cell office:value-type="string">
            <text:p>For Goodness Sha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7</text:p>
          </table:table-cell>
          <table:table-cell office:value-type="string">
            <text:p>Ultimate Perform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8</text:p>
          </table:table-cell>
          <table:table-cell office:value-type="string">
            <text:p>Gi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79</text:p>
          </table:table-cell>
          <table:table-cell office:value-type="string">
            <text:p>Ka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0</text:p>
          </table:table-cell>
          <table:table-cell office:value-type="string">
            <text:p>Hil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1</text:p>
          </table:table-cell>
          <table:table-cell office:value-type="string">
            <text:p>Or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2</text:p>
          </table:table-cell>
          <table:table-cell office:value-type="string">
            <text:p>Challe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3</text:p>
          </table:table-cell>
          <table:table-cell office:value-type="string">
            <text:p>Wah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4</text:p>
          </table:table-cell>
          <table:table-cell office:value-type="string">
            <text:p>Zone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5</text:p>
          </table:table-cell>
          <table:table-cell office:value-type="string">
            <text:p>Arund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6</text:p>
          </table:table-cell>
          <table:table-cell office:value-type="string">
            <text:p>BikePar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7</text:p>
          </table:table-cell>
          <table:table-cell office:value-type="string">
            <text:p>Oakl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8</text:p>
          </table:table-cell>
          <table:table-cell office:value-type="string">
            <text:p>Renth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89</text:p>
          </table:table-cell>
          <table:table-cell office:value-type="string">
            <text:p>Sailfi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0</text:p>
          </table:table-cell>
          <table:table-cell office:value-type="string">
            <text:p>Northw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1</text:p>
          </table:table-cell>
          <table:table-cell office:value-type="string">
            <text:p>Compres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2</text:p>
          </table:table-cell>
          <table:table-cell office:value-type="string">
            <text:p>De Ros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3</text:p>
          </table:table-cell>
          <table:table-cell office:value-type="string">
            <text:p>Inov-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4</text:p>
          </table:table-cell>
          <table:table-cell office:value-type="string">
            <text:p>Gore Running 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5</text:p>
          </table:table-cell>
          <table:table-cell office:value-type="string">
            <text:p>RunBreez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6</text:p>
          </table:table-cell>
          <table:table-cell office:value-type="string">
            <text:p>Petz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7</text:p>
          </table:table-cell>
          <table:table-cell office:value-type="string">
            <text:p>M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8</text:p>
          </table:table-cell>
          <table:table-cell office:value-type="string">
            <text:p>Baleg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99</text:p>
          </table:table-cell>
          <table:table-cell office:value-type="string">
            <text:p>Raleig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0</text:p>
          </table:table-cell>
          <table:table-cell office:value-type="string">
            <text:p>Asi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1</text:p>
          </table:table-cell>
          <table:table-cell office:value-type="string">
            <text:p>Battagl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2</text:p>
          </table:table-cell>
          <table:table-cell office:value-type="string">
            <text:p>CE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3</text:p>
          </table:table-cell>
          <table:table-cell office:value-type="string">
            <text:p>Mek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4</text:p>
          </table:table-cell>
          <table:table-cell office:value-type="string">
            <text:p>Salom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5</text:p>
          </table:table-cell>
          <table:table-cell office:value-type="string">
            <text:p>Steady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6</text:p>
          </table:table-cell>
          <table:table-cell office:value-type="string">
            <text:p>Tiger Ta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7</text:p>
          </table:table-cell>
          <table:table-cell office:value-type="string">
            <text:p>Singular Cyc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8</text:p>
          </table:table-cell>
          <table:table-cell office:value-type="string">
            <text:p>P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09</text:p>
          </table:table-cell>
          <table:table-cell office:value-type="string">
            <text:p>GripGr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0</text:p>
          </table:table-cell>
          <table:table-cell office:value-type="string">
            <text:p>Spiu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1</text:p>
          </table:table-cell>
          <table:table-cell office:value-type="string">
            <text:p>X-Fu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2</text:p>
          </table:table-cell>
          <table:table-cell office:value-type="string">
            <text:p>Zo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3</text:p>
          </table:table-cell>
          <table:table-cell office:value-type="string">
            <text:p>Nath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4</text:p>
          </table:table-cell>
          <table:table-cell office:value-type="string">
            <text:p>Rejuven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5</text:p>
          </table:table-cell>
          <table:table-cell office:value-type="string">
            <text:p>Ospr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6</text:p>
          </table:table-cell>
          <table:table-cell office:value-type="string">
            <text:p>Biot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7</text:p>
          </table:table-cell>
          <table:table-cell office:value-type="string">
            <text:p>Bass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8</text:p>
          </table:table-cell>
          <table:table-cell office:value-type="string">
            <text:p>Litesp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19</text:p>
          </table:table-cell>
          <table:table-cell office:value-type="string">
            <text:p>Pro 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0</text:p>
          </table:table-cell>
          <table:table-cell office:value-type="string">
            <text:p>Pitlo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1</text:p>
          </table:table-cell>
          <table:table-cell office:value-type="string">
            <text:p>IS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2</text:p>
          </table:table-cell>
          <table:table-cell office:value-type="string">
            <text:p>Helly Hans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8</text:p>
          </table:table-cell>
          <table:table-cell office:value-type="string">
            <text:p>RockShox Serv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59</text:p>
          </table:table-cell>
          <table:table-cell office:value-type="string">
            <text:p>Rockst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0</text:p>
          </table:table-cell>
          <table:table-cell office:value-type="string">
            <text:p>Rockw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1</text:p>
          </table:table-cell>
          <table:table-cell office:value-type="string">
            <text:p>Rocky Mount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2</text:p>
          </table:table-cell>
          <table:table-cell office:value-type="string">
            <text:p>Rol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3</text:p>
          </table:table-cell>
          <table:table-cell office:value-type="string">
            <text:p>Rolf Pri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4</text:p>
          </table:table-cell>
          <table:table-cell office:value-type="string">
            <text:p>Rolle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5</text:p>
          </table:table-cell>
          <table:table-cell office:value-type="string">
            <text:p>Rome S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6</text:p>
          </table:table-cell>
          <table:table-cell office:value-type="string">
            <text:p>Rom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7</text:p>
          </table:table-cell>
          <table:table-cell office:value-type="string">
            <text:p>Rossign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8</text:p>
          </table:table-cell>
          <table:table-cell office:value-type="string">
            <text:p>Rov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69</text:p>
          </table:table-cell>
          <table:table-cell office:value-type="string">
            <text:p>Rov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0</text:p>
          </table:table-cell>
          <table:table-cell office:value-type="string">
            <text:p>Roy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1</text:p>
          </table:table-cell>
          <table:table-cell office:value-type="string">
            <text:p>RP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2</text:p>
          </table:table-cell>
          <table:table-cell office:value-type="string">
            <text:p>R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3</text:p>
          </table:table-cell>
          <table:table-cell office:value-type="string">
            <text:p>Rube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4</text:p>
          </table:table-cell>
          <table:table-cell office:value-type="string">
            <text:p>Rup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5</text:p>
          </table:table-cell>
          <table:table-cell office:value-type="string">
            <text:p>R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6</text:p>
          </table:table-cell>
          <table:table-cell office:value-type="string">
            <text:p>Ryno Pow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7</text:p>
          </table:table-cell>
          <table:table-cell office:value-type="string">
            <text:p>S&amp;M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8</text:p>
          </table:table-cell>
          <table:table-cell office:value-type="string">
            <text:p>Sach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79</text:p>
          </table:table-cell>
          <table:table-cell office:value-type="string">
            <text:p>Sa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0</text:p>
          </table:table-cell>
          <table:table-cell office:value-type="string">
            <text:p>Samu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1</text:p>
          </table:table-cell>
          <table:table-cell office:value-type="string">
            <text:p>San Mar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2</text:p>
          </table:table-cell>
          <table:table-cell office:value-type="string">
            <text:p>Sapi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3</text:p>
          </table:table-cell>
          <table:table-cell office:value-type="string">
            <text:p>Sator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4</text:p>
          </table:table-cell>
          <table:table-cell office:value-type="string">
            <text:p>Sc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5</text:p>
          </table:table-cell>
          <table:table-cell office:value-type="string">
            <text:p>Scot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6</text:p>
          </table:table-cell>
          <table:table-cell office:value-type="string">
            <text:p>SE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7</text:p>
          </table:table-cell>
          <table:table-cell office:value-type="string">
            <text:p>SE 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8</text:p>
          </table:table-cell>
          <table:table-cell office:value-type="string">
            <text:p>Seal BM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89</text:p>
          </table:table-cell>
          <table:table-cell office:value-type="string">
            <text:p>Sea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0</text:p>
          </table:table-cell>
          <table:table-cell office:value-type="string">
            <text:p>Sec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1</text:p>
          </table:table-cell>
          <table:table-cell office:value-type="string">
            <text:p>See.Sense.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2</text:p>
          </table:table-cell>
          <table:table-cell office:value-type="string">
            <text:p>Selle Roy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3</text:p>
          </table:table-cell>
          <table:table-cell office:value-type="string">
            <text:p>Sens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4</text:p>
          </table:table-cell>
          <table:table-cell office:value-type="string">
            <text:p>Sessi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5</text:p>
          </table:table-cell>
          <table:table-cell office:value-type="string">
            <text:p>Sevent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6</text:p>
          </table:table-cell>
          <table:table-cell office:value-type="string">
            <text:p>Shadow Conspirac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7</text:p>
          </table:table-cell>
          <table:table-cell office:value-type="string">
            <text:p>Shiner E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8</text:p>
          </table:table-cell>
          <table:table-cell office:value-type="string">
            <text:p>Sh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099</text:p>
          </table:table-cell>
          <table:table-cell office:value-type="string">
            <text:p>Sig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0</text:p>
          </table:table-cell>
          <table:table-cell office:value-type="string">
            <text:p>Sigvar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1</text:p>
          </table:table-cell>
          <table:table-cell office:value-type="string">
            <text:p>SilverLab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2</text:p>
          </table:table-cell>
          <table:table-cell office:value-type="string">
            <text:p>Singletrack Magaz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3</text:p>
          </table:table-cell>
          <table:table-cell office:value-type="string">
            <text:p>Sintes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4</text:p>
          </table:table-cell>
          <table:table-cell office:value-type="string">
            <text:p>Sixpack 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5</text:p>
          </table:table-cell>
          <table:table-cell office:value-type="string">
            <text:p>Skaveng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6</text:p>
          </table:table-cell>
          <table:table-cell office:value-type="string">
            <text:p>Skullcan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7</text:p>
          </table:table-cell>
          <table:table-cell office:value-type="string">
            <text:p>Sma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8</text:p>
          </table:table-cell>
          <table:table-cell office:value-type="string">
            <text:p>Smarte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09</text:p>
          </table:table-cell>
          <table:table-cell office:value-type="string">
            <text:p>Smi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0</text:p>
          </table:table-cell>
          <table:table-cell office:value-type="string">
            <text:p>Snaf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1</text:p>
          </table:table-cell>
          <table:table-cell office:value-type="string">
            <text:p>Sombri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2</text:p>
          </table:table-cell>
          <table:table-cell office:value-type="string">
            <text:p>Span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3</text:p>
          </table:table-cell>
          <table:table-cell office:value-type="string">
            <text:p>Spanning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4</text:p>
          </table:table-cell>
          <table:table-cell office:value-type="string">
            <text:p>Specialit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5</text:p>
          </table:table-cell>
          <table:table-cell office:value-type="string">
            <text:p>Speed Stuf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6</text:p>
          </table:table-cell>
          <table:table-cell office:value-type="string">
            <text:p>SpeedCraf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7</text:p>
          </table:table-cell>
          <table:table-cell office:value-type="string">
            <text:p>Spitfi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8</text:p>
          </table:table-cell>
          <table:table-cell office:value-type="string">
            <text:p>Sport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19</text:p>
          </table:table-cell>
          <table:table-cell office:value-type="string">
            <text:p>Sportsbal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0</text:p>
          </table:table-cell>
          <table:table-cell office:value-type="string">
            <text:p>Sputn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1</text:p>
          </table:table-cell>
          <table:table-cell office:value-type="string">
            <text:p>Spy Opt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2</text:p>
          </table:table-cell>
          <table:table-cell office:value-type="string">
            <text:p>Square 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3</text:p>
          </table:table-cell>
          <table:table-cell office:value-type="string">
            <text:p>S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4</text:p>
          </table:table-cell>
          <table:table-cell office:value-type="string">
            <text:p>Stay Str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5</text:p>
          </table:table-cell>
          <table:table-cell office:value-type="string">
            <text:p>Stend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6</text:p>
          </table:table-cell>
          <table:table-cell office:value-type="string">
            <text:p>Stephen Roch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7</text:p>
          </table:table-cell>
          <table:table-cell office:value-type="string">
            <text:p>Stereo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8</text:p>
          </table:table-cell>
          <table:table-cell office:value-type="string">
            <text:p>Steve Pe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29</text:p>
          </table:table-cell>
          <table:table-cell office:value-type="string">
            <text:p>Stol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0</text:p>
          </table:table-cell>
          <table:table-cell office:value-type="string">
            <text:p>Stor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1</text:p>
          </table:table-cell>
          <table:table-cell office:value-type="string">
            <text:p>Strait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2</text:p>
          </table:table-cell>
          <table:table-cell office:value-type="string">
            <text:p>Strang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3</text:p>
          </table:table-cell>
          <table:table-cell office:value-type="string">
            <text:p>Stri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4</text:p>
          </table:table-cell>
          <table:table-cell office:value-type="string">
            <text:p>Stri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5</text:p>
          </table:table-cell>
          <table:table-cell office:value-type="string">
            <text:p>Stro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6</text:p>
          </table:table-cell>
          <table:table-cell office:value-type="string">
            <text:p>Strongligh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7</text:p>
          </table:table-cell>
          <table:table-cell office:value-type="string">
            <text:p>Subros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8</text:p>
          </table:table-cell>
          <table:table-cell office:value-type="string">
            <text:p>Sue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1139</text:p>
          </table:table-cell>
          <table:table-cell office:value-type="string">
            <text:p>Sugi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3</text:p>
          </table:table-cell>
          <table:table-cell office:value-type="string">
            <text:p>8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4</text:p>
          </table:table-cell>
          <table:table-cell office:value-type="string">
            <text:p>-------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5</text:p>
          </table:table-cell>
          <table:table-cell office:value-type="string">
            <text:p>2-Hi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6</text:p>
          </table:table-cell>
          <table:table-cell office:value-type="string">
            <text:p>43 Hard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7</text:p>
          </table:table-cell>
          <table:table-cell office:value-type="string">
            <text:p>6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8</text:p>
          </table:table-cell>
          <table:table-cell office:value-type="string">
            <text:p>7 iD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29</text:p>
          </table:table-cell>
          <table:table-cell office:value-type="string">
            <text:p>720 Armo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0</text:p>
          </table:table-cell>
          <table:table-cell office:value-type="string">
            <text:p>8Fu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4</text:p>
          </table:table-cell>
          <table:table-cell office:value-type="string">
            <text:p>Santa fe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5</text:p>
          </table:table-cell>
          <table:table-cell office:value-type="string">
            <text:p>Craft - W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6</text:p>
          </table:table-cell>
          <table:table-cell office:value-type="string">
            <text:p>Mono Block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7</text:p>
          </table:table-cell>
          <table:table-cell office:value-type="string">
            <text:p>Vintage Travel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8</text:p>
          </table:table-cell>
          <table:table-cell office:value-type="string">
            <text:p>Lace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49</text:p>
          </table:table-cell>
          <table:table-cell office:value-type="string">
            <text:p>Foilage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0</text:p>
          </table:table-cell>
          <table:table-cell office:value-type="string">
            <text:p>Vintage Coast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1</text:p>
          </table:table-cell>
          <table:table-cell office:value-type="string">
            <text:p>Bright Blocks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2</text:p>
          </table:table-cell>
          <table:table-cell office:value-type="string">
            <text:p>Delft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3</text:p>
          </table:table-cell>
          <table:table-cell office:value-type="string">
            <text:p>Star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4</text:p>
          </table:table-cell>
          <table:table-cell office:value-type="string">
            <text:p>Toile Christmas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5</text:p>
          </table:table-cell>
          <table:table-cell office:value-type="string">
            <text:p>Vintage Christmas - 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6</text:p>
          </table:table-cell>
          <table:table-cell office:value-type="string">
            <text:p>Retro RSA -SP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7</text:p>
          </table:table-cell>
          <table:table-cell office:value-type="string">
            <text:p>Sicilian Baroque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8</text:p>
          </table:table-cell>
          <table:table-cell office:value-type="string">
            <text:p>Celebration Christmas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59</text:p>
          </table:table-cell>
          <table:table-cell office:value-type="string">
            <text:p>Vintage Christmas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0</text:p>
          </table:table-cell>
          <table:table-cell office:value-type="string">
            <text:p>Willow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1</text:p>
          </table:table-cell>
          <table:table-cell office:value-type="string">
            <text:p>Tribal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2</text:p>
          </table:table-cell>
          <table:table-cell office:value-type="string">
            <text:p>Farmhouse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3</text:p>
          </table:table-cell>
          <table:table-cell office:value-type="string">
            <text:p>Cupcake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4</text:p>
          </table:table-cell>
          <table:table-cell office:value-type="string">
            <text:p>Next Nature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5</text:p>
          </table:table-cell>
          <table:table-cell office:value-type="string">
            <text:p>Fiesta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6</text:p>
          </table:table-cell>
          <table:table-cell office:value-type="string">
            <text:p>Optic - S1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7</text:p>
          </table:table-cell>
          <table:table-cell office:value-type="string">
            <text:p>UBER MONO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8</text:p>
          </table:table-cell>
          <table:table-cell office:value-type="string">
            <text:p>CHINNOISE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69</text:p>
          </table:table-cell>
          <table:table-cell office:value-type="string">
            <text:p>BOHO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0</text:p>
          </table:table-cell>
          <table:table-cell office:value-type="string">
            <text:p>UBER COLOUR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1</text:p>
          </table:table-cell>
          <table:table-cell office:value-type="string">
            <text:p>AFRO GEO MID TONE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2</text:p>
          </table:table-cell>
          <table:table-cell office:value-type="string">
            <text:p>AFRO GEO BLUE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3</text:p>
          </table:table-cell>
          <table:table-cell office:value-type="string">
            <text:p>ROSE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4</text:p>
          </table:table-cell>
          <table:table-cell office:value-type="string">
            <text:p>OPULENCE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5</text:p>
          </table:table-cell>
          <table:table-cell office:value-type="string">
            <text:p>AFRO GEO NATURAL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6</text:p>
          </table:table-cell>
          <table:table-cell office:value-type="string">
            <text:p>FRENCH NATURAL - W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7</text:p>
          </table:table-cell>
          <table:table-cell office:value-type="string">
            <text:p>MEADOW SP14 AND S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8</text:p>
          </table:table-cell>
          <table:table-cell office:value-type="string">
            <text:p>MONO GEO SP14 AND S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79</text:p>
          </table:table-cell>
          <table:table-cell office:value-type="string">
            <text:p>GRAPHIC PASTELS SP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0</text:p>
          </table:table-cell>
          <table:table-cell office:value-type="string">
            <text:p>VINTAGE INDUSTRIAL SP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1</text:p>
          </table:table-cell>
          <table:table-cell office:value-type="string">
            <text:p>STEAMSHIP SP14 AND S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2</text:p>
          </table:table-cell>
          <table:table-cell office:value-type="string">
            <text:p>HAVANA S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3</text:p>
          </table:table-cell>
          <table:table-cell office:value-type="string">
            <text:p>DECO REVIVAL S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4</text:p>
          </table:table-cell>
          <table:table-cell office:value-type="string">
            <text:p>CHRISTMAS CELEBRATION SP14 AND S1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5</text:p>
          </table:table-cell>
          <table:table-cell office:value-type="string">
            <text:p>15 W ART NOUVEA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6</text:p>
          </table:table-cell>
          <table:table-cell office:value-type="string">
            <text:p>15 W HOLLYWOOD REGENC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7</text:p>
          </table:table-cell>
          <table:table-cell office:value-type="string">
            <text:p>15 W MARREKE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8</text:p>
          </table:table-cell>
          <table:table-cell office:value-type="string">
            <text:p>15 W SHIBOR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89</text:p>
          </table:table-cell>
          <table:table-cell office:value-type="string">
            <text:p>15 W ABSTRAC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0</text:p>
          </table:table-cell>
          <table:table-cell office:value-type="string">
            <text:p>15 W VINTAGE INDUSTRI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1</text:p>
          </table:table-cell>
          <table:table-cell office:value-type="string">
            <text:p>15 W SECRET GARD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2</text:p>
          </table:table-cell>
          <table:table-cell office:value-type="string">
            <text:p>15 SP AND S BACK TO NAT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3</text:p>
          </table:table-cell>
          <table:table-cell office:value-type="string">
            <text:p>15 SP RENAISS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4</text:p>
          </table:table-cell>
          <table:table-cell office:value-type="string">
            <text:p>15 SP RETRO INDUSTRI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5</text:p>
          </table:table-cell>
          <table:table-cell office:value-type="string">
            <text:p>15 SP MASTER STRO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6</text:p>
          </table:table-cell>
          <table:table-cell office:value-type="string">
            <text:p>15 SP CARRARA MAR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7</text:p>
          </table:table-cell>
          <table:table-cell office:value-type="string">
            <text:p>SP TRADITIONAL CHRISTM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8</text:p>
          </table:table-cell>
          <table:table-cell office:value-type="string">
            <text:p>SP GLAM CHRISTM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099</text:p>
          </table:table-cell>
          <table:table-cell office:value-type="string">
            <text:p>15 SP AND S BREEZE B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0</text:p>
          </table:table-cell>
          <table:table-cell office:value-type="string">
            <text:p>15 S RENAISS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1</text:p>
          </table:table-cell>
          <table:table-cell office:value-type="string">
            <text:p>15 S RETRO INDUSTRI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2</text:p>
          </table:table-cell>
          <table:table-cell office:value-type="string">
            <text:p>15 S MASTER STRO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3</text:p>
          </table:table-cell>
          <table:table-cell office:value-type="string">
            <text:p>15 S RAIN FOR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4</text:p>
          </table:table-cell>
          <table:table-cell office:value-type="string">
            <text:p>16 W NEW NAT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5</text:p>
          </table:table-cell>
          <table:table-cell office:value-type="string">
            <text:p>16 W GRAND MAST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6</text:p>
          </table:table-cell>
          <table:table-cell office:value-type="string">
            <text:p>16 W EARTHLOD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7</text:p>
          </table:table-cell>
          <table:table-cell office:value-type="string">
            <text:p>16 W ARTIS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8</text:p>
          </table:table-cell>
          <table:table-cell office:value-type="string">
            <text:p>16 W JAPONIS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09</text:p>
          </table:table-cell>
          <table:table-cell office:value-type="string">
            <text:p>16 SP NEW NAT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0</text:p>
          </table:table-cell>
          <table:table-cell office:value-type="string">
            <text:p>16 SP FARMHO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1</text:p>
          </table:table-cell>
          <table:table-cell office:value-type="string">
            <text:p>16 SP EARTHLOD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2</text:p>
          </table:table-cell>
          <table:table-cell office:value-type="string">
            <text:p>16 SP ARTIS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3</text:p>
          </table:table-cell>
          <table:table-cell office:value-type="string">
            <text:p>16 SP CUB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4</text:p>
          </table:table-cell>
          <table:table-cell office:value-type="string">
            <text:p>16 SP BREEZE B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5</text:p>
          </table:table-cell>
          <table:table-cell office:value-type="string">
            <text:p>16 SP CHRISTM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6</text:p>
          </table:table-cell>
          <table:table-cell office:value-type="string">
            <text:p>17 A NEW NAT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7</text:p>
          </table:table-cell>
          <table:table-cell office:value-type="string">
            <text:p>17 A EAR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8</text:p>
          </table:table-cell>
          <table:table-cell office:value-type="string">
            <text:p>17 A FUT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19</text:p>
          </table:table-cell>
          <table:table-cell office:value-type="string">
            <text:p>ELEG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20</text:p>
          </table:table-cell>
          <table:table-cell office:value-type="string">
            <text:p>EAR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21</text:p>
          </table:table-cell>
          <table:table-cell office:value-type="string">
            <text:p>FUT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22</text:p>
          </table:table-cell>
          <table:table-cell office:value-type="string">
            <text:p>TROPIC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6</text:p>
          </table:table-cell>
          <table:table-cell office:value-type="string">
            <text:p>81123</text:p>
          </table:table-cell>
          <table:table-cell office:value-type="string">
            <text:p>COA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1</text:p>
          </table:table-cell>
          <table:table-cell office:value-type="string">
            <text:p>1x1 Rib Knit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1</text:p>
          </table:table-cell>
          <table:table-cell office:value-type="string">
            <text:p>Cot Bum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2</text:p>
          </table:table-cell>
          <table:table-cell office:value-type="string">
            <text:p>Cotton Bud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3</text:p>
          </table:table-cell>
          <table:table-cell office:value-type="string">
            <text:p>Cou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4</text:p>
          </table:table-cell>
          <table:table-cell office:value-type="string">
            <text:p>Counter Sp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5</text:p>
          </table:table-cell>
          <table:table-cell office:value-type="string">
            <text:p>Coverl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6</text:p>
          </table:table-cell>
          <table:table-cell office:value-type="string">
            <text:p>Crack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7</text:p>
          </table:table-cell>
          <table:table-cell office:value-type="string">
            <text:p>Cr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8</text:p>
          </table:table-cell>
          <table:table-cell office:value-type="string">
            <text:p>Cream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09</text:p>
          </table:table-cell>
          <table:table-cell office:value-type="string">
            <text:p>Cri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0</text:p>
          </table:table-cell>
          <table:table-cell office:value-type="string">
            <text:p>Cu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1</text:p>
          </table:table-cell>
          <table:table-cell office:value-type="string">
            <text:p>Cup and Sauc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2</text:p>
          </table:table-cell>
          <table:table-cell office:value-type="string">
            <text:p>Cupboard Organis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3</text:p>
          </table:table-cell>
          <table:table-cell office:value-type="string">
            <text:p>Curtain Accesso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4</text:p>
          </table:table-cell>
          <table:table-cell office:value-type="string">
            <text:p>Curtain T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5</text:p>
          </table:table-cell>
          <table:table-cell office:value-type="string">
            <text:p>Cush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6</text:p>
          </table:table-cell>
          <table:table-cell office:value-type="string">
            <text:p>Cushion Co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7</text:p>
          </table:table-cell>
          <table:table-cell office:value-type="string">
            <text:p>Cut out Ru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8</text:p>
          </table:table-cell>
          <table:table-cell office:value-type="string">
            <text:p>Cutlery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19</text:p>
          </table:table-cell>
          <table:table-cell office:value-type="string">
            <text:p>Cutlery T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0</text:p>
          </table:table-cell>
          <table:table-cell office:value-type="string">
            <text:p>Cylin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1</text:p>
          </table:table-cell>
          <table:table-cell office:value-type="string">
            <text:p>Day Be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2</text:p>
          </table:table-cell>
          <table:table-cell office:value-type="string">
            <text:p>Decan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3</text:p>
          </table:table-cell>
          <table:table-cell office:value-type="string">
            <text:p>Decanter 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4</text:p>
          </table:table-cell>
          <table:table-cell office:value-type="string">
            <text:p>Decor J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5</text:p>
          </table:table-cell>
          <table:table-cell office:value-type="string">
            <text:p>Decorati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6</text:p>
          </table:table-cell>
          <table:table-cell office:value-type="string">
            <text:p>Decora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7</text:p>
          </table:table-cell>
          <table:table-cell office:value-type="string">
            <text:p>Decorative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8</text:p>
          </table:table-cell>
          <table:table-cell office:value-type="string">
            <text:p>Decorative Hoo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29</text:p>
          </table:table-cell>
          <table:table-cell office:value-type="string">
            <text:p>Decorative Photo Hold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0</text:p>
          </table:table-cell>
          <table:table-cell office:value-type="string">
            <text:p>Decorative Tea Cu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1</text:p>
          </table:table-cell>
          <table:table-cell office:value-type="string">
            <text:p>Deep Fry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2</text:p>
          </table:table-cell>
          <table:table-cell office:value-type="string">
            <text:p>De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4</text:p>
          </table:table-cell>
          <table:table-cell office:value-type="string">
            <text:p>79233</text:p>
          </table:table-cell>
          <table:table-cell office:value-type="string">
            <text:p>Desk La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3</text:p>
          </table:table-cell>
          <table:table-cell office:value-type="string">
            <text:p>Veren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4</text:p>
          </table:table-cell>
          <table:table-cell office:value-type="string">
            <text:p>Izum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5</text:p>
          </table:table-cell>
          <table:table-cell office:value-type="string">
            <text:p>Chrom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6</text:p>
          </table:table-cell>
          <table:table-cell office:value-type="string">
            <text:p>Tate Lab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7</text:p>
          </table:table-cell>
          <table:table-cell office:value-type="string">
            <text:p>Swimova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8</text:p>
          </table:table-cell>
          <table:table-cell office:value-type="string">
            <text:p>Squi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29</text:p>
          </table:table-cell>
          <table:table-cell office:value-type="string">
            <text:p>TomT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0</text:p>
          </table:table-cell>
          <table:table-cell office:value-type="string">
            <text:p>PO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1</text:p>
          </table:table-cell>
          <table:table-cell office:value-type="string">
            <text:p>The North F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2</text:p>
          </table:table-cell>
          <table:table-cell office:value-type="string">
            <text:p>B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3</text:p>
          </table:table-cell>
          <table:table-cell office:value-type="string">
            <text:p>Brak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4</text:p>
          </table:table-cell>
          <table:table-cell office:value-type="string">
            <text:p>North Shore Bill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5</text:p>
          </table:table-cell>
          <table:table-cell office:value-type="string">
            <text:p>Boardm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6</text:p>
          </table:table-cell>
          <table:table-cell office:value-type="string">
            <text:p>PowerTa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7</text:p>
          </table:table-cell>
          <table:table-cell office:value-type="string">
            <text:p>Restra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8</text:p>
          </table:table-cell>
          <table:table-cell office:value-type="string">
            <text:p>Lum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39</text:p>
          </table:table-cell>
          <table:table-cell office:value-type="string">
            <text:p>Juice Lub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0</text:p>
          </table:table-cell>
          <table:table-cell office:value-type="string">
            <text:p>Catli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1</text:p>
          </table:table-cell>
          <table:table-cell office:value-type="string">
            <text:p>Ultimate Direc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2</text:p>
          </table:table-cell>
          <table:table-cell office:value-type="string">
            <text:p>Trigger Poi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3</text:p>
          </table:table-cell>
          <table:table-cell office:value-type="string">
            <text:p>Muscletra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4</text:p>
          </table:table-cell>
          <table:table-cell office:value-type="string">
            <text:p>Black Series by Tu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5</text:p>
          </table:table-cell>
          <table:table-cell office:value-type="string">
            <text:p>(DNU) Dryro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6</text:p>
          </table:table-cell>
          <table:table-cell office:value-type="string">
            <text:p>DataTa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7</text:p>
          </table:table-cell>
          <table:table-cell office:value-type="string">
            <text:p>Dual Eye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8</text:p>
          </table:table-cell>
          <table:table-cell office:value-type="string">
            <text:p>Sid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49</text:p>
          </table:table-cell>
          <table:table-cell office:value-type="string">
            <text:p>Energised Gree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0</text:p>
          </table:table-cell>
          <table:table-cell office:value-type="string">
            <text:p>Runder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1</text:p>
          </table:table-cell>
          <table:table-cell office:value-type="string">
            <text:p>Xendur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2</text:p>
          </table:table-cell>
          <table:table-cell office:value-type="string">
            <text:p>Under Armo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3</text:p>
          </table:table-cell>
          <table:table-cell office:value-type="string">
            <text:p>FIN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4</text:p>
          </table:table-cell>
          <table:table-cell office:value-type="string">
            <text:p>Prim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5</text:p>
          </table:table-cell>
          <table:table-cell office:value-type="string">
            <text:p>Alé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6</text:p>
          </table:table-cell>
          <table:table-cell office:value-type="string">
            <text:p>Selle SM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7</text:p>
          </table:table-cell>
          <table:table-cell office:value-type="string">
            <text:p>Ted Ba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8</text:p>
          </table:table-cell>
          <table:table-cell office:value-type="string">
            <text:p>Synt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59</text:p>
          </table:table-cell>
          <table:table-cell office:value-type="string">
            <text:p>Black Mamb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0</text:p>
          </table:table-cell>
          <table:table-cell office:value-type="string">
            <text:p>Wiggle Nutri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1</text:p>
          </table:table-cell>
          <table:table-cell office:value-type="string">
            <text:p>VD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2</text:p>
          </table:table-cell>
          <table:table-cell office:value-type="string">
            <text:p>Pol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3</text:p>
          </table:table-cell>
          <table:table-cell office:value-type="string">
            <text:p>Plain Laz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4</text:p>
          </table:table-cell>
          <table:table-cell office:value-type="string">
            <text:p>So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5</text:p>
          </table:table-cell>
          <table:table-cell office:value-type="string">
            <text:p>H Plus 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6</text:p>
          </table:table-cell>
          <table:table-cell office:value-type="string">
            <text:p>Supaca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7</text:p>
          </table:table-cell>
          <table:table-cell office:value-type="string">
            <text:p>Sportour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8</text:p>
          </table:table-cell>
          <table:table-cell office:value-type="string">
            <text:p>SealSkin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69</text:p>
          </table:table-cell>
          <table:table-cell office:value-type="string">
            <text:p>TR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0</text:p>
          </table:table-cell>
          <table:table-cell office:value-type="string">
            <text:p>Morve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1</text:p>
          </table:table-cell>
          <table:table-cell office:value-type="string">
            <text:p>Maloj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2</text:p>
          </table:table-cell>
          <table:table-cell office:value-type="string">
            <text:p>Satura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3</text:p>
          </table:table-cell>
          <table:table-cell office:value-type="string">
            <text:p>Ass Sa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4</text:p>
          </table:table-cell>
          <table:table-cell office:value-type="string">
            <text:p>Wiggle CyclingSer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5</text:p>
          </table:table-cell>
          <table:table-cell office:value-type="string">
            <text:p>Ridl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6</text:p>
          </table:table-cell>
          <table:table-cell office:value-type="string">
            <text:p>Daine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7</text:p>
          </table:table-cell>
          <table:table-cell office:value-type="string">
            <text:p>Schwin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8</text:p>
          </table:table-cell>
          <table:table-cell office:value-type="string">
            <text:p>Kinet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79</text:p>
          </table:table-cell>
          <table:table-cell office:value-type="string">
            <text:p>Mizu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0</text:p>
          </table:table-cell>
          <table:table-cell office:value-type="string">
            <text:p>Be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1</text:p>
          </table:table-cell>
          <table:table-cell office:value-type="string">
            <text:p>Pilo Engineer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2</text:p>
          </table:table-cell>
          <table:table-cell office:value-type="string">
            <text:p>New Bal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3</text:p>
          </table:table-cell>
          <table:table-cell office:value-type="string">
            <text:p>Sauco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4</text:p>
          </table:table-cell>
          <table:table-cell office:value-type="string">
            <text:p>Colna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5</text:p>
          </table:table-cell>
          <table:table-cell office:value-type="string">
            <text:p>Ko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6</text:p>
          </table:table-cell>
          <table:table-cell office:value-type="string">
            <text:p>Sco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7</text:p>
          </table:table-cell>
          <table:table-cell office:value-type="string">
            <text:p>Bk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8</text:p>
          </table:table-cell>
          <table:table-cell office:value-type="string">
            <text:p>La Sporti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89</text:p>
          </table:table-cell>
          <table:table-cell office:value-type="string">
            <text:p>RapidRacerProduc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0</text:p>
          </table:table-cell>
          <table:table-cell office:value-type="string">
            <text:p>Merr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1</text:p>
          </table:table-cell>
          <table:table-cell office:value-type="string">
            <text:p>DT Swi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2</text:p>
          </table:table-cell>
          <table:table-cell office:value-type="string">
            <text:p>Etix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293</text:p>
          </table:table-cell>
          <table:table-cell office:value-type="string">
            <text:p>parkru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0</text:p>
          </table:table-cell>
          <table:table-cell office:value-type="string">
            <text:p>9506911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1</text:p>
          </table:table-cell>
          <table:table-cell office:value-type="string">
            <text:p>950691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2</text:p>
          </table:table-cell>
          <table:table-cell office:value-type="string">
            <text:p>950699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3</text:p>
          </table:table-cell>
          <table:table-cell office:value-type="string">
            <text:p>940490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4</text:p>
          </table:table-cell>
          <table:table-cell office:value-type="string">
            <text:p>9014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5</text:p>
          </table:table-cell>
          <table:table-cell office:value-type="string">
            <text:p>85234951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7</text:p>
          </table:table-cell>
          <table:table-cell office:value-type="string">
            <text:p>85234051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8</text:p>
          </table:table-cell>
          <table:table-cell office:value-type="string">
            <text:p>851762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89</text:p>
          </table:table-cell>
          <table:table-cell office:value-type="string">
            <text:p>7321119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0</text:p>
          </table:table-cell>
          <table:table-cell office:value-type="string">
            <text:p>61142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1</text:p>
          </table:table-cell>
          <table:table-cell office:value-type="string">
            <text:p>6110309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2</text:p>
          </table:table-cell>
          <table:table-cell office:value-type="string">
            <text:p>6110209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3</text:p>
          </table:table-cell>
          <table:table-cell office:value-type="string">
            <text:p>3926909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4</text:p>
          </table:table-cell>
          <table:table-cell office:value-type="string">
            <text:p>330710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5</text:p>
          </table:table-cell>
          <table:table-cell office:value-type="string">
            <text:p>30044080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6</text:p>
          </table:table-cell>
          <table:table-cell office:value-type="string">
            <text:p>1806310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15398</text:p>
          </table:table-cell>
          <table:table-cell office:value-type="string">
            <text:p>12345655 (Inactive)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1</text:p>
          </table:table-cell>
          <table:table-cell office:value-type="string">
            <text:p>absoluteBL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2</text:p>
          </table:table-cell>
          <table:table-cell office:value-type="string">
            <text:p>Academ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3</text:p>
          </table:table-cell>
          <table:table-cell office:value-type="string">
            <text:p>Accou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4</text:p>
          </table:table-cell>
          <table:table-cell office:value-type="string">
            <text:p>A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5</text:p>
          </table:table-cell>
          <table:table-cell office:value-type="string">
            <text:p>Actionc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6</text:p>
          </table:table-cell>
          <table:table-cell office:value-type="string">
            <text:p>Advent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7</text:p>
          </table:table-cell>
          <table:table-cell office:value-type="string">
            <text:p>Ag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8</text:p>
          </table:table-cell>
          <table:table-cell office:value-type="string">
            <text:p>Ahead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35</text:p>
          </table:table-cell>
          <table:table-cell office:value-type="string">
            <text:p>Vit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36</text:p>
          </table:table-cell>
          <table:table-cell office:value-type="string">
            <text:p>Nukeproo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5</text:p>
          </table:table-cell>
          <table:table-cell office:value-type="string">
            <text:p>Eliv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4</text:p>
          </table:table-cell>
          <table:table-cell office:value-type="string">
            <text:p>Ki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5</text:p>
          </table:table-cell>
          <table:table-cell office:value-type="string">
            <text:p>Mt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2200</text:p>
          </table:table-cell>
          <table:table-cell office:value-type="string">
            <text:p>12236</text:p>
          </table:table-cell>
          <table:table-cell office:value-type="string">
            <text:p>Q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39</text:p>
          </table:table-cell>
          <table:table-cell office:value-type="string">
            <text:p>Sea To Summ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2</text:p>
          </table:table-cell>
          <table:table-cell office:value-type="string">
            <text:p>Smartw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39</text:p>
          </table:table-cell>
          <table:table-cell office:value-type="string">
            <text:p>Ai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0</text:p>
          </table:table-cell>
          <table:table-cell office:value-type="string">
            <text:p>Airsh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1</text:p>
          </table:table-cell>
          <table:table-cell office:value-type="string">
            <text:p>Airw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2</text:p>
          </table:table-cell>
          <table:table-cell office:value-type="string">
            <text:p>Al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3</text:p>
          </table:table-cell>
          <table:table-cell office:value-type="string">
            <text:p>Ali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4</text:p>
          </table:table-cell>
          <table:table-cell office:value-type="string">
            <text:p>Alien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5</text:p>
          </table:table-cell>
          <table:table-cell office:value-type="string">
            <text:p>Al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6</text:p>
          </table:table-cell>
          <table:table-cell office:value-type="string">
            <text:p>Alligat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7</text:p>
          </table:table-cell>
          <table:table-cell office:value-type="string">
            <text:p>Allsport Dynamic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8</text:p>
          </table:table-cell>
          <table:table-cell office:value-type="string">
            <text:p>Almo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49</text:p>
          </table:table-cell>
          <table:table-cell office:value-type="string">
            <text:p>Al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0</text:p>
          </table:table-cell>
          <table:table-cell office:value-type="string">
            <text:p>Amb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1</text:p>
          </table:table-cell>
          <table:table-cell office:value-type="string">
            <text:p>Am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2</text:p>
          </table:table-cell>
          <table:table-cell office:value-type="string">
            <text:p>An Post - Chain Reac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3</text:p>
          </table:table-cell>
          <table:table-cell office:value-type="string">
            <text:p>Animal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4</text:p>
          </table:table-cell>
          <table:table-cell office:value-type="string">
            <text:p>Animal M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5</text:p>
          </table:table-cell>
          <table:table-cell office:value-type="string">
            <text:p>Answer BM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6</text:p>
          </table:table-cell>
          <table:table-cell office:value-type="string">
            <text:p>Ap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7</text:p>
          </table:table-cell>
          <table:table-cell office:value-type="string">
            <text:p>Aray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8</text:p>
          </table:table-cell>
          <table:table-cell office:value-type="string">
            <text:p>Arb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59</text:p>
          </table:table-cell>
          <table:table-cell office:value-type="string">
            <text:p>Armad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0</text:p>
          </table:table-cell>
          <table:table-cell office:value-type="string">
            <text:p>Arnet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1</text:p>
          </table:table-cell>
          <table:table-cell office:value-type="string">
            <text:p>Asteri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2</text:p>
          </table:table-cell>
          <table:table-cell office:value-type="string">
            <text:p>Atl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3</text:p>
          </table:table-cell>
          <table:table-cell office:value-type="string">
            <text:p>Atoml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4</text:p>
          </table:table-cell>
          <table:table-cell office:value-type="string">
            <text:p>Aut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5</text:p>
          </table:table-cell>
          <table:table-cell office:value-type="string">
            <text:p>Av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6</text:p>
          </table:table-cell>
          <table:table-cell office:value-type="string">
            <text:p>Av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7</text:p>
          </table:table-cell>
          <table:table-cell office:value-type="string">
            <text:p>Axo 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8</text:p>
          </table:table-cell>
          <table:table-cell office:value-type="string">
            <text:p>Azon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69</text:p>
          </table:table-cell>
          <table:table-cell office:value-type="string">
            <text:p>Bakod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0</text:p>
          </table:table-cell>
          <table:table-cell office:value-type="string">
            <text:p>Balab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1</text:p>
          </table:table-cell>
          <table:table-cell office:value-type="string">
            <text:p>Balance Budd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2</text:p>
          </table:table-cell>
          <table:table-cell office:value-type="string">
            <text:p>Bananag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3</text:p>
          </table:table-cell>
          <table:table-cell office:value-type="string">
            <text:p>Bann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4</text:p>
          </table:table-cell>
          <table:table-cell office:value-type="string">
            <text:p>Bas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5</text:p>
          </table:table-cell>
          <table:table-cell office:value-type="string">
            <text:p>Bell 200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6</text:p>
          </table:table-cell>
          <table:table-cell office:value-type="string">
            <text:p>Bellwe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7</text:p>
          </table:table-cell>
          <table:table-cell office:value-type="string">
            <text:p>Be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8</text:p>
          </table:table-cell>
          <table:table-cell office:value-type="string">
            <text:p>Ber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79</text:p>
          </table:table-cell>
          <table:table-cell office:value-type="string">
            <text:p>BET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0</text:p>
          </table:table-cell>
          <table:table-cell office:value-type="string">
            <text:p>Bicycle Un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1</text:p>
          </table:table-cell>
          <table:table-cell office:value-type="string">
            <text:p>Bike Attitu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2</text:p>
          </table:table-cell>
          <table:table-cell office:value-type="string">
            <text:p>Bike Budd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3</text:p>
          </table:table-cell>
          <table:table-cell office:value-type="string">
            <text:p>Bike C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4</text:p>
          </table:table-cell>
          <table:table-cell office:value-type="string">
            <text:p>Bike Ribb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5</text:p>
          </table:table-cell>
          <table:table-cell office:value-type="string">
            <text:p>Bike Shiel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6</text:p>
          </table:table-cell>
          <table:table-cell office:value-type="string">
            <text:p>BikeT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7</text:p>
          </table:table-cell>
          <table:table-cell office:value-type="string">
            <text:p>BLACK by Absolutebl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8</text:p>
          </table:table-cell>
          <table:table-cell office:value-type="string">
            <text:p>Black Market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89</text:p>
          </table:table-cell>
          <table:table-cell office:value-type="string">
            <text:p>Black Shee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0</text:p>
          </table:table-cell>
          <table:table-cell office:value-type="string">
            <text:p>Blackspi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1</text:p>
          </table:table-cell>
          <table:table-cell office:value-type="string">
            <text:p>Bli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2</text:p>
          </table:table-cell>
          <table:table-cell office:value-type="string">
            <text:p>Blit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3</text:p>
          </table:table-cell>
          <table:table-cell office:value-type="string">
            <text:p>Blo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4</text:p>
          </table:table-cell>
          <table:table-cell office:value-type="string">
            <text:p>B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5</text:p>
          </table:table-cell>
          <table:table-cell office:value-type="string">
            <text:p>Bluegra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6</text:p>
          </table:table-cell>
          <table:table-cell office:value-type="string">
            <text:p>Bluepri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7</text:p>
          </table:table-cell>
          <table:table-cell office:value-type="string">
            <text:p>Bl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8</text:p>
          </table:table-cell>
          <table:table-cell office:value-type="string">
            <text:p>BM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699</text:p>
          </table:table-cell>
          <table:table-cell office:value-type="string">
            <text:p>BnB R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0</text:p>
          </table:table-cell>
          <table:table-cell office:value-type="string">
            <text:p>Bombsh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1</text:p>
          </table:table-cell>
          <table:table-cell office:value-type="string">
            <text:p>Bone De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2</text:p>
          </table:table-cell>
          <table:table-cell office:value-type="string">
            <text:p>Boo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3</text:p>
          </table:table-cell>
          <table:table-cell office:value-type="string">
            <text:p>Bopwor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4</text:p>
          </table:table-cell>
          <table:table-cell office:value-type="string">
            <text:p>Bottecch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5</text:p>
          </table:table-cell>
          <table:table-cell office:value-type="string">
            <text:p>B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6</text:p>
          </table:table-cell>
          <table:table-cell office:value-type="string">
            <text:p>Box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7</text:p>
          </table:table-cell>
          <table:table-cell office:value-type="string">
            <text:p>Brake Author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8</text:p>
          </table:table-cell>
          <table:table-cell office:value-type="string">
            <text:p>Brand 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09</text:p>
          </table:table-cell>
          <table:table-cell office:value-type="string">
            <text:p>Bra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0</text:p>
          </table:table-cell>
          <table:table-cell office:value-type="string">
            <text:p>Breez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1</text:p>
          </table:table-cell>
          <table:table-cell office:value-type="string">
            <text:p>Bre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2</text:p>
          </table:table-cell>
          <table:table-cell office:value-type="string">
            <text:p>Brun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0</text:p>
          </table:table-cell>
          <table:table-cell office:value-type="string">
            <text:p>Popl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2</text:p>
          </table:table-cell>
          <table:table-cell office:value-type="string">
            <text:p>2x2 Ri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3</text:p>
          </table:table-cell>
          <table:table-cell office:value-type="string">
            <text:p>Bedfo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4</text:p>
          </table:table-cell>
          <table:table-cell office:value-type="string">
            <text:p>Bee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5</text:p>
          </table:table-cell>
          <table:table-cell office:value-type="string">
            <text:p>Benga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6</text:p>
          </table:table-cell>
          <table:table-cell office:value-type="string">
            <text:p>Braid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7</text:p>
          </table:table-cell>
          <table:table-cell office:value-type="string">
            <text:p>Bull Deni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8</text:p>
          </table:table-cell>
          <table:table-cell office:value-type="string">
            <text:p>Canv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09</text:p>
          </table:table-cell>
          <table:table-cell office:value-type="string">
            <text:p>Cardbo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0</text:p>
          </table:table-cell>
          <table:table-cell office:value-type="string">
            <text:p>Ce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1</text:p>
          </table:table-cell>
          <table:table-cell office:value-type="string">
            <text:p>Ceram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2</text:p>
          </table:table-cell>
          <table:table-cell office:value-type="string">
            <text:p>Chall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3</text:p>
          </table:table-cell>
          <table:table-cell office:value-type="string">
            <text:p>CHAMBR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4</text:p>
          </table:table-cell>
          <table:table-cell office:value-type="string">
            <text:p>Cheese Cl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5</text:p>
          </table:table-cell>
          <table:table-cell office:value-type="string">
            <text:p>Chenil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6</text:p>
          </table:table-cell>
          <table:table-cell office:value-type="string">
            <text:p>Chiff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7</text:p>
          </table:table-cell>
          <table:table-cell office:value-type="string">
            <text:p>Chunky K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8</text:p>
          </table:table-cell>
          <table:table-cell office:value-type="string">
            <text:p>C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19</text:p>
          </table:table-cell>
          <table:table-cell office:value-type="string">
            <text:p>Concre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0</text:p>
          </table:table-cell>
          <table:table-cell office:value-type="string">
            <text:p>Coral Flee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1</text:p>
          </table:table-cell>
          <table:table-cell office:value-type="string">
            <text:p>Corduro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2</text:p>
          </table:table-cell>
          <table:table-cell office:value-type="string">
            <text:p>Cor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3</text:p>
          </table:table-cell>
          <table:table-cell office:value-type="string">
            <text:p>Cre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4</text:p>
          </table:table-cell>
          <table:table-cell office:value-type="string">
            <text:p>Cre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5</text:p>
          </table:table-cell>
          <table:table-cell office:value-type="string">
            <text:p>Croch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6</text:p>
          </table:table-cell>
          <table:table-cell office:value-type="string">
            <text:p>Cushion Fo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7</text:p>
          </table:table-cell>
          <table:table-cell office:value-type="string">
            <text:p>Dama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8</text:p>
          </table:table-cell>
          <table:table-cell office:value-type="string">
            <text:p>DENI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29</text:p>
          </table:table-cell>
          <table:table-cell office:value-type="string">
            <text:p>Doug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0</text:p>
          </table:table-cell>
          <table:table-cell office:value-type="string">
            <text:p>Eyel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1</text:p>
          </table:table-cell>
          <table:table-cell office:value-type="string">
            <text:p>Faux F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2</text:p>
          </table:table-cell>
          <table:table-cell office:value-type="string">
            <text:p>Faux Lea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3</text:p>
          </table:table-cell>
          <table:table-cell office:value-type="string">
            <text:p>Faux Sil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4</text:p>
          </table:table-cell>
          <table:table-cell office:value-type="string">
            <text:p>Faux Sue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5</text:p>
          </table:table-cell>
          <table:table-cell office:value-type="string">
            <text:p>Fea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6</text:p>
          </table:table-cell>
          <table:table-cell office:value-type="string">
            <text:p>Fe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7</text:p>
          </table:table-cell>
          <table:table-cell office:value-type="string">
            <text:p>Felt Non Wov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8</text:p>
          </table:table-cell>
          <table:table-cell office:value-type="string">
            <text:p>Flee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39</text:p>
          </table:table-cell>
          <table:table-cell office:value-type="string">
            <text:p>Fo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0</text:p>
          </table:table-cell>
          <table:table-cell office:value-type="string">
            <text:p>Garberd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1</text:p>
          </table:table-cell>
          <table:table-cell office:value-type="string">
            <text:p>G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2</text:p>
          </table:table-cell>
          <table:table-cell office:value-type="string">
            <text:p>Geoget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3</text:p>
          </table:table-cell>
          <table:table-cell office:value-type="string">
            <text:p>Gla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4</text:p>
          </table:table-cell>
          <table:table-cell office:value-type="string">
            <text:p>Glycer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5</text:p>
          </table:table-cell>
          <table:table-cell office:value-type="string">
            <text:p>Graph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6</text:p>
          </table:table-cell>
          <table:table-cell office:value-type="string">
            <text:p>Grosgr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7</text:p>
          </table:table-cell>
          <table:table-cell office:value-type="string">
            <text:p>Half Cardig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8</text:p>
          </table:table-cell>
          <table:table-cell office:value-type="string">
            <text:p>Heringb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49</text:p>
          </table:table-cell>
          <table:table-cell office:value-type="string">
            <text:p>Hessi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0</text:p>
          </table:table-cell>
          <table:table-cell office:value-type="string">
            <text:p>Hops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1</text:p>
          </table:table-cell>
          <table:table-cell office:value-type="string">
            <text:p>Interlock Knit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2</text:p>
          </table:table-cell>
          <table:table-cell office:value-type="string">
            <text:p>Jacquard K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3</text:p>
          </table:table-cell>
          <table:table-cell office:value-type="string">
            <text:p>K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4</text:p>
          </table:table-cell>
          <table:table-cell office:value-type="string">
            <text:p>Knit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5</text:p>
          </table:table-cell>
          <table:table-cell office:value-type="string">
            <text:p>Knitted Cut Pi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6</text:p>
          </table:table-cell>
          <table:table-cell office:value-type="string">
            <text:p>Knitted Eyel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7</text:p>
          </table:table-cell>
          <table:table-cell office:value-type="string">
            <text:p>Koshib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8</text:p>
          </table:table-cell>
          <table:table-cell office:value-type="string">
            <text:p>L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59</text:p>
          </table:table-cell>
          <table:table-cell office:value-type="string">
            <text:p>Lat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0</text:p>
          </table:table-cell>
          <table:table-cell office:value-type="string">
            <text:p>Leat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1</text:p>
          </table:table-cell>
          <table:table-cell office:value-type="string">
            <text:p>Liqu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2</text:p>
          </table:table-cell>
          <table:table-cell office:value-type="string">
            <text:p>Liquid Lo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3</text:p>
          </table:table-cell>
          <table:table-cell office:value-type="string">
            <text:p>Liquid 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4</text:p>
          </table:table-cell>
          <table:table-cell office:value-type="string">
            <text:p>Liquid Soa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5</text:p>
          </table:table-cell>
          <table:table-cell office:value-type="string">
            <text:p>Long Pi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6</text:p>
          </table:table-cell>
          <table:table-cell office:value-type="string">
            <text:p>Melam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7</text:p>
          </table:table-cell>
          <table:table-cell office:value-type="string">
            <text:p>MEL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8</text:p>
          </table:table-cell>
          <table:table-cell office:value-type="string">
            <text:p>Me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69</text:p>
          </table:table-cell>
          <table:table-cell office:value-type="string">
            <text:p>Me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0</text:p>
          </table:table-cell>
          <table:table-cell office:value-type="string">
            <text:p>Mirr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1</text:p>
          </table:table-cell>
          <table:table-cell office:value-type="string">
            <text:p>Musl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2</text:p>
          </table:table-cell>
          <table:table-cell office:value-type="string">
            <text:p>Natural Fabric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3</text:p>
          </table:table-cell>
          <table:table-cell office:value-type="string">
            <text:p>Neopre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4</text:p>
          </table:table-cell>
          <table:table-cell office:value-type="string">
            <text:p>Net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5</text:p>
          </table:table-cell>
          <table:table-cell office:value-type="string">
            <text:p>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6</text:p>
          </table:table-cell>
          <table:table-cell office:value-type="string">
            <text:p>Organz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7</text:p>
          </table:table-cell>
          <table:table-cell office:value-type="string">
            <text:p>Ottom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8</text:p>
          </table:table-cell>
          <table:table-cell office:value-type="string">
            <text:p>Pana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79</text:p>
          </table:table-cell>
          <table:table-cell office:value-type="string">
            <text:p>Pa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0</text:p>
          </table:table-cell>
          <table:table-cell office:value-type="string">
            <text:p>Peach Sk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1</text:p>
          </table:table-cell>
          <table:table-cell office:value-type="string">
            <text:p>Perc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2</text:p>
          </table:table-cell>
          <table:table-cell office:value-type="string">
            <text:p>Piqu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3</text:p>
          </table:table-cell>
          <table:table-cell office:value-type="string">
            <text:p>Plain Wov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4</text:p>
          </table:table-cell>
          <table:table-cell office:value-type="string">
            <text:p>Plant Materia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5</text:p>
          </table:table-cell>
          <table:table-cell office:value-type="string">
            <text:p>Plast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6</text:p>
          </table:table-cell>
          <table:table-cell office:value-type="string">
            <text:p>Pl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7</text:p>
          </table:table-cell>
          <table:table-cell office:value-type="string">
            <text:p>Pointel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8</text:p>
          </table:table-cell>
          <table:table-cell office:value-type="string">
            <text:p>Polar Flee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89</text:p>
          </table:table-cell>
          <table:table-cell office:value-type="string">
            <text:p>Ponti de Ro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1</text:p>
          </table:table-cell>
          <table:table-cell office:value-type="string">
            <text:p>Neutr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2</text:p>
          </table:table-cell>
          <table:table-cell office:value-type="string">
            <text:p>Over Prona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3</text:p>
          </table:table-cell>
          <table:table-cell office:value-type="string">
            <text:p>Long Dist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4</text:p>
          </table:table-cell>
          <table:table-cell office:value-type="string">
            <text:p>Minimali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5</text:p>
          </table:table-cell>
          <table:table-cell office:value-type="string">
            <text:p>Short Distan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6</text:p>
          </table:table-cell>
          <table:table-cell office:value-type="string">
            <text:p>Weightlift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7</text:p>
          </table:table-cell>
          <table:table-cell office:value-type="string">
            <text:p>Functional Fitne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8</text:p>
          </table:table-cell>
          <table:table-cell office:value-type="string">
            <text:p>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5400</text:p>
          </table:table-cell>
          <table:table-cell office:value-type="string">
            <text:p>15409</text:p>
          </table:table-cell>
          <table:table-cell office:value-type="string">
            <text:p>Extra Gri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1</text:p>
          </table:table-cell>
          <table:table-cell office:value-type="string">
            <text:p>Park T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2</text:p>
          </table:table-cell>
          <table:table-cell office:value-type="string">
            <text:p>Muc-Of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3</text:p>
          </table:table-cell>
          <table:table-cell office:value-type="string">
            <text:p>Camelba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4</text:p>
          </table:table-cell>
          <table:table-cell office:value-type="string">
            <text:p>Shiman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5</text:p>
          </table:table-cell>
          <table:table-cell office:value-type="string">
            <text:p>FS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6</text:p>
          </table:table-cell>
          <table:table-cell office:value-type="string">
            <text:p>Topea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7</text:p>
          </table:table-cell>
          <table:table-cell office:value-type="string">
            <text:p>DM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8</text:p>
          </table:table-cell>
          <table:table-cell office:value-type="string">
            <text:p>GT8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09</text:p>
          </table:table-cell>
          <table:table-cell office:value-type="string">
            <text:p>Transf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0</text:p>
          </table:table-cell>
          <table:table-cell office:value-type="string">
            <text:p>Finish 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1</text:p>
          </table:table-cell>
          <table:table-cell office:value-type="string">
            <text:p>Science in 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2</text:p>
          </table:table-cell>
          <table:table-cell office:value-type="string">
            <text:p>Velo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3</text:p>
          </table:table-cell>
          <table:table-cell office:value-type="string">
            <text:p>Lizard Ski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4</text:p>
          </table:table-cell>
          <table:table-cell office:value-type="string">
            <text:p>Continent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5</text:p>
          </table:table-cell>
          <table:table-cell office:value-type="string">
            <text:p>Clar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6</text:p>
          </table:table-cell>
          <table:table-cell office:value-type="string">
            <text:p>Ab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7</text:p>
          </table:table-cell>
          <table:table-cell office:value-type="string">
            <text:p>Ho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8</text:p>
          </table:table-cell>
          <table:table-cell office:value-type="string">
            <text:p>Cane Cree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19</text:p>
          </table:table-cell>
          <table:table-cell office:value-type="string">
            <text:p>Wipperman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0</text:p>
          </table:table-cell>
          <table:table-cell office:value-type="string">
            <text:p>Catey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1</text:p>
          </table:table-cell>
          <table:table-cell office:value-type="string">
            <text:p>Avi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2</text:p>
          </table:table-cell>
          <table:table-cell office:value-type="string">
            <text:p>High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3</text:p>
          </table:table-cell>
          <table:table-cell office:value-type="string">
            <text:p>SRA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4</text:p>
          </table:table-cell>
          <table:table-cell office:value-type="string">
            <text:p>OD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5</text:p>
          </table:table-cell>
          <table:table-cell office:value-type="string">
            <text:p>Krypton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6</text:p>
          </table:table-cell>
          <table:table-cell office:value-type="string">
            <text:p>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7</text:p>
          </table:table-cell>
          <table:table-cell office:value-type="string">
            <text:p>M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8</text:p>
          </table:table-cell>
          <table:table-cell office:value-type="string">
            <text:p>B &amp; 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29</text:p>
          </table:table-cell>
          <table:table-cell office:value-type="string">
            <text:p>PowerB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0</text:p>
          </table:table-cell>
          <table:table-cell office:value-type="string">
            <text:p>Ham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1</text:p>
          </table:table-cell>
          <table:table-cell office:value-type="string">
            <text:p>Kool St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2</text:p>
          </table:table-cell>
          <table:table-cell office:value-type="string">
            <text:p>Loo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3</text:p>
          </table:table-cell>
          <table:table-cell office:value-type="string">
            <text:p>Cycl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4</text:p>
          </table:table-cell>
          <table:table-cell office:value-type="string">
            <text:p>Speedpla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5</text:p>
          </table:table-cell>
          <table:table-cell office:value-type="string">
            <text:p>Schwalb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6</text:p>
          </table:table-cell>
          <table:table-cell office:value-type="string">
            <text:p>Panarac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7</text:p>
          </table:table-cell>
          <table:table-cell office:value-type="string">
            <text:p>Sports Cov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8</text:p>
          </table:table-cell>
          <table:table-cell office:value-type="string">
            <text:p>DeFe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39</text:p>
          </table:table-cell>
          <table:table-cell office:value-type="string">
            <text:p>Asso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0</text:p>
          </table:table-cell>
          <table:table-cell office:value-type="string">
            <text:p>Craf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1</text:p>
          </table:table-cell>
          <table:table-cell office:value-type="string">
            <text:p>Cru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2</text:p>
          </table:table-cell>
          <table:table-cell office:value-type="string">
            <text:p>Gore Bike We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3</text:p>
          </table:table-cell>
          <table:table-cell office:value-type="string">
            <text:p>PowerBreath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4</text:p>
          </table:table-cell>
          <table:table-cell office:value-type="string">
            <text:p>KM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5</text:p>
          </table:table-cell>
          <table:table-cell office:value-type="string">
            <text:p>Thoms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6</text:p>
          </table:table-cell>
          <table:table-cell office:value-type="string">
            <text:p>S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7</text:p>
          </table:table-cell>
          <table:table-cell office:value-type="string">
            <text:p>Wellg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8</text:p>
          </table:table-cell>
          <table:table-cell office:value-type="string">
            <text:p>BioFl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49</text:p>
          </table:table-cell>
          <table:table-cell office:value-type="string">
            <text:p>Ortlie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0</text:p>
          </table:table-cell>
          <table:table-cell office:value-type="string">
            <text:p>Campagno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1</text:p>
          </table:table-cell>
          <table:table-cell office:value-type="string">
            <text:p>Profi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2</text:p>
          </table:table-cell>
          <table:table-cell office:value-type="string">
            <text:p>Guss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3</text:p>
          </table:table-cell>
          <table:table-cell office:value-type="string">
            <text:p>White Lightn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4</text:p>
          </table:table-cell>
          <table:table-cell office:value-type="string">
            <text:p>Sar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5</text:p>
          </table:table-cell>
          <table:table-cell office:value-type="string">
            <text:p>Race Fa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6</text:p>
          </table:table-cell>
          <table:table-cell office:value-type="string">
            <text:p>Ni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7</text:p>
          </table:table-cell>
          <table:table-cell office:value-type="string">
            <text:p>Ritch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8</text:p>
          </table:table-cell>
          <table:table-cell office:value-type="string">
            <text:p>CycleO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59</text:p>
          </table:table-cell>
          <table:table-cell office:value-type="string">
            <text:p>Dia-Com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0</text:p>
          </table:table-cell>
          <table:table-cell office:value-type="string">
            <text:p>Vittor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1</text:p>
          </table:table-cell>
          <table:table-cell office:value-type="string">
            <text:p>Tac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2</text:p>
          </table:table-cell>
          <table:table-cell office:value-type="string">
            <text:p>Natures Ki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3</text:p>
          </table:table-cell>
          <table:table-cell office:value-type="string">
            <text:p>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4</text:p>
          </table:table-cell>
          <table:table-cell office:value-type="string">
            <text:p>Aqua Sphe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5</text:p>
          </table:table-cell>
          <table:table-cell office:value-type="string">
            <text:p>Torq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6</text:p>
          </table:table-cell>
          <table:table-cell office:value-type="string">
            <text:p>Resp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7</text:p>
          </table:table-cell>
          <table:table-cell office:value-type="string">
            <text:p>Mich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8</text:p>
          </table:table-cell>
          <table:table-cell office:value-type="string">
            <text:p>Sli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69</text:p>
          </table:table-cell>
          <table:table-cell office:value-type="string">
            <text:p>Tok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0</text:p>
          </table:table-cell>
          <table:table-cell office:value-type="string">
            <text:p>Deu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1</text:p>
          </table:table-cell>
          <table:table-cell office:value-type="string">
            <text:p>Kines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2</text:p>
          </table:table-cell>
          <table:table-cell office:value-type="string">
            <text:p>Crank Broth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3</text:p>
          </table:table-cell>
          <table:table-cell office:value-type="string">
            <text:p>Cinell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4</text:p>
          </table:table-cell>
          <table:table-cell office:value-type="string">
            <text:p>Speed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5</text:p>
          </table:table-cell>
          <table:table-cell office:value-type="string">
            <text:p>TY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6</text:p>
          </table:table-cell>
          <table:table-cell office:value-type="string">
            <text:p>Ti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7</text:p>
          </table:table-cell>
          <table:table-cell office:value-type="string">
            <text:p>Are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8</text:p>
          </table:table-cell>
          <table:table-cell office:value-type="string">
            <text:p>1000 Mi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79</text:p>
          </table:table-cell>
          <table:table-cell office:value-type="string">
            <text:p>Muell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0</text:p>
          </table:table-cell>
          <table:table-cell office:value-type="string">
            <text:p>E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1</text:p>
          </table:table-cell>
          <table:table-cell office:value-type="string">
            <text:p>Fizi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3</text:p>
          </table:table-cell>
          <table:table-cell office:value-type="string">
            <text:p>BS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4</text:p>
          </table:table-cell>
          <table:table-cell office:value-type="string">
            <text:p>Built Wheel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5</text:p>
          </table:table-cell>
          <table:table-cell office:value-type="string">
            <text:p>Bull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6</text:p>
          </table:table-cell>
          <table:table-cell office:value-type="string">
            <text:p>Burg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7</text:p>
          </table:table-cell>
          <table:table-cell office:value-type="string">
            <text:p>C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8</text:p>
          </table:table-cell>
          <table:table-cell office:value-type="string">
            <text:p>CamelBak 0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19</text:p>
          </table:table-cell>
          <table:table-cell office:value-type="string">
            <text:p>Cannond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0</text:p>
          </table:table-cell>
          <table:table-cell office:value-type="string">
            <text:p>Cannondale 200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1</text:p>
          </table:table-cell>
          <table:table-cell office:value-type="string">
            <text:p>Canterbu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2</text:p>
          </table:table-cell>
          <table:table-cell office:value-type="string">
            <text:p>Capi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3</text:p>
          </table:table-cell>
          <table:table-cell office:value-type="string">
            <text:p>Carbon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4</text:p>
          </table:table-cell>
          <table:table-cell office:value-type="string">
            <text:p>Carre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5</text:p>
          </table:table-cell>
          <table:table-cell office:value-type="string">
            <text:p>Carry Freed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6</text:p>
          </table:table-cell>
          <table:table-cell office:value-type="string">
            <text:p>Ceep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7</text:p>
          </table:table-cell>
          <table:table-cell office:value-type="string">
            <text:p>Cerve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8</text:p>
          </table:table-cell>
          <table:table-cell office:value-type="string">
            <text:p>Ch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29</text:p>
          </table:table-cell>
          <table:table-cell office:value-type="string">
            <text:p>Chain Reaction Cycl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0</text:p>
          </table:table-cell>
          <table:table-cell office:value-type="string">
            <text:p>Chain Reaction Cycles U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1</text:p>
          </table:table-cell>
          <table:table-cell office:value-type="string">
            <text:p>Cheng Sh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2</text:p>
          </table:table-cell>
          <table:table-cell office:value-type="string">
            <text:p>Chib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3</text:p>
          </table:table-cell>
          <table:table-cell office:value-type="string">
            <text:p>Chin Ha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4</text:p>
          </table:table-cell>
          <table:table-cell office:value-type="string">
            <text:p>Chu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5</text:p>
          </table:table-cell>
          <table:table-cell office:value-type="string">
            <text:p>Ciclo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6</text:p>
          </table:table-cell>
          <table:table-cell office:value-type="string">
            <text:p>Cine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7</text:p>
          </table:table-cell>
          <table:table-cell office:value-type="string">
            <text:p>Club R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8</text:p>
          </table:table-cell>
          <table:table-cell office:value-type="string">
            <text:p>Coali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39</text:p>
          </table:table-cell>
          <table:table-cell office:value-type="string">
            <text:p>Colon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0</text:p>
          </table:table-cell>
          <table:table-cell office:value-type="string">
            <text:p>Commenc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1</text:p>
          </table:table-cell>
          <table:table-cell office:value-type="string">
            <text:p>ControlTec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2</text:p>
          </table:table-cell>
          <table:table-cell office:value-type="string">
            <text:p>Cori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3</text:p>
          </table:table-cell>
          <table:table-cell office:value-type="string">
            <text:p>Co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4</text:p>
          </table:table-cell>
          <table:table-cell office:value-type="string">
            <text:p>Craton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5</text:p>
          </table:table-cell>
          <table:table-cell office:value-type="string">
            <text:p>CRC Mis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6</text:p>
          </table:table-cell>
          <table:table-cell office:value-type="string">
            <text:p>Cre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7</text:p>
          </table:table-cell>
          <table:table-cell office:value-type="string">
            <text:p>Crop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8</text:p>
          </table:table-cell>
          <table:table-cell office:value-type="string">
            <text:p>Cruze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49</text:p>
          </table:table-cell>
          <table:table-cell office:value-type="string">
            <text:p>C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0</text:p>
          </table:table-cell>
          <table:table-cell office:value-type="string">
            <text:p>Cu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1</text:p>
          </table:table-cell>
          <table:table-cell office:value-type="string">
            <text:p>Cyc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2</text:p>
          </table:table-cell>
          <table:table-cell office:value-type="string">
            <text:p>CycraG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3</text:p>
          </table:table-cell>
          <table:table-cell office:value-type="string">
            <text:p>Cyfa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4</text:p>
          </table:table-cell>
          <table:table-cell office:value-type="string">
            <text:p>Cygo Li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5</text:p>
          </table:table-cell>
          <table:table-cell office:value-type="string">
            <text:p>Da Bom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6</text:p>
          </table:table-cell>
          <table:table-cell office:value-type="string">
            <text:p>Daw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7</text:p>
          </table:table-cell>
          <table:table-cell office:value-type="string">
            <text:p>D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8</text:p>
          </table:table-cell>
          <table:table-cell office:value-type="string">
            <text:p>De March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59</text:p>
          </table:table-cell>
          <table:table-cell office:value-type="string">
            <text:p>Deca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0</text:p>
          </table:table-cell>
          <table:table-cell office:value-type="string">
            <text:p>Decline Magaz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1</text:p>
          </table:table-cell>
          <table:table-cell office:value-type="string">
            <text:p>Dedaccia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2</text:p>
          </table:table-cell>
          <table:table-cell office:value-type="string">
            <text:p>Deelux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3</text:p>
          </table:table-cell>
          <table:table-cell office:value-type="string">
            <text:p>Deity Compone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4</text:p>
          </table:table-cell>
          <table:table-cell office:value-type="string">
            <text:p>Delux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5</text:p>
          </table:table-cell>
          <table:table-cell office:value-type="string">
            <text:p>Demoli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6</text:p>
          </table:table-cell>
          <table:table-cell office:value-type="string">
            <text:p>Dia Com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7</text:p>
          </table:table-cell>
          <table:table-cell office:value-type="string">
            <text:p>Diamo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8</text:p>
          </table:table-cell>
          <table:table-cell office:value-type="string">
            <text:p>Diamondbac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69</text:p>
          </table:table-cell>
          <table:table-cell office:value-type="string">
            <text:p>Dic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0</text:p>
          </table:table-cell>
          <table:table-cell office:value-type="string">
            <text:p>Dirt Magaz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1</text:p>
          </table:table-cell>
          <table:table-cell office:value-type="string">
            <text:p>Dirty Do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2</text:p>
          </table:table-cell>
          <table:table-cell office:value-type="string">
            <text:p>Dirty Hab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3</text:p>
          </table:table-cell>
          <table:table-cell office:value-type="string">
            <text:p>Dirty Jo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4</text:p>
          </table:table-cell>
          <table:table-cell office:value-type="string">
            <text:p>Divi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5</text:p>
          </table:table-cell>
          <table:table-cell office:value-type="string">
            <text:p>D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6</text:p>
          </table:table-cell>
          <table:table-cell office:value-type="string">
            <text:p>Doto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7</text:p>
          </table:table-cell>
          <table:table-cell office:value-type="string">
            <text:p>Dr Slud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8</text:p>
          </table:table-cell>
          <table:table-cell office:value-type="string">
            <text:p>Drak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79</text:p>
          </table:table-cell>
          <table:table-cell office:value-type="string">
            <text:p>DR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0</text:p>
          </table:table-cell>
          <table:table-cell office:value-type="string">
            <text:p>DRC Hard 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1</text:p>
          </table:table-cell>
          <table:table-cell office:value-type="string">
            <text:p>DT Swiss - Workshop On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2</text:p>
          </table:table-cell>
          <table:table-cell office:value-type="string">
            <text:p>Duff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3</text:p>
          </table:table-cell>
          <table:table-cell office:value-type="string">
            <text:p>Du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4</text:p>
          </table:table-cell>
          <table:table-cell office:value-type="string">
            <text:p>Du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5</text:p>
          </table:table-cell>
          <table:table-cell office:value-type="string">
            <text:p>DV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6</text:p>
          </table:table-cell>
          <table:table-cell office:value-type="string">
            <text:p>DZ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7</text:p>
          </table:table-cell>
          <table:table-cell office:value-type="string">
            <text:p>Easter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8</text:p>
          </table:table-cell>
          <table:table-cell office:value-type="string">
            <text:p>EB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89</text:p>
          </table:table-cell>
          <table:table-cell office:value-type="string">
            <text:p>Ecla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0</text:p>
          </table:table-cell>
          <table:table-cell office:value-type="string">
            <text:p>EKO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1</text:p>
          </table:table-cell>
          <table:table-cell office:value-type="string">
            <text:p>Elect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2</text:p>
          </table:table-cell>
          <table:table-cell office:value-type="string">
            <text:p>Elect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3</text:p>
          </table:table-cell>
          <table:table-cell office:value-type="string">
            <text:p>Electr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4</text:p>
          </table:table-cell>
          <table:table-cell office:value-type="string">
            <text:p>Elem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38</text:p>
          </table:table-cell>
          <table:table-cell office:value-type="string">
            <text:p>Jack Wolfsk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7</text:p>
          </table:table-cell>
          <table:table-cell office:value-type="string">
            <text:p>Silc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8</text:p>
          </table:table-cell>
          <table:table-cell office:value-type="string">
            <text:p>Fenwi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49</text:p>
          </table:table-cell>
          <table:table-cell office:value-type="string">
            <text:p>Crankalicio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0</text:p>
          </table:table-cell>
          <table:table-cell office:value-type="string">
            <text:p>WeeR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1</text:p>
          </table:table-cell>
          <table:table-cell office:value-type="string">
            <text:p>WD4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2</text:p>
          </table:table-cell>
          <table:table-cell office:value-type="string">
            <text:p>Fix It Stick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1</text:p>
          </table:table-cell>
          <table:table-cell office:value-type="string">
            <text:p>P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2</text:p>
          </table:table-cell>
          <table:table-cell office:value-type="string">
            <text:p>PU Coa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3</text:p>
          </table:table-cell>
          <table:table-cell office:value-type="string">
            <text:p>PV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4</text:p>
          </table:table-cell>
          <table:table-cell office:value-type="string">
            <text:p>Res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5</text:p>
          </table:table-cell>
          <table:table-cell office:value-type="string">
            <text:p>Ripst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6</text:p>
          </table:table-cell>
          <table:table-cell office:value-type="string">
            <text:p>Ro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7</text:p>
          </table:table-cell>
          <table:table-cell office:value-type="string">
            <text:p>Rubb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8</text:p>
          </table:table-cell>
          <table:table-cell office:value-type="string">
            <text:p>Sal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099</text:p>
          </table:table-cell>
          <table:table-cell office:value-type="string">
            <text:p>Sate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0</text:p>
          </table:table-cell>
          <table:table-cell office:value-type="string">
            <text:p>Sat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1</text:p>
          </table:table-cell>
          <table:table-cell office:value-type="string">
            <text:p>Scub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2</text:p>
          </table:table-cell>
          <table:table-cell office:value-type="string">
            <text:p>Seamless K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3</text:p>
          </table:table-cell>
          <table:table-cell office:value-type="string">
            <text:p>Seersuck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4</text:p>
          </table:table-cell>
          <table:table-cell office:value-type="string">
            <text:p>Shaggy Pi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5</text:p>
          </table:table-cell>
          <table:table-cell office:value-type="string">
            <text:p>Shantung Sil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6</text:p>
          </table:table-cell>
          <table:table-cell office:value-type="string">
            <text:p>She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7</text:p>
          </table:table-cell>
          <table:table-cell office:value-type="string">
            <text:p>Sherp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8</text:p>
          </table:table-cell>
          <table:table-cell office:value-type="string">
            <text:p>Silic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09</text:p>
          </table:table-cell>
          <table:table-cell office:value-type="string">
            <text:p>Single Jers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0</text:p>
          </table:table-cell>
          <table:table-cell office:value-type="string">
            <text:p>Stitchbo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1</text:p>
          </table:table-cell>
          <table:table-cell office:value-type="string">
            <text:p>Sto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2</text:p>
          </table:table-cell>
          <table:table-cell office:value-type="string">
            <text:p>Stone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3</text:p>
          </table:table-cell>
          <table:table-cell office:value-type="string">
            <text:p>Super Plus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4</text:p>
          </table:table-cell>
          <table:table-cell office:value-type="string">
            <text:p>Taffet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5</text:p>
          </table:table-cell>
          <table:table-cell office:value-type="string">
            <text:p>Teddy Bear Flee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6</text:p>
          </table:table-cell>
          <table:table-cell office:value-type="string">
            <text:p>Terracot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7</text:p>
          </table:table-cell>
          <table:table-cell office:value-type="string">
            <text:p>Terry Jacq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8</text:p>
          </table:table-cell>
          <table:table-cell office:value-type="string">
            <text:p>Terry Towell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19</text:p>
          </table:table-cell>
          <table:table-cell office:value-type="string">
            <text:p>Texa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0</text:p>
          </table:table-cell>
          <table:table-cell office:value-type="string">
            <text:p>Trico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1</text:p>
          </table:table-cell>
          <table:table-cell office:value-type="string">
            <text:p>Tuft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2</text:p>
          </table:table-cell>
          <table:table-cell office:value-type="string">
            <text:p>Twee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3</text:p>
          </table:table-cell>
          <table:table-cell office:value-type="string">
            <text:p>Tweedle Plain Wov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4</text:p>
          </table:table-cell>
          <table:table-cell office:value-type="string">
            <text:p>TWI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5</text:p>
          </table:table-cell>
          <table:table-cell office:value-type="string">
            <text:p>Twill Yarn dy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6</text:p>
          </table:table-cell>
          <table:table-cell office:value-type="string">
            <text:p>Tw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7</text:p>
          </table:table-cell>
          <table:table-cell office:value-type="string">
            <text:p>VELOU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8</text:p>
          </table:table-cell>
          <table:table-cell office:value-type="string">
            <text:p>Velv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29</text:p>
          </table:table-cell>
          <table:table-cell office:value-type="string">
            <text:p>Viny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0</text:p>
          </table:table-cell>
          <table:table-cell office:value-type="string">
            <text:p>VOI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1</text:p>
          </table:table-cell>
          <table:table-cell office:value-type="string">
            <text:p>Waffle Kn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2</text:p>
          </table:table-cell>
          <table:table-cell office:value-type="string">
            <text:p>W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3</text:p>
          </table:table-cell>
          <table:table-cell office:value-type="string">
            <text:p>W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4</text:p>
          </table:table-cell>
          <table:table-cell office:value-type="string">
            <text:p>Wov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5</text:p>
          </table:table-cell>
          <table:table-cell office:value-type="string">
            <text:p>Woven Cut Pi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6</text:p>
          </table:table-cell>
          <table:table-cell office:value-type="string">
            <text:p>Woven Flann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7</text:p>
          </table:table-cell>
          <table:table-cell office:value-type="string">
            <text:p>Woven Jacq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8</text:p>
          </table:table-cell>
          <table:table-cell office:value-type="string">
            <text:p>Woven Jacquard Chenil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39</text:p>
          </table:table-cell>
          <table:table-cell office:value-type="string">
            <text:p>Woven Pl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7</text:p>
          </table:table-cell>
          <table:table-cell office:value-type="string">
            <text:p>82140</text:p>
          </table:table-cell>
          <table:table-cell office:value-type="string">
            <text:p>Woven Ri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1</text:p>
          </table:table-cell>
          <table:table-cell office:value-type="string">
            <text:p>100% Acryl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2</text:p>
          </table:table-cell>
          <table:table-cell office:value-type="string">
            <text:p>100% bamb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3</text:p>
          </table:table-cell>
          <table:table-cell office:value-type="string">
            <text:p>100% Brushed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4</text:p>
          </table:table-cell>
          <table:table-cell office:value-type="string">
            <text:p>10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5</text:p>
          </table:table-cell>
          <table:table-cell office:value-type="string">
            <text:p>100% Cotton Canva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6</text:p>
          </table:table-cell>
          <table:table-cell office:value-type="string">
            <text:p>100% Cotton Downproof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7</text:p>
          </table:table-cell>
          <table:table-cell office:value-type="string">
            <text:p>100% Cotton Perc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8</text:p>
          </table:table-cell>
          <table:table-cell office:value-type="string">
            <text:p>100% Cotton Towel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09</text:p>
          </table:table-cell>
          <table:table-cell office:value-type="string">
            <text:p>100% EV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0</text:p>
          </table:table-cell>
          <table:table-cell office:value-type="string">
            <text:p>100% Hyacin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1</text:p>
          </table:table-cell>
          <table:table-cell office:value-type="string">
            <text:p>100% Ju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2</text:p>
          </table:table-cell>
          <table:table-cell office:value-type="string">
            <text:p>100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3</text:p>
          </table:table-cell>
          <table:table-cell office:value-type="string">
            <text:p>100% Natural Sea Gra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4</text:p>
          </table:table-cell>
          <table:table-cell office:value-type="string">
            <text:p>100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5</text:p>
          </table:table-cell>
          <table:table-cell office:value-type="string">
            <text:p>100% Polypropyle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6</text:p>
          </table:table-cell>
          <table:table-cell office:value-type="string">
            <text:p>100% Raw Sil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7</text:p>
          </table:table-cell>
          <table:table-cell office:value-type="string">
            <text:p>100% Sis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8</text:p>
          </table:table-cell>
          <table:table-cell office:value-type="string">
            <text:p>100% W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19</text:p>
          </table:table-cell>
          <table:table-cell office:value-type="string">
            <text:p>20% Cotton 80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0</text:p>
          </table:table-cell>
          <table:table-cell office:value-type="string">
            <text:p>30% Cotton 70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1</text:p>
          </table:table-cell>
          <table:table-cell office:value-type="string">
            <text:p>30% Jute 7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2</text:p>
          </table:table-cell>
          <table:table-cell office:value-type="string">
            <text:p>36% Hemp 31% Polyester 23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3</text:p>
          </table:table-cell>
          <table:table-cell office:value-type="string">
            <text:p>45% Cotton 55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4</text:p>
          </table:table-cell>
          <table:table-cell office:value-type="string">
            <text:p>50% Cotton 50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5</text:p>
          </table:table-cell>
          <table:table-cell office:value-type="string">
            <text:p>50% Jute 30% Recycled textile fabric 2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6</text:p>
          </table:table-cell>
          <table:table-cell office:value-type="string">
            <text:p>50% Jute 5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7</text:p>
          </table:table-cell>
          <table:table-cell office:value-type="string">
            <text:p>50% Polycotton 5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8</text:p>
          </table:table-cell>
          <table:table-cell office:value-type="string">
            <text:p>50% Polyester 5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29</text:p>
          </table:table-cell>
          <table:table-cell office:value-type="string">
            <text:p>50% Polyester 50% Cotton Perc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0</text:p>
          </table:table-cell>
          <table:table-cell office:value-type="string">
            <text:p>52% Cotton 48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1</text:p>
          </table:table-cell>
          <table:table-cell office:value-type="string">
            <text:p>52% Polyester 48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2</text:p>
          </table:table-cell>
          <table:table-cell office:value-type="string">
            <text:p>54% Polyester 28% Rayon 18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3</text:p>
          </table:table-cell>
          <table:table-cell office:value-type="string">
            <text:p>54% Polyester 45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4</text:p>
          </table:table-cell>
          <table:table-cell office:value-type="string">
            <text:p>55% Cotton 45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2</text:p>
          </table:table-cell>
          <table:table-cell office:value-type="string">
            <text:p>Zog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3</text:p>
          </table:table-cell>
          <table:table-cell office:value-type="string">
            <text:p>Tor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4</text:p>
          </table:table-cell>
          <table:table-cell office:value-type="string">
            <text:p>Feedback Spor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5</text:p>
          </table:table-cell>
          <table:table-cell office:value-type="string">
            <text:p>Sur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6</text:p>
          </table:table-cell>
          <table:table-cell office:value-type="string">
            <text:p>G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7</text:p>
          </table:table-cell>
          <table:table-cell office:value-type="string">
            <text:p>Altu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8</text:p>
          </table:table-cell>
          <table:table-cell office:value-type="string">
            <text:p>Maxx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89</text:p>
          </table:table-cell>
          <table:table-cell office:value-type="string">
            <text:p>Bodygl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0</text:p>
          </table:table-cell>
          <table:table-cell office:value-type="string">
            <text:p>Wigg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1</text:p>
          </table:table-cell>
          <table:table-cell office:value-type="string">
            <text:p>dh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2</text:p>
          </table:table-cell>
          <table:table-cell office:value-type="string">
            <text:p>Eas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3</text:p>
          </table:table-cell>
          <table:table-cell office:value-type="string">
            <text:p>Brooks Engl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4</text:p>
          </table:table-cell>
          <table:table-cell office:value-type="string">
            <text:p>Maru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5</text:p>
          </table:table-cell>
          <table:table-cell office:value-type="string">
            <text:p>Lifevent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6</text:p>
          </table:table-cell>
          <table:table-cell office:value-type="string">
            <text:p>Lifesystem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7</text:p>
          </table:table-cell>
          <table:table-cell office:value-type="string">
            <text:p>LifeLi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8</text:p>
          </table:table-cell>
          <table:table-cell office:value-type="string">
            <text:p>Tub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099</text:p>
          </table:table-cell>
          <table:table-cell office:value-type="string">
            <text:p>Hayn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0</text:p>
          </table:table-cell>
          <table:table-cell office:value-type="string">
            <text:p>Velopres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1</text:p>
          </table:table-cell>
          <table:table-cell office:value-type="string">
            <text:p>Tekt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2</text:p>
          </table:table-cell>
          <table:table-cell office:value-type="string">
            <text:p>Stans No Tub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3</text:p>
          </table:table-cell>
          <table:table-cell office:value-type="string">
            <text:p>Chris K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4</text:p>
          </table:table-cell>
          <table:table-cell office:value-type="string">
            <text:p>Selle Itali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5</text:p>
          </table:table-cell>
          <table:table-cell office:value-type="string">
            <text:p>SD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6</text:p>
          </table:table-cell>
          <table:table-cell office:value-type="string">
            <text:p>Tani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7</text:p>
          </table:table-cell>
          <table:table-cell office:value-type="string">
            <text:p>A2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8</text:p>
          </table:table-cell>
          <table:table-cell office:value-type="string">
            <text:p>LittleLif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09</text:p>
          </table:table-cell>
          <table:table-cell office:value-type="string">
            <text:p>Columb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0</text:p>
          </table:table-cell>
          <table:table-cell office:value-type="string">
            <text:p>Ded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1</text:p>
          </table:table-cell>
          <table:table-cell office:value-type="string">
            <text:p>Burle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2</text:p>
          </table:table-cell>
          <table:table-cell office:value-type="string">
            <text:p>Zip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3</text:p>
          </table:table-cell>
          <table:table-cell office:value-type="string">
            <text:p>Lezyn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4</text:p>
          </table:table-cell>
          <table:table-cell office:value-type="string">
            <text:p>Green Oi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5</text:p>
          </table:table-cell>
          <table:table-cell office:value-type="string">
            <text:p>P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6</text:p>
          </table:table-cell>
          <table:table-cell office:value-type="string">
            <text:p>Selle San Marc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7</text:p>
          </table:table-cell>
          <table:table-cell office:value-type="string">
            <text:p>Udderly Smooth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8</text:p>
          </table:table-cell>
          <table:table-cell office:value-type="string">
            <text:p>Thu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19</text:p>
          </table:table-cell>
          <table:table-cell office:value-type="string">
            <text:p>McNet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0</text:p>
          </table:table-cell>
          <table:table-cell office:value-type="string">
            <text:p>Superfee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1</text:p>
          </table:table-cell>
          <table:table-cell office:value-type="string">
            <text:p>Erg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2</text:p>
          </table:table-cell>
          <table:table-cell office:value-type="string">
            <text:p>Garm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3</text:p>
          </table:table-cell>
          <table:table-cell office:value-type="string">
            <text:p>Expos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4</text:p>
          </table:table-cell>
          <table:table-cell office:value-type="string">
            <text:p>Kno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5</text:p>
          </table:table-cell>
          <table:table-cell office:value-type="string">
            <text:p>Fast Forw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6</text:p>
          </table:table-cell>
          <table:table-cell office:value-type="string">
            <text:p>Fulcru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7</text:p>
          </table:table-cell>
          <table:table-cell office:value-type="string">
            <text:p>Tifos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8</text:p>
          </table:table-cell>
          <table:table-cell office:value-type="string">
            <text:p>Ha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29</text:p>
          </table:table-cell>
          <table:table-cell office:value-type="string">
            <text:p>CT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0</text:p>
          </table:table-cell>
          <table:table-cell office:value-type="string">
            <text:p>Etxeond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1</text:p>
          </table:table-cell>
          <table:table-cell office:value-type="string">
            <text:p>Rema Tip T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2</text:p>
          </table:table-cell>
          <table:table-cell office:value-type="string">
            <text:p>Vredeste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3</text:p>
          </table:table-cell>
          <table:table-cell office:value-type="string">
            <text:p>Swisssto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4</text:p>
          </table:table-cell>
          <table:table-cell office:value-type="string">
            <text:p>Fe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135</text:p>
          </table:table-cell>
          <table:table-cell office:value-type="string">
            <text:p>Ashi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11101</text:p>
          </table:table-cell>
          <table:table-cell office:value-type="string">
            <text:p>Own Bra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11102</text:p>
          </table:table-cell>
          <table:table-cell office:value-type="string">
            <text:p>3rd Par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11103</text:p>
          </table:table-cell>
          <table:table-cell office:value-type="string">
            <text:p>3rd Party Exclus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11501</text:p>
          </table:table-cell>
          <table:table-cell office:value-type="string">
            <text:p>M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11502</text:p>
          </table:table-cell>
          <table:table-cell office:value-type="string">
            <text:p>Fem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11503</text:p>
          </table:table-cell>
          <table:table-cell office:value-type="string">
            <text:p>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11504</text:p>
          </table:table-cell>
          <table:table-cell office:value-type="string">
            <text:p>(DNU) Gender Not Applic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11601</text:p>
          </table:table-cell>
          <table:table-cell office:value-type="string">
            <text:p>Adu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11602</text:p>
          </table:table-cell>
          <table:table-cell office:value-type="string">
            <text:p>Juni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11603</text:p>
          </table:table-cell>
          <table:table-cell office:value-type="string">
            <text:p>Ki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11604</text:p>
          </table:table-cell>
          <table:table-cell office:value-type="string">
            <text:p>A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11605</text:p>
          </table:table-cell>
          <table:table-cell office:value-type="string">
            <text:p>(DNU) Age Not Applicab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11701</text:p>
          </table:table-cell>
          <table:table-cell office:value-type="string">
            <text:p>Multi Spor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11702</text:p>
          </table:table-cell>
          <table:table-cell office:value-type="string">
            <text:p>Cyc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11703</text:p>
          </table:table-cell>
          <table:table-cell office:value-type="string">
            <text:p>Ru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11704</text:p>
          </table:table-cell>
          <table:table-cell office:value-type="string">
            <text:p>Swi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11705</text:p>
          </table:table-cell>
          <table:table-cell office:value-type="string">
            <text:p>Triathl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11706</text:p>
          </table:table-cell>
          <table:table-cell office:value-type="string">
            <text:p>Outdoo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11707</text:p>
          </table:table-cell>
          <table:table-cell office:value-type="string">
            <text:p>Casu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1</text:p>
          </table:table-cell>
          <table:table-cell office:value-type="string">
            <text:p>SS1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2</text:p>
          </table:table-cell>
          <table:table-cell office:value-type="string">
            <text:p>AW16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3</text:p>
          </table:table-cell>
          <table:table-cell office:value-type="string">
            <text:p>SS1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4</text:p>
          </table:table-cell>
          <table:table-cell office:value-type="string">
            <text:p>AW17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5</text:p>
          </table:table-cell>
          <table:table-cell office:value-type="string">
            <text:p>SS1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6</text:p>
          </table:table-cell>
          <table:table-cell office:value-type="string">
            <text:p>AW18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7</text:p>
          </table:table-cell>
          <table:table-cell office:value-type="string">
            <text:p>SS1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8</text:p>
          </table:table-cell>
          <table:table-cell office:value-type="string">
            <text:p>AW19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09</text:p>
          </table:table-cell>
          <table:table-cell office:value-type="string">
            <text:p>SS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0</text:p>
          </table:table-cell>
          <table:table-cell office:value-type="string">
            <text:p>AW20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1</text:p>
          </table:table-cell>
          <table:table-cell office:value-type="string">
            <text:p>SS2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2</text:p>
          </table:table-cell>
          <table:table-cell office:value-type="string">
            <text:p>AW21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3</text:p>
          </table:table-cell>
          <table:table-cell office:value-type="string">
            <text:p>SS2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4</text:p>
          </table:table-cell>
          <table:table-cell office:value-type="string">
            <text:p>AW22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5</text:p>
          </table:table-cell>
          <table:table-cell office:value-type="string">
            <text:p>SS2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6</text:p>
          </table:table-cell>
          <table:table-cell office:value-type="string">
            <text:p>AW23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11817</text:p>
          </table:table-cell>
          <table:table-cell office:value-type="string">
            <text:p>SS2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3</text:p>
          </table:table-cell>
          <table:table-cell office:value-type="string">
            <text:p>The Primal Pantr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4</text:p>
          </table:table-cell>
          <table:table-cell office:value-type="string">
            <text:p>Squi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5</text:p>
          </table:table-cell>
          <table:table-cell office:value-type="string">
            <text:p>Delt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6</text:p>
          </table:table-cell>
          <table:table-cell office:value-type="string">
            <text:p>Unio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7</text:p>
          </table:table-cell>
          <table:table-cell office:value-type="string">
            <text:p>Rideguar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8</text:p>
          </table:table-cell>
          <table:table-cell office:value-type="string">
            <text:p>Bol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59</text:p>
          </table:table-cell>
          <table:table-cell office:value-type="string">
            <text:p>Hersche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0</text:p>
          </table:table-cell>
          <table:table-cell office:value-type="string">
            <text:p>Dur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1</text:p>
          </table:table-cell>
          <table:table-cell office:value-type="string">
            <text:p>All in Multit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64</text:p>
          </table:table-cell>
          <table:table-cell office:value-type="string">
            <text:p>Troy Lee Desig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573</text:p>
          </table:table-cell>
          <table:table-cell office:value-type="string">
            <text:p>Craghopper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6</text:p>
          </table:table-cell>
          <table:table-cell office:value-type="string">
            <text:p>El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7</text:p>
          </table:table-cell>
          <table:table-cell office:value-type="string">
            <text:p>Enduro Bearing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8</text:p>
          </table:table-cell>
          <table:table-cell office:value-type="string">
            <text:p>EN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799</text:p>
          </table:table-cell>
          <table:table-cell office:value-type="string">
            <text:p>Ep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0</text:p>
          </table:table-cell>
          <table:table-cell office:value-type="string">
            <text:p>Ergote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1</text:p>
          </table:table-cell>
          <table:table-cell office:value-type="string">
            <text:p>Etni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2</text:p>
          </table:table-cell>
          <table:table-cell office:value-type="string">
            <text:p>EV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3</text:p>
          </table:table-cell>
          <table:table-cell office:value-type="string">
            <text:p>Extreme Ti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4</text:p>
          </table:table-cell>
          <table:table-cell office:value-type="string">
            <text:p>Exu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5</text:p>
          </table:table-cell>
          <table:table-cell office:value-type="string">
            <text:p>Exusta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6</text:p>
          </table:table-cell>
          <table:table-cell office:value-type="string">
            <text:p>Ez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7</text:p>
          </table:table-cell>
          <table:table-cell office:value-type="string">
            <text:p>Factory Effe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8</text:p>
          </table:table-cell>
          <table:table-cell office:value-type="string">
            <text:p>Failu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09</text:p>
          </table:table-cell>
          <table:table-cell office:value-type="string">
            <text:p>Fastr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0</text:p>
          </table:table-cell>
          <table:table-cell office:value-type="string">
            <text:p>FB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1</text:p>
          </table:table-cell>
          <table:table-cell office:value-type="string">
            <text:p>Feder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2</text:p>
          </table:table-cell>
          <table:table-cell office:value-type="string">
            <text:p>Feetur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3</text:p>
          </table:table-cell>
          <table:table-cell office:value-type="string">
            <text:p>Fibrax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4</text:p>
          </table:table-cell>
          <table:table-cell office:value-type="string">
            <text:p>Fic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5</text:p>
          </table:table-cell>
          <table:table-cell office:value-type="string">
            <text:p>Fien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6</text:p>
          </table:table-cell>
          <table:table-cell office:value-type="string">
            <text:p>Fire Ey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7</text:p>
          </table:table-cell>
          <table:table-cell office:value-type="string">
            <text:p>Fi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8</text:p>
          </table:table-cell>
          <table:table-cell office:value-type="string">
            <text:p>Five T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19</text:p>
          </table:table-cell>
          <table:table-cell office:value-type="string">
            <text:p>Fl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0</text:p>
          </table:table-cell>
          <table:table-cell office:value-type="string">
            <text:p>Fl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1</text:p>
          </table:table-cell>
          <table:table-cell office:value-type="string">
            <text:p>Fly 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2</text:p>
          </table:table-cell>
          <table:table-cell office:value-type="string">
            <text:p>Focale 44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3</text:p>
          </table:table-cell>
          <table:table-cell office:value-type="string">
            <text:p>Fo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4</text:p>
          </table:table-cell>
          <table:table-cell office:value-type="string">
            <text:p>Fondri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5</text:p>
          </table:table-cell>
          <table:table-cell office:value-type="string">
            <text:p>For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6</text:p>
          </table:table-cell>
          <table:table-cell office:value-type="string">
            <text:p>Fos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7</text:p>
          </table:table-cell>
          <table:table-cell office:value-type="string">
            <text:p>Fox Forx 2005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8</text:p>
          </table:table-cell>
          <table:table-cell office:value-type="string">
            <text:p>Fox Racing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29</text:p>
          </table:table-cell>
          <table:table-cell office:value-type="string">
            <text:p>Fox Suspens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0</text:p>
          </table:table-cell>
          <table:table-cell office:value-type="string">
            <text:p>Free Ag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1</text:p>
          </table:table-cell>
          <table:table-cell office:value-type="string">
            <text:p>Freedo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2</text:p>
          </table:table-cell>
          <table:table-cell office:value-type="string">
            <text:p>Freela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3</text:p>
          </table:table-cell>
          <table:table-cell office:value-type="string">
            <text:p>Fremo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4</text:p>
          </table:table-cell>
          <table:table-cell office:value-type="string">
            <text:p>Fuji Bi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5</text:p>
          </table:table-cell>
          <table:table-cell office:value-type="string">
            <text:p>Funki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6</text:p>
          </table:table-cell>
          <table:table-cell office:value-type="string">
            <text:p>Fun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7</text:p>
          </table:table-cell>
          <table:table-cell office:value-type="string">
            <text:p>Funn Brak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8</text:p>
          </table:table-cell>
          <table:table-cell office:value-type="string">
            <text:p>FU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39</text:p>
          </table:table-cell>
          <table:table-cell office:value-type="string">
            <text:p>Gamu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0</text:p>
          </table:table-cell>
          <table:table-cell office:value-type="string">
            <text:p>Garmin Ltd Editi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1</text:p>
          </table:table-cell>
          <table:table-cell office:value-type="string">
            <text:p>Gatora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2</text:p>
          </table:table-cell>
          <table:table-cell office:value-type="string">
            <text:p>Gear Up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3</text:p>
          </table:table-cell>
          <table:table-cell office:value-type="string">
            <text:p>Genuine Innovatio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4</text:p>
          </table:table-cell>
          <table:table-cell office:value-type="string">
            <text:p>G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5</text:p>
          </table:table-cell>
          <table:table-cell office:value-type="string">
            <text:p>G-Form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6</text:p>
          </table:table-cell>
          <table:table-cell office:value-type="string">
            <text:p>Gho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7</text:p>
          </table:table-cell>
          <table:table-cell office:value-type="string">
            <text:p>Gia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8</text:p>
          </table:table-cell>
          <table:table-cell office:value-type="string">
            <text:p>Gift Vouch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49</text:p>
          </table:table-cell>
          <table:table-cell office:value-type="string">
            <text:p>Gil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0</text:p>
          </table:table-cell>
          <table:table-cell office:value-type="string">
            <text:p>Giordan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1</text:p>
          </table:table-cell>
          <table:table-cell office:value-type="string">
            <text:p>Gipiem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2</text:p>
          </table:table-cell>
          <table:table-cell office:value-type="string">
            <text:p>Goodrid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3</text:p>
          </table:table-cell>
          <table:table-cell office:value-type="string">
            <text:p>Gran Roya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4</text:p>
          </table:table-cell>
          <table:table-cell office:value-type="string">
            <text:p>Gravity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5</text:p>
          </table:table-cell>
          <table:table-cell office:value-type="string">
            <text:p>Gravity Dropp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6</text:p>
          </table:table-cell>
          <table:table-cell office:value-type="string">
            <text:p>Grind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7</text:p>
          </table:table-cell>
          <table:table-cell office:value-type="string">
            <text:p>Gspor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8</text:p>
          </table:table-cell>
          <table:table-cell office:value-type="string">
            <text:p>Guerr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59</text:p>
          </table:table-cell>
          <table:table-cell office:value-type="string">
            <text:p>Ha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0</text:p>
          </table:table-cell>
          <table:table-cell office:value-type="string">
            <text:p>Handbuil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1</text:p>
          </table:table-cell>
          <table:table-cell office:value-type="string">
            <text:p>Har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2</text:p>
          </table:table-cell>
          <table:table-cell office:value-type="string">
            <text:p>Hayes Serv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3</text:p>
          </table:table-cell>
          <table:table-cell office:value-type="string">
            <text:p>Herrman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4</text:p>
          </table:table-cell>
          <table:table-cell office:value-type="string">
            <text:p>HideyH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5</text:p>
          </table:table-cell>
          <table:table-cell office:value-type="string">
            <text:p>Hodak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6</text:p>
          </table:table-cell>
          <table:table-cell office:value-type="string">
            <text:p>Hoffma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7</text:p>
          </table:table-cell>
          <table:table-cell office:value-type="string">
            <text:p>Hollywood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8</text:p>
          </table:table-cell>
          <table:table-cell office:value-type="string">
            <text:p>Honey Sting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69</text:p>
          </table:table-cell>
          <table:table-cell office:value-type="string">
            <text:p>Hope Servic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0</text:p>
          </table:table-cell>
          <table:table-cell office:value-type="string">
            <text:p>Hotlines Euro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1</text:p>
          </table:table-cell>
          <table:table-cell office:value-type="string">
            <text:p>Huck Norri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2</text:p>
          </table:table-cell>
          <table:table-cell office:value-type="string">
            <text:p>Hudz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40873</text:p>
          </table:table-cell>
          <table:table-cell office:value-type="string">
            <text:p>Hurricane Component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5</text:p>
          </table:table-cell>
          <table:table-cell office:value-type="string">
            <text:p>55% Polyester 40% Cotton 5% Visco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6</text:p>
          </table:table-cell>
          <table:table-cell office:value-type="string">
            <text:p>55% Polyester 45% Chenill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7</text:p>
          </table:table-cell>
          <table:table-cell office:value-type="string">
            <text:p>55% Polyester 45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8</text:p>
          </table:table-cell>
          <table:table-cell office:value-type="string">
            <text:p>57% Polyester 42% Cotton 1% Visco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39</text:p>
          </table:table-cell>
          <table:table-cell office:value-type="string">
            <text:p>60% Cotton 40% Bambo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0</text:p>
          </table:table-cell>
          <table:table-cell office:value-type="string">
            <text:p>60% Cotton 40% Ju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1</text:p>
          </table:table-cell>
          <table:table-cell office:value-type="string">
            <text:p>60% Cotton 40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2</text:p>
          </table:table-cell>
          <table:table-cell office:value-type="string">
            <text:p>60% Jute 4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3</text:p>
          </table:table-cell>
          <table:table-cell office:value-type="string">
            <text:p>60% Polyester 4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4</text:p>
          </table:table-cell>
          <table:table-cell office:value-type="string">
            <text:p>60% Wool 40% Visco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5</text:p>
          </table:table-cell>
          <table:table-cell office:value-type="string">
            <text:p>65% Polyester 26% Rayon 9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6</text:p>
          </table:table-cell>
          <table:table-cell office:value-type="string">
            <text:p>65% Polyester 35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7</text:p>
          </table:table-cell>
          <table:table-cell office:value-type="string">
            <text:p>70% Cotton 30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8</text:p>
          </table:table-cell>
          <table:table-cell office:value-type="string">
            <text:p>70% Cotton 30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49</text:p>
          </table:table-cell>
          <table:table-cell office:value-type="string">
            <text:p>70% Jute 3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0</text:p>
          </table:table-cell>
          <table:table-cell office:value-type="string">
            <text:p>70% Jute 30% Woo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1</text:p>
          </table:table-cell>
          <table:table-cell office:value-type="string">
            <text:p>70% Plyester 3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2</text:p>
          </table:table-cell>
          <table:table-cell office:value-type="string">
            <text:p>70% Polyester 3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3</text:p>
          </table:table-cell>
          <table:table-cell office:value-type="string">
            <text:p>70% Polyester 30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4</text:p>
          </table:table-cell>
          <table:table-cell office:value-type="string">
            <text:p>75% Cotton 25% Ju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5</text:p>
          </table:table-cell>
          <table:table-cell office:value-type="string">
            <text:p>75% Cotton 25% Visco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6</text:p>
          </table:table-cell>
          <table:table-cell office:value-type="string">
            <text:p>80% Cotton 20% Ju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7</text:p>
          </table:table-cell>
          <table:table-cell office:value-type="string">
            <text:p>80% Cotton 20% Other Fibr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8</text:p>
          </table:table-cell>
          <table:table-cell office:value-type="string">
            <text:p>80% Cotton 20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59</text:p>
          </table:table-cell>
          <table:table-cell office:value-type="string">
            <text:p>80% Jute 2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0</text:p>
          </table:table-cell>
          <table:table-cell office:value-type="string">
            <text:p>80% Leather 2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1</text:p>
          </table:table-cell>
          <table:table-cell office:value-type="string">
            <text:p>80% Polyester 12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2</text:p>
          </table:table-cell>
          <table:table-cell office:value-type="string">
            <text:p>80% Polyester 20% Other Fibr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3</text:p>
          </table:table-cell>
          <table:table-cell office:value-type="string">
            <text:p>80% Towelling 20% Poly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4</text:p>
          </table:table-cell>
          <table:table-cell office:value-type="string">
            <text:p>80% Wool 2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5</text:p>
          </table:table-cell>
          <table:table-cell office:value-type="string">
            <text:p>83% Polyester 17% Acryl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6</text:p>
          </table:table-cell>
          <table:table-cell office:value-type="string">
            <text:p>85% Cotton 15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7</text:p>
          </table:table-cell>
          <table:table-cell office:value-type="string">
            <text:p>85% Polyester 15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8</text:p>
          </table:table-cell>
          <table:table-cell office:value-type="string">
            <text:p>85% Polyester 15% Nyl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69</text:p>
          </table:table-cell>
          <table:table-cell office:value-type="string">
            <text:p>90% Acrylic 10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0</text:p>
          </table:table-cell>
          <table:table-cell office:value-type="string">
            <text:p>90% Canvas 10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1</text:p>
          </table:table-cell>
          <table:table-cell office:value-type="string">
            <text:p>90% Cotton 10% Jut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2</text:p>
          </table:table-cell>
          <table:table-cell office:value-type="string">
            <text:p>90% Cotton 10% Other Fibre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3</text:p>
          </table:table-cell>
          <table:table-cell office:value-type="string">
            <text:p>90% Cotton 10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4</text:p>
          </table:table-cell>
          <table:table-cell office:value-type="string">
            <text:p>90% Cotton 10% Sil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5</text:p>
          </table:table-cell>
          <table:table-cell office:value-type="string">
            <text:p>90% Polyester 10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6</text:p>
          </table:table-cell>
          <table:table-cell office:value-type="string">
            <text:p>92% Polyester 9% Polyamid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7</text:p>
          </table:table-cell>
          <table:table-cell office:value-type="string">
            <text:p>93% PVC Foam 7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8</text:p>
          </table:table-cell>
          <table:table-cell office:value-type="string">
            <text:p>95% Cotton 5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79</text:p>
          </table:table-cell>
          <table:table-cell office:value-type="string">
            <text:p>95% Cotton 5% Viscos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80</text:p>
          </table:table-cell>
          <table:table-cell office:value-type="string">
            <text:p>95% Jute 5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81</text:p>
          </table:table-cell>
          <table:table-cell office:value-type="string">
            <text:p>95% Leather 5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82</text:p>
          </table:table-cell>
          <table:table-cell office:value-type="string">
            <text:p>95% Polyester 5% Acryl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83</text:p>
          </table:table-cell>
          <table:table-cell office:value-type="string">
            <text:p>95% Polyester 5% Line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84</text:p>
          </table:table-cell>
          <table:table-cell office:value-type="string">
            <text:p>No Fabric Conten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85</text:p>
          </table:table-cell>
          <table:table-cell office:value-type="string">
            <text:p>T233 Cotton Downproof Camb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86</text:p>
          </table:table-cell>
          <table:table-cell office:value-type="string">
            <text:p>55% Linen and 45% Cot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8</text:p>
          </table:table-cell>
          <table:table-cell office:value-type="string">
            <text:p>83087</text:p>
          </table:table-cell>
          <table:table-cell office:value-type="string">
            <text:p>75% Cotton 25% Polyes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1</text:p>
          </table:table-cell>
          <table:table-cell office:value-type="string">
            <text:p>Abstrac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2</text:p>
          </table:table-cell>
          <table:table-cell office:value-type="string">
            <text:p>Botanic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3</text:p>
          </table:table-cell>
          <table:table-cell office:value-type="string">
            <text:p>Character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4</text:p>
          </table:table-cell>
          <table:table-cell office:value-type="string">
            <text:p>Damask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5</text:p>
          </table:table-cell>
          <table:table-cell office:value-type="string">
            <text:p>Figurativ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6</text:p>
          </table:table-cell>
          <table:table-cell office:value-type="string">
            <text:p>Geometric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7</text:p>
          </table:table-cell>
          <table:table-cell office:value-type="string">
            <text:p>Multi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8</text:p>
          </table:table-cell>
          <table:table-cell office:value-type="string">
            <text:p>Pla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09</text:p>
          </table:table-cell>
          <table:table-cell office:value-type="string">
            <text:p>Scrip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79</text:p>
          </table:table-cell>
          <table:table-cell office:value-type="string">
            <text:p>84010</text:p>
          </table:table-cell>
          <table:table-cell office:value-type="string">
            <text:p>Strip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1</text:p>
          </table:table-cell>
          <table:table-cell office:value-type="string">
            <text:p>Body Materi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2</text:p>
          </table:table-cell>
          <table:table-cell office:value-type="string">
            <text:p>Bow Miaow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3</text:p>
          </table:table-cell>
          <table:table-cell office:value-type="string">
            <text:p>Co Lab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4</text:p>
          </table:table-cell>
          <table:table-cell office:value-type="string">
            <text:p>Edblo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5</text:p>
          </table:table-cell>
          <table:table-cell office:value-type="string">
            <text:p>Gomma Gomma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6</text:p>
          </table:table-cell>
          <table:table-cell office:value-type="string">
            <text:p>Grafton Everest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7</text:p>
          </table:table-cell>
          <table:table-cell office:value-type="string">
            <text:p>Kids Ho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8</text:p>
          </table:table-cell>
          <table:table-cell office:value-type="string">
            <text:p>Kitchen Confidential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09</text:p>
          </table:table-cell>
          <table:table-cell office:value-type="string">
            <text:p>Mellerwar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0</text:p>
          </table:table-cell>
          <table:table-cell office:value-type="string">
            <text:p>Morphy Richard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1</text:p>
          </table:table-cell>
          <table:table-cell office:value-type="string">
            <text:p>Mr Price Hom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2</text:p>
          </table:table-cell>
          <table:table-cell office:value-type="string">
            <text:p>Munchki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3</text:p>
          </table:table-cell>
          <table:table-cell office:value-type="string">
            <text:p>Premium Range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4</text:p>
          </table:table-cell>
          <table:table-cell office:value-type="string">
            <text:p>Russell Hobbs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5</text:p>
          </table:table-cell>
          <table:table-cell office:value-type="string">
            <text:p>Salton</text:p>
          </table:table-cell>
        </table:table-row>
        <table:table-row table:style-name="ro1">
          <table:table-cell table:content-validation-name="s1val1" office:value-type="string">
            <text:p>Update</text:p>
          </table:table-cell>
          <table:table-cell office:value-type="string">
            <text:p>45380</text:p>
          </table:table-cell>
          <table:table-cell office:value-type="string">
            <text:p>85016</text:p>
          </table:table-cell>
          <table:table-cell office:value-type="string">
            <text:p>Sealy</text:p>
          </table:table-cell>
        </table:table-row>
        <table:table-row table:style-name="ro1" table:number-rows-repeated="5675">
          <table:table-cell table:content-validation-name="s1val1"/>
          <table:table-cell/>
          <table:table-cell/>
          <table:table-cell/>
        </table:table-row>
        <table:table-row table:style-name="ro1">
          <table:table-cell table:content-validation-name="s1val1"/>
          <table:table-cell/>
          <table:table-cell/>
          <table:table-cell/>
        </table:table-row>
      </table:table>
      <table:table table:name="UDA_Value_Translation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UDA Value Description</text:p>
          </table:table-cell>
        </table:table-row>
        <table:table-row table:style-name="ro1" table:number-rows-repeated="10000">
          <table:table-cell table:content-validation-name="s2val1"/>
          <table:table-cell table:content-validation-name="s2val2"/>
          <table:table-cell/>
          <table:table-cell/>
          <table:table-cell/>
        </table:table-row>
        <table:table-row table:style-name="ro1">
          <table:table-cell table:content-validation-name="s2val1"/>
          <table:table-cell table:content-validation-name="s2val2"/>
          <table:table-cell/>
          <table:table-cell/>
          <table:table-cell/>
        </table:table-row>
      </table:table>
      <table:table table:name="UDA_Defaults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UDA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Subclass</text:p>
          </table:table-cell>
          <table:table-cell table:style-name="ce1" office:value-type="string">
            <text:p>UDA Value</text:p>
          </table:table-cell>
          <table:table-cell table:style-name="ce1" office:value-type="string">
            <text:p>New UDA Value</text:p>
          </table:table-cell>
          <table:table-cell table:style-name="ce1" office:value-type="string">
            <text:p>UDA Required?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5379</text:p>
          </table:table-cell>
          <table:table-cell office:value-type="string">
            <text:p>15379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5336</text:p>
          </table:table-cell>
          <table:table-cell office:value-type="string">
            <text:p>1533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5335</text:p>
          </table:table-cell>
          <table:table-cell office:value-type="string">
            <text:p>15335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5336</text:p>
          </table:table-cell>
          <table:table-cell office:value-type="string">
            <text:p>1533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5334</text:p>
          </table:table-cell>
          <table:table-cell office:value-type="string">
            <text:p>15334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400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700</text:p>
          </table:table-cell>
          <table:table-cell office:value-type="string">
            <text:p>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5801</text:p>
          </table:table-cell>
          <table:table-cell office:value-type="string">
            <text:p>15801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5801</text:p>
          </table:table-cell>
          <table:table-cell office:value-type="string">
            <text:p>15801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5801</text:p>
          </table:table-cell>
          <table:table-cell office:value-type="string">
            <text:p>15801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5801</text:p>
          </table:table-cell>
          <table:table-cell office:value-type="string">
            <text:p>15801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5801</text:p>
          </table:table-cell>
          <table:table-cell office:value-type="string">
            <text:p>15801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5801</text:p>
          </table:table-cell>
          <table:table-cell office:value-type="string">
            <text:p>15801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8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5801</text:p>
          </table:table-cell>
          <table:table-cell office:value-type="string">
            <text:p>15801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9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60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300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1504</text:p>
          </table:table-cell>
          <table:table-cell office:value-type="string">
            <text:p>11504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1504</text:p>
          </table:table-cell>
          <table:table-cell office:value-type="string">
            <text:p>11504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1504</text:p>
          </table:table-cell>
          <table:table-cell office:value-type="string">
            <text:p>11504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1504</text:p>
          </table:table-cell>
          <table:table-cell office:value-type="string">
            <text:p>11504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1504</text:p>
          </table:table-cell>
          <table:table-cell office:value-type="string">
            <text:p>11504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1504</text:p>
          </table:table-cell>
          <table:table-cell office:value-type="string">
            <text:p>11504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5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1504</text:p>
          </table:table-cell>
          <table:table-cell office:value-type="string">
            <text:p>11504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1706</text:p>
          </table:table-cell>
          <table:table-cell office:value-type="string">
            <text:p>1170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1706</text:p>
          </table:table-cell>
          <table:table-cell office:value-type="string">
            <text:p>1170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1706</text:p>
          </table:table-cell>
          <table:table-cell office:value-type="string">
            <text:p>1170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1706</text:p>
          </table:table-cell>
          <table:table-cell office:value-type="string">
            <text:p>1170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1706</text:p>
          </table:table-cell>
          <table:table-cell office:value-type="string">
            <text:p>1170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1706</text:p>
          </table:table-cell>
          <table:table-cell office:value-type="string">
            <text:p>1170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7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1706</text:p>
          </table:table-cell>
          <table:table-cell office:value-type="string">
            <text:p>1170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8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1605</text:p>
          </table:table-cell>
          <table:table-cell office:value-type="string">
            <text:p>11605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1605</text:p>
          </table:table-cell>
          <table:table-cell office:value-type="string">
            <text:p>11605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1605</text:p>
          </table:table-cell>
          <table:table-cell office:value-type="string">
            <text:p>11605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1605</text:p>
          </table:table-cell>
          <table:table-cell office:value-type="string">
            <text:p>11605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1605</text:p>
          </table:table-cell>
          <table:table-cell office:value-type="string">
            <text:p>11605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1605</text:p>
          </table:table-cell>
          <table:table-cell office:value-type="string">
            <text:p>11605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6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1605</text:p>
          </table:table-cell>
          <table:table-cell office:value-type="string">
            <text:p>11605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1102</text:p>
          </table:table-cell>
          <table:table-cell office:value-type="string">
            <text:p>11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1102</text:p>
          </table:table-cell>
          <table:table-cell office:value-type="string">
            <text:p>11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1102</text:p>
          </table:table-cell>
          <table:table-cell office:value-type="string">
            <text:p>11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1102</text:p>
          </table:table-cell>
          <table:table-cell office:value-type="string">
            <text:p>11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1102</text:p>
          </table:table-cell>
          <table:table-cell office:value-type="string">
            <text:p>11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1102</text:p>
          </table:table-cell>
          <table:table-cell office:value-type="string">
            <text:p>11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1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1102</text:p>
          </table:table-cell>
          <table:table-cell office:value-type="string">
            <text:p>11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4402</text:p>
          </table:table-cell>
          <table:table-cell office:value-type="string">
            <text:p>144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4402</text:p>
          </table:table-cell>
          <table:table-cell office:value-type="string">
            <text:p>144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4402</text:p>
          </table:table-cell>
          <table:table-cell office:value-type="string">
            <text:p>144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4402</text:p>
          </table:table-cell>
          <table:table-cell office:value-type="string">
            <text:p>144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4402</text:p>
          </table:table-cell>
          <table:table-cell office:value-type="string">
            <text:p>144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4402</text:p>
          </table:table-cell>
          <table:table-cell office:value-type="string">
            <text:p>144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4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4402</text:p>
          </table:table-cell>
          <table:table-cell office:value-type="string">
            <text:p>144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4502</text:p>
          </table:table-cell>
          <table:table-cell office:value-type="string">
            <text:p>145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4502</text:p>
          </table:table-cell>
          <table:table-cell office:value-type="string">
            <text:p>145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4502</text:p>
          </table:table-cell>
          <table:table-cell office:value-type="string">
            <text:p>145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4502</text:p>
          </table:table-cell>
          <table:table-cell office:value-type="string">
            <text:p>145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4502</text:p>
          </table:table-cell>
          <table:table-cell office:value-type="string">
            <text:p>145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4502</text:p>
          </table:table-cell>
          <table:table-cell office:value-type="string">
            <text:p>145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5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4502</text:p>
          </table:table-cell>
          <table:table-cell office:value-type="string">
            <text:p>145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19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2002</text:p>
          </table:table-cell>
          <table:table-cell office:value-type="string">
            <text:p>120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2002</text:p>
          </table:table-cell>
          <table:table-cell office:value-type="string">
            <text:p>120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2002</text:p>
          </table:table-cell>
          <table:table-cell office:value-type="string">
            <text:p>120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2002</text:p>
          </table:table-cell>
          <table:table-cell office:value-type="string">
            <text:p>120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2002</text:p>
          </table:table-cell>
          <table:table-cell office:value-type="string">
            <text:p>120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2002</text:p>
          </table:table-cell>
          <table:table-cell office:value-type="string">
            <text:p>120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0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2002</text:p>
          </table:table-cell>
          <table:table-cell office:value-type="string">
            <text:p>120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2102</text:p>
          </table:table-cell>
          <table:table-cell office:value-type="string">
            <text:p>12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2102</text:p>
          </table:table-cell>
          <table:table-cell office:value-type="string">
            <text:p>12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2102</text:p>
          </table:table-cell>
          <table:table-cell office:value-type="string">
            <text:p>12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2102</text:p>
          </table:table-cell>
          <table:table-cell office:value-type="string">
            <text:p>12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2102</text:p>
          </table:table-cell>
          <table:table-cell office:value-type="string">
            <text:p>12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2102</text:p>
          </table:table-cell>
          <table:table-cell office:value-type="string">
            <text:p>12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21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2102</text:p>
          </table:table-cell>
          <table:table-cell office:value-type="string">
            <text:p>121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4303</text:p>
          </table:table-cell>
          <table:table-cell office:value-type="string">
            <text:p>14303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4303</text:p>
          </table:table-cell>
          <table:table-cell office:value-type="string">
            <text:p>14303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4303</text:p>
          </table:table-cell>
          <table:table-cell office:value-type="string">
            <text:p>14303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4303</text:p>
          </table:table-cell>
          <table:table-cell office:value-type="string">
            <text:p>14303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4303</text:p>
          </table:table-cell>
          <table:table-cell office:value-type="string">
            <text:p>14303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4303</text:p>
          </table:table-cell>
          <table:table-cell office:value-type="string">
            <text:p>14303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3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4303</text:p>
          </table:table-cell>
          <table:table-cell office:value-type="string">
            <text:p>14303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4602</text:p>
          </table:table-cell>
          <table:table-cell office:value-type="string">
            <text:p>146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4602</text:p>
          </table:table-cell>
          <table:table-cell office:value-type="string">
            <text:p>146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3</text:p>
          </table:table-cell>
          <table:table-cell office:value-type="string">
            <text:p>14602</text:p>
          </table:table-cell>
          <table:table-cell office:value-type="string">
            <text:p>146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4</text:p>
          </table:table-cell>
          <table:table-cell office:value-type="string">
            <text:p>14602</text:p>
          </table:table-cell>
          <table:table-cell office:value-type="string">
            <text:p>146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5</text:p>
          </table:table-cell>
          <table:table-cell office:value-type="string">
            <text:p>14602</text:p>
          </table:table-cell>
          <table:table-cell office:value-type="string">
            <text:p>146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6</text:p>
          </table:table-cell>
          <table:table-cell office:value-type="string">
            <text:p>14602</text:p>
          </table:table-cell>
          <table:table-cell office:value-type="string">
            <text:p>146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4600</text:p>
          </table:table-cell>
          <table:table-cell office:value-type="string">
            <text:p>23</text:p>
          </table:table-cell>
          <table:table-cell office:value-type="string">
            <text:p>231</text:p>
          </table:table-cell>
          <table:table-cell office:value-type="string">
            <text:p>2310</text:p>
          </table:table-cell>
          <table:table-cell office:value-type="string">
            <text:p>14602</text:p>
          </table:table-cell>
          <table:table-cell office:value-type="string">
            <text:p>14602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1</text:p>
          </table:table-cell>
          <table:table-cell office:value-type="string">
            <text:p>15336</text:p>
          </table:table-cell>
          <table:table-cell office:value-type="string">
            <text:p>15336</text:p>
          </table:table-cell>
          <table:table-cell table:content-validation-name="s5val2" office:value-type="string">
            <text:p>No</text:p>
          </table:table-cell>
        </table:table-row>
        <table:table-row table:style-name="ro1">
          <table:table-cell table:content-validation-name="s5val1" office:value-type="string">
            <text:p>Update</text:p>
          </table:table-cell>
          <table:table-cell office:value-type="string">
            <text:p>15300</text:p>
          </table:table-cell>
          <table:table-cell office:value-type="string">
            <text:p>23</text:p>
          </table:table-cell>
          <table:table-cell office:value-type="string">
            <text:p>230</text:p>
          </table:table-cell>
          <table:table-cell office:value-type="string">
            <text:p>2302</text:p>
          </table:table-cell>
          <table:table-cell office:value-type="string">
            <text:p>15336</text:p>
          </table:table-cell>
          <table:table-cell office:value-type="string">
            <text:p>15336</text:p>
          </table:table-cell>
          <table:table-cell table:content-validation-name="s5val2" office:value-type="string">
            <text:p>No</text:p>
          </table:table-cell>
        </table:table-row>
        <table:table-row table:style-name="ro1" table:number-rows-repeated="9867">
          <table:table-cell table:content-validation-name="s5val1"/>
          <table:table-cell/>
          <table:table-cell/>
          <table:table-cell/>
          <table:table-cell/>
          <table:table-cell/>
          <table:table-cell/>
          <table:table-cell table:content-validation-name="s5val2"/>
        </table:table-row>
        <table:table-row table:style-name="ro1">
          <table:table-cell table:content-validation-name="s5val1"/>
          <table:table-cell/>
          <table:table-cell/>
          <table:table-cell/>
          <table:table-cell/>
          <table:table-cell/>
          <table:table-cell/>
          <table:table-cell table:content-validation-name="s5val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8/13/2014</text:date>, <text:time>11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11T02:22:20.77</meta:creation-date>
    <meta:generator>Oracle_Open_Office/3.3$Win32 OpenOffice.org_project/330m7$Build-9552</meta:generator>
    <meta:editing-duration>PT2M27S</meta:editing-duration>
    <meta:editing-cycles>3</meta:editing-cycles>
    <meta:initial-creator>user user</meta:initial-creator>
    <dc:date>2014-08-13T11:42:20.83</dc:date>
    <dc:creator>pankaj bisen</dc:creator>
    <meta:document-statistic meta:table-count="1" meta:cell-count="0" meta:object-count="0"/>
  </office:meta>
</office:document-meta>
</file>